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6.83mm"/>
    </style:style>
    <style:style style:name="co5" style:family="table-column">
      <style:table-column-properties fo:break-before="auto" style:column-width="8.29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7.21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8.93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5.52mm"/>
    </style:style>
    <style:style style:name="co2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5.86mm"/>
    </style:style>
    <style:style style:name="co27" style:family="table-column">
      <style:table-column-properties fo:break-before="auto" style:column-width="11.25mm"/>
    </style:style>
    <style:style style:name="co18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6.77mm"/>
    </style:style>
    <style:style style:name="co21" style:family="table-column">
      <style:table-column-properties fo:break-before="auto" style:column-width="3.74mm"/>
    </style:style>
    <style:style style:name="co22" style:family="table-column">
      <style:table-column-properties fo:break-before="auto" style:column-width="6.67mm"/>
    </style:style>
    <style:style style:name="co23" style:family="table-column">
      <style:table-column-properties fo:break-before="auto" style:column-width="5.17mm"/>
    </style:style>
    <style:style style:name="co24" style:family="table-column">
      <style:table-column-properties fo:break-before="auto" style:column-width="5.38mm"/>
    </style:style>
    <style:style style:name="co25" style:family="table-column">
      <style:table-column-properties fo:break-before="auto" style:column-width="6.16mm"/>
    </style:style>
    <style:style style:name="co28" style:family="table-column">
      <style:table-column-properties fo:break-before="auto" style:column-width="8.71mm"/>
    </style:style>
    <style:style style:name="co29" style:family="table-column">
      <style:table-column-properties fo:break-before="auto" style:column-width="28.06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18.06mm"/>
    </style:style>
    <style:style style:name="co32" style:family="table-column">
      <style:table-column-properties fo:break-before="auto" style:column-width="7.87mm"/>
    </style:style>
    <style:style style:name="co33" style:family="table-column">
      <style:table-column-properties fo:break-before="auto" style:column-width="7.43mm"/>
    </style:style>
    <style:style style:name="co34" style:family="table-column">
      <style:table-column-properties fo:break-before="auto" style:column-width="7mm"/>
    </style:style>
    <style:style style:name="co35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7.68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31.59mm" fo:break-before="auto" style:use-optimal-row-height="true"/>
    </style:style>
    <style:style style:name="ro8" style:family="table-row">
      <style:table-row-properties style:row-height="28.08mm" fo:break-before="auto" style:use-optimal-row-height="false"/>
    </style:style>
    <style:style style:name="ro9" style:family="table-row">
      <style:table-row-properties style:row-height="8.13mm" fo:break-before="auto" style:use-optimal-row-height="true"/>
    </style:style>
    <style:style style:name="ro10" style:family="table-row">
      <style:table-row-properties style:row-height="44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7pt" style:font-size-asian="7pt" style:font-size-complex="7pt"/>
    </style:style>
    <style:style style:name="ce10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1" style:family="table-cell" style:parent-style-name="Default">
      <style:text-properties style:text-position=""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style:text-position="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size="6pt" style:font-size-asian="6pt" style:font-size-complex="6pt"/>
    </style:style>
    <style:style style:name="ce15" style:family="table-cell" style:parent-style-name="Default">
      <style:table-cell-properties style:rotation-angle="27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173" style:family="table-cell" style:parent-style-name="Default">
      <style:table-cell-properties fo:background-color="transparent"/>
      <style:text-properties style:text-position="" fo:font-size="6pt" style:font-size-asian="6pt" style:font-size-complex="6pt"/>
    </style:style>
    <style:style style:name="ce1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1" style:apply-style-name="red" style:base-cell-address="v4_3.S8"/>
      <style:map style:condition="cell-content()=0" style:apply-style-name="Untitled2" style:base-cell-address="v4_3.S8"/>
    </style:style>
    <style:style style:name="ce1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1" style:apply-style-name="red" style:base-cell-address="v4_3.S9"/>
      <style:map style:condition="cell-content()=0" style:apply-style-name="Untitled2" style:base-cell-address="v4_3.S9"/>
    </style:style>
    <style:style style:name="ce1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1" style:apply-style-name="red" style:base-cell-address="v4_3.S10"/>
      <style:map style:condition="cell-content()=0" style:apply-style-name="Untitled2" style:base-cell-address="v4_3.S10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1" style:apply-style-name="red" style:base-cell-address="v4_3.S11"/>
      <style:map style:condition="cell-content()=0" style:apply-style-name="Untitled2" style:base-cell-address="v4_3.S11"/>
    </style:style>
    <style:style style:name="ce1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8"/>
      <style:map style:condition="cell-content()=2" style:apply-style-name="green2" style:base-cell-address="v4_3.AB8"/>
      <style:map style:condition="cell-content()=4" style:apply-style-name="green4" style:base-cell-address="v4_3.AB8"/>
      <style:map style:condition="cell-content()=8" style:apply-style-name="green8" style:base-cell-address="v4_3.AB8"/>
      <style:map style:condition="cell-content()=16" style:apply-style-name="green16" style:base-cell-address="v4_3.AB8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9"/>
      <style:map style:condition="cell-content()=2" style:apply-style-name="green2" style:base-cell-address="v4_3.AB9"/>
      <style:map style:condition="cell-content()=4" style:apply-style-name="green4" style:base-cell-address="v4_3.AB9"/>
      <style:map style:condition="cell-content()=8" style:apply-style-name="green8" style:base-cell-address="v4_3.AB9"/>
      <style:map style:condition="cell-content()=16" style:apply-style-name="green16" style:base-cell-address="v4_3.AB9"/>
    </style:style>
    <style:style style:name="ce18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0"/>
      <style:map style:condition="cell-content()=2" style:apply-style-name="green2" style:base-cell-address="v4_3.AB10"/>
      <style:map style:condition="cell-content()=4" style:apply-style-name="green4" style:base-cell-address="v4_3.AB10"/>
      <style:map style:condition="cell-content()=8" style:apply-style-name="green8" style:base-cell-address="v4_3.AB10"/>
      <style:map style:condition="cell-content()=16" style:apply-style-name="green16" style:base-cell-address="v4_3.AB10"/>
    </style:style>
    <style:style style:name="ce18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1"/>
      <style:map style:condition="cell-content()=2" style:apply-style-name="green2" style:base-cell-address="v4_3.AB11"/>
      <style:map style:condition="cell-content()=4" style:apply-style-name="green4" style:base-cell-address="v4_3.AB11"/>
      <style:map style:condition="cell-content()=8" style:apply-style-name="green8" style:base-cell-address="v4_3.AB11"/>
      <style:map style:condition="cell-content()=16" style:apply-style-name="green16" style:base-cell-address="v4_3.AB11"/>
    </style:style>
    <style:style style:name="ce18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2"/>
      <style:map style:condition="cell-content()=2" style:apply-style-name="green2" style:base-cell-address="v4_3.AB12"/>
      <style:map style:condition="cell-content()=4" style:apply-style-name="green4" style:base-cell-address="v4_3.AB12"/>
      <style:map style:condition="cell-content()=8" style:apply-style-name="green8" style:base-cell-address="v4_3.AB12"/>
      <style:map style:condition="cell-content()=16" style:apply-style-name="green16" style:base-cell-address="v4_3.AB12"/>
    </style:style>
    <style:style style:name="ce18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3"/>
      <style:map style:condition="cell-content()=2" style:apply-style-name="green2" style:base-cell-address="v4_3.AB13"/>
      <style:map style:condition="cell-content()=4" style:apply-style-name="green4" style:base-cell-address="v4_3.AB13"/>
      <style:map style:condition="cell-content()=8" style:apply-style-name="green8" style:base-cell-address="v4_3.AB13"/>
      <style:map style:condition="cell-content()=16" style:apply-style-name="green16" style:base-cell-address="v4_3.AB13"/>
    </style:style>
    <style:style style:name="ce18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4"/>
      <style:map style:condition="cell-content()=2" style:apply-style-name="green2" style:base-cell-address="v4_3.AB14"/>
      <style:map style:condition="cell-content()=4" style:apply-style-name="green4" style:base-cell-address="v4_3.AB14"/>
      <style:map style:condition="cell-content()=8" style:apply-style-name="green8" style:base-cell-address="v4_3.AB14"/>
      <style:map style:condition="cell-content()=16" style:apply-style-name="green16" style:base-cell-address="v4_3.AB14"/>
    </style:style>
    <style:style style:name="ce18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5"/>
      <style:map style:condition="cell-content()=2" style:apply-style-name="green2" style:base-cell-address="v4_3.AB15"/>
      <style:map style:condition="cell-content()=4" style:apply-style-name="green4" style:base-cell-address="v4_3.AB15"/>
      <style:map style:condition="cell-content()=8" style:apply-style-name="green8" style:base-cell-address="v4_3.AB15"/>
      <style:map style:condition="cell-content()=16" style:apply-style-name="green16" style:base-cell-address="v4_3.AB15"/>
    </style:style>
    <style:style style:name="ce18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7"/>
      <style:map style:condition="cell-content()=2" style:apply-style-name="green2" style:base-cell-address="v4_3.AB17"/>
      <style:map style:condition="cell-content()=4" style:apply-style-name="green4" style:base-cell-address="v4_3.AB17"/>
      <style:map style:condition="cell-content()=8" style:apply-style-name="green8" style:base-cell-address="v4_3.AB17"/>
      <style:map style:condition="cell-content()=16" style:apply-style-name="green16" style:base-cell-address="v4_3.AB17"/>
    </style:style>
    <style:style style:name="ce18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8"/>
      <style:map style:condition="cell-content()=2" style:apply-style-name="green2" style:base-cell-address="v4_3.AB18"/>
      <style:map style:condition="cell-content()=4" style:apply-style-name="green4" style:base-cell-address="v4_3.AB18"/>
      <style:map style:condition="cell-content()=8" style:apply-style-name="green8" style:base-cell-address="v4_3.AB18"/>
      <style:map style:condition="cell-content()=16" style:apply-style-name="green16" style:base-cell-address="v4_3.AB18"/>
    </style:style>
    <style:style style:name="ce1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19"/>
      <style:map style:condition="cell-content()=2" style:apply-style-name="green2" style:base-cell-address="v4_3.AB19"/>
      <style:map style:condition="cell-content()=4" style:apply-style-name="green4" style:base-cell-address="v4_3.AB19"/>
      <style:map style:condition="cell-content()=8" style:apply-style-name="green8" style:base-cell-address="v4_3.AB19"/>
      <style:map style:condition="cell-content()=16" style:apply-style-name="green16" style:base-cell-address="v4_3.AB19"/>
    </style:style>
    <style:style style:name="ce19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style:text-position="" fo:font-size="8pt" style:font-size-asian="8pt" style:font-size-complex="8pt"/>
    </style:style>
    <style:style style:name="ce19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0"/>
      <style:map style:condition="cell-content()=2" style:apply-style-name="green2" style:base-cell-address="v4_3.AB20"/>
      <style:map style:condition="cell-content()=4" style:apply-style-name="green4" style:base-cell-address="v4_3.AB20"/>
      <style:map style:condition="cell-content()=8" style:apply-style-name="green8" style:base-cell-address="v4_3.AB20"/>
      <style:map style:condition="cell-content()=16" style:apply-style-name="green16" style:base-cell-address="v4_3.AB20"/>
    </style:style>
    <style:style style:name="ce19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1"/>
      <style:map style:condition="cell-content()=2" style:apply-style-name="green2" style:base-cell-address="v4_3.AB21"/>
      <style:map style:condition="cell-content()=4" style:apply-style-name="green4" style:base-cell-address="v4_3.AB21"/>
      <style:map style:condition="cell-content()=8" style:apply-style-name="green8" style:base-cell-address="v4_3.AB21"/>
      <style:map style:condition="cell-content()=16" style:apply-style-name="green16" style:base-cell-address="v4_3.AB21"/>
    </style:style>
    <style:style style:name="ce19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2"/>
      <style:map style:condition="cell-content()=2" style:apply-style-name="green2" style:base-cell-address="v4_3.AB22"/>
      <style:map style:condition="cell-content()=4" style:apply-style-name="green4" style:base-cell-address="v4_3.AB22"/>
      <style:map style:condition="cell-content()=8" style:apply-style-name="green8" style:base-cell-address="v4_3.AB22"/>
      <style:map style:condition="cell-content()=16" style:apply-style-name="green16" style:base-cell-address="v4_3.AB22"/>
    </style:style>
    <style:style style:name="ce19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3"/>
      <style:map style:condition="cell-content()=2" style:apply-style-name="green2" style:base-cell-address="v4_3.AB23"/>
      <style:map style:condition="cell-content()=4" style:apply-style-name="green4" style:base-cell-address="v4_3.AB23"/>
      <style:map style:condition="cell-content()=8" style:apply-style-name="green8" style:base-cell-address="v4_3.AB23"/>
      <style:map style:condition="cell-content()=16" style:apply-style-name="green16" style:base-cell-address="v4_3.AB23"/>
    </style:style>
    <style:style style:name="ce19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4"/>
      <style:map style:condition="cell-content()=2" style:apply-style-name="green2" style:base-cell-address="v4_3.AB24"/>
      <style:map style:condition="cell-content()=4" style:apply-style-name="green4" style:base-cell-address="v4_3.AB24"/>
      <style:map style:condition="cell-content()=8" style:apply-style-name="green8" style:base-cell-address="v4_3.AB24"/>
      <style:map style:condition="cell-content()=16" style:apply-style-name="green16" style:base-cell-address="v4_3.AB24"/>
    </style:style>
    <style:style style:name="ce19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5"/>
      <style:map style:condition="cell-content()=2" style:apply-style-name="green2" style:base-cell-address="v4_3.AB25"/>
      <style:map style:condition="cell-content()=4" style:apply-style-name="green4" style:base-cell-address="v4_3.AB25"/>
      <style:map style:condition="cell-content()=8" style:apply-style-name="green8" style:base-cell-address="v4_3.AB25"/>
      <style:map style:condition="cell-content()=16" style:apply-style-name="green16" style:base-cell-address="v4_3.AB25"/>
    </style:style>
    <style:style style:name="ce19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6"/>
      <style:map style:condition="cell-content()=2" style:apply-style-name="green2" style:base-cell-address="v4_3.AB26"/>
      <style:map style:condition="cell-content()=4" style:apply-style-name="green4" style:base-cell-address="v4_3.AB26"/>
      <style:map style:condition="cell-content()=8" style:apply-style-name="green8" style:base-cell-address="v4_3.AB26"/>
      <style:map style:condition="cell-content()=16" style:apply-style-name="green16" style:base-cell-address="v4_3.AB26"/>
    </style:style>
    <style:style style:name="ce19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7"/>
      <style:map style:condition="cell-content()=2" style:apply-style-name="green2" style:base-cell-address="v4_3.AB27"/>
      <style:map style:condition="cell-content()=4" style:apply-style-name="green4" style:base-cell-address="v4_3.AB27"/>
      <style:map style:condition="cell-content()=8" style:apply-style-name="green8" style:base-cell-address="v4_3.AB27"/>
      <style:map style:condition="cell-content()=16" style:apply-style-name="green16" style:base-cell-address="v4_3.AB27"/>
    </style:style>
    <style:style style:name="ce19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8"/>
      <style:map style:condition="cell-content()=2" style:apply-style-name="green2" style:base-cell-address="v4_3.AB28"/>
      <style:map style:condition="cell-content()=4" style:apply-style-name="green4" style:base-cell-address="v4_3.AB28"/>
      <style:map style:condition="cell-content()=8" style:apply-style-name="green8" style:base-cell-address="v4_3.AB28"/>
      <style:map style:condition="cell-content()=16" style:apply-style-name="green16" style:base-cell-address="v4_3.AB28"/>
    </style:style>
    <style:style style:name="ce19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29"/>
      <style:map style:condition="cell-content()=2" style:apply-style-name="green2" style:base-cell-address="v4_3.AB29"/>
      <style:map style:condition="cell-content()=4" style:apply-style-name="green4" style:base-cell-address="v4_3.AB29"/>
      <style:map style:condition="cell-content()=8" style:apply-style-name="green8" style:base-cell-address="v4_3.AB29"/>
      <style:map style:condition="cell-content()=16" style:apply-style-name="green16" style:base-cell-address="v4_3.AB29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0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0"/>
      <style:map style:condition="cell-content()=2" style:apply-style-name="green2" style:base-cell-address="v4_3.AB30"/>
      <style:map style:condition="cell-content()=4" style:apply-style-name="green4" style:base-cell-address="v4_3.AB30"/>
      <style:map style:condition="cell-content()=8" style:apply-style-name="green8" style:base-cell-address="v4_3.AB30"/>
      <style:map style:condition="cell-content()=16" style:apply-style-name="green16" style:base-cell-address="v4_3.AB30"/>
    </style:style>
    <style:style style:name="ce20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1"/>
      <style:map style:condition="cell-content()=2" style:apply-style-name="green2" style:base-cell-address="v4_3.AB31"/>
      <style:map style:condition="cell-content()=4" style:apply-style-name="green4" style:base-cell-address="v4_3.AB31"/>
      <style:map style:condition="cell-content()=8" style:apply-style-name="green8" style:base-cell-address="v4_3.AB31"/>
      <style:map style:condition="cell-content()=16" style:apply-style-name="green16" style:base-cell-address="v4_3.AB31"/>
    </style:style>
    <style:style style:name="ce20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2"/>
      <style:map style:condition="cell-content()=2" style:apply-style-name="green2" style:base-cell-address="v4_3.AB32"/>
      <style:map style:condition="cell-content()=4" style:apply-style-name="green4" style:base-cell-address="v4_3.AB32"/>
      <style:map style:condition="cell-content()=8" style:apply-style-name="green8" style:base-cell-address="v4_3.AB32"/>
      <style:map style:condition="cell-content()=16" style:apply-style-name="green16" style:base-cell-address="v4_3.AB32"/>
    </style:style>
    <style:style style:name="ce20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3"/>
      <style:map style:condition="cell-content()=2" style:apply-style-name="green2" style:base-cell-address="v4_3.AB33"/>
      <style:map style:condition="cell-content()=4" style:apply-style-name="green4" style:base-cell-address="v4_3.AB33"/>
      <style:map style:condition="cell-content()=8" style:apply-style-name="green8" style:base-cell-address="v4_3.AB33"/>
      <style:map style:condition="cell-content()=16" style:apply-style-name="green16" style:base-cell-address="v4_3.AB33"/>
    </style:style>
    <style:style style:name="ce20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4"/>
      <style:map style:condition="cell-content()=2" style:apply-style-name="green2" style:base-cell-address="v4_3.AB34"/>
      <style:map style:condition="cell-content()=4" style:apply-style-name="green4" style:base-cell-address="v4_3.AB34"/>
      <style:map style:condition="cell-content()=8" style:apply-style-name="green8" style:base-cell-address="v4_3.AB34"/>
      <style:map style:condition="cell-content()=16" style:apply-style-name="green16" style:base-cell-address="v4_3.AB34"/>
    </style:style>
    <style:style style:name="ce20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5"/>
      <style:map style:condition="cell-content()=2" style:apply-style-name="green2" style:base-cell-address="v4_3.AB35"/>
      <style:map style:condition="cell-content()=4" style:apply-style-name="green4" style:base-cell-address="v4_3.AB35"/>
      <style:map style:condition="cell-content()=8" style:apply-style-name="green8" style:base-cell-address="v4_3.AB35"/>
      <style:map style:condition="cell-content()=16" style:apply-style-name="green16" style:base-cell-address="v4_3.AB35"/>
    </style:style>
    <style:style style:name="ce20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6"/>
      <style:map style:condition="cell-content()=2" style:apply-style-name="green2" style:base-cell-address="v4_3.AB36"/>
      <style:map style:condition="cell-content()=4" style:apply-style-name="green4" style:base-cell-address="v4_3.AB36"/>
      <style:map style:condition="cell-content()=8" style:apply-style-name="green8" style:base-cell-address="v4_3.AB36"/>
      <style:map style:condition="cell-content()=16" style:apply-style-name="green16" style:base-cell-address="v4_3.AB36"/>
    </style:style>
    <style:style style:name="ce20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7"/>
      <style:map style:condition="cell-content()=2" style:apply-style-name="green2" style:base-cell-address="v4_3.AB37"/>
      <style:map style:condition="cell-content()=4" style:apply-style-name="green4" style:base-cell-address="v4_3.AB37"/>
      <style:map style:condition="cell-content()=8" style:apply-style-name="green8" style:base-cell-address="v4_3.AB37"/>
      <style:map style:condition="cell-content()=16" style:apply-style-name="green16" style:base-cell-address="v4_3.AB37"/>
    </style:style>
    <style:style style:name="ce20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8"/>
      <style:map style:condition="cell-content()=2" style:apply-style-name="green2" style:base-cell-address="v4_3.AB38"/>
      <style:map style:condition="cell-content()=4" style:apply-style-name="green4" style:base-cell-address="v4_3.AB38"/>
      <style:map style:condition="cell-content()=8" style:apply-style-name="green8" style:base-cell-address="v4_3.AB38"/>
      <style:map style:condition="cell-content()=16" style:apply-style-name="green16" style:base-cell-address="v4_3.AB38"/>
    </style:style>
    <style:style style:name="ce20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39"/>
      <style:map style:condition="cell-content()=2" style:apply-style-name="green2" style:base-cell-address="v4_3.AB39"/>
      <style:map style:condition="cell-content()=4" style:apply-style-name="green4" style:base-cell-address="v4_3.AB39"/>
      <style:map style:condition="cell-content()=8" style:apply-style-name="green8" style:base-cell-address="v4_3.AB39"/>
      <style:map style:condition="cell-content()=16" style:apply-style-name="green16" style:base-cell-address="v4_3.AB39"/>
    </style:style>
    <style:style style:name="ce21" style:family="table-cell" style:parent-style-name="Default">
      <style:table-cell-properties fo:background-color="transparent"/>
      <style:text-properties style:text-position=""/>
    </style:style>
    <style:style style:name="ce21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B40"/>
      <style:map style:condition="cell-content()=2" style:apply-style-name="green2" style:base-cell-address="v4_3.AB40"/>
      <style:map style:condition="cell-content()=4" style:apply-style-name="green4" style:base-cell-address="v4_3.AB40"/>
      <style:map style:condition="cell-content()=8" style:apply-style-name="green8" style:base-cell-address="v4_3.AB40"/>
      <style:map style:condition="cell-content()=16" style:apply-style-name="green16" style:base-cell-address="v4_3.AB40"/>
    </style:style>
    <style:style style:name="ce21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9"/>
      <style:map style:condition="cell-content()=2" style:apply-style-name="green2" style:base-cell-address="v4_3.AC9"/>
      <style:map style:condition="cell-content()=4" style:apply-style-name="green4" style:base-cell-address="v4_3.AC9"/>
      <style:map style:condition="cell-content()=8" style:apply-style-name="green8" style:base-cell-address="v4_3.AC9"/>
      <style:map style:condition="cell-content()=16" style:apply-style-name="green16" style:base-cell-address="v4_3.AC9"/>
    </style:style>
    <style:style style:name="ce21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17"/>
      <style:map style:condition="cell-content()=2" style:apply-style-name="green2" style:base-cell-address="v4_3.AC17"/>
      <style:map style:condition="cell-content()=4" style:apply-style-name="green4" style:base-cell-address="v4_3.AC17"/>
      <style:map style:condition="cell-content()=8" style:apply-style-name="green8" style:base-cell-address="v4_3.AC17"/>
      <style:map style:condition="cell-content()=16" style:apply-style-name="green16" style:base-cell-address="v4_3.AC17"/>
    </style:style>
    <style:style style:name="ce21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18"/>
      <style:map style:condition="cell-content()=2" style:apply-style-name="green2" style:base-cell-address="v4_3.AC18"/>
      <style:map style:condition="cell-content()=4" style:apply-style-name="green4" style:base-cell-address="v4_3.AC18"/>
      <style:map style:condition="cell-content()=8" style:apply-style-name="green8" style:base-cell-address="v4_3.AC18"/>
      <style:map style:condition="cell-content()=16" style:apply-style-name="green16" style:base-cell-address="v4_3.AC18"/>
    </style:style>
    <style:style style:name="ce21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19"/>
      <style:map style:condition="cell-content()=2" style:apply-style-name="green2" style:base-cell-address="v4_3.AC19"/>
      <style:map style:condition="cell-content()=4" style:apply-style-name="green4" style:base-cell-address="v4_3.AC19"/>
      <style:map style:condition="cell-content()=8" style:apply-style-name="green8" style:base-cell-address="v4_3.AC19"/>
      <style:map style:condition="cell-content()=16" style:apply-style-name="green16" style:base-cell-address="v4_3.AC19"/>
    </style:style>
    <style:style style:name="ce2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0"/>
      <style:map style:condition="cell-content()=2" style:apply-style-name="green2" style:base-cell-address="v4_3.AC20"/>
      <style:map style:condition="cell-content()=4" style:apply-style-name="green4" style:base-cell-address="v4_3.AC20"/>
      <style:map style:condition="cell-content()=8" style:apply-style-name="green8" style:base-cell-address="v4_3.AC20"/>
      <style:map style:condition="cell-content()=16" style:apply-style-name="green16" style:base-cell-address="v4_3.AC20"/>
    </style:style>
    <style:style style:name="ce21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1"/>
      <style:map style:condition="cell-content()=2" style:apply-style-name="green2" style:base-cell-address="v4_3.AC21"/>
      <style:map style:condition="cell-content()=4" style:apply-style-name="green4" style:base-cell-address="v4_3.AC21"/>
      <style:map style:condition="cell-content()=8" style:apply-style-name="green8" style:base-cell-address="v4_3.AC21"/>
      <style:map style:condition="cell-content()=16" style:apply-style-name="green16" style:base-cell-address="v4_3.AC21"/>
    </style:style>
    <style:style style:name="ce21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2"/>
      <style:map style:condition="cell-content()=2" style:apply-style-name="green2" style:base-cell-address="v4_3.AC22"/>
      <style:map style:condition="cell-content()=4" style:apply-style-name="green4" style:base-cell-address="v4_3.AC22"/>
      <style:map style:condition="cell-content()=8" style:apply-style-name="green8" style:base-cell-address="v4_3.AC22"/>
      <style:map style:condition="cell-content()=16" style:apply-style-name="green16" style:base-cell-address="v4_3.AC22"/>
    </style:style>
    <style:style style:name="ce21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3"/>
      <style:map style:condition="cell-content()=2" style:apply-style-name="green2" style:base-cell-address="v4_3.AC23"/>
      <style:map style:condition="cell-content()=4" style:apply-style-name="green4" style:base-cell-address="v4_3.AC23"/>
      <style:map style:condition="cell-content()=8" style:apply-style-name="green8" style:base-cell-address="v4_3.AC23"/>
      <style:map style:condition="cell-content()=16" style:apply-style-name="green16" style:base-cell-address="v4_3.AC23"/>
    </style:style>
    <style:style style:name="ce21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4"/>
      <style:map style:condition="cell-content()=2" style:apply-style-name="green2" style:base-cell-address="v4_3.AC24"/>
      <style:map style:condition="cell-content()=4" style:apply-style-name="green4" style:base-cell-address="v4_3.AC24"/>
      <style:map style:condition="cell-content()=8" style:apply-style-name="green8" style:base-cell-address="v4_3.AC24"/>
      <style:map style:condition="cell-content()=16" style:apply-style-name="green16" style:base-cell-address="v4_3.AC24"/>
    </style:style>
    <style:style style:name="ce22" style:family="table-cell" style:parent-style-name="Default">
      <style:table-cell-properties style:text-align-source="fix" style:repeat-content="false" fo:wrap-option="wrap" style:rotation-angle="270" style:rotation-align="top"/>
      <style:paragraph-properties fo:text-align="end" fo:margin-left="0mm"/>
      <style:text-properties style:text-position="" fo:font-size="8pt" style:font-size-asian="8pt" style:font-size-complex="8pt"/>
    </style:style>
    <style:style style:name="ce22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5"/>
      <style:map style:condition="cell-content()=2" style:apply-style-name="green2" style:base-cell-address="v4_3.AC25"/>
      <style:map style:condition="cell-content()=4" style:apply-style-name="green4" style:base-cell-address="v4_3.AC25"/>
      <style:map style:condition="cell-content()=8" style:apply-style-name="green8" style:base-cell-address="v4_3.AC25"/>
      <style:map style:condition="cell-content()=16" style:apply-style-name="green16" style:base-cell-address="v4_3.AC25"/>
    </style:style>
    <style:style style:name="ce22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6"/>
      <style:map style:condition="cell-content()=2" style:apply-style-name="green2" style:base-cell-address="v4_3.AC26"/>
      <style:map style:condition="cell-content()=4" style:apply-style-name="green4" style:base-cell-address="v4_3.AC26"/>
      <style:map style:condition="cell-content()=8" style:apply-style-name="green8" style:base-cell-address="v4_3.AC26"/>
      <style:map style:condition="cell-content()=16" style:apply-style-name="green16" style:base-cell-address="v4_3.AC26"/>
    </style:style>
    <style:style style:name="ce22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7"/>
      <style:map style:condition="cell-content()=2" style:apply-style-name="green2" style:base-cell-address="v4_3.AC27"/>
      <style:map style:condition="cell-content()=4" style:apply-style-name="green4" style:base-cell-address="v4_3.AC27"/>
      <style:map style:condition="cell-content()=8" style:apply-style-name="green8" style:base-cell-address="v4_3.AC27"/>
      <style:map style:condition="cell-content()=16" style:apply-style-name="green16" style:base-cell-address="v4_3.AC27"/>
    </style:style>
    <style:style style:name="ce22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8"/>
      <style:map style:condition="cell-content()=2" style:apply-style-name="green2" style:base-cell-address="v4_3.AC28"/>
      <style:map style:condition="cell-content()=4" style:apply-style-name="green4" style:base-cell-address="v4_3.AC28"/>
      <style:map style:condition="cell-content()=8" style:apply-style-name="green8" style:base-cell-address="v4_3.AC28"/>
      <style:map style:condition="cell-content()=16" style:apply-style-name="green16" style:base-cell-address="v4_3.AC28"/>
    </style:style>
    <style:style style:name="ce22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29"/>
      <style:map style:condition="cell-content()=2" style:apply-style-name="green2" style:base-cell-address="v4_3.AC29"/>
      <style:map style:condition="cell-content()=4" style:apply-style-name="green4" style:base-cell-address="v4_3.AC29"/>
      <style:map style:condition="cell-content()=8" style:apply-style-name="green8" style:base-cell-address="v4_3.AC29"/>
      <style:map style:condition="cell-content()=16" style:apply-style-name="green16" style:base-cell-address="v4_3.AC29"/>
    </style:style>
    <style:style style:name="ce22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0"/>
      <style:map style:condition="cell-content()=2" style:apply-style-name="green2" style:base-cell-address="v4_3.AC30"/>
      <style:map style:condition="cell-content()=4" style:apply-style-name="green4" style:base-cell-address="v4_3.AC30"/>
      <style:map style:condition="cell-content()=8" style:apply-style-name="green8" style:base-cell-address="v4_3.AC30"/>
      <style:map style:condition="cell-content()=16" style:apply-style-name="green16" style:base-cell-address="v4_3.AC30"/>
    </style:style>
    <style:style style:name="ce22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1"/>
      <style:map style:condition="cell-content()=2" style:apply-style-name="green2" style:base-cell-address="v4_3.AC31"/>
      <style:map style:condition="cell-content()=4" style:apply-style-name="green4" style:base-cell-address="v4_3.AC31"/>
      <style:map style:condition="cell-content()=8" style:apply-style-name="green8" style:base-cell-address="v4_3.AC31"/>
      <style:map style:condition="cell-content()=16" style:apply-style-name="green16" style:base-cell-address="v4_3.AC31"/>
    </style:style>
    <style:style style:name="ce22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2"/>
      <style:map style:condition="cell-content()=2" style:apply-style-name="green2" style:base-cell-address="v4_3.AC32"/>
      <style:map style:condition="cell-content()=4" style:apply-style-name="green4" style:base-cell-address="v4_3.AC32"/>
      <style:map style:condition="cell-content()=8" style:apply-style-name="green8" style:base-cell-address="v4_3.AC32"/>
      <style:map style:condition="cell-content()=16" style:apply-style-name="green16" style:base-cell-address="v4_3.AC32"/>
    </style:style>
    <style:style style:name="ce22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3"/>
      <style:map style:condition="cell-content()=2" style:apply-style-name="green2" style:base-cell-address="v4_3.AC33"/>
      <style:map style:condition="cell-content()=4" style:apply-style-name="green4" style:base-cell-address="v4_3.AC33"/>
      <style:map style:condition="cell-content()=8" style:apply-style-name="green8" style:base-cell-address="v4_3.AC33"/>
      <style:map style:condition="cell-content()=16" style:apply-style-name="green16" style:base-cell-address="v4_3.AC33"/>
    </style:style>
    <style:style style:name="ce2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4"/>
      <style:map style:condition="cell-content()=2" style:apply-style-name="green2" style:base-cell-address="v4_3.AC34"/>
      <style:map style:condition="cell-content()=4" style:apply-style-name="green4" style:base-cell-address="v4_3.AC34"/>
      <style:map style:condition="cell-content()=8" style:apply-style-name="green8" style:base-cell-address="v4_3.AC34"/>
      <style:map style:condition="cell-content()=16" style:apply-style-name="green16" style:base-cell-address="v4_3.AC34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3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5"/>
      <style:map style:condition="cell-content()=2" style:apply-style-name="green2" style:base-cell-address="v4_3.AC35"/>
      <style:map style:condition="cell-content()=4" style:apply-style-name="green4" style:base-cell-address="v4_3.AC35"/>
      <style:map style:condition="cell-content()=8" style:apply-style-name="green8" style:base-cell-address="v4_3.AC35"/>
      <style:map style:condition="cell-content()=16" style:apply-style-name="green16" style:base-cell-address="v4_3.AC35"/>
    </style:style>
    <style:style style:name="ce23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6"/>
      <style:map style:condition="cell-content()=2" style:apply-style-name="green2" style:base-cell-address="v4_3.AC36"/>
      <style:map style:condition="cell-content()=4" style:apply-style-name="green4" style:base-cell-address="v4_3.AC36"/>
      <style:map style:condition="cell-content()=8" style:apply-style-name="green8" style:base-cell-address="v4_3.AC36"/>
      <style:map style:condition="cell-content()=16" style:apply-style-name="green16" style:base-cell-address="v4_3.AC36"/>
    </style:style>
    <style:style style:name="ce23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7"/>
      <style:map style:condition="cell-content()=2" style:apply-style-name="green2" style:base-cell-address="v4_3.AC37"/>
      <style:map style:condition="cell-content()=4" style:apply-style-name="green4" style:base-cell-address="v4_3.AC37"/>
      <style:map style:condition="cell-content()=8" style:apply-style-name="green8" style:base-cell-address="v4_3.AC37"/>
      <style:map style:condition="cell-content()=16" style:apply-style-name="green16" style:base-cell-address="v4_3.AC37"/>
    </style:style>
    <style:style style:name="ce23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8"/>
      <style:map style:condition="cell-content()=2" style:apply-style-name="green2" style:base-cell-address="v4_3.AC38"/>
      <style:map style:condition="cell-content()=4" style:apply-style-name="green4" style:base-cell-address="v4_3.AC38"/>
      <style:map style:condition="cell-content()=8" style:apply-style-name="green8" style:base-cell-address="v4_3.AC38"/>
      <style:map style:condition="cell-content()=16" style:apply-style-name="green16" style:base-cell-address="v4_3.AC38"/>
    </style:style>
    <style:style style:name="ce23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39"/>
      <style:map style:condition="cell-content()=2" style:apply-style-name="green2" style:base-cell-address="v4_3.AC39"/>
      <style:map style:condition="cell-content()=4" style:apply-style-name="green4" style:base-cell-address="v4_3.AC39"/>
      <style:map style:condition="cell-content()=8" style:apply-style-name="green8" style:base-cell-address="v4_3.AC39"/>
      <style:map style:condition="cell-content()=16" style:apply-style-name="green16" style:base-cell-address="v4_3.AC39"/>
    </style:style>
    <style:style style:name="ce23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C40"/>
      <style:map style:condition="cell-content()=2" style:apply-style-name="green2" style:base-cell-address="v4_3.AC40"/>
      <style:map style:condition="cell-content()=4" style:apply-style-name="green4" style:base-cell-address="v4_3.AC40"/>
      <style:map style:condition="cell-content()=8" style:apply-style-name="green8" style:base-cell-address="v4_3.AC40"/>
      <style:map style:condition="cell-content()=16" style:apply-style-name="green16" style:base-cell-address="v4_3.AC40"/>
    </style:style>
    <style:style style:name="ce23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8"/>
      <style:map style:condition="cell-content()=2" style:apply-style-name="green2" style:base-cell-address="v4_3.AK8"/>
      <style:map style:condition="cell-content()=4" style:apply-style-name="green4" style:base-cell-address="v4_3.AK8"/>
      <style:map style:condition="cell-content()=8" style:apply-style-name="green8" style:base-cell-address="v4_3.AK8"/>
      <style:map style:condition="cell-content()=16" style:apply-style-name="green16" style:base-cell-address="v4_3.AK8"/>
    </style:style>
    <style:style style:name="ce23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9"/>
      <style:map style:condition="cell-content()=2" style:apply-style-name="green2" style:base-cell-address="v4_3.AK9"/>
      <style:map style:condition="cell-content()=4" style:apply-style-name="green4" style:base-cell-address="v4_3.AK9"/>
      <style:map style:condition="cell-content()=8" style:apply-style-name="green8" style:base-cell-address="v4_3.AK9"/>
      <style:map style:condition="cell-content()=16" style:apply-style-name="green16" style:base-cell-address="v4_3.AK9"/>
    </style:style>
    <style:style style:name="ce23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0"/>
      <style:map style:condition="cell-content()=2" style:apply-style-name="green2" style:base-cell-address="v4_3.AK10"/>
      <style:map style:condition="cell-content()=4" style:apply-style-name="green4" style:base-cell-address="v4_3.AK10"/>
      <style:map style:condition="cell-content()=8" style:apply-style-name="green8" style:base-cell-address="v4_3.AK10"/>
      <style:map style:condition="cell-content()=16" style:apply-style-name="green16" style:base-cell-address="v4_3.AK10"/>
    </style:style>
    <style:style style:name="ce2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1"/>
      <style:map style:condition="cell-content()=2" style:apply-style-name="green2" style:base-cell-address="v4_3.AK11"/>
      <style:map style:condition="cell-content()=4" style:apply-style-name="green4" style:base-cell-address="v4_3.AK11"/>
      <style:map style:condition="cell-content()=8" style:apply-style-name="green8" style:base-cell-address="v4_3.AK11"/>
      <style:map style:condition="cell-content()=16" style:apply-style-name="green16" style:base-cell-address="v4_3.AK11"/>
    </style:style>
    <style:style style:name="ce24" style:family="table-cell" style:parent-style-name="Default">
      <style:table-cell-properties style:text-align-source="fix" style:repeat-content="false" style:rotation-angle="270"/>
      <style:paragraph-properties fo:text-align="end" fo:margin-left="0mm"/>
      <style:text-properties style:text-position=""/>
    </style:style>
    <style:style style:name="ce24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2"/>
      <style:map style:condition="cell-content()=2" style:apply-style-name="green2" style:base-cell-address="v4_3.AK12"/>
      <style:map style:condition="cell-content()=4" style:apply-style-name="green4" style:base-cell-address="v4_3.AK12"/>
      <style:map style:condition="cell-content()=8" style:apply-style-name="green8" style:base-cell-address="v4_3.AK12"/>
      <style:map style:condition="cell-content()=16" style:apply-style-name="green16" style:base-cell-address="v4_3.AK12"/>
    </style:style>
    <style:style style:name="ce24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3"/>
      <style:map style:condition="cell-content()=2" style:apply-style-name="green2" style:base-cell-address="v4_3.AK13"/>
      <style:map style:condition="cell-content()=4" style:apply-style-name="green4" style:base-cell-address="v4_3.AK13"/>
      <style:map style:condition="cell-content()=8" style:apply-style-name="green8" style:base-cell-address="v4_3.AK13"/>
      <style:map style:condition="cell-content()=16" style:apply-style-name="green16" style:base-cell-address="v4_3.AK13"/>
    </style:style>
    <style:style style:name="ce24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4"/>
      <style:map style:condition="cell-content()=2" style:apply-style-name="green2" style:base-cell-address="v4_3.AK14"/>
      <style:map style:condition="cell-content()=4" style:apply-style-name="green4" style:base-cell-address="v4_3.AK14"/>
      <style:map style:condition="cell-content()=8" style:apply-style-name="green8" style:base-cell-address="v4_3.AK14"/>
      <style:map style:condition="cell-content()=16" style:apply-style-name="green16" style:base-cell-address="v4_3.AK14"/>
    </style:style>
    <style:style style:name="ce24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5"/>
      <style:map style:condition="cell-content()=2" style:apply-style-name="green2" style:base-cell-address="v4_3.AK15"/>
      <style:map style:condition="cell-content()=4" style:apply-style-name="green4" style:base-cell-address="v4_3.AK15"/>
      <style:map style:condition="cell-content()=8" style:apply-style-name="green8" style:base-cell-address="v4_3.AK15"/>
      <style:map style:condition="cell-content()=16" style:apply-style-name="green16" style:base-cell-address="v4_3.AK15"/>
    </style:style>
    <style:style style:name="ce24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6"/>
      <style:map style:condition="cell-content()=2" style:apply-style-name="green2" style:base-cell-address="v4_3.AK16"/>
      <style:map style:condition="cell-content()=4" style:apply-style-name="green4" style:base-cell-address="v4_3.AK16"/>
      <style:map style:condition="cell-content()=8" style:apply-style-name="green8" style:base-cell-address="v4_3.AK16"/>
      <style:map style:condition="cell-content()=16" style:apply-style-name="green16" style:base-cell-address="v4_3.AK16"/>
    </style:style>
    <style:style style:name="ce24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7"/>
      <style:map style:condition="cell-content()=2" style:apply-style-name="green2" style:base-cell-address="v4_3.AK17"/>
      <style:map style:condition="cell-content()=4" style:apply-style-name="green4" style:base-cell-address="v4_3.AK17"/>
      <style:map style:condition="cell-content()=8" style:apply-style-name="green8" style:base-cell-address="v4_3.AK17"/>
      <style:map style:condition="cell-content()=16" style:apply-style-name="green16" style:base-cell-address="v4_3.AK17"/>
    </style:style>
    <style:style style:name="ce2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8"/>
      <style:map style:condition="cell-content()=2" style:apply-style-name="green2" style:base-cell-address="v4_3.AK18"/>
      <style:map style:condition="cell-content()=4" style:apply-style-name="green4" style:base-cell-address="v4_3.AK18"/>
      <style:map style:condition="cell-content()=8" style:apply-style-name="green8" style:base-cell-address="v4_3.AK18"/>
      <style:map style:condition="cell-content()=16" style:apply-style-name="green16" style:base-cell-address="v4_3.AK18"/>
    </style:style>
    <style:style style:name="ce24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19"/>
      <style:map style:condition="cell-content()=2" style:apply-style-name="green2" style:base-cell-address="v4_3.AK19"/>
      <style:map style:condition="cell-content()=4" style:apply-style-name="green4" style:base-cell-address="v4_3.AK19"/>
      <style:map style:condition="cell-content()=8" style:apply-style-name="green8" style:base-cell-address="v4_3.AK19"/>
      <style:map style:condition="cell-content()=16" style:apply-style-name="green16" style:base-cell-address="v4_3.AK19"/>
    </style:style>
    <style:style style:name="ce24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20"/>
      <style:map style:condition="cell-content()=2" style:apply-style-name="green2" style:base-cell-address="v4_3.AK20"/>
      <style:map style:condition="cell-content()=4" style:apply-style-name="green4" style:base-cell-address="v4_3.AK20"/>
      <style:map style:condition="cell-content()=8" style:apply-style-name="green8" style:base-cell-address="v4_3.AK20"/>
      <style:map style:condition="cell-content()=16" style:apply-style-name="green16" style:base-cell-address="v4_3.AK20"/>
    </style:style>
    <style:style style:name="ce24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21"/>
      <style:map style:condition="cell-content()=2" style:apply-style-name="green2" style:base-cell-address="v4_3.AK21"/>
      <style:map style:condition="cell-content()=4" style:apply-style-name="green4" style:base-cell-address="v4_3.AK21"/>
      <style:map style:condition="cell-content()=8" style:apply-style-name="green8" style:base-cell-address="v4_3.AK21"/>
      <style:map style:condition="cell-content()=16" style:apply-style-name="green16" style:base-cell-address="v4_3.AK21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5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22"/>
      <style:map style:condition="cell-content()=2" style:apply-style-name="green2" style:base-cell-address="v4_3.AK22"/>
      <style:map style:condition="cell-content()=4" style:apply-style-name="green4" style:base-cell-address="v4_3.AK22"/>
      <style:map style:condition="cell-content()=8" style:apply-style-name="green8" style:base-cell-address="v4_3.AK22"/>
      <style:map style:condition="cell-content()=16" style:apply-style-name="green16" style:base-cell-address="v4_3.AK22"/>
    </style:style>
    <style:style style:name="ce25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23"/>
      <style:map style:condition="cell-content()=2" style:apply-style-name="green2" style:base-cell-address="v4_3.AK23"/>
      <style:map style:condition="cell-content()=4" style:apply-style-name="green4" style:base-cell-address="v4_3.AK23"/>
      <style:map style:condition="cell-content()=8" style:apply-style-name="green8" style:base-cell-address="v4_3.AK23"/>
      <style:map style:condition="cell-content()=16" style:apply-style-name="green16" style:base-cell-address="v4_3.AK23"/>
    </style:style>
    <style:style style:name="ce25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K24"/>
      <style:map style:condition="cell-content()=2" style:apply-style-name="green2" style:base-cell-address="v4_3.AK24"/>
      <style:map style:condition="cell-content()=4" style:apply-style-name="green4" style:base-cell-address="v4_3.AK24"/>
      <style:map style:condition="cell-content()=8" style:apply-style-name="green8" style:base-cell-address="v4_3.AK24"/>
      <style:map style:condition="cell-content()=16" style:apply-style-name="green16" style:base-cell-address="v4_3.AK24"/>
    </style:style>
    <style:style style:name="ce25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8"/>
      <style:map style:condition="cell-content()=2" style:apply-style-name="green2" style:base-cell-address="v4_3.AL8"/>
      <style:map style:condition="cell-content()=4" style:apply-style-name="green4" style:base-cell-address="v4_3.AL8"/>
      <style:map style:condition="cell-content()=8" style:apply-style-name="green8" style:base-cell-address="v4_3.AL8"/>
      <style:map style:condition="cell-content()=16" style:apply-style-name="green16" style:base-cell-address="v4_3.AL8"/>
    </style:style>
    <style:style style:name="ce25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9"/>
      <style:map style:condition="cell-content()=2" style:apply-style-name="green2" style:base-cell-address="v4_3.AL9"/>
      <style:map style:condition="cell-content()=4" style:apply-style-name="green4" style:base-cell-address="v4_3.AL9"/>
      <style:map style:condition="cell-content()=8" style:apply-style-name="green8" style:base-cell-address="v4_3.AL9"/>
      <style:map style:condition="cell-content()=16" style:apply-style-name="green16" style:base-cell-address="v4_3.AL9"/>
    </style:style>
    <style:style style:name="ce25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0"/>
      <style:map style:condition="cell-content()=2" style:apply-style-name="green2" style:base-cell-address="v4_3.AL10"/>
      <style:map style:condition="cell-content()=4" style:apply-style-name="green4" style:base-cell-address="v4_3.AL10"/>
      <style:map style:condition="cell-content()=8" style:apply-style-name="green8" style:base-cell-address="v4_3.AL10"/>
      <style:map style:condition="cell-content()=16" style:apply-style-name="green16" style:base-cell-address="v4_3.AL10"/>
    </style:style>
    <style:style style:name="ce25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1"/>
      <style:map style:condition="cell-content()=2" style:apply-style-name="green2" style:base-cell-address="v4_3.AL11"/>
      <style:map style:condition="cell-content()=4" style:apply-style-name="green4" style:base-cell-address="v4_3.AL11"/>
      <style:map style:condition="cell-content()=8" style:apply-style-name="green8" style:base-cell-address="v4_3.AL11"/>
      <style:map style:condition="cell-content()=16" style:apply-style-name="green16" style:base-cell-address="v4_3.AL11"/>
    </style:style>
    <style:style style:name="ce25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2"/>
      <style:map style:condition="cell-content()=2" style:apply-style-name="green2" style:base-cell-address="v4_3.AL12"/>
      <style:map style:condition="cell-content()=4" style:apply-style-name="green4" style:base-cell-address="v4_3.AL12"/>
      <style:map style:condition="cell-content()=8" style:apply-style-name="green8" style:base-cell-address="v4_3.AL12"/>
      <style:map style:condition="cell-content()=16" style:apply-style-name="green16" style:base-cell-address="v4_3.AL12"/>
    </style:style>
    <style:style style:name="ce25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3"/>
      <style:map style:condition="cell-content()=2" style:apply-style-name="green2" style:base-cell-address="v4_3.AL13"/>
      <style:map style:condition="cell-content()=4" style:apply-style-name="green4" style:base-cell-address="v4_3.AL13"/>
      <style:map style:condition="cell-content()=8" style:apply-style-name="green8" style:base-cell-address="v4_3.AL13"/>
      <style:map style:condition="cell-content()=16" style:apply-style-name="green16" style:base-cell-address="v4_3.AL13"/>
    </style:style>
    <style:style style:name="ce25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4"/>
      <style:map style:condition="cell-content()=2" style:apply-style-name="green2" style:base-cell-address="v4_3.AL14"/>
      <style:map style:condition="cell-content()=4" style:apply-style-name="green4" style:base-cell-address="v4_3.AL14"/>
      <style:map style:condition="cell-content()=8" style:apply-style-name="green8" style:base-cell-address="v4_3.AL14"/>
      <style:map style:condition="cell-content()=16" style:apply-style-name="green16" style:base-cell-address="v4_3.AL14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7pt" style:font-size-asian="7pt" style:font-size-complex="7pt"/>
    </style:style>
    <style:style style:name="ce26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5"/>
      <style:map style:condition="cell-content()=2" style:apply-style-name="green2" style:base-cell-address="v4_3.AL15"/>
      <style:map style:condition="cell-content()=4" style:apply-style-name="green4" style:base-cell-address="v4_3.AL15"/>
      <style:map style:condition="cell-content()=8" style:apply-style-name="green8" style:base-cell-address="v4_3.AL15"/>
      <style:map style:condition="cell-content()=16" style:apply-style-name="green16" style:base-cell-address="v4_3.AL15"/>
    </style:style>
    <style:style style:name="ce26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6"/>
      <style:map style:condition="cell-content()=2" style:apply-style-name="green2" style:base-cell-address="v4_3.AL16"/>
      <style:map style:condition="cell-content()=4" style:apply-style-name="green4" style:base-cell-address="v4_3.AL16"/>
      <style:map style:condition="cell-content()=8" style:apply-style-name="green8" style:base-cell-address="v4_3.AL16"/>
      <style:map style:condition="cell-content()=16" style:apply-style-name="green16" style:base-cell-address="v4_3.AL16"/>
    </style:style>
    <style:style style:name="ce26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7"/>
      <style:map style:condition="cell-content()=2" style:apply-style-name="green2" style:base-cell-address="v4_3.AL17"/>
      <style:map style:condition="cell-content()=4" style:apply-style-name="green4" style:base-cell-address="v4_3.AL17"/>
      <style:map style:condition="cell-content()=8" style:apply-style-name="green8" style:base-cell-address="v4_3.AL17"/>
      <style:map style:condition="cell-content()=16" style:apply-style-name="green16" style:base-cell-address="v4_3.AL17"/>
    </style:style>
    <style:style style:name="ce26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8"/>
      <style:map style:condition="cell-content()=2" style:apply-style-name="green2" style:base-cell-address="v4_3.AL18"/>
      <style:map style:condition="cell-content()=4" style:apply-style-name="green4" style:base-cell-address="v4_3.AL18"/>
      <style:map style:condition="cell-content()=8" style:apply-style-name="green8" style:base-cell-address="v4_3.AL18"/>
      <style:map style:condition="cell-content()=16" style:apply-style-name="green16" style:base-cell-address="v4_3.AL18"/>
    </style:style>
    <style:style style:name="ce26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19"/>
      <style:map style:condition="cell-content()=2" style:apply-style-name="green2" style:base-cell-address="v4_3.AL19"/>
      <style:map style:condition="cell-content()=4" style:apply-style-name="green4" style:base-cell-address="v4_3.AL19"/>
      <style:map style:condition="cell-content()=8" style:apply-style-name="green8" style:base-cell-address="v4_3.AL19"/>
      <style:map style:condition="cell-content()=16" style:apply-style-name="green16" style:base-cell-address="v4_3.AL19"/>
    </style:style>
    <style:style style:name="ce26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20"/>
      <style:map style:condition="cell-content()=2" style:apply-style-name="green2" style:base-cell-address="v4_3.AL20"/>
      <style:map style:condition="cell-content()=4" style:apply-style-name="green4" style:base-cell-address="v4_3.AL20"/>
      <style:map style:condition="cell-content()=8" style:apply-style-name="green8" style:base-cell-address="v4_3.AL20"/>
      <style:map style:condition="cell-content()=16" style:apply-style-name="green16" style:base-cell-address="v4_3.AL20"/>
    </style:style>
    <style:style style:name="ce26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21"/>
      <style:map style:condition="cell-content()=2" style:apply-style-name="green2" style:base-cell-address="v4_3.AL21"/>
      <style:map style:condition="cell-content()=4" style:apply-style-name="green4" style:base-cell-address="v4_3.AL21"/>
      <style:map style:condition="cell-content()=8" style:apply-style-name="green8" style:base-cell-address="v4_3.AL21"/>
      <style:map style:condition="cell-content()=16" style:apply-style-name="green16" style:base-cell-address="v4_3.AL21"/>
    </style:style>
    <style:style style:name="ce26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22"/>
      <style:map style:condition="cell-content()=2" style:apply-style-name="green2" style:base-cell-address="v4_3.AL22"/>
      <style:map style:condition="cell-content()=4" style:apply-style-name="green4" style:base-cell-address="v4_3.AL22"/>
      <style:map style:condition="cell-content()=8" style:apply-style-name="green8" style:base-cell-address="v4_3.AL22"/>
      <style:map style:condition="cell-content()=16" style:apply-style-name="green16" style:base-cell-address="v4_3.AL22"/>
    </style:style>
    <style:style style:name="ce26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23"/>
      <style:map style:condition="cell-content()=2" style:apply-style-name="green2" style:base-cell-address="v4_3.AL23"/>
      <style:map style:condition="cell-content()=4" style:apply-style-name="green4" style:base-cell-address="v4_3.AL23"/>
      <style:map style:condition="cell-content()=8" style:apply-style-name="green8" style:base-cell-address="v4_3.AL23"/>
      <style:map style:condition="cell-content()=16" style:apply-style-name="green16" style:base-cell-address="v4_3.AL23"/>
    </style:style>
    <style:style style:name="ce26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green1" style:base-cell-address="v4_3.AL24"/>
      <style:map style:condition="cell-content()=2" style:apply-style-name="green2" style:base-cell-address="v4_3.AL24"/>
      <style:map style:condition="cell-content()=4" style:apply-style-name="green4" style:base-cell-address="v4_3.AL24"/>
      <style:map style:condition="cell-content()=8" style:apply-style-name="green8" style:base-cell-address="v4_3.AL24"/>
      <style:map style:condition="cell-content()=16" style:apply-style-name="green16" style:base-cell-address="v4_3.AL24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ize="6pt" style:font-size-asian="6pt" style:font-size-complex="6pt"/>
    </style:style>
    <style:style style:name="ce29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caf3e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 fo:font-size="6pt" fo:font-weight="bold" style:font-size-asian="6pt" style:font-weight-asian="bold" style:font-size-complex="6pt" style:font-weight-complex="bold"/>
    </style:style>
    <style:style style:name="ce56" style:family="table-cell" style:parent-style-name="Default">
      <style:table-cell-properties fo:background-color="#fcaf3e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ext-properties style:text-position=""/>
    </style:style>
    <style:style style:name="ce66" style:family="table-cell" style:parent-style-name="Default">
      <style:text-properties style:text-position=""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ackground-color="#fce94f"/>
      <style:text-properties style:text-position="" fo:font-size="6pt" fo:font-weight="bold" style:font-size-asian="6pt" style:font-weight-asian="bold" style:font-size-complex="6pt" style:font-weight-complex="bold"/>
    </style:style>
    <style:style style:name="ce69" style:family="table-cell" style:parent-style-name="Default">
      <style:table-cell-properties fo:background-color="transparent"/>
      <style:text-properties style:text-position=""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mm"/>
      <style:text-properties style:text-position="" fo:font-size="8pt" style:font-size-asian="8pt" style:font-size-complex="8pt"/>
    </style:style>
    <style:style style:name="ce70" style:family="table-cell" style:parent-style-name="Default">
      <style:table-cell-properties fo:background-color="transparent"/>
      <style:text-properties style:text-position="" fo:font-size="8pt" fo:font-style="italic" style:font-size-asian="8pt" style:font-style-asian="italic" style:font-size-complex="8pt" style:font-style-complex="italic"/>
    </style:style>
    <style:style style:name="ce71" style:family="table-cell" style:parent-style-name="Default" style:data-style-name="N0">
      <style:text-properties style:text-position=""/>
    </style:style>
    <style:style style:name="ce72" style:family="table-cell" style:parent-style-name="Default">
      <style:table-cell-properties style:rotation-angle="270" style:rotation-align="top"/>
      <style:text-properties style:text-position="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style:rotation-angle="270" style:rotation-align="top"/>
      <style:text-properties style:text-position="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style:text-position="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7pt" style:font-size-asian="7pt" style:font-size-complex="7pt"/>
    </style:style>
    <style:style style:name="ce270" style:family="table-cell" style:parent-style-name="Default">
      <style:table-cell-properties style:vertical-align="top"/>
      <style:text-properties style:text-position="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277" style:family="table-cell" style:parent-style-name="Default">
      <style:text-properties style:text-position=""/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F10"/>
      <style:map style:condition="cell-content()=&quot;C&quot;" style:apply-style-name="Untitled2" style:base-cell-address="v4_2.F10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F11"/>
      <style:map style:condition="cell-content()=&quot;C&quot;" style:apply-style-name="Untitled2" style:base-cell-address="v4_2.F11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283" style:family="table-cell" style:parent-style-name="Default">
      <style:text-properties style:text-position=""/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G10"/>
      <style:map style:condition="cell-content()=&quot;C&quot;" style:apply-style-name="Untitled2" style:base-cell-address="v4_2.G1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G11"/>
      <style:map style:condition="cell-content()=&quot;C&quot;" style:apply-style-name="Untitled2" style:base-cell-address="v4_2.G1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y&quot;" style:apply-style-name="Untitled1" style:base-cell-address="v4_2.H7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9" style:family="table-cell" style:parent-style-name="Default">
      <style:text-properties style:text-position=""/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H10"/>
      <style:map style:condition="cell-content()=&quot;C&quot;" style:apply-style-name="Untitled2" style:base-cell-address="v4_2.H10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H11"/>
      <style:map style:condition="cell-content()=&quot;C&quot;" style:apply-style-name="Untitled2" style:base-cell-address="v4_2.H11"/>
    </style:style>
    <style:style style:name="ce292" style:family="table-cell" style:parent-style-name="Default">
      <style:text-properties fo:color="#cccccc" style:text-position="" fo:font-size="6pt" style:font-size-asian="6pt" style:font-size-complex="6pt"/>
    </style:style>
    <style:style style:name="ce293" style:family="table-cell" style:parent-style-name="Default">
      <style:text-properties fo:color="#cccccc" style:text-position=""/>
    </style:style>
    <style:style style:name="ce294" style:family="table-cell" style:parent-style-name="Default">
      <style:text-properties style:text-position=""/>
      <style:map style:condition="cell-content()=&quot;N&quot;" style:apply-style-name="Untitled1" style:base-cell-address="v4_2.L12"/>
      <style:map style:condition="cell-content()=&quot;C&quot;" style:apply-style-name="Untitled2" style:base-cell-address="v4_2.L12"/>
    </style:style>
    <style:style style:name="ce2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L13"/>
      <style:map style:condition="cell-content()=&quot;C&quot;" style:apply-style-name="Untitled2" style:base-cell-address="v4_2.L13"/>
    </style:style>
    <style:style style:name="ce296" style:family="table-cell" style:parent-style-name="Default">
      <style:text-properties style:text-position=""/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297" style:family="table-cell" style:parent-style-name="Default">
      <style:text-properties style:text-position="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305" style:family="table-cell" style:parent-style-name="Default">
      <style:text-properties style:text-position=""/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306" style:family="table-cell" style:parent-style-name="Default">
      <style:text-properties style:text-position="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8"/>
      <style:map style:condition="cell-content()=&quot;C&quot;" style:apply-style-name="Untitled2" style:base-cell-address="v4_2.S8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9"/>
      <style:map style:condition="cell-content()=&quot;C&quot;" style:apply-style-name="Untitled2" style:base-cell-address="v4_2.S9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10"/>
      <style:map style:condition="cell-content()=&quot;C&quot;" style:apply-style-name="Untitled2" style:base-cell-address="v4_2.S10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7"/>
      <style:map style:condition="cell-content()=&quot;C&quot;" style:apply-style-name="Untitled2" style:base-cell-address="v4_2.T7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8"/>
      <style:map style:condition="cell-content()=&quot;C&quot;" style:apply-style-name="Untitled2" style:base-cell-address="v4_2.T8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9"/>
      <style:map style:condition="cell-content()=&quot;C&quot;" style:apply-style-name="Untitled2" style:base-cell-address="v4_2.T9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10"/>
      <style:map style:condition="cell-content()=&quot;C&quot;" style:apply-style-name="Untitled2" style:base-cell-address="v4_2.T10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_2.U18"/>
      <style:map style:condition="cell-content()=&quot;C&quot;" style:apply-style-name="Untitled2" style:base-cell-address="v4_2.U18"/>
    </style:style>
    <style:style style:name="ce322" style:family="table-cell" style:parent-style-name="Default">
      <style:table-cell-properties fo:background-color="#23ff23"/>
      <style:text-properties style:text-position="" fo:font-weight="bold" style:font-weight-asian="bold" style:font-weight-complex="bold"/>
    </style:style>
    <style:style style:name="ce323" style:family="table-cell" style:parent-style-name="Default">
      <style:table-cell-properties fo:background-color="#3deb3d"/>
      <style:text-properties style:text-position="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ize="8pt" style:font-size-asian="8pt" style:font-size-complex="8pt"/>
    </style:style>
    <style:style style:name="ce32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F8"/>
    </style:style>
    <style:style style:name="ce32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F17"/>
    </style:style>
    <style:style style:name="ce32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G8"/>
    </style:style>
    <style:style style:name="ce32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G17"/>
    </style:style>
    <style:style style:name="ce3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H8"/>
    </style:style>
    <style:style style:name="ce33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H17"/>
    </style:style>
    <style:style style:name="ce33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I8"/>
    </style:style>
    <style:style style:name="ce33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I17"/>
    </style:style>
    <style:style style:name="ce33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8"/>
    </style:style>
    <style:style style:name="ce33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0"/>
    </style:style>
    <style:style style:name="ce33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1"/>
    </style:style>
    <style:style style:name="ce33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2"/>
    </style:style>
    <style:style style:name="ce33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3"/>
    </style:style>
    <style:style style:name="ce33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4"/>
    </style:style>
    <style:style style:name="ce3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5"/>
    </style:style>
    <style:style style:name="ce34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8"/>
    </style:style>
    <style:style style:name="ce34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19"/>
    </style:style>
    <style:style style:name="ce34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21"/>
    </style:style>
    <style:style style:name="ce34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22"/>
    </style:style>
    <style:style style:name="ce34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23"/>
    </style:style>
    <style:style style:name="ce34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_2.AL24"/>
    </style:style>
    <style:style style:name="ce3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8"/>
    </style:style>
    <style:style style:name="ce34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0"/>
    </style:style>
    <style:style style:name="ce34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1"/>
    </style:style>
    <style:style style:name="ce34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2"/>
    </style:style>
    <style:style style:name="ce35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3"/>
    </style:style>
    <style:style style:name="ce35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4"/>
    </style:style>
    <style:style style:name="ce35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5"/>
    </style:style>
    <style:style style:name="ce35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8"/>
    </style:style>
    <style:style style:name="ce35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19"/>
    </style:style>
    <style:style style:name="ce35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21"/>
    </style:style>
    <style:style style:name="ce35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22"/>
    </style:style>
    <style:style style:name="ce35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23"/>
    </style:style>
    <style:style style:name="ce35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_2.AM24"/>
    </style:style>
    <style:style style:name="ce35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8"/>
    </style:style>
    <style:style style:name="ce36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0"/>
    </style:style>
    <style:style style:name="ce36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1"/>
    </style:style>
    <style:style style:name="ce36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2"/>
    </style:style>
    <style:style style:name="ce36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3"/>
    </style:style>
    <style:style style:name="ce36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4"/>
    </style:style>
    <style:style style:name="ce36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5"/>
    </style:style>
    <style:style style:name="ce36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8"/>
    </style:style>
    <style:style style:name="ce36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19"/>
    </style:style>
    <style:style style:name="ce36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21"/>
    </style:style>
    <style:style style:name="ce36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22"/>
    </style:style>
    <style:style style:name="ce37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23"/>
    </style:style>
    <style:style style:name="ce37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_2.AN24"/>
    </style:style>
    <style:style style:name="ce37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8"/>
    </style:style>
    <style:style style:name="ce37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0"/>
    </style:style>
    <style:style style:name="ce37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1"/>
    </style:style>
    <style:style style:name="ce37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2"/>
    </style:style>
    <style:style style:name="ce37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3"/>
    </style:style>
    <style:style style:name="ce37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4"/>
    </style:style>
    <style:style style:name="ce37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5"/>
    </style:style>
    <style:style style:name="ce37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8"/>
    </style:style>
    <style:style style:name="ce38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19"/>
    </style:style>
    <style:style style:name="ce38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21"/>
    </style:style>
    <style:style style:name="ce38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22"/>
    </style:style>
    <style:style style:name="ce38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23"/>
    </style:style>
    <style:style style:name="ce38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_2.AO24"/>
    </style:style>
    <style:style style:name="ce38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y&quot;" style:apply-style-name="Untitled1" style:base-cell-address="v4.K7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y&quot;" style:apply-style-name="Untitled1" style:base-cell-address="v4.K8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4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422" style:family="table-cell" style:parent-style-name="Default">
      <style:text-properties style:text-position=""/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423" style:family="table-cell" style:parent-style-name="Default">
      <style:text-properties style:text-position="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428" style:family="table-cell" style:parent-style-name="Default">
      <style:text-properties style:text-position=""/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433" style:family="table-cell" style:parent-style-name="Default">
      <style:text-properties style:text-position=""/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434" style:family="table-cell" style:parent-style-name="Default">
      <style:text-properties style:text-position="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439" style:family="table-cell" style:parent-style-name="Default">
      <style:text-properties style:text-position=""/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444" style:family="table-cell" style:parent-style-name="Default">
      <style:text-properties style:text-position=""/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445" style:family="table-cell" style:parent-style-name="Default">
      <style:text-properties style:text-position="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450" style:family="table-cell" style:parent-style-name="Default">
      <style:text-properties style:text-position=""/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46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F8"/>
    </style:style>
    <style:style style:name="ce46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G8"/>
    </style:style>
    <style:style style:name="ce46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H8"/>
    </style:style>
    <style:style style:name="ce47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I8"/>
    </style:style>
    <style:style style:name="ce47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8"/>
    </style:style>
    <style:style style:name="ce47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0"/>
    </style:style>
    <style:style style:name="ce47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1"/>
    </style:style>
    <style:style style:name="ce47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2"/>
    </style:style>
    <style:style style:name="ce47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3"/>
    </style:style>
    <style:style style:name="ce47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4"/>
    </style:style>
    <style:style style:name="ce47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5"/>
    </style:style>
    <style:style style:name="ce47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6"/>
    </style:style>
    <style:style style:name="ce47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7"/>
    </style:style>
    <style:style style:name="ce48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19"/>
    </style:style>
    <style:style style:name="ce48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20"/>
    </style:style>
    <style:style style:name="ce48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21"/>
    </style:style>
    <style:style style:name="ce48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22"/>
    </style:style>
    <style:style style:name="ce48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1" style:apply-style-name="Untitled3" style:base-cell-address="v4.AL23"/>
    </style:style>
    <style:style style:name="ce48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8"/>
    </style:style>
    <style:style style:name="ce48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0"/>
    </style:style>
    <style:style style:name="ce48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1"/>
    </style:style>
    <style:style style:name="ce48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2"/>
    </style:style>
    <style:style style:name="ce4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3"/>
    </style:style>
    <style:style style:name="ce49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4"/>
    </style:style>
    <style:style style:name="ce49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5"/>
    </style:style>
    <style:style style:name="ce49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6"/>
    </style:style>
    <style:style style:name="ce49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7"/>
    </style:style>
    <style:style style:name="ce49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19"/>
    </style:style>
    <style:style style:name="ce49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20"/>
    </style:style>
    <style:style style:name="ce49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21"/>
    </style:style>
    <style:style style:name="ce49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22"/>
    </style:style>
    <style:style style:name="ce49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2" style:apply-style-name="Untitled4" style:base-cell-address="v4.AM23"/>
    </style:style>
    <style:style style:name="ce49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8"/>
    </style:style>
    <style:style style:name="ce50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0"/>
    </style:style>
    <style:style style:name="ce50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1"/>
    </style:style>
    <style:style style:name="ce50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2"/>
    </style:style>
    <style:style style:name="ce50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3"/>
    </style:style>
    <style:style style:name="ce50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4"/>
    </style:style>
    <style:style style:name="ce50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5"/>
    </style:style>
    <style:style style:name="ce50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6"/>
    </style:style>
    <style:style style:name="ce50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7"/>
    </style:style>
    <style:style style:name="ce50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19"/>
    </style:style>
    <style:style style:name="ce50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20"/>
    </style:style>
    <style:style style:name="ce51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21"/>
    </style:style>
    <style:style style:name="ce51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22"/>
    </style:style>
    <style:style style:name="ce51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4" style:apply-style-name="Untitled5" style:base-cell-address="v4.AN23"/>
    </style:style>
    <style:style style:name="ce51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8"/>
    </style:style>
    <style:style style:name="ce51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0"/>
    </style:style>
    <style:style style:name="ce5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1"/>
    </style:style>
    <style:style style:name="ce51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2"/>
    </style:style>
    <style:style style:name="ce51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3"/>
    </style:style>
    <style:style style:name="ce51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4"/>
    </style:style>
    <style:style style:name="ce51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5"/>
    </style:style>
    <style:style style:name="ce52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6"/>
    </style:style>
    <style:style style:name="ce521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7"/>
    </style:style>
    <style:style style:name="ce52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19"/>
    </style:style>
    <style:style style:name="ce52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20"/>
    </style:style>
    <style:style style:name="ce524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21"/>
    </style:style>
    <style:style style:name="ce52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22"/>
    </style:style>
    <style:style style:name="ce52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  <style:map style:condition="cell-content()=8" style:apply-style-name="Untitled6" style:base-cell-address="v4.AO23"/>
    </style:style>
    <style:style style:name="ce527" style:family="table-cell" style:parent-style-name="Default">
      <style:text-properties fo:font-weight="bold" style:font-weight-asian="bold" style:font-weight-complex="bold"/>
    </style:style>
    <style:style style:name="ce52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529" style:family="table-cell" style:parent-style-name="Default">
      <style:text-properties fo:font-size="8pt" style:font-size-asian="8pt" style:font-size-complex="8pt"/>
    </style:style>
    <style:style style:name="ce5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5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2" style:family="table-cell" style:parent-style-name="Default" style:data-style-name="N100"/>
    <style:style style:name="ce533" style:family="table-cell" style:parent-style-name="Default">
      <style:table-cell-properties style:text-align-source="fix" style:repeat-content="false" style:rotation-angle="270" style:vertical-align="bottom"/>
      <style:paragraph-properties fo:text-align="center" fo:margin-left="0mm"/>
      <style:text-properties fo:font-size="8pt" style:font-size-asian="8pt" style:font-size-complex="8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7pt" style:font-size-asian="7pt" style:font-size-complex="7pt"/>
    </style:style>
    <style:style style:name="ce536" style:family="table-cell" style:parent-style-name="Default">
      <style:text-properties fo:font-size="7pt" style:font-size-asian="7pt" style:font-size-complex="7pt"/>
    </style:style>
    <style:style style:name="ce537" style:family="table-cell" style:parent-style-name="Default">
      <style:text-properties fo:font-size="6pt" style:font-size-asian="6pt" style:font-size-complex="6pt"/>
    </style:style>
    <style:style style:name="ce538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5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7pt" style:font-size-asian="7pt" style:font-size-complex="7pt"/>
    </style:style>
    <style:style style:name="ce54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54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5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4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54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47" style:family="table-cell" style:parent-style-name="Default">
      <style:table-cell-properties fo:background-color="transparent"/>
    </style:style>
    <style:style style:name="ce548" style:family="table-cell" style:parent-style-name="Default">
      <style:table-cell-properties fo:background-color="#0099ff"/>
      <style:text-properties fo:font-size="6pt" style:font-size-asian="6pt" style:font-size-complex="6pt"/>
    </style:style>
    <style:style style:name="ce549" style:family="table-cell" style:parent-style-name="Default">
      <style:table-cell-properties fo:background-color="#0099ff" style:text-align-source="fix" style:repeat-content="false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7"/>
      <style:map style:condition="cell-content()=0" style:apply-style-name="Untitled2" style:base-cell-address="v5.F7"/>
    </style:style>
    <style:style style:name="ce5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8"/>
      <style:map style:condition="cell-content()=0" style:apply-style-name="Untitled2" style:base-cell-address="v5.F8"/>
    </style:style>
    <style:style style:name="ce5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9"/>
      <style:map style:condition="cell-content()=0" style:apply-style-name="Untitled2" style:base-cell-address="v5.F9"/>
    </style:style>
    <style:style style:name="ce5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10"/>
      <style:map style:condition="cell-content()=0" style:apply-style-name="Untitled2" style:base-cell-address="v5.F10"/>
    </style:style>
    <style:style style:name="ce5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11"/>
      <style:map style:condition="cell-content()=0" style:apply-style-name="Untitled2" style:base-cell-address="v5.F11"/>
    </style:style>
    <style:style style:name="ce5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558" style:family="table-cell" style:parent-style-name="Default">
      <style:table-cell-properties fo:background-color="#0099ff"/>
    </style:style>
    <style:style style:name="ce5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7"/>
      <style:map style:condition="cell-content()=0" style:apply-style-name="Untitled2" style:base-cell-address="v5.G7"/>
    </style:style>
    <style:style style:name="ce5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8"/>
      <style:map style:condition="cell-content()=0" style:apply-style-name="Untitled2" style:base-cell-address="v5.G8"/>
    </style:style>
    <style:style style:name="ce5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5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F7"/>
      <style:map style:condition="cell-content()=0" style:apply-style-name="Untitled2" style:base-cell-address="v5.F7"/>
    </style:style>
    <style:style style:name="ce5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564" style:family="table-cell" style:parent-style-name="Default">
      <style:table-cell-properties fo:background-color="#fcaf3e"/>
    </style:style>
    <style:style style:name="ce5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normal" style:font-size-asian="6pt" style:font-weight-asian="normal" style:font-size-complex="6pt" style:font-weight-complex="normal"/>
    </style:style>
    <style:style style:name="ce56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7"/>
      <style:map style:condition="cell-content()=0" style:apply-style-name="Untitled2" style:base-cell-address="v5.H7"/>
    </style:style>
    <style:style style:name="ce5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8"/>
      <style:map style:condition="cell-content()=0" style:apply-style-name="Untitled2" style:base-cell-address="v5.H8"/>
    </style:style>
    <style:style style:name="ce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5.H9"/>
      <style:map style:condition="cell-content()=0" style:apply-style-name="Untitled2" style:base-cell-address="v5.H9"/>
    </style:style>
    <style:style style:name="ce5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572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5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74" style:family="table-cell" style:parent-style-name="Default">
      <style:table-cell-properties fo:background-color="#ff3366"/>
      <style:text-properties fo:font-size="6pt" style:font-size-asian="6pt" style:font-size-complex="6pt"/>
    </style:style>
    <style:style style:name="ce575" style:family="table-cell" style:parent-style-name="Default">
      <style:table-cell-properties fo:background-color="#ff3366" style:text-align-source="fix" style:repeat-content="false" fo:wrap-option="wrap" style:rotation-angle="270" style:rotation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7"/>
      <style:map style:condition="cell-content()=0" style:apply-style-name="Untitled2" style:base-cell-address="v5.J7"/>
    </style:style>
    <style:style style:name="ce5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8"/>
      <style:map style:condition="cell-content()=0" style:apply-style-name="Untitled2" style:base-cell-address="v5.J8"/>
    </style:style>
    <style:style style:name="ce5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J9"/>
      <style:map style:condition="cell-content()=0" style:apply-style-name="Untitled2" style:base-cell-address="v5.J9"/>
    </style:style>
    <style:style style:name="ce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red" style:base-cell-address="v5.G9"/>
      <style:map style:condition="cell-content()=0" style:apply-style-name="Untitled2" style:base-cell-address="v5.G9"/>
    </style:style>
    <style:style style:name="ce581" style:family="table-cell" style:parent-style-name="Default">
      <style:table-cell-properties fo:background-color="#ff3366"/>
    </style:style>
    <style:style style:name="ce58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583" style:family="table-cell" style:parent-style-name="Default">
      <style:text-properties fo:font-weight="normal" style:font-weight-asian="normal" style:font-weight-complex="normal"/>
    </style:style>
    <style:style style:name="ce584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585" style:family="table-cell" style:parent-style-name="Default">
      <style:table-cell-properties fo:background-color="transparent"/>
      <style:text-properties fo:font-size="6pt" fo:font-weight="bold" style:font-size-asian="6pt" style:font-weight-asian="bold" style:font-size-complex="6pt" style:font-weight-complex="bold"/>
    </style:style>
    <style:style style:name="ce586" style:family="table-cell" style:parent-style-name="Default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5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588" style:family="table-cell" style:parent-style-name="Default" style:data-style-name="N0"/>
    <style:style style:name="ce589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59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59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93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8"/>
      <style:map style:condition="cell-content()=2" style:apply-style-name="green2" style:base-cell-address="v5.T8"/>
      <style:map style:condition="cell-content()=4" style:apply-style-name="green4" style:base-cell-address="v5.T8"/>
      <style:map style:condition="cell-content()=8" style:apply-style-name="green8" style:base-cell-address="v5.T8"/>
      <style:map style:condition="cell-content()=16" style:apply-style-name="green16" style:base-cell-address="v5.T8"/>
    </style:style>
    <style:style style:name="ce5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9"/>
      <style:map style:condition="cell-content()=2" style:apply-style-name="green2" style:base-cell-address="v5.T9"/>
      <style:map style:condition="cell-content()=4" style:apply-style-name="green4" style:base-cell-address="v5.T9"/>
      <style:map style:condition="cell-content()=8" style:apply-style-name="green8" style:base-cell-address="v5.T9"/>
      <style:map style:condition="cell-content()=16" style:apply-style-name="green16" style:base-cell-address="v5.T9"/>
    </style:style>
    <style:style style:name="ce5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0"/>
      <style:map style:condition="cell-content()=2" style:apply-style-name="green2" style:base-cell-address="v5.T10"/>
      <style:map style:condition="cell-content()=4" style:apply-style-name="green4" style:base-cell-address="v5.T10"/>
      <style:map style:condition="cell-content()=8" style:apply-style-name="green8" style:base-cell-address="v5.T10"/>
      <style:map style:condition="cell-content()=16" style:apply-style-name="green16" style:base-cell-address="v5.T10"/>
    </style:style>
    <style:style style:name="ce5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1"/>
      <style:map style:condition="cell-content()=2" style:apply-style-name="green2" style:base-cell-address="v5.T11"/>
      <style:map style:condition="cell-content()=4" style:apply-style-name="green4" style:base-cell-address="v5.T11"/>
      <style:map style:condition="cell-content()=8" style:apply-style-name="green8" style:base-cell-address="v5.T11"/>
      <style:map style:condition="cell-content()=16" style:apply-style-name="green16" style:base-cell-address="v5.T11"/>
    </style:style>
    <style:style style:name="ce5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2"/>
      <style:map style:condition="cell-content()=2" style:apply-style-name="green2" style:base-cell-address="v5.T12"/>
      <style:map style:condition="cell-content()=4" style:apply-style-name="green4" style:base-cell-address="v5.T12"/>
      <style:map style:condition="cell-content()=8" style:apply-style-name="green8" style:base-cell-address="v5.T12"/>
      <style:map style:condition="cell-content()=16" style:apply-style-name="green16" style:base-cell-address="v5.T12"/>
    </style:style>
    <style:style style:name="ce6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3"/>
      <style:map style:condition="cell-content()=2" style:apply-style-name="green2" style:base-cell-address="v5.T13"/>
      <style:map style:condition="cell-content()=4" style:apply-style-name="green4" style:base-cell-address="v5.T13"/>
      <style:map style:condition="cell-content()=8" style:apply-style-name="green8" style:base-cell-address="v5.T13"/>
      <style:map style:condition="cell-content()=16" style:apply-style-name="green16" style:base-cell-address="v5.T13"/>
    </style:style>
    <style:style style:name="ce6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4"/>
      <style:map style:condition="cell-content()=2" style:apply-style-name="green2" style:base-cell-address="v5.T14"/>
      <style:map style:condition="cell-content()=4" style:apply-style-name="green4" style:base-cell-address="v5.T14"/>
      <style:map style:condition="cell-content()=8" style:apply-style-name="green8" style:base-cell-address="v5.T14"/>
      <style:map style:condition="cell-content()=16" style:apply-style-name="green16" style:base-cell-address="v5.T14"/>
    </style:style>
    <style:style style:name="ce6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5"/>
      <style:map style:condition="cell-content()=2" style:apply-style-name="green2" style:base-cell-address="v5.T15"/>
      <style:map style:condition="cell-content()=4" style:apply-style-name="green4" style:base-cell-address="v5.T15"/>
      <style:map style:condition="cell-content()=8" style:apply-style-name="green8" style:base-cell-address="v5.T15"/>
      <style:map style:condition="cell-content()=16" style:apply-style-name="green16" style:base-cell-address="v5.T15"/>
    </style:style>
    <style:style style:name="ce6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7"/>
      <style:map style:condition="cell-content()=2" style:apply-style-name="green2" style:base-cell-address="v5.T17"/>
      <style:map style:condition="cell-content()=4" style:apply-style-name="green4" style:base-cell-address="v5.T17"/>
      <style:map style:condition="cell-content()=8" style:apply-style-name="green8" style:base-cell-address="v5.T17"/>
      <style:map style:condition="cell-content()=16" style:apply-style-name="green16" style:base-cell-address="v5.T17"/>
    </style:style>
    <style:style style:name="ce6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8"/>
      <style:map style:condition="cell-content()=2" style:apply-style-name="green2" style:base-cell-address="v5.T18"/>
      <style:map style:condition="cell-content()=4" style:apply-style-name="green4" style:base-cell-address="v5.T18"/>
      <style:map style:condition="cell-content()=8" style:apply-style-name="green8" style:base-cell-address="v5.T18"/>
      <style:map style:condition="cell-content()=16" style:apply-style-name="green16" style:base-cell-address="v5.T18"/>
    </style:style>
    <style:style style:name="ce6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19"/>
      <style:map style:condition="cell-content()=2" style:apply-style-name="green2" style:base-cell-address="v5.T19"/>
      <style:map style:condition="cell-content()=4" style:apply-style-name="green4" style:base-cell-address="v5.T19"/>
      <style:map style:condition="cell-content()=8" style:apply-style-name="green8" style:base-cell-address="v5.T19"/>
      <style:map style:condition="cell-content()=16" style:apply-style-name="green16" style:base-cell-address="v5.T19"/>
    </style:style>
    <style:style style:name="ce6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0"/>
      <style:map style:condition="cell-content()=2" style:apply-style-name="green2" style:base-cell-address="v5.T20"/>
      <style:map style:condition="cell-content()=4" style:apply-style-name="green4" style:base-cell-address="v5.T20"/>
      <style:map style:condition="cell-content()=8" style:apply-style-name="green8" style:base-cell-address="v5.T20"/>
      <style:map style:condition="cell-content()=16" style:apply-style-name="green16" style:base-cell-address="v5.T20"/>
    </style:style>
    <style:style style:name="ce6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1"/>
      <style:map style:condition="cell-content()=2" style:apply-style-name="green2" style:base-cell-address="v5.T21"/>
      <style:map style:condition="cell-content()=4" style:apply-style-name="green4" style:base-cell-address="v5.T21"/>
      <style:map style:condition="cell-content()=8" style:apply-style-name="green8" style:base-cell-address="v5.T21"/>
      <style:map style:condition="cell-content()=16" style:apply-style-name="green16" style:base-cell-address="v5.T21"/>
    </style:style>
    <style:style style:name="ce6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2"/>
      <style:map style:condition="cell-content()=2" style:apply-style-name="green2" style:base-cell-address="v5.T22"/>
      <style:map style:condition="cell-content()=4" style:apply-style-name="green4" style:base-cell-address="v5.T22"/>
      <style:map style:condition="cell-content()=8" style:apply-style-name="green8" style:base-cell-address="v5.T22"/>
      <style:map style:condition="cell-content()=16" style:apply-style-name="green16" style:base-cell-address="v5.T22"/>
    </style:style>
    <style:style style:name="ce6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3"/>
      <style:map style:condition="cell-content()=2" style:apply-style-name="green2" style:base-cell-address="v5.T23"/>
      <style:map style:condition="cell-content()=4" style:apply-style-name="green4" style:base-cell-address="v5.T23"/>
      <style:map style:condition="cell-content()=8" style:apply-style-name="green8" style:base-cell-address="v5.T23"/>
      <style:map style:condition="cell-content()=16" style:apply-style-name="green16" style:base-cell-address="v5.T23"/>
    </style:style>
    <style:style style:name="ce6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4"/>
      <style:map style:condition="cell-content()=2" style:apply-style-name="green2" style:base-cell-address="v5.T24"/>
      <style:map style:condition="cell-content()=4" style:apply-style-name="green4" style:base-cell-address="v5.T24"/>
      <style:map style:condition="cell-content()=8" style:apply-style-name="green8" style:base-cell-address="v5.T24"/>
      <style:map style:condition="cell-content()=16" style:apply-style-name="green16" style:base-cell-address="v5.T24"/>
    </style:style>
    <style:style style:name="ce6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5"/>
      <style:map style:condition="cell-content()=2" style:apply-style-name="green2" style:base-cell-address="v5.T25"/>
      <style:map style:condition="cell-content()=4" style:apply-style-name="green4" style:base-cell-address="v5.T25"/>
      <style:map style:condition="cell-content()=8" style:apply-style-name="green8" style:base-cell-address="v5.T25"/>
      <style:map style:condition="cell-content()=16" style:apply-style-name="green16" style:base-cell-address="v5.T25"/>
    </style:style>
    <style:style style:name="ce6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6"/>
      <style:map style:condition="cell-content()=2" style:apply-style-name="green2" style:base-cell-address="v5.T26"/>
      <style:map style:condition="cell-content()=4" style:apply-style-name="green4" style:base-cell-address="v5.T26"/>
      <style:map style:condition="cell-content()=8" style:apply-style-name="green8" style:base-cell-address="v5.T26"/>
      <style:map style:condition="cell-content()=16" style:apply-style-name="green16" style:base-cell-address="v5.T26"/>
    </style:style>
    <style:style style:name="ce6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7"/>
      <style:map style:condition="cell-content()=2" style:apply-style-name="green2" style:base-cell-address="v5.T27"/>
      <style:map style:condition="cell-content()=4" style:apply-style-name="green4" style:base-cell-address="v5.T27"/>
      <style:map style:condition="cell-content()=8" style:apply-style-name="green8" style:base-cell-address="v5.T27"/>
      <style:map style:condition="cell-content()=16" style:apply-style-name="green16" style:base-cell-address="v5.T27"/>
    </style:style>
    <style:style style:name="ce6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8"/>
      <style:map style:condition="cell-content()=2" style:apply-style-name="green2" style:base-cell-address="v5.T28"/>
      <style:map style:condition="cell-content()=4" style:apply-style-name="green4" style:base-cell-address="v5.T28"/>
      <style:map style:condition="cell-content()=8" style:apply-style-name="green8" style:base-cell-address="v5.T28"/>
      <style:map style:condition="cell-content()=16" style:apply-style-name="green16" style:base-cell-address="v5.T28"/>
    </style:style>
    <style:style style:name="ce6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29"/>
      <style:map style:condition="cell-content()=2" style:apply-style-name="green2" style:base-cell-address="v5.T29"/>
      <style:map style:condition="cell-content()=4" style:apply-style-name="green4" style:base-cell-address="v5.T29"/>
      <style:map style:condition="cell-content()=8" style:apply-style-name="green8" style:base-cell-address="v5.T29"/>
      <style:map style:condition="cell-content()=16" style:apply-style-name="green16" style:base-cell-address="v5.T29"/>
    </style:style>
    <style:style style:name="ce6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0"/>
      <style:map style:condition="cell-content()=2" style:apply-style-name="green2" style:base-cell-address="v5.T30"/>
      <style:map style:condition="cell-content()=4" style:apply-style-name="green4" style:base-cell-address="v5.T30"/>
      <style:map style:condition="cell-content()=8" style:apply-style-name="green8" style:base-cell-address="v5.T30"/>
      <style:map style:condition="cell-content()=16" style:apply-style-name="green16" style:base-cell-address="v5.T30"/>
    </style:style>
    <style:style style:name="ce6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1"/>
      <style:map style:condition="cell-content()=2" style:apply-style-name="green2" style:base-cell-address="v5.T31"/>
      <style:map style:condition="cell-content()=4" style:apply-style-name="green4" style:base-cell-address="v5.T31"/>
      <style:map style:condition="cell-content()=8" style:apply-style-name="green8" style:base-cell-address="v5.T31"/>
      <style:map style:condition="cell-content()=16" style:apply-style-name="green16" style:base-cell-address="v5.T31"/>
    </style:style>
    <style:style style:name="ce6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2"/>
      <style:map style:condition="cell-content()=2" style:apply-style-name="green2" style:base-cell-address="v5.T32"/>
      <style:map style:condition="cell-content()=4" style:apply-style-name="green4" style:base-cell-address="v5.T32"/>
      <style:map style:condition="cell-content()=8" style:apply-style-name="green8" style:base-cell-address="v5.T32"/>
      <style:map style:condition="cell-content()=16" style:apply-style-name="green16" style:base-cell-address="v5.T32"/>
    </style:style>
    <style:style style:name="ce6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3"/>
      <style:map style:condition="cell-content()=2" style:apply-style-name="green2" style:base-cell-address="v5.T33"/>
      <style:map style:condition="cell-content()=4" style:apply-style-name="green4" style:base-cell-address="v5.T33"/>
      <style:map style:condition="cell-content()=8" style:apply-style-name="green8" style:base-cell-address="v5.T33"/>
      <style:map style:condition="cell-content()=16" style:apply-style-name="green16" style:base-cell-address="v5.T33"/>
    </style:style>
    <style:style style:name="ce6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4"/>
      <style:map style:condition="cell-content()=2" style:apply-style-name="green2" style:base-cell-address="v5.T34"/>
      <style:map style:condition="cell-content()=4" style:apply-style-name="green4" style:base-cell-address="v5.T34"/>
      <style:map style:condition="cell-content()=8" style:apply-style-name="green8" style:base-cell-address="v5.T34"/>
      <style:map style:condition="cell-content()=16" style:apply-style-name="green16" style:base-cell-address="v5.T34"/>
    </style:style>
    <style:style style:name="ce6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5"/>
      <style:map style:condition="cell-content()=2" style:apply-style-name="green2" style:base-cell-address="v5.T35"/>
      <style:map style:condition="cell-content()=4" style:apply-style-name="green4" style:base-cell-address="v5.T35"/>
      <style:map style:condition="cell-content()=8" style:apply-style-name="green8" style:base-cell-address="v5.T35"/>
      <style:map style:condition="cell-content()=16" style:apply-style-name="green16" style:base-cell-address="v5.T35"/>
    </style:style>
    <style:style style:name="ce6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6"/>
      <style:map style:condition="cell-content()=2" style:apply-style-name="green2" style:base-cell-address="v5.T36"/>
      <style:map style:condition="cell-content()=4" style:apply-style-name="green4" style:base-cell-address="v5.T36"/>
      <style:map style:condition="cell-content()=8" style:apply-style-name="green8" style:base-cell-address="v5.T36"/>
      <style:map style:condition="cell-content()=16" style:apply-style-name="green16" style:base-cell-address="v5.T36"/>
    </style:style>
    <style:style style:name="ce6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7"/>
      <style:map style:condition="cell-content()=2" style:apply-style-name="green2" style:base-cell-address="v5.T37"/>
      <style:map style:condition="cell-content()=4" style:apply-style-name="green4" style:base-cell-address="v5.T37"/>
      <style:map style:condition="cell-content()=8" style:apply-style-name="green8" style:base-cell-address="v5.T37"/>
      <style:map style:condition="cell-content()=16" style:apply-style-name="green16" style:base-cell-address="v5.T37"/>
    </style:style>
    <style:style style:name="ce6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8"/>
      <style:map style:condition="cell-content()=2" style:apply-style-name="green2" style:base-cell-address="v5.T38"/>
      <style:map style:condition="cell-content()=4" style:apply-style-name="green4" style:base-cell-address="v5.T38"/>
      <style:map style:condition="cell-content()=8" style:apply-style-name="green8" style:base-cell-address="v5.T38"/>
      <style:map style:condition="cell-content()=16" style:apply-style-name="green16" style:base-cell-address="v5.T38"/>
    </style:style>
    <style:style style:name="ce6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39"/>
      <style:map style:condition="cell-content()=2" style:apply-style-name="green2" style:base-cell-address="v5.T39"/>
      <style:map style:condition="cell-content()=4" style:apply-style-name="green4" style:base-cell-address="v5.T39"/>
      <style:map style:condition="cell-content()=8" style:apply-style-name="green8" style:base-cell-address="v5.T39"/>
      <style:map style:condition="cell-content()=16" style:apply-style-name="green16" style:base-cell-address="v5.T39"/>
    </style:style>
    <style:style style:name="ce6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T40"/>
      <style:map style:condition="cell-content()=2" style:apply-style-name="green2" style:base-cell-address="v5.T40"/>
      <style:map style:condition="cell-content()=4" style:apply-style-name="green4" style:base-cell-address="v5.T40"/>
      <style:map style:condition="cell-content()=8" style:apply-style-name="green8" style:base-cell-address="v5.T40"/>
      <style:map style:condition="cell-content()=16" style:apply-style-name="green16" style:base-cell-address="v5.T40"/>
    </style:style>
    <style:style style:name="ce6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9"/>
      <style:map style:condition="cell-content()=2" style:apply-style-name="green2" style:base-cell-address="v5.U9"/>
      <style:map style:condition="cell-content()=4" style:apply-style-name="green4" style:base-cell-address="v5.U9"/>
      <style:map style:condition="cell-content()=8" style:apply-style-name="green8" style:base-cell-address="v5.U9"/>
      <style:map style:condition="cell-content()=16" style:apply-style-name="green16" style:base-cell-address="v5.U9"/>
    </style:style>
    <style:style style:name="ce6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17"/>
      <style:map style:condition="cell-content()=2" style:apply-style-name="green2" style:base-cell-address="v5.U17"/>
      <style:map style:condition="cell-content()=4" style:apply-style-name="green4" style:base-cell-address="v5.U17"/>
      <style:map style:condition="cell-content()=8" style:apply-style-name="green8" style:base-cell-address="v5.U17"/>
      <style:map style:condition="cell-content()=16" style:apply-style-name="green16" style:base-cell-address="v5.U17"/>
    </style:style>
    <style:style style:name="ce6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18"/>
      <style:map style:condition="cell-content()=2" style:apply-style-name="green2" style:base-cell-address="v5.U18"/>
      <style:map style:condition="cell-content()=4" style:apply-style-name="green4" style:base-cell-address="v5.U18"/>
      <style:map style:condition="cell-content()=8" style:apply-style-name="green8" style:base-cell-address="v5.U18"/>
      <style:map style:condition="cell-content()=16" style:apply-style-name="green16" style:base-cell-address="v5.U18"/>
    </style:style>
    <style:style style:name="ce6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19"/>
      <style:map style:condition="cell-content()=2" style:apply-style-name="green2" style:base-cell-address="v5.U19"/>
      <style:map style:condition="cell-content()=4" style:apply-style-name="green4" style:base-cell-address="v5.U19"/>
      <style:map style:condition="cell-content()=8" style:apply-style-name="green8" style:base-cell-address="v5.U19"/>
      <style:map style:condition="cell-content()=16" style:apply-style-name="green16" style:base-cell-address="v5.U19"/>
    </style:style>
    <style:style style:name="ce6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0"/>
      <style:map style:condition="cell-content()=2" style:apply-style-name="green2" style:base-cell-address="v5.U20"/>
      <style:map style:condition="cell-content()=4" style:apply-style-name="green4" style:base-cell-address="v5.U20"/>
      <style:map style:condition="cell-content()=8" style:apply-style-name="green8" style:base-cell-address="v5.U20"/>
      <style:map style:condition="cell-content()=16" style:apply-style-name="green16" style:base-cell-address="v5.U20"/>
    </style:style>
    <style:style style:name="ce6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1"/>
      <style:map style:condition="cell-content()=2" style:apply-style-name="green2" style:base-cell-address="v5.U21"/>
      <style:map style:condition="cell-content()=4" style:apply-style-name="green4" style:base-cell-address="v5.U21"/>
      <style:map style:condition="cell-content()=8" style:apply-style-name="green8" style:base-cell-address="v5.U21"/>
      <style:map style:condition="cell-content()=16" style:apply-style-name="green16" style:base-cell-address="v5.U21"/>
    </style:style>
    <style:style style:name="ce6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2"/>
      <style:map style:condition="cell-content()=2" style:apply-style-name="green2" style:base-cell-address="v5.U22"/>
      <style:map style:condition="cell-content()=4" style:apply-style-name="green4" style:base-cell-address="v5.U22"/>
      <style:map style:condition="cell-content()=8" style:apply-style-name="green8" style:base-cell-address="v5.U22"/>
      <style:map style:condition="cell-content()=16" style:apply-style-name="green16" style:base-cell-address="v5.U22"/>
    </style:style>
    <style:style style:name="ce6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3"/>
      <style:map style:condition="cell-content()=2" style:apply-style-name="green2" style:base-cell-address="v5.U23"/>
      <style:map style:condition="cell-content()=4" style:apply-style-name="green4" style:base-cell-address="v5.U23"/>
      <style:map style:condition="cell-content()=8" style:apply-style-name="green8" style:base-cell-address="v5.U23"/>
      <style:map style:condition="cell-content()=16" style:apply-style-name="green16" style:base-cell-address="v5.U23"/>
    </style:style>
    <style:style style:name="ce6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4"/>
      <style:map style:condition="cell-content()=2" style:apply-style-name="green2" style:base-cell-address="v5.U24"/>
      <style:map style:condition="cell-content()=4" style:apply-style-name="green4" style:base-cell-address="v5.U24"/>
      <style:map style:condition="cell-content()=8" style:apply-style-name="green8" style:base-cell-address="v5.U24"/>
      <style:map style:condition="cell-content()=16" style:apply-style-name="green16" style:base-cell-address="v5.U24"/>
    </style:style>
    <style:style style:name="ce6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5"/>
      <style:map style:condition="cell-content()=2" style:apply-style-name="green2" style:base-cell-address="v5.U25"/>
      <style:map style:condition="cell-content()=4" style:apply-style-name="green4" style:base-cell-address="v5.U25"/>
      <style:map style:condition="cell-content()=8" style:apply-style-name="green8" style:base-cell-address="v5.U25"/>
      <style:map style:condition="cell-content()=16" style:apply-style-name="green16" style:base-cell-address="v5.U25"/>
    </style:style>
    <style:style style:name="ce6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6"/>
      <style:map style:condition="cell-content()=2" style:apply-style-name="green2" style:base-cell-address="v5.U26"/>
      <style:map style:condition="cell-content()=4" style:apply-style-name="green4" style:base-cell-address="v5.U26"/>
      <style:map style:condition="cell-content()=8" style:apply-style-name="green8" style:base-cell-address="v5.U26"/>
      <style:map style:condition="cell-content()=16" style:apply-style-name="green16" style:base-cell-address="v5.U26"/>
    </style:style>
    <style:style style:name="ce6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7"/>
      <style:map style:condition="cell-content()=2" style:apply-style-name="green2" style:base-cell-address="v5.U27"/>
      <style:map style:condition="cell-content()=4" style:apply-style-name="green4" style:base-cell-address="v5.U27"/>
      <style:map style:condition="cell-content()=8" style:apply-style-name="green8" style:base-cell-address="v5.U27"/>
      <style:map style:condition="cell-content()=16" style:apply-style-name="green16" style:base-cell-address="v5.U27"/>
    </style:style>
    <style:style style:name="ce6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8"/>
      <style:map style:condition="cell-content()=2" style:apply-style-name="green2" style:base-cell-address="v5.U28"/>
      <style:map style:condition="cell-content()=4" style:apply-style-name="green4" style:base-cell-address="v5.U28"/>
      <style:map style:condition="cell-content()=8" style:apply-style-name="green8" style:base-cell-address="v5.U28"/>
      <style:map style:condition="cell-content()=16" style:apply-style-name="green16" style:base-cell-address="v5.U28"/>
    </style:style>
    <style:style style:name="ce6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29"/>
      <style:map style:condition="cell-content()=2" style:apply-style-name="green2" style:base-cell-address="v5.U29"/>
      <style:map style:condition="cell-content()=4" style:apply-style-name="green4" style:base-cell-address="v5.U29"/>
      <style:map style:condition="cell-content()=8" style:apply-style-name="green8" style:base-cell-address="v5.U29"/>
      <style:map style:condition="cell-content()=16" style:apply-style-name="green16" style:base-cell-address="v5.U29"/>
    </style:style>
    <style:style style:name="ce6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0"/>
      <style:map style:condition="cell-content()=2" style:apply-style-name="green2" style:base-cell-address="v5.U30"/>
      <style:map style:condition="cell-content()=4" style:apply-style-name="green4" style:base-cell-address="v5.U30"/>
      <style:map style:condition="cell-content()=8" style:apply-style-name="green8" style:base-cell-address="v5.U30"/>
      <style:map style:condition="cell-content()=16" style:apply-style-name="green16" style:base-cell-address="v5.U30"/>
    </style:style>
    <style:style style:name="ce6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1"/>
      <style:map style:condition="cell-content()=2" style:apply-style-name="green2" style:base-cell-address="v5.U31"/>
      <style:map style:condition="cell-content()=4" style:apply-style-name="green4" style:base-cell-address="v5.U31"/>
      <style:map style:condition="cell-content()=8" style:apply-style-name="green8" style:base-cell-address="v5.U31"/>
      <style:map style:condition="cell-content()=16" style:apply-style-name="green16" style:base-cell-address="v5.U31"/>
    </style:style>
    <style:style style:name="ce6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2"/>
      <style:map style:condition="cell-content()=2" style:apply-style-name="green2" style:base-cell-address="v5.U32"/>
      <style:map style:condition="cell-content()=4" style:apply-style-name="green4" style:base-cell-address="v5.U32"/>
      <style:map style:condition="cell-content()=8" style:apply-style-name="green8" style:base-cell-address="v5.U32"/>
      <style:map style:condition="cell-content()=16" style:apply-style-name="green16" style:base-cell-address="v5.U32"/>
    </style:style>
    <style:style style:name="ce6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3"/>
      <style:map style:condition="cell-content()=2" style:apply-style-name="green2" style:base-cell-address="v5.U33"/>
      <style:map style:condition="cell-content()=4" style:apply-style-name="green4" style:base-cell-address="v5.U33"/>
      <style:map style:condition="cell-content()=8" style:apply-style-name="green8" style:base-cell-address="v5.U33"/>
      <style:map style:condition="cell-content()=16" style:apply-style-name="green16" style:base-cell-address="v5.U33"/>
    </style:style>
    <style:style style:name="ce6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4"/>
      <style:map style:condition="cell-content()=2" style:apply-style-name="green2" style:base-cell-address="v5.U34"/>
      <style:map style:condition="cell-content()=4" style:apply-style-name="green4" style:base-cell-address="v5.U34"/>
      <style:map style:condition="cell-content()=8" style:apply-style-name="green8" style:base-cell-address="v5.U34"/>
      <style:map style:condition="cell-content()=16" style:apply-style-name="green16" style:base-cell-address="v5.U34"/>
    </style:style>
    <style:style style:name="ce6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5"/>
      <style:map style:condition="cell-content()=2" style:apply-style-name="green2" style:base-cell-address="v5.U35"/>
      <style:map style:condition="cell-content()=4" style:apply-style-name="green4" style:base-cell-address="v5.U35"/>
      <style:map style:condition="cell-content()=8" style:apply-style-name="green8" style:base-cell-address="v5.U35"/>
      <style:map style:condition="cell-content()=16" style:apply-style-name="green16" style:base-cell-address="v5.U35"/>
    </style:style>
    <style:style style:name="ce6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6"/>
      <style:map style:condition="cell-content()=2" style:apply-style-name="green2" style:base-cell-address="v5.U36"/>
      <style:map style:condition="cell-content()=4" style:apply-style-name="green4" style:base-cell-address="v5.U36"/>
      <style:map style:condition="cell-content()=8" style:apply-style-name="green8" style:base-cell-address="v5.U36"/>
      <style:map style:condition="cell-content()=16" style:apply-style-name="green16" style:base-cell-address="v5.U36"/>
    </style:style>
    <style:style style:name="ce6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7"/>
      <style:map style:condition="cell-content()=2" style:apply-style-name="green2" style:base-cell-address="v5.U37"/>
      <style:map style:condition="cell-content()=4" style:apply-style-name="green4" style:base-cell-address="v5.U37"/>
      <style:map style:condition="cell-content()=8" style:apply-style-name="green8" style:base-cell-address="v5.U37"/>
      <style:map style:condition="cell-content()=16" style:apply-style-name="green16" style:base-cell-address="v5.U37"/>
    </style:style>
    <style:style style:name="ce6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8"/>
      <style:map style:condition="cell-content()=2" style:apply-style-name="green2" style:base-cell-address="v5.U38"/>
      <style:map style:condition="cell-content()=4" style:apply-style-name="green4" style:base-cell-address="v5.U38"/>
      <style:map style:condition="cell-content()=8" style:apply-style-name="green8" style:base-cell-address="v5.U38"/>
      <style:map style:condition="cell-content()=16" style:apply-style-name="green16" style:base-cell-address="v5.U38"/>
    </style:style>
    <style:style style:name="ce6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39"/>
      <style:map style:condition="cell-content()=2" style:apply-style-name="green2" style:base-cell-address="v5.U39"/>
      <style:map style:condition="cell-content()=4" style:apply-style-name="green4" style:base-cell-address="v5.U39"/>
      <style:map style:condition="cell-content()=8" style:apply-style-name="green8" style:base-cell-address="v5.U39"/>
      <style:map style:condition="cell-content()=16" style:apply-style-name="green16" style:base-cell-address="v5.U39"/>
    </style:style>
    <style:style style:name="ce6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U40"/>
      <style:map style:condition="cell-content()=2" style:apply-style-name="green2" style:base-cell-address="v5.U40"/>
      <style:map style:condition="cell-content()=4" style:apply-style-name="green4" style:base-cell-address="v5.U40"/>
      <style:map style:condition="cell-content()=8" style:apply-style-name="green8" style:base-cell-address="v5.U40"/>
      <style:map style:condition="cell-content()=16" style:apply-style-name="green16" style:base-cell-address="v5.U40"/>
    </style:style>
    <style:style style:name="ce653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6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8"/>
      <style:map style:condition="cell-content()=2" style:apply-style-name="green2" style:base-cell-address="v5.AC8"/>
      <style:map style:condition="cell-content()=4" style:apply-style-name="green4" style:base-cell-address="v5.AC8"/>
      <style:map style:condition="cell-content()=8" style:apply-style-name="green8" style:base-cell-address="v5.AC8"/>
      <style:map style:condition="cell-content()=16" style:apply-style-name="green16" style:base-cell-address="v5.AC8"/>
    </style:style>
    <style:style style:name="ce6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9"/>
      <style:map style:condition="cell-content()=2" style:apply-style-name="green2" style:base-cell-address="v5.AC9"/>
      <style:map style:condition="cell-content()=4" style:apply-style-name="green4" style:base-cell-address="v5.AC9"/>
      <style:map style:condition="cell-content()=8" style:apply-style-name="green8" style:base-cell-address="v5.AC9"/>
      <style:map style:condition="cell-content()=16" style:apply-style-name="green16" style:base-cell-address="v5.AC9"/>
    </style:style>
    <style:style style:name="ce6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0"/>
      <style:map style:condition="cell-content()=2" style:apply-style-name="green2" style:base-cell-address="v5.AC10"/>
      <style:map style:condition="cell-content()=4" style:apply-style-name="green4" style:base-cell-address="v5.AC10"/>
      <style:map style:condition="cell-content()=8" style:apply-style-name="green8" style:base-cell-address="v5.AC10"/>
      <style:map style:condition="cell-content()=16" style:apply-style-name="green16" style:base-cell-address="v5.AC10"/>
    </style:style>
    <style:style style:name="ce6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1"/>
      <style:map style:condition="cell-content()=2" style:apply-style-name="green2" style:base-cell-address="v5.AC11"/>
      <style:map style:condition="cell-content()=4" style:apply-style-name="green4" style:base-cell-address="v5.AC11"/>
      <style:map style:condition="cell-content()=8" style:apply-style-name="green8" style:base-cell-address="v5.AC11"/>
      <style:map style:condition="cell-content()=16" style:apply-style-name="green16" style:base-cell-address="v5.AC11"/>
    </style:style>
    <style:style style:name="ce6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2"/>
      <style:map style:condition="cell-content()=2" style:apply-style-name="green2" style:base-cell-address="v5.AC12"/>
      <style:map style:condition="cell-content()=4" style:apply-style-name="green4" style:base-cell-address="v5.AC12"/>
      <style:map style:condition="cell-content()=8" style:apply-style-name="green8" style:base-cell-address="v5.AC12"/>
      <style:map style:condition="cell-content()=16" style:apply-style-name="green16" style:base-cell-address="v5.AC12"/>
    </style:style>
    <style:style style:name="ce6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3"/>
      <style:map style:condition="cell-content()=2" style:apply-style-name="green2" style:base-cell-address="v5.AC13"/>
      <style:map style:condition="cell-content()=4" style:apply-style-name="green4" style:base-cell-address="v5.AC13"/>
      <style:map style:condition="cell-content()=8" style:apply-style-name="green8" style:base-cell-address="v5.AC13"/>
      <style:map style:condition="cell-content()=16" style:apply-style-name="green16" style:base-cell-address="v5.AC13"/>
    </style:style>
    <style:style style:name="ce6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4"/>
      <style:map style:condition="cell-content()=2" style:apply-style-name="green2" style:base-cell-address="v5.AC14"/>
      <style:map style:condition="cell-content()=4" style:apply-style-name="green4" style:base-cell-address="v5.AC14"/>
      <style:map style:condition="cell-content()=8" style:apply-style-name="green8" style:base-cell-address="v5.AC14"/>
      <style:map style:condition="cell-content()=16" style:apply-style-name="green16" style:base-cell-address="v5.AC14"/>
    </style:style>
    <style:style style:name="ce6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5"/>
      <style:map style:condition="cell-content()=2" style:apply-style-name="green2" style:base-cell-address="v5.AC15"/>
      <style:map style:condition="cell-content()=4" style:apply-style-name="green4" style:base-cell-address="v5.AC15"/>
      <style:map style:condition="cell-content()=8" style:apply-style-name="green8" style:base-cell-address="v5.AC15"/>
      <style:map style:condition="cell-content()=16" style:apply-style-name="green16" style:base-cell-address="v5.AC15"/>
    </style:style>
    <style:style style:name="ce6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6"/>
      <style:map style:condition="cell-content()=2" style:apply-style-name="green2" style:base-cell-address="v5.AC16"/>
      <style:map style:condition="cell-content()=4" style:apply-style-name="green4" style:base-cell-address="v5.AC16"/>
      <style:map style:condition="cell-content()=8" style:apply-style-name="green8" style:base-cell-address="v5.AC16"/>
      <style:map style:condition="cell-content()=16" style:apply-style-name="green16" style:base-cell-address="v5.AC16"/>
    </style:style>
    <style:style style:name="ce6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7"/>
      <style:map style:condition="cell-content()=2" style:apply-style-name="green2" style:base-cell-address="v5.AC17"/>
      <style:map style:condition="cell-content()=4" style:apply-style-name="green4" style:base-cell-address="v5.AC17"/>
      <style:map style:condition="cell-content()=8" style:apply-style-name="green8" style:base-cell-address="v5.AC17"/>
      <style:map style:condition="cell-content()=16" style:apply-style-name="green16" style:base-cell-address="v5.AC17"/>
    </style:style>
    <style:style style:name="ce6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8"/>
      <style:map style:condition="cell-content()=2" style:apply-style-name="green2" style:base-cell-address="v5.AC18"/>
      <style:map style:condition="cell-content()=4" style:apply-style-name="green4" style:base-cell-address="v5.AC18"/>
      <style:map style:condition="cell-content()=8" style:apply-style-name="green8" style:base-cell-address="v5.AC18"/>
      <style:map style:condition="cell-content()=16" style:apply-style-name="green16" style:base-cell-address="v5.AC18"/>
    </style:style>
    <style:style style:name="ce6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19"/>
      <style:map style:condition="cell-content()=2" style:apply-style-name="green2" style:base-cell-address="v5.AC19"/>
      <style:map style:condition="cell-content()=4" style:apply-style-name="green4" style:base-cell-address="v5.AC19"/>
      <style:map style:condition="cell-content()=8" style:apply-style-name="green8" style:base-cell-address="v5.AC19"/>
      <style:map style:condition="cell-content()=16" style:apply-style-name="green16" style:base-cell-address="v5.AC19"/>
    </style:style>
    <style:style style:name="ce6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0"/>
      <style:map style:condition="cell-content()=2" style:apply-style-name="green2" style:base-cell-address="v5.AC20"/>
      <style:map style:condition="cell-content()=4" style:apply-style-name="green4" style:base-cell-address="v5.AC20"/>
      <style:map style:condition="cell-content()=8" style:apply-style-name="green8" style:base-cell-address="v5.AC20"/>
      <style:map style:condition="cell-content()=16" style:apply-style-name="green16" style:base-cell-address="v5.AC20"/>
    </style:style>
    <style:style style:name="ce6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1"/>
      <style:map style:condition="cell-content()=2" style:apply-style-name="green2" style:base-cell-address="v5.AC21"/>
      <style:map style:condition="cell-content()=4" style:apply-style-name="green4" style:base-cell-address="v5.AC21"/>
      <style:map style:condition="cell-content()=8" style:apply-style-name="green8" style:base-cell-address="v5.AC21"/>
      <style:map style:condition="cell-content()=16" style:apply-style-name="green16" style:base-cell-address="v5.AC21"/>
    </style:style>
    <style:style style:name="ce6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2"/>
      <style:map style:condition="cell-content()=2" style:apply-style-name="green2" style:base-cell-address="v5.AC22"/>
      <style:map style:condition="cell-content()=4" style:apply-style-name="green4" style:base-cell-address="v5.AC22"/>
      <style:map style:condition="cell-content()=8" style:apply-style-name="green8" style:base-cell-address="v5.AC22"/>
      <style:map style:condition="cell-content()=16" style:apply-style-name="green16" style:base-cell-address="v5.AC22"/>
    </style:style>
    <style:style style:name="ce6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3"/>
      <style:map style:condition="cell-content()=2" style:apply-style-name="green2" style:base-cell-address="v5.AC23"/>
      <style:map style:condition="cell-content()=4" style:apply-style-name="green4" style:base-cell-address="v5.AC23"/>
      <style:map style:condition="cell-content()=8" style:apply-style-name="green8" style:base-cell-address="v5.AC23"/>
      <style:map style:condition="cell-content()=16" style:apply-style-name="green16" style:base-cell-address="v5.AC23"/>
    </style:style>
    <style:style style:name="ce6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C24"/>
      <style:map style:condition="cell-content()=2" style:apply-style-name="green2" style:base-cell-address="v5.AC24"/>
      <style:map style:condition="cell-content()=4" style:apply-style-name="green4" style:base-cell-address="v5.AC24"/>
      <style:map style:condition="cell-content()=8" style:apply-style-name="green8" style:base-cell-address="v5.AC24"/>
      <style:map style:condition="cell-content()=16" style:apply-style-name="green16" style:base-cell-address="v5.AC24"/>
    </style:style>
    <style:style style:name="ce6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8"/>
      <style:map style:condition="cell-content()=2" style:apply-style-name="green2" style:base-cell-address="v5.AD8"/>
      <style:map style:condition="cell-content()=4" style:apply-style-name="green4" style:base-cell-address="v5.AD8"/>
      <style:map style:condition="cell-content()=8" style:apply-style-name="green8" style:base-cell-address="v5.AD8"/>
      <style:map style:condition="cell-content()=16" style:apply-style-name="green16" style:base-cell-address="v5.AD8"/>
    </style:style>
    <style:style style:name="ce6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9"/>
      <style:map style:condition="cell-content()=2" style:apply-style-name="green2" style:base-cell-address="v5.AD9"/>
      <style:map style:condition="cell-content()=4" style:apply-style-name="green4" style:base-cell-address="v5.AD9"/>
      <style:map style:condition="cell-content()=8" style:apply-style-name="green8" style:base-cell-address="v5.AD9"/>
      <style:map style:condition="cell-content()=16" style:apply-style-name="green16" style:base-cell-address="v5.AD9"/>
    </style:style>
    <style:style style:name="ce6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0"/>
      <style:map style:condition="cell-content()=2" style:apply-style-name="green2" style:base-cell-address="v5.AD10"/>
      <style:map style:condition="cell-content()=4" style:apply-style-name="green4" style:base-cell-address="v5.AD10"/>
      <style:map style:condition="cell-content()=8" style:apply-style-name="green8" style:base-cell-address="v5.AD10"/>
      <style:map style:condition="cell-content()=16" style:apply-style-name="green16" style:base-cell-address="v5.AD10"/>
    </style:style>
    <style:style style:name="ce6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1"/>
      <style:map style:condition="cell-content()=2" style:apply-style-name="green2" style:base-cell-address="v5.AD11"/>
      <style:map style:condition="cell-content()=4" style:apply-style-name="green4" style:base-cell-address="v5.AD11"/>
      <style:map style:condition="cell-content()=8" style:apply-style-name="green8" style:base-cell-address="v5.AD11"/>
      <style:map style:condition="cell-content()=16" style:apply-style-name="green16" style:base-cell-address="v5.AD11"/>
    </style:style>
    <style:style style:name="ce6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2"/>
      <style:map style:condition="cell-content()=2" style:apply-style-name="green2" style:base-cell-address="v5.AD12"/>
      <style:map style:condition="cell-content()=4" style:apply-style-name="green4" style:base-cell-address="v5.AD12"/>
      <style:map style:condition="cell-content()=8" style:apply-style-name="green8" style:base-cell-address="v5.AD12"/>
      <style:map style:condition="cell-content()=16" style:apply-style-name="green16" style:base-cell-address="v5.AD12"/>
    </style:style>
    <style:style style:name="ce6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3"/>
      <style:map style:condition="cell-content()=2" style:apply-style-name="green2" style:base-cell-address="v5.AD13"/>
      <style:map style:condition="cell-content()=4" style:apply-style-name="green4" style:base-cell-address="v5.AD13"/>
      <style:map style:condition="cell-content()=8" style:apply-style-name="green8" style:base-cell-address="v5.AD13"/>
      <style:map style:condition="cell-content()=16" style:apply-style-name="green16" style:base-cell-address="v5.AD13"/>
    </style:style>
    <style:style style:name="ce6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4"/>
      <style:map style:condition="cell-content()=2" style:apply-style-name="green2" style:base-cell-address="v5.AD14"/>
      <style:map style:condition="cell-content()=4" style:apply-style-name="green4" style:base-cell-address="v5.AD14"/>
      <style:map style:condition="cell-content()=8" style:apply-style-name="green8" style:base-cell-address="v5.AD14"/>
      <style:map style:condition="cell-content()=16" style:apply-style-name="green16" style:base-cell-address="v5.AD14"/>
    </style:style>
    <style:style style:name="ce6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5"/>
      <style:map style:condition="cell-content()=2" style:apply-style-name="green2" style:base-cell-address="v5.AD15"/>
      <style:map style:condition="cell-content()=4" style:apply-style-name="green4" style:base-cell-address="v5.AD15"/>
      <style:map style:condition="cell-content()=8" style:apply-style-name="green8" style:base-cell-address="v5.AD15"/>
      <style:map style:condition="cell-content()=16" style:apply-style-name="green16" style:base-cell-address="v5.AD15"/>
    </style:style>
    <style:style style:name="ce6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6"/>
      <style:map style:condition="cell-content()=2" style:apply-style-name="green2" style:base-cell-address="v5.AD16"/>
      <style:map style:condition="cell-content()=4" style:apply-style-name="green4" style:base-cell-address="v5.AD16"/>
      <style:map style:condition="cell-content()=8" style:apply-style-name="green8" style:base-cell-address="v5.AD16"/>
      <style:map style:condition="cell-content()=16" style:apply-style-name="green16" style:base-cell-address="v5.AD16"/>
    </style:style>
    <style:style style:name="ce6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7"/>
      <style:map style:condition="cell-content()=2" style:apply-style-name="green2" style:base-cell-address="v5.AD17"/>
      <style:map style:condition="cell-content()=4" style:apply-style-name="green4" style:base-cell-address="v5.AD17"/>
      <style:map style:condition="cell-content()=8" style:apply-style-name="green8" style:base-cell-address="v5.AD17"/>
      <style:map style:condition="cell-content()=16" style:apply-style-name="green16" style:base-cell-address="v5.AD17"/>
    </style:style>
    <style:style style:name="ce6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8"/>
      <style:map style:condition="cell-content()=2" style:apply-style-name="green2" style:base-cell-address="v5.AD18"/>
      <style:map style:condition="cell-content()=4" style:apply-style-name="green4" style:base-cell-address="v5.AD18"/>
      <style:map style:condition="cell-content()=8" style:apply-style-name="green8" style:base-cell-address="v5.AD18"/>
      <style:map style:condition="cell-content()=16" style:apply-style-name="green16" style:base-cell-address="v5.AD18"/>
    </style:style>
    <style:style style:name="ce6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19"/>
      <style:map style:condition="cell-content()=2" style:apply-style-name="green2" style:base-cell-address="v5.AD19"/>
      <style:map style:condition="cell-content()=4" style:apply-style-name="green4" style:base-cell-address="v5.AD19"/>
      <style:map style:condition="cell-content()=8" style:apply-style-name="green8" style:base-cell-address="v5.AD19"/>
      <style:map style:condition="cell-content()=16" style:apply-style-name="green16" style:base-cell-address="v5.AD19"/>
    </style:style>
    <style:style style:name="ce6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0"/>
      <style:map style:condition="cell-content()=2" style:apply-style-name="green2" style:base-cell-address="v5.AD20"/>
      <style:map style:condition="cell-content()=4" style:apply-style-name="green4" style:base-cell-address="v5.AD20"/>
      <style:map style:condition="cell-content()=8" style:apply-style-name="green8" style:base-cell-address="v5.AD20"/>
      <style:map style:condition="cell-content()=16" style:apply-style-name="green16" style:base-cell-address="v5.AD20"/>
    </style:style>
    <style:style style:name="ce6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1"/>
      <style:map style:condition="cell-content()=2" style:apply-style-name="green2" style:base-cell-address="v5.AD21"/>
      <style:map style:condition="cell-content()=4" style:apply-style-name="green4" style:base-cell-address="v5.AD21"/>
      <style:map style:condition="cell-content()=8" style:apply-style-name="green8" style:base-cell-address="v5.AD21"/>
      <style:map style:condition="cell-content()=16" style:apply-style-name="green16" style:base-cell-address="v5.AD21"/>
    </style:style>
    <style:style style:name="ce6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2"/>
      <style:map style:condition="cell-content()=2" style:apply-style-name="green2" style:base-cell-address="v5.AD22"/>
      <style:map style:condition="cell-content()=4" style:apply-style-name="green4" style:base-cell-address="v5.AD22"/>
      <style:map style:condition="cell-content()=8" style:apply-style-name="green8" style:base-cell-address="v5.AD22"/>
      <style:map style:condition="cell-content()=16" style:apply-style-name="green16" style:base-cell-address="v5.AD22"/>
    </style:style>
    <style:style style:name="ce6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3"/>
      <style:map style:condition="cell-content()=2" style:apply-style-name="green2" style:base-cell-address="v5.AD23"/>
      <style:map style:condition="cell-content()=4" style:apply-style-name="green4" style:base-cell-address="v5.AD23"/>
      <style:map style:condition="cell-content()=8" style:apply-style-name="green8" style:base-cell-address="v5.AD23"/>
      <style:map style:condition="cell-content()=16" style:apply-style-name="green16" style:base-cell-address="v5.AD23"/>
    </style:style>
    <style:style style:name="ce6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5.AD24"/>
      <style:map style:condition="cell-content()=2" style:apply-style-name="green2" style:base-cell-address="v5.AD24"/>
      <style:map style:condition="cell-content()=4" style:apply-style-name="green4" style:base-cell-address="v5.AD24"/>
      <style:map style:condition="cell-content()=8" style:apply-style-name="green8" style:base-cell-address="v5.AD24"/>
      <style:map style:condition="cell-content()=16" style:apply-style-name="green16" style:base-cell-address="v5.AD24"/>
    </style:style>
    <style:style style:name="ce68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9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6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6pt" style:font-size-asian="6pt" style:font-size-complex="6pt"/>
    </style:style>
    <style:style style:name="ce691" style:family="table-cell" style:parent-style-name="Default">
      <style:table-cell-properties style:rotation-angle="270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9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94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695" style:family="table-cell" style:parent-style-name="Default">
      <style:table-cell-properties style:text-align-source="fix" style:repeat-content="false" fo:wrap-option="wrap" style:rotation-angle="270" style:rotation-align="top"/>
      <style:paragraph-properties fo:text-align="end" fo:margin-left="0mm"/>
      <style:text-properties fo:font-size="8pt" style:font-size-asian="8pt" style:font-size-complex="8pt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6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6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  <style:map style:condition="cell-content()=1" style:apply-style-name="Untitled1" style:base-cell-address="v4_3.O8"/>
      <style:map style:condition="cell-content()=0" style:apply-style-name="Untitled2" style:base-cell-address="v4_3.O8"/>
    </style:style>
    <style:style style:name="ce699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7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8"/>
      <style:map style:condition="cell-content()=0" style:apply-style-name="Untitled2" style:base-cell-address="v4_3.S8"/>
    </style:style>
    <style:style style:name="ce7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9"/>
      <style:map style:condition="cell-content()=0" style:apply-style-name="Untitled2" style:base-cell-address="v4_3.S9"/>
    </style:style>
    <style:style style:name="ce7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10"/>
      <style:map style:condition="cell-content()=0" style:apply-style-name="Untitled2" style:base-cell-address="v4_3.S10"/>
    </style:style>
    <style:style style:name="ce7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red" style:base-cell-address="v4_3.S11"/>
      <style:map style:condition="cell-content()=0" style:apply-style-name="Untitled2" style:base-cell-address="v4_3.S11"/>
    </style:style>
    <style:style style:name="ce7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8"/>
      <style:map style:condition="cell-content()=2" style:apply-style-name="green2" style:base-cell-address="v4_3.AB8"/>
      <style:map style:condition="cell-content()=4" style:apply-style-name="green4" style:base-cell-address="v4_3.AB8"/>
      <style:map style:condition="cell-content()=8" style:apply-style-name="green8" style:base-cell-address="v4_3.AB8"/>
      <style:map style:condition="cell-content()=16" style:apply-style-name="green16" style:base-cell-address="v4_3.AB8"/>
    </style:style>
    <style:style style:name="ce7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9"/>
      <style:map style:condition="cell-content()=2" style:apply-style-name="green2" style:base-cell-address="v4_3.AB9"/>
      <style:map style:condition="cell-content()=4" style:apply-style-name="green4" style:base-cell-address="v4_3.AB9"/>
      <style:map style:condition="cell-content()=8" style:apply-style-name="green8" style:base-cell-address="v4_3.AB9"/>
      <style:map style:condition="cell-content()=16" style:apply-style-name="green16" style:base-cell-address="v4_3.AB9"/>
    </style:style>
    <style:style style:name="ce7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0"/>
      <style:map style:condition="cell-content()=2" style:apply-style-name="green2" style:base-cell-address="v4_3.AB10"/>
      <style:map style:condition="cell-content()=4" style:apply-style-name="green4" style:base-cell-address="v4_3.AB10"/>
      <style:map style:condition="cell-content()=8" style:apply-style-name="green8" style:base-cell-address="v4_3.AB10"/>
      <style:map style:condition="cell-content()=16" style:apply-style-name="green16" style:base-cell-address="v4_3.AB10"/>
    </style:style>
    <style:style style:name="ce7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1"/>
      <style:map style:condition="cell-content()=2" style:apply-style-name="green2" style:base-cell-address="v4_3.AB11"/>
      <style:map style:condition="cell-content()=4" style:apply-style-name="green4" style:base-cell-address="v4_3.AB11"/>
      <style:map style:condition="cell-content()=8" style:apply-style-name="green8" style:base-cell-address="v4_3.AB11"/>
      <style:map style:condition="cell-content()=16" style:apply-style-name="green16" style:base-cell-address="v4_3.AB11"/>
    </style:style>
    <style:style style:name="ce7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2"/>
      <style:map style:condition="cell-content()=2" style:apply-style-name="green2" style:base-cell-address="v4_3.AB12"/>
      <style:map style:condition="cell-content()=4" style:apply-style-name="green4" style:base-cell-address="v4_3.AB12"/>
      <style:map style:condition="cell-content()=8" style:apply-style-name="green8" style:base-cell-address="v4_3.AB12"/>
      <style:map style:condition="cell-content()=16" style:apply-style-name="green16" style:base-cell-address="v4_3.AB12"/>
    </style:style>
    <style:style style:name="ce7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3"/>
      <style:map style:condition="cell-content()=2" style:apply-style-name="green2" style:base-cell-address="v4_3.AB13"/>
      <style:map style:condition="cell-content()=4" style:apply-style-name="green4" style:base-cell-address="v4_3.AB13"/>
      <style:map style:condition="cell-content()=8" style:apply-style-name="green8" style:base-cell-address="v4_3.AB13"/>
      <style:map style:condition="cell-content()=16" style:apply-style-name="green16" style:base-cell-address="v4_3.AB13"/>
    </style:style>
    <style:style style:name="ce7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4"/>
      <style:map style:condition="cell-content()=2" style:apply-style-name="green2" style:base-cell-address="v4_3.AB14"/>
      <style:map style:condition="cell-content()=4" style:apply-style-name="green4" style:base-cell-address="v4_3.AB14"/>
      <style:map style:condition="cell-content()=8" style:apply-style-name="green8" style:base-cell-address="v4_3.AB14"/>
      <style:map style:condition="cell-content()=16" style:apply-style-name="green16" style:base-cell-address="v4_3.AB14"/>
    </style:style>
    <style:style style:name="ce7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5"/>
      <style:map style:condition="cell-content()=2" style:apply-style-name="green2" style:base-cell-address="v4_3.AB15"/>
      <style:map style:condition="cell-content()=4" style:apply-style-name="green4" style:base-cell-address="v4_3.AB15"/>
      <style:map style:condition="cell-content()=8" style:apply-style-name="green8" style:base-cell-address="v4_3.AB15"/>
      <style:map style:condition="cell-content()=16" style:apply-style-name="green16" style:base-cell-address="v4_3.AB15"/>
    </style:style>
    <style:style style:name="ce7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7"/>
      <style:map style:condition="cell-content()=2" style:apply-style-name="green2" style:base-cell-address="v4_3.AB17"/>
      <style:map style:condition="cell-content()=4" style:apply-style-name="green4" style:base-cell-address="v4_3.AB17"/>
      <style:map style:condition="cell-content()=8" style:apply-style-name="green8" style:base-cell-address="v4_3.AB17"/>
      <style:map style:condition="cell-content()=16" style:apply-style-name="green16" style:base-cell-address="v4_3.AB17"/>
    </style:style>
    <style:style style:name="ce7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8"/>
      <style:map style:condition="cell-content()=2" style:apply-style-name="green2" style:base-cell-address="v4_3.AB18"/>
      <style:map style:condition="cell-content()=4" style:apply-style-name="green4" style:base-cell-address="v4_3.AB18"/>
      <style:map style:condition="cell-content()=8" style:apply-style-name="green8" style:base-cell-address="v4_3.AB18"/>
      <style:map style:condition="cell-content()=16" style:apply-style-name="green16" style:base-cell-address="v4_3.AB18"/>
    </style:style>
    <style:style style:name="ce7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19"/>
      <style:map style:condition="cell-content()=2" style:apply-style-name="green2" style:base-cell-address="v4_3.AB19"/>
      <style:map style:condition="cell-content()=4" style:apply-style-name="green4" style:base-cell-address="v4_3.AB19"/>
      <style:map style:condition="cell-content()=8" style:apply-style-name="green8" style:base-cell-address="v4_3.AB19"/>
      <style:map style:condition="cell-content()=16" style:apply-style-name="green16" style:base-cell-address="v4_3.AB19"/>
    </style:style>
    <style:style style:name="ce7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0"/>
      <style:map style:condition="cell-content()=2" style:apply-style-name="green2" style:base-cell-address="v4_3.AB20"/>
      <style:map style:condition="cell-content()=4" style:apply-style-name="green4" style:base-cell-address="v4_3.AB20"/>
      <style:map style:condition="cell-content()=8" style:apply-style-name="green8" style:base-cell-address="v4_3.AB20"/>
      <style:map style:condition="cell-content()=16" style:apply-style-name="green16" style:base-cell-address="v4_3.AB20"/>
    </style:style>
    <style:style style:name="ce7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1"/>
      <style:map style:condition="cell-content()=2" style:apply-style-name="green2" style:base-cell-address="v4_3.AB21"/>
      <style:map style:condition="cell-content()=4" style:apply-style-name="green4" style:base-cell-address="v4_3.AB21"/>
      <style:map style:condition="cell-content()=8" style:apply-style-name="green8" style:base-cell-address="v4_3.AB21"/>
      <style:map style:condition="cell-content()=16" style:apply-style-name="green16" style:base-cell-address="v4_3.AB21"/>
    </style:style>
    <style:style style:name="ce7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2"/>
      <style:map style:condition="cell-content()=2" style:apply-style-name="green2" style:base-cell-address="v4_3.AB22"/>
      <style:map style:condition="cell-content()=4" style:apply-style-name="green4" style:base-cell-address="v4_3.AB22"/>
      <style:map style:condition="cell-content()=8" style:apply-style-name="green8" style:base-cell-address="v4_3.AB22"/>
      <style:map style:condition="cell-content()=16" style:apply-style-name="green16" style:base-cell-address="v4_3.AB22"/>
    </style:style>
    <style:style style:name="ce7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3"/>
      <style:map style:condition="cell-content()=2" style:apply-style-name="green2" style:base-cell-address="v4_3.AB23"/>
      <style:map style:condition="cell-content()=4" style:apply-style-name="green4" style:base-cell-address="v4_3.AB23"/>
      <style:map style:condition="cell-content()=8" style:apply-style-name="green8" style:base-cell-address="v4_3.AB23"/>
      <style:map style:condition="cell-content()=16" style:apply-style-name="green16" style:base-cell-address="v4_3.AB23"/>
    </style:style>
    <style:style style:name="ce7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4"/>
      <style:map style:condition="cell-content()=2" style:apply-style-name="green2" style:base-cell-address="v4_3.AB24"/>
      <style:map style:condition="cell-content()=4" style:apply-style-name="green4" style:base-cell-address="v4_3.AB24"/>
      <style:map style:condition="cell-content()=8" style:apply-style-name="green8" style:base-cell-address="v4_3.AB24"/>
      <style:map style:condition="cell-content()=16" style:apply-style-name="green16" style:base-cell-address="v4_3.AB24"/>
    </style:style>
    <style:style style:name="ce7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5"/>
      <style:map style:condition="cell-content()=2" style:apply-style-name="green2" style:base-cell-address="v4_3.AB25"/>
      <style:map style:condition="cell-content()=4" style:apply-style-name="green4" style:base-cell-address="v4_3.AB25"/>
      <style:map style:condition="cell-content()=8" style:apply-style-name="green8" style:base-cell-address="v4_3.AB25"/>
      <style:map style:condition="cell-content()=16" style:apply-style-name="green16" style:base-cell-address="v4_3.AB25"/>
    </style:style>
    <style:style style:name="ce7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6"/>
      <style:map style:condition="cell-content()=2" style:apply-style-name="green2" style:base-cell-address="v4_3.AB26"/>
      <style:map style:condition="cell-content()=4" style:apply-style-name="green4" style:base-cell-address="v4_3.AB26"/>
      <style:map style:condition="cell-content()=8" style:apply-style-name="green8" style:base-cell-address="v4_3.AB26"/>
      <style:map style:condition="cell-content()=16" style:apply-style-name="green16" style:base-cell-address="v4_3.AB26"/>
    </style:style>
    <style:style style:name="ce7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7"/>
      <style:map style:condition="cell-content()=2" style:apply-style-name="green2" style:base-cell-address="v4_3.AB27"/>
      <style:map style:condition="cell-content()=4" style:apply-style-name="green4" style:base-cell-address="v4_3.AB27"/>
      <style:map style:condition="cell-content()=8" style:apply-style-name="green8" style:base-cell-address="v4_3.AB27"/>
      <style:map style:condition="cell-content()=16" style:apply-style-name="green16" style:base-cell-address="v4_3.AB27"/>
    </style:style>
    <style:style style:name="ce7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8"/>
      <style:map style:condition="cell-content()=2" style:apply-style-name="green2" style:base-cell-address="v4_3.AB28"/>
      <style:map style:condition="cell-content()=4" style:apply-style-name="green4" style:base-cell-address="v4_3.AB28"/>
      <style:map style:condition="cell-content()=8" style:apply-style-name="green8" style:base-cell-address="v4_3.AB28"/>
      <style:map style:condition="cell-content()=16" style:apply-style-name="green16" style:base-cell-address="v4_3.AB28"/>
    </style:style>
    <style:style style:name="ce7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29"/>
      <style:map style:condition="cell-content()=2" style:apply-style-name="green2" style:base-cell-address="v4_3.AB29"/>
      <style:map style:condition="cell-content()=4" style:apply-style-name="green4" style:base-cell-address="v4_3.AB29"/>
      <style:map style:condition="cell-content()=8" style:apply-style-name="green8" style:base-cell-address="v4_3.AB29"/>
      <style:map style:condition="cell-content()=16" style:apply-style-name="green16" style:base-cell-address="v4_3.AB29"/>
    </style:style>
    <style:style style:name="ce7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0"/>
      <style:map style:condition="cell-content()=2" style:apply-style-name="green2" style:base-cell-address="v4_3.AB30"/>
      <style:map style:condition="cell-content()=4" style:apply-style-name="green4" style:base-cell-address="v4_3.AB30"/>
      <style:map style:condition="cell-content()=8" style:apply-style-name="green8" style:base-cell-address="v4_3.AB30"/>
      <style:map style:condition="cell-content()=16" style:apply-style-name="green16" style:base-cell-address="v4_3.AB30"/>
    </style:style>
    <style:style style:name="ce7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1"/>
      <style:map style:condition="cell-content()=2" style:apply-style-name="green2" style:base-cell-address="v4_3.AB31"/>
      <style:map style:condition="cell-content()=4" style:apply-style-name="green4" style:base-cell-address="v4_3.AB31"/>
      <style:map style:condition="cell-content()=8" style:apply-style-name="green8" style:base-cell-address="v4_3.AB31"/>
      <style:map style:condition="cell-content()=16" style:apply-style-name="green16" style:base-cell-address="v4_3.AB31"/>
    </style:style>
    <style:style style:name="ce7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2"/>
      <style:map style:condition="cell-content()=2" style:apply-style-name="green2" style:base-cell-address="v4_3.AB32"/>
      <style:map style:condition="cell-content()=4" style:apply-style-name="green4" style:base-cell-address="v4_3.AB32"/>
      <style:map style:condition="cell-content()=8" style:apply-style-name="green8" style:base-cell-address="v4_3.AB32"/>
      <style:map style:condition="cell-content()=16" style:apply-style-name="green16" style:base-cell-address="v4_3.AB32"/>
    </style:style>
    <style:style style:name="ce7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3"/>
      <style:map style:condition="cell-content()=2" style:apply-style-name="green2" style:base-cell-address="v4_3.AB33"/>
      <style:map style:condition="cell-content()=4" style:apply-style-name="green4" style:base-cell-address="v4_3.AB33"/>
      <style:map style:condition="cell-content()=8" style:apply-style-name="green8" style:base-cell-address="v4_3.AB33"/>
      <style:map style:condition="cell-content()=16" style:apply-style-name="green16" style:base-cell-address="v4_3.AB33"/>
    </style:style>
    <style:style style:name="ce7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4"/>
      <style:map style:condition="cell-content()=2" style:apply-style-name="green2" style:base-cell-address="v4_3.AB34"/>
      <style:map style:condition="cell-content()=4" style:apply-style-name="green4" style:base-cell-address="v4_3.AB34"/>
      <style:map style:condition="cell-content()=8" style:apply-style-name="green8" style:base-cell-address="v4_3.AB34"/>
      <style:map style:condition="cell-content()=16" style:apply-style-name="green16" style:base-cell-address="v4_3.AB34"/>
    </style:style>
    <style:style style:name="ce7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5"/>
      <style:map style:condition="cell-content()=2" style:apply-style-name="green2" style:base-cell-address="v4_3.AB35"/>
      <style:map style:condition="cell-content()=4" style:apply-style-name="green4" style:base-cell-address="v4_3.AB35"/>
      <style:map style:condition="cell-content()=8" style:apply-style-name="green8" style:base-cell-address="v4_3.AB35"/>
      <style:map style:condition="cell-content()=16" style:apply-style-name="green16" style:base-cell-address="v4_3.AB35"/>
    </style:style>
    <style:style style:name="ce7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6"/>
      <style:map style:condition="cell-content()=2" style:apply-style-name="green2" style:base-cell-address="v4_3.AB36"/>
      <style:map style:condition="cell-content()=4" style:apply-style-name="green4" style:base-cell-address="v4_3.AB36"/>
      <style:map style:condition="cell-content()=8" style:apply-style-name="green8" style:base-cell-address="v4_3.AB36"/>
      <style:map style:condition="cell-content()=16" style:apply-style-name="green16" style:base-cell-address="v4_3.AB36"/>
    </style:style>
    <style:style style:name="ce7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7"/>
      <style:map style:condition="cell-content()=2" style:apply-style-name="green2" style:base-cell-address="v4_3.AB37"/>
      <style:map style:condition="cell-content()=4" style:apply-style-name="green4" style:base-cell-address="v4_3.AB37"/>
      <style:map style:condition="cell-content()=8" style:apply-style-name="green8" style:base-cell-address="v4_3.AB37"/>
      <style:map style:condition="cell-content()=16" style:apply-style-name="green16" style:base-cell-address="v4_3.AB37"/>
    </style:style>
    <style:style style:name="ce7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8"/>
      <style:map style:condition="cell-content()=2" style:apply-style-name="green2" style:base-cell-address="v4_3.AB38"/>
      <style:map style:condition="cell-content()=4" style:apply-style-name="green4" style:base-cell-address="v4_3.AB38"/>
      <style:map style:condition="cell-content()=8" style:apply-style-name="green8" style:base-cell-address="v4_3.AB38"/>
      <style:map style:condition="cell-content()=16" style:apply-style-name="green16" style:base-cell-address="v4_3.AB38"/>
    </style:style>
    <style:style style:name="ce7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39"/>
      <style:map style:condition="cell-content()=2" style:apply-style-name="green2" style:base-cell-address="v4_3.AB39"/>
      <style:map style:condition="cell-content()=4" style:apply-style-name="green4" style:base-cell-address="v4_3.AB39"/>
      <style:map style:condition="cell-content()=8" style:apply-style-name="green8" style:base-cell-address="v4_3.AB39"/>
      <style:map style:condition="cell-content()=16" style:apply-style-name="green16" style:base-cell-address="v4_3.AB39"/>
    </style:style>
    <style:style style:name="ce7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B40"/>
      <style:map style:condition="cell-content()=2" style:apply-style-name="green2" style:base-cell-address="v4_3.AB40"/>
      <style:map style:condition="cell-content()=4" style:apply-style-name="green4" style:base-cell-address="v4_3.AB40"/>
      <style:map style:condition="cell-content()=8" style:apply-style-name="green8" style:base-cell-address="v4_3.AB40"/>
      <style:map style:condition="cell-content()=16" style:apply-style-name="green16" style:base-cell-address="v4_3.AB40"/>
    </style:style>
    <style:style style:name="ce7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9"/>
      <style:map style:condition="cell-content()=2" style:apply-style-name="green2" style:base-cell-address="v4_3.AC9"/>
      <style:map style:condition="cell-content()=4" style:apply-style-name="green4" style:base-cell-address="v4_3.AC9"/>
      <style:map style:condition="cell-content()=8" style:apply-style-name="green8" style:base-cell-address="v4_3.AC9"/>
      <style:map style:condition="cell-content()=16" style:apply-style-name="green16" style:base-cell-address="v4_3.AC9"/>
    </style:style>
    <style:style style:name="ce7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7"/>
      <style:map style:condition="cell-content()=2" style:apply-style-name="green2" style:base-cell-address="v4_3.AC17"/>
      <style:map style:condition="cell-content()=4" style:apply-style-name="green4" style:base-cell-address="v4_3.AC17"/>
      <style:map style:condition="cell-content()=8" style:apply-style-name="green8" style:base-cell-address="v4_3.AC17"/>
      <style:map style:condition="cell-content()=16" style:apply-style-name="green16" style:base-cell-address="v4_3.AC17"/>
    </style:style>
    <style:style style:name="ce7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8"/>
      <style:map style:condition="cell-content()=2" style:apply-style-name="green2" style:base-cell-address="v4_3.AC18"/>
      <style:map style:condition="cell-content()=4" style:apply-style-name="green4" style:base-cell-address="v4_3.AC18"/>
      <style:map style:condition="cell-content()=8" style:apply-style-name="green8" style:base-cell-address="v4_3.AC18"/>
      <style:map style:condition="cell-content()=16" style:apply-style-name="green16" style:base-cell-address="v4_3.AC18"/>
    </style:style>
    <style:style style:name="ce7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19"/>
      <style:map style:condition="cell-content()=2" style:apply-style-name="green2" style:base-cell-address="v4_3.AC19"/>
      <style:map style:condition="cell-content()=4" style:apply-style-name="green4" style:base-cell-address="v4_3.AC19"/>
      <style:map style:condition="cell-content()=8" style:apply-style-name="green8" style:base-cell-address="v4_3.AC19"/>
      <style:map style:condition="cell-content()=16" style:apply-style-name="green16" style:base-cell-address="v4_3.AC19"/>
    </style:style>
    <style:style style:name="ce7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0"/>
      <style:map style:condition="cell-content()=2" style:apply-style-name="green2" style:base-cell-address="v4_3.AC20"/>
      <style:map style:condition="cell-content()=4" style:apply-style-name="green4" style:base-cell-address="v4_3.AC20"/>
      <style:map style:condition="cell-content()=8" style:apply-style-name="green8" style:base-cell-address="v4_3.AC20"/>
      <style:map style:condition="cell-content()=16" style:apply-style-name="green16" style:base-cell-address="v4_3.AC20"/>
    </style:style>
    <style:style style:name="ce7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1"/>
      <style:map style:condition="cell-content()=2" style:apply-style-name="green2" style:base-cell-address="v4_3.AC21"/>
      <style:map style:condition="cell-content()=4" style:apply-style-name="green4" style:base-cell-address="v4_3.AC21"/>
      <style:map style:condition="cell-content()=8" style:apply-style-name="green8" style:base-cell-address="v4_3.AC21"/>
      <style:map style:condition="cell-content()=16" style:apply-style-name="green16" style:base-cell-address="v4_3.AC21"/>
    </style:style>
    <style:style style:name="ce7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2"/>
      <style:map style:condition="cell-content()=2" style:apply-style-name="green2" style:base-cell-address="v4_3.AC22"/>
      <style:map style:condition="cell-content()=4" style:apply-style-name="green4" style:base-cell-address="v4_3.AC22"/>
      <style:map style:condition="cell-content()=8" style:apply-style-name="green8" style:base-cell-address="v4_3.AC22"/>
      <style:map style:condition="cell-content()=16" style:apply-style-name="green16" style:base-cell-address="v4_3.AC22"/>
    </style:style>
    <style:style style:name="ce7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3"/>
      <style:map style:condition="cell-content()=2" style:apply-style-name="green2" style:base-cell-address="v4_3.AC23"/>
      <style:map style:condition="cell-content()=4" style:apply-style-name="green4" style:base-cell-address="v4_3.AC23"/>
      <style:map style:condition="cell-content()=8" style:apply-style-name="green8" style:base-cell-address="v4_3.AC23"/>
      <style:map style:condition="cell-content()=16" style:apply-style-name="green16" style:base-cell-address="v4_3.AC23"/>
    </style:style>
    <style:style style:name="ce7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4"/>
      <style:map style:condition="cell-content()=2" style:apply-style-name="green2" style:base-cell-address="v4_3.AC24"/>
      <style:map style:condition="cell-content()=4" style:apply-style-name="green4" style:base-cell-address="v4_3.AC24"/>
      <style:map style:condition="cell-content()=8" style:apply-style-name="green8" style:base-cell-address="v4_3.AC24"/>
      <style:map style:condition="cell-content()=16" style:apply-style-name="green16" style:base-cell-address="v4_3.AC24"/>
    </style:style>
    <style:style style:name="ce7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5"/>
      <style:map style:condition="cell-content()=2" style:apply-style-name="green2" style:base-cell-address="v4_3.AC25"/>
      <style:map style:condition="cell-content()=4" style:apply-style-name="green4" style:base-cell-address="v4_3.AC25"/>
      <style:map style:condition="cell-content()=8" style:apply-style-name="green8" style:base-cell-address="v4_3.AC25"/>
      <style:map style:condition="cell-content()=16" style:apply-style-name="green16" style:base-cell-address="v4_3.AC25"/>
    </style:style>
    <style:style style:name="ce7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6"/>
      <style:map style:condition="cell-content()=2" style:apply-style-name="green2" style:base-cell-address="v4_3.AC26"/>
      <style:map style:condition="cell-content()=4" style:apply-style-name="green4" style:base-cell-address="v4_3.AC26"/>
      <style:map style:condition="cell-content()=8" style:apply-style-name="green8" style:base-cell-address="v4_3.AC26"/>
      <style:map style:condition="cell-content()=16" style:apply-style-name="green16" style:base-cell-address="v4_3.AC26"/>
    </style:style>
    <style:style style:name="ce7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7"/>
      <style:map style:condition="cell-content()=2" style:apply-style-name="green2" style:base-cell-address="v4_3.AC27"/>
      <style:map style:condition="cell-content()=4" style:apply-style-name="green4" style:base-cell-address="v4_3.AC27"/>
      <style:map style:condition="cell-content()=8" style:apply-style-name="green8" style:base-cell-address="v4_3.AC27"/>
      <style:map style:condition="cell-content()=16" style:apply-style-name="green16" style:base-cell-address="v4_3.AC27"/>
    </style:style>
    <style:style style:name="ce7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8"/>
      <style:map style:condition="cell-content()=2" style:apply-style-name="green2" style:base-cell-address="v4_3.AC28"/>
      <style:map style:condition="cell-content()=4" style:apply-style-name="green4" style:base-cell-address="v4_3.AC28"/>
      <style:map style:condition="cell-content()=8" style:apply-style-name="green8" style:base-cell-address="v4_3.AC28"/>
      <style:map style:condition="cell-content()=16" style:apply-style-name="green16" style:base-cell-address="v4_3.AC28"/>
    </style:style>
    <style:style style:name="ce7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29"/>
      <style:map style:condition="cell-content()=2" style:apply-style-name="green2" style:base-cell-address="v4_3.AC29"/>
      <style:map style:condition="cell-content()=4" style:apply-style-name="green4" style:base-cell-address="v4_3.AC29"/>
      <style:map style:condition="cell-content()=8" style:apply-style-name="green8" style:base-cell-address="v4_3.AC29"/>
      <style:map style:condition="cell-content()=16" style:apply-style-name="green16" style:base-cell-address="v4_3.AC29"/>
    </style:style>
    <style:style style:name="ce7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0"/>
      <style:map style:condition="cell-content()=2" style:apply-style-name="green2" style:base-cell-address="v4_3.AC30"/>
      <style:map style:condition="cell-content()=4" style:apply-style-name="green4" style:base-cell-address="v4_3.AC30"/>
      <style:map style:condition="cell-content()=8" style:apply-style-name="green8" style:base-cell-address="v4_3.AC30"/>
      <style:map style:condition="cell-content()=16" style:apply-style-name="green16" style:base-cell-address="v4_3.AC30"/>
    </style:style>
    <style:style style:name="ce7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1"/>
      <style:map style:condition="cell-content()=2" style:apply-style-name="green2" style:base-cell-address="v4_3.AC31"/>
      <style:map style:condition="cell-content()=4" style:apply-style-name="green4" style:base-cell-address="v4_3.AC31"/>
      <style:map style:condition="cell-content()=8" style:apply-style-name="green8" style:base-cell-address="v4_3.AC31"/>
      <style:map style:condition="cell-content()=16" style:apply-style-name="green16" style:base-cell-address="v4_3.AC31"/>
    </style:style>
    <style:style style:name="ce7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2"/>
      <style:map style:condition="cell-content()=2" style:apply-style-name="green2" style:base-cell-address="v4_3.AC32"/>
      <style:map style:condition="cell-content()=4" style:apply-style-name="green4" style:base-cell-address="v4_3.AC32"/>
      <style:map style:condition="cell-content()=8" style:apply-style-name="green8" style:base-cell-address="v4_3.AC32"/>
      <style:map style:condition="cell-content()=16" style:apply-style-name="green16" style:base-cell-address="v4_3.AC32"/>
    </style:style>
    <style:style style:name="ce7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3"/>
      <style:map style:condition="cell-content()=2" style:apply-style-name="green2" style:base-cell-address="v4_3.AC33"/>
      <style:map style:condition="cell-content()=4" style:apply-style-name="green4" style:base-cell-address="v4_3.AC33"/>
      <style:map style:condition="cell-content()=8" style:apply-style-name="green8" style:base-cell-address="v4_3.AC33"/>
      <style:map style:condition="cell-content()=16" style:apply-style-name="green16" style:base-cell-address="v4_3.AC33"/>
    </style:style>
    <style:style style:name="ce7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4"/>
      <style:map style:condition="cell-content()=2" style:apply-style-name="green2" style:base-cell-address="v4_3.AC34"/>
      <style:map style:condition="cell-content()=4" style:apply-style-name="green4" style:base-cell-address="v4_3.AC34"/>
      <style:map style:condition="cell-content()=8" style:apply-style-name="green8" style:base-cell-address="v4_3.AC34"/>
      <style:map style:condition="cell-content()=16" style:apply-style-name="green16" style:base-cell-address="v4_3.AC34"/>
    </style:style>
    <style:style style:name="ce7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5"/>
      <style:map style:condition="cell-content()=2" style:apply-style-name="green2" style:base-cell-address="v4_3.AC35"/>
      <style:map style:condition="cell-content()=4" style:apply-style-name="green4" style:base-cell-address="v4_3.AC35"/>
      <style:map style:condition="cell-content()=8" style:apply-style-name="green8" style:base-cell-address="v4_3.AC35"/>
      <style:map style:condition="cell-content()=16" style:apply-style-name="green16" style:base-cell-address="v4_3.AC35"/>
    </style:style>
    <style:style style:name="ce7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6"/>
      <style:map style:condition="cell-content()=2" style:apply-style-name="green2" style:base-cell-address="v4_3.AC36"/>
      <style:map style:condition="cell-content()=4" style:apply-style-name="green4" style:base-cell-address="v4_3.AC36"/>
      <style:map style:condition="cell-content()=8" style:apply-style-name="green8" style:base-cell-address="v4_3.AC36"/>
      <style:map style:condition="cell-content()=16" style:apply-style-name="green16" style:base-cell-address="v4_3.AC36"/>
    </style:style>
    <style:style style:name="ce7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7"/>
      <style:map style:condition="cell-content()=2" style:apply-style-name="green2" style:base-cell-address="v4_3.AC37"/>
      <style:map style:condition="cell-content()=4" style:apply-style-name="green4" style:base-cell-address="v4_3.AC37"/>
      <style:map style:condition="cell-content()=8" style:apply-style-name="green8" style:base-cell-address="v4_3.AC37"/>
      <style:map style:condition="cell-content()=16" style:apply-style-name="green16" style:base-cell-address="v4_3.AC37"/>
    </style:style>
    <style:style style:name="ce7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8"/>
      <style:map style:condition="cell-content()=2" style:apply-style-name="green2" style:base-cell-address="v4_3.AC38"/>
      <style:map style:condition="cell-content()=4" style:apply-style-name="green4" style:base-cell-address="v4_3.AC38"/>
      <style:map style:condition="cell-content()=8" style:apply-style-name="green8" style:base-cell-address="v4_3.AC38"/>
      <style:map style:condition="cell-content()=16" style:apply-style-name="green16" style:base-cell-address="v4_3.AC38"/>
    </style:style>
    <style:style style:name="ce7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39"/>
      <style:map style:condition="cell-content()=2" style:apply-style-name="green2" style:base-cell-address="v4_3.AC39"/>
      <style:map style:condition="cell-content()=4" style:apply-style-name="green4" style:base-cell-address="v4_3.AC39"/>
      <style:map style:condition="cell-content()=8" style:apply-style-name="green8" style:base-cell-address="v4_3.AC39"/>
      <style:map style:condition="cell-content()=16" style:apply-style-name="green16" style:base-cell-address="v4_3.AC39"/>
    </style:style>
    <style:style style:name="ce7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C40"/>
      <style:map style:condition="cell-content()=2" style:apply-style-name="green2" style:base-cell-address="v4_3.AC40"/>
      <style:map style:condition="cell-content()=4" style:apply-style-name="green4" style:base-cell-address="v4_3.AC40"/>
      <style:map style:condition="cell-content()=8" style:apply-style-name="green8" style:base-cell-address="v4_3.AC40"/>
      <style:map style:condition="cell-content()=16" style:apply-style-name="green16" style:base-cell-address="v4_3.AC40"/>
    </style:style>
    <style:style style:name="ce7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8"/>
      <style:map style:condition="cell-content()=2" style:apply-style-name="green2" style:base-cell-address="v4_3.AK8"/>
      <style:map style:condition="cell-content()=4" style:apply-style-name="green4" style:base-cell-address="v4_3.AK8"/>
      <style:map style:condition="cell-content()=8" style:apply-style-name="green8" style:base-cell-address="v4_3.AK8"/>
      <style:map style:condition="cell-content()=16" style:apply-style-name="green16" style:base-cell-address="v4_3.AK8"/>
    </style:style>
    <style:style style:name="ce7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9"/>
      <style:map style:condition="cell-content()=2" style:apply-style-name="green2" style:base-cell-address="v4_3.AK9"/>
      <style:map style:condition="cell-content()=4" style:apply-style-name="green4" style:base-cell-address="v4_3.AK9"/>
      <style:map style:condition="cell-content()=8" style:apply-style-name="green8" style:base-cell-address="v4_3.AK9"/>
      <style:map style:condition="cell-content()=16" style:apply-style-name="green16" style:base-cell-address="v4_3.AK9"/>
    </style:style>
    <style:style style:name="ce7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0"/>
      <style:map style:condition="cell-content()=2" style:apply-style-name="green2" style:base-cell-address="v4_3.AK10"/>
      <style:map style:condition="cell-content()=4" style:apply-style-name="green4" style:base-cell-address="v4_3.AK10"/>
      <style:map style:condition="cell-content()=8" style:apply-style-name="green8" style:base-cell-address="v4_3.AK10"/>
      <style:map style:condition="cell-content()=16" style:apply-style-name="green16" style:base-cell-address="v4_3.AK10"/>
    </style:style>
    <style:style style:name="ce7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1"/>
      <style:map style:condition="cell-content()=2" style:apply-style-name="green2" style:base-cell-address="v4_3.AK11"/>
      <style:map style:condition="cell-content()=4" style:apply-style-name="green4" style:base-cell-address="v4_3.AK11"/>
      <style:map style:condition="cell-content()=8" style:apply-style-name="green8" style:base-cell-address="v4_3.AK11"/>
      <style:map style:condition="cell-content()=16" style:apply-style-name="green16" style:base-cell-address="v4_3.AK11"/>
    </style:style>
    <style:style style:name="ce7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2"/>
      <style:map style:condition="cell-content()=2" style:apply-style-name="green2" style:base-cell-address="v4_3.AK12"/>
      <style:map style:condition="cell-content()=4" style:apply-style-name="green4" style:base-cell-address="v4_3.AK12"/>
      <style:map style:condition="cell-content()=8" style:apply-style-name="green8" style:base-cell-address="v4_3.AK12"/>
      <style:map style:condition="cell-content()=16" style:apply-style-name="green16" style:base-cell-address="v4_3.AK12"/>
    </style:style>
    <style:style style:name="ce7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3"/>
      <style:map style:condition="cell-content()=2" style:apply-style-name="green2" style:base-cell-address="v4_3.AK13"/>
      <style:map style:condition="cell-content()=4" style:apply-style-name="green4" style:base-cell-address="v4_3.AK13"/>
      <style:map style:condition="cell-content()=8" style:apply-style-name="green8" style:base-cell-address="v4_3.AK13"/>
      <style:map style:condition="cell-content()=16" style:apply-style-name="green16" style:base-cell-address="v4_3.AK13"/>
    </style:style>
    <style:style style:name="ce7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4"/>
      <style:map style:condition="cell-content()=2" style:apply-style-name="green2" style:base-cell-address="v4_3.AK14"/>
      <style:map style:condition="cell-content()=4" style:apply-style-name="green4" style:base-cell-address="v4_3.AK14"/>
      <style:map style:condition="cell-content()=8" style:apply-style-name="green8" style:base-cell-address="v4_3.AK14"/>
      <style:map style:condition="cell-content()=16" style:apply-style-name="green16" style:base-cell-address="v4_3.AK14"/>
    </style:style>
    <style:style style:name="ce7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5"/>
      <style:map style:condition="cell-content()=2" style:apply-style-name="green2" style:base-cell-address="v4_3.AK15"/>
      <style:map style:condition="cell-content()=4" style:apply-style-name="green4" style:base-cell-address="v4_3.AK15"/>
      <style:map style:condition="cell-content()=8" style:apply-style-name="green8" style:base-cell-address="v4_3.AK15"/>
      <style:map style:condition="cell-content()=16" style:apply-style-name="green16" style:base-cell-address="v4_3.AK15"/>
    </style:style>
    <style:style style:name="ce7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6"/>
      <style:map style:condition="cell-content()=2" style:apply-style-name="green2" style:base-cell-address="v4_3.AK16"/>
      <style:map style:condition="cell-content()=4" style:apply-style-name="green4" style:base-cell-address="v4_3.AK16"/>
      <style:map style:condition="cell-content()=8" style:apply-style-name="green8" style:base-cell-address="v4_3.AK16"/>
      <style:map style:condition="cell-content()=16" style:apply-style-name="green16" style:base-cell-address="v4_3.AK16"/>
    </style:style>
    <style:style style:name="ce7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7"/>
      <style:map style:condition="cell-content()=2" style:apply-style-name="green2" style:base-cell-address="v4_3.AK17"/>
      <style:map style:condition="cell-content()=4" style:apply-style-name="green4" style:base-cell-address="v4_3.AK17"/>
      <style:map style:condition="cell-content()=8" style:apply-style-name="green8" style:base-cell-address="v4_3.AK17"/>
      <style:map style:condition="cell-content()=16" style:apply-style-name="green16" style:base-cell-address="v4_3.AK17"/>
    </style:style>
    <style:style style:name="ce7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8"/>
      <style:map style:condition="cell-content()=2" style:apply-style-name="green2" style:base-cell-address="v4_3.AK18"/>
      <style:map style:condition="cell-content()=4" style:apply-style-name="green4" style:base-cell-address="v4_3.AK18"/>
      <style:map style:condition="cell-content()=8" style:apply-style-name="green8" style:base-cell-address="v4_3.AK18"/>
      <style:map style:condition="cell-content()=16" style:apply-style-name="green16" style:base-cell-address="v4_3.AK18"/>
    </style:style>
    <style:style style:name="ce7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19"/>
      <style:map style:condition="cell-content()=2" style:apply-style-name="green2" style:base-cell-address="v4_3.AK19"/>
      <style:map style:condition="cell-content()=4" style:apply-style-name="green4" style:base-cell-address="v4_3.AK19"/>
      <style:map style:condition="cell-content()=8" style:apply-style-name="green8" style:base-cell-address="v4_3.AK19"/>
      <style:map style:condition="cell-content()=16" style:apply-style-name="green16" style:base-cell-address="v4_3.AK19"/>
    </style:style>
    <style:style style:name="ce7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0"/>
      <style:map style:condition="cell-content()=2" style:apply-style-name="green2" style:base-cell-address="v4_3.AK20"/>
      <style:map style:condition="cell-content()=4" style:apply-style-name="green4" style:base-cell-address="v4_3.AK20"/>
      <style:map style:condition="cell-content()=8" style:apply-style-name="green8" style:base-cell-address="v4_3.AK20"/>
      <style:map style:condition="cell-content()=16" style:apply-style-name="green16" style:base-cell-address="v4_3.AK20"/>
    </style:style>
    <style:style style:name="ce7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1"/>
      <style:map style:condition="cell-content()=2" style:apply-style-name="green2" style:base-cell-address="v4_3.AK21"/>
      <style:map style:condition="cell-content()=4" style:apply-style-name="green4" style:base-cell-address="v4_3.AK21"/>
      <style:map style:condition="cell-content()=8" style:apply-style-name="green8" style:base-cell-address="v4_3.AK21"/>
      <style:map style:condition="cell-content()=16" style:apply-style-name="green16" style:base-cell-address="v4_3.AK21"/>
    </style:style>
    <style:style style:name="ce7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2"/>
      <style:map style:condition="cell-content()=2" style:apply-style-name="green2" style:base-cell-address="v4_3.AK22"/>
      <style:map style:condition="cell-content()=4" style:apply-style-name="green4" style:base-cell-address="v4_3.AK22"/>
      <style:map style:condition="cell-content()=8" style:apply-style-name="green8" style:base-cell-address="v4_3.AK22"/>
      <style:map style:condition="cell-content()=16" style:apply-style-name="green16" style:base-cell-address="v4_3.AK22"/>
    </style:style>
    <style:style style:name="ce7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3"/>
      <style:map style:condition="cell-content()=2" style:apply-style-name="green2" style:base-cell-address="v4_3.AK23"/>
      <style:map style:condition="cell-content()=4" style:apply-style-name="green4" style:base-cell-address="v4_3.AK23"/>
      <style:map style:condition="cell-content()=8" style:apply-style-name="green8" style:base-cell-address="v4_3.AK23"/>
      <style:map style:condition="cell-content()=16" style:apply-style-name="green16" style:base-cell-address="v4_3.AK23"/>
    </style:style>
    <style:style style:name="ce7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K24"/>
      <style:map style:condition="cell-content()=2" style:apply-style-name="green2" style:base-cell-address="v4_3.AK24"/>
      <style:map style:condition="cell-content()=4" style:apply-style-name="green4" style:base-cell-address="v4_3.AK24"/>
      <style:map style:condition="cell-content()=8" style:apply-style-name="green8" style:base-cell-address="v4_3.AK24"/>
      <style:map style:condition="cell-content()=16" style:apply-style-name="green16" style:base-cell-address="v4_3.AK24"/>
    </style:style>
    <style:style style:name="ce7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8"/>
      <style:map style:condition="cell-content()=2" style:apply-style-name="green2" style:base-cell-address="v4_3.AL8"/>
      <style:map style:condition="cell-content()=4" style:apply-style-name="green4" style:base-cell-address="v4_3.AL8"/>
      <style:map style:condition="cell-content()=8" style:apply-style-name="green8" style:base-cell-address="v4_3.AL8"/>
      <style:map style:condition="cell-content()=16" style:apply-style-name="green16" style:base-cell-address="v4_3.AL8"/>
    </style:style>
    <style:style style:name="ce7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9"/>
      <style:map style:condition="cell-content()=2" style:apply-style-name="green2" style:base-cell-address="v4_3.AL9"/>
      <style:map style:condition="cell-content()=4" style:apply-style-name="green4" style:base-cell-address="v4_3.AL9"/>
      <style:map style:condition="cell-content()=8" style:apply-style-name="green8" style:base-cell-address="v4_3.AL9"/>
      <style:map style:condition="cell-content()=16" style:apply-style-name="green16" style:base-cell-address="v4_3.AL9"/>
    </style:style>
    <style:style style:name="ce7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0"/>
      <style:map style:condition="cell-content()=2" style:apply-style-name="green2" style:base-cell-address="v4_3.AL10"/>
      <style:map style:condition="cell-content()=4" style:apply-style-name="green4" style:base-cell-address="v4_3.AL10"/>
      <style:map style:condition="cell-content()=8" style:apply-style-name="green8" style:base-cell-address="v4_3.AL10"/>
      <style:map style:condition="cell-content()=16" style:apply-style-name="green16" style:base-cell-address="v4_3.AL10"/>
    </style:style>
    <style:style style:name="ce7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1"/>
      <style:map style:condition="cell-content()=2" style:apply-style-name="green2" style:base-cell-address="v4_3.AL11"/>
      <style:map style:condition="cell-content()=4" style:apply-style-name="green4" style:base-cell-address="v4_3.AL11"/>
      <style:map style:condition="cell-content()=8" style:apply-style-name="green8" style:base-cell-address="v4_3.AL11"/>
      <style:map style:condition="cell-content()=16" style:apply-style-name="green16" style:base-cell-address="v4_3.AL11"/>
    </style:style>
    <style:style style:name="ce7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2"/>
      <style:map style:condition="cell-content()=2" style:apply-style-name="green2" style:base-cell-address="v4_3.AL12"/>
      <style:map style:condition="cell-content()=4" style:apply-style-name="green4" style:base-cell-address="v4_3.AL12"/>
      <style:map style:condition="cell-content()=8" style:apply-style-name="green8" style:base-cell-address="v4_3.AL12"/>
      <style:map style:condition="cell-content()=16" style:apply-style-name="green16" style:base-cell-address="v4_3.AL12"/>
    </style:style>
    <style:style style:name="ce7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3"/>
      <style:map style:condition="cell-content()=2" style:apply-style-name="green2" style:base-cell-address="v4_3.AL13"/>
      <style:map style:condition="cell-content()=4" style:apply-style-name="green4" style:base-cell-address="v4_3.AL13"/>
      <style:map style:condition="cell-content()=8" style:apply-style-name="green8" style:base-cell-address="v4_3.AL13"/>
      <style:map style:condition="cell-content()=16" style:apply-style-name="green16" style:base-cell-address="v4_3.AL13"/>
    </style:style>
    <style:style style:name="ce7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4"/>
      <style:map style:condition="cell-content()=2" style:apply-style-name="green2" style:base-cell-address="v4_3.AL14"/>
      <style:map style:condition="cell-content()=4" style:apply-style-name="green4" style:base-cell-address="v4_3.AL14"/>
      <style:map style:condition="cell-content()=8" style:apply-style-name="green8" style:base-cell-address="v4_3.AL14"/>
      <style:map style:condition="cell-content()=16" style:apply-style-name="green16" style:base-cell-address="v4_3.AL14"/>
    </style:style>
    <style:style style:name="ce7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5"/>
      <style:map style:condition="cell-content()=2" style:apply-style-name="green2" style:base-cell-address="v4_3.AL15"/>
      <style:map style:condition="cell-content()=4" style:apply-style-name="green4" style:base-cell-address="v4_3.AL15"/>
      <style:map style:condition="cell-content()=8" style:apply-style-name="green8" style:base-cell-address="v4_3.AL15"/>
      <style:map style:condition="cell-content()=16" style:apply-style-name="green16" style:base-cell-address="v4_3.AL15"/>
    </style:style>
    <style:style style:name="ce7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6"/>
      <style:map style:condition="cell-content()=2" style:apply-style-name="green2" style:base-cell-address="v4_3.AL16"/>
      <style:map style:condition="cell-content()=4" style:apply-style-name="green4" style:base-cell-address="v4_3.AL16"/>
      <style:map style:condition="cell-content()=8" style:apply-style-name="green8" style:base-cell-address="v4_3.AL16"/>
      <style:map style:condition="cell-content()=16" style:apply-style-name="green16" style:base-cell-address="v4_3.AL16"/>
    </style:style>
    <style:style style:name="ce7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7"/>
      <style:map style:condition="cell-content()=2" style:apply-style-name="green2" style:base-cell-address="v4_3.AL17"/>
      <style:map style:condition="cell-content()=4" style:apply-style-name="green4" style:base-cell-address="v4_3.AL17"/>
      <style:map style:condition="cell-content()=8" style:apply-style-name="green8" style:base-cell-address="v4_3.AL17"/>
      <style:map style:condition="cell-content()=16" style:apply-style-name="green16" style:base-cell-address="v4_3.AL17"/>
    </style:style>
    <style:style style:name="ce7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8"/>
      <style:map style:condition="cell-content()=2" style:apply-style-name="green2" style:base-cell-address="v4_3.AL18"/>
      <style:map style:condition="cell-content()=4" style:apply-style-name="green4" style:base-cell-address="v4_3.AL18"/>
      <style:map style:condition="cell-content()=8" style:apply-style-name="green8" style:base-cell-address="v4_3.AL18"/>
      <style:map style:condition="cell-content()=16" style:apply-style-name="green16" style:base-cell-address="v4_3.AL18"/>
    </style:style>
    <style:style style:name="ce7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19"/>
      <style:map style:condition="cell-content()=2" style:apply-style-name="green2" style:base-cell-address="v4_3.AL19"/>
      <style:map style:condition="cell-content()=4" style:apply-style-name="green4" style:base-cell-address="v4_3.AL19"/>
      <style:map style:condition="cell-content()=8" style:apply-style-name="green8" style:base-cell-address="v4_3.AL19"/>
      <style:map style:condition="cell-content()=16" style:apply-style-name="green16" style:base-cell-address="v4_3.AL19"/>
    </style:style>
    <style:style style:name="ce7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0"/>
      <style:map style:condition="cell-content()=2" style:apply-style-name="green2" style:base-cell-address="v4_3.AL20"/>
      <style:map style:condition="cell-content()=4" style:apply-style-name="green4" style:base-cell-address="v4_3.AL20"/>
      <style:map style:condition="cell-content()=8" style:apply-style-name="green8" style:base-cell-address="v4_3.AL20"/>
      <style:map style:condition="cell-content()=16" style:apply-style-name="green16" style:base-cell-address="v4_3.AL20"/>
    </style:style>
    <style:style style:name="ce7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1"/>
      <style:map style:condition="cell-content()=2" style:apply-style-name="green2" style:base-cell-address="v4_3.AL21"/>
      <style:map style:condition="cell-content()=4" style:apply-style-name="green4" style:base-cell-address="v4_3.AL21"/>
      <style:map style:condition="cell-content()=8" style:apply-style-name="green8" style:base-cell-address="v4_3.AL21"/>
      <style:map style:condition="cell-content()=16" style:apply-style-name="green16" style:base-cell-address="v4_3.AL21"/>
    </style:style>
    <style:style style:name="ce7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2"/>
      <style:map style:condition="cell-content()=2" style:apply-style-name="green2" style:base-cell-address="v4_3.AL22"/>
      <style:map style:condition="cell-content()=4" style:apply-style-name="green4" style:base-cell-address="v4_3.AL22"/>
      <style:map style:condition="cell-content()=8" style:apply-style-name="green8" style:base-cell-address="v4_3.AL22"/>
      <style:map style:condition="cell-content()=16" style:apply-style-name="green16" style:base-cell-address="v4_3.AL22"/>
    </style:style>
    <style:style style:name="ce7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3"/>
      <style:map style:condition="cell-content()=2" style:apply-style-name="green2" style:base-cell-address="v4_3.AL23"/>
      <style:map style:condition="cell-content()=4" style:apply-style-name="green4" style:base-cell-address="v4_3.AL23"/>
      <style:map style:condition="cell-content()=8" style:apply-style-name="green8" style:base-cell-address="v4_3.AL23"/>
      <style:map style:condition="cell-content()=16" style:apply-style-name="green16" style:base-cell-address="v4_3.AL23"/>
    </style:style>
    <style:style style:name="ce7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green1" style:base-cell-address="v4_3.AL24"/>
      <style:map style:condition="cell-content()=2" style:apply-style-name="green2" style:base-cell-address="v4_3.AL24"/>
      <style:map style:condition="cell-content()=4" style:apply-style-name="green4" style:base-cell-address="v4_3.AL24"/>
      <style:map style:condition="cell-content()=8" style:apply-style-name="green8" style:base-cell-address="v4_3.AL24"/>
      <style:map style:condition="cell-content()=16" style:apply-style-name="green16" style:base-cell-address="v4_3.AL24"/>
    </style:style>
    <style:style style:name="ce796" style:family="table-cell" style:parent-style-name="Default">
      <style:table-cell-properties style:vertical-align="top"/>
    </style:style>
    <style:style style:name="ce7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803" style:family="table-cell" style:parent-style-name="Default"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0"/>
      <style:map style:condition="cell-content()=&quot;C&quot;" style:apply-style-name="Untitled2" style:base-cell-address="v4_2.F10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1"/>
      <style:map style:condition="cell-content()=&quot;C&quot;" style:apply-style-name="Untitled2" style:base-cell-address="v4_2.F11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809" style:family="table-cell" style:parent-style-name="Default"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0"/>
      <style:map style:condition="cell-content()=&quot;C&quot;" style:apply-style-name="Untitled2" style:base-cell-address="v4_2.G10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1"/>
      <style:map style:condition="cell-content()=&quot;C&quot;" style:apply-style-name="Untitled2" style:base-cell-address="v4_2.G11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H7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15" style:family="table-cell" style:parent-style-name="Default"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0"/>
      <style:map style:condition="cell-content()=&quot;C&quot;" style:apply-style-name="Untitled2" style:base-cell-address="v4_2.H10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1"/>
      <style:map style:condition="cell-content()=&quot;C&quot;" style:apply-style-name="Untitled2" style:base-cell-address="v4_2.H11"/>
    </style:style>
    <style:style style:name="ce818" style:family="table-cell" style:parent-style-name="Default">
      <style:text-properties fo:color="#cccccc" fo:font-size="6pt" style:font-size-asian="6pt" style:font-size-complex="6pt"/>
    </style:style>
    <style:style style:name="ce819" style:family="table-cell" style:parent-style-name="Default">
      <style:text-properties fo:color="#cccccc"/>
    </style:style>
    <style:style style:name="ce820" style:family="table-cell" style:parent-style-name="Default">
      <style:map style:condition="cell-content()=&quot;N&quot;" style:apply-style-name="Untitled1" style:base-cell-address="v4_2.L12"/>
      <style:map style:condition="cell-content()=&quot;C&quot;" style:apply-style-name="Untitled2" style:base-cell-address="v4_2.L12"/>
    </style:style>
    <style:style style:name="ce8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3"/>
      <style:map style:condition="cell-content()=&quot;C&quot;" style:apply-style-name="Untitled2" style:base-cell-address="v4_2.L13"/>
    </style:style>
    <style:style style:name="ce822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823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831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832" style:family="table-cell" style:parent-style-name="Default"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8"/>
      <style:map style:condition="cell-content()=&quot;C&quot;" style:apply-style-name="Untitled2" style:base-cell-address="v4_2.S8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9"/>
      <style:map style:condition="cell-content()=&quot;C&quot;" style:apply-style-name="Untitled2" style:base-cell-address="v4_2.S9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0"/>
      <style:map style:condition="cell-content()=&quot;C&quot;" style:apply-style-name="Untitled2" style:base-cell-address="v4_2.S10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7"/>
      <style:map style:condition="cell-content()=&quot;C&quot;" style:apply-style-name="Untitled2" style:base-cell-address="v4_2.T7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8"/>
      <style:map style:condition="cell-content()=&quot;C&quot;" style:apply-style-name="Untitled2" style:base-cell-address="v4_2.T8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9"/>
      <style:map style:condition="cell-content()=&quot;C&quot;" style:apply-style-name="Untitled2" style:base-cell-address="v4_2.T9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0"/>
      <style:map style:condition="cell-content()=&quot;C&quot;" style:apply-style-name="Untitled2" style:base-cell-address="v4_2.T10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8"/>
      <style:map style:condition="cell-content()=&quot;C&quot;" style:apply-style-name="Untitled2" style:base-cell-address="v4_2.U18"/>
    </style:style>
    <style:style style:name="ce848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84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85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8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8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17"/>
    </style:style>
    <style:style style:name="ce8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8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17"/>
    </style:style>
    <style:style style:name="ce8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8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17"/>
    </style:style>
    <style:style style:name="ce8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8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17"/>
    </style:style>
    <style:style style:name="ce8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8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8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8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8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8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8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8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8"/>
    </style:style>
    <style:style style:name="ce8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8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8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8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8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4"/>
    </style:style>
    <style:style style:name="ce8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8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8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8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8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8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8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8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8"/>
    </style:style>
    <style:style style:name="ce8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8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8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8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8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4"/>
    </style:style>
    <style:style style:name="ce8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8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8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8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8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8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8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8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8"/>
    </style:style>
    <style:style style:name="ce8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8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8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8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8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4"/>
    </style:style>
    <style:style style:name="ce8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8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9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9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9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9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9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9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8"/>
    </style:style>
    <style:style style:name="ce9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9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9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9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ce9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4"/>
    </style:style>
    <style:style style:name="ce9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7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8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9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9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948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949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9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9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9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9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954" style:family="table-cell" style:parent-style-name="Default"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9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9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9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9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959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960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9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9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9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9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965" style:family="table-cell" style:parent-style-name="Default"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9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9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9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9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970" style:family="table-cell" style:parent-style-name="Default"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971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9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9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9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9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976" style:family="table-cell" style:parent-style-name="Default"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9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9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9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9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9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9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9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9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9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9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9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9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9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9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9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9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9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9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9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9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9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9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9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10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10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10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10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10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6"/>
    </style:style>
    <style:style style:name="ce10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7"/>
    </style:style>
    <style:style style:name="ce10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10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0"/>
    </style:style>
    <style:style style:name="ce10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10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10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10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10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10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10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10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10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10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10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6"/>
    </style:style>
    <style:style style:name="ce10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7"/>
    </style:style>
    <style:style style:name="ce10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10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0"/>
    </style:style>
    <style:style style:name="ce10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10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10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10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10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10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10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10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10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10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10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6"/>
    </style:style>
    <style:style style:name="ce10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7"/>
    </style:style>
    <style:style style:name="ce10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10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0"/>
    </style:style>
    <style:style style:name="ce10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10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10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10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10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10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10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10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10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10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10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6"/>
    </style:style>
    <style:style style:name="ce10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7"/>
    </style:style>
    <style:style style:name="ce10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10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0"/>
    </style:style>
    <style:style style:name="ce10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10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10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v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7" table:number-columns-repeated="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7"/>
          <table:table-cell table:style-name="ce547" table:number-columns-repeated="2"/>
          <table:table-cell table:number-columns-repeated="27"/>
        </table:table-row>
        <table:table-row table:style-name="ro1">
          <table:table-cell table:number-columns-repeated="5"/>
          <table:table-cell table:style-name="ce548" office:value-type="string" calcext:value-type="string">
            <text:p>New then reuse</text:p>
          </table:table-cell>
          <table:table-cell table:style-name="ce558" table:number-columns-repeated="3"/>
          <table:table-cell table:style-name="ce574" office:value-type="string" calcext:value-type="string">
            <text:p>Always NEW</text:p>
          </table:table-cell>
          <table:table-cell table:style-name="ce581" table:number-columns-repeated="2"/>
          <table:table-cell table:number-columns-repeated="13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533" office:value-type="string" calcext:value-type="string" table:number-columns-spanned="1" table:number-rows-spanned="3">
            <text:p>Possible styles</text:p>
          </table:table-cell>
          <table:table-cell/>
          <table:table-cell table:style-name="ce538"/>
          <table:table-cell table:style-name="ce549" office:value-type="string" calcext:value-type="string">
            <text:p>To not be zero</text:p>
          </table:table-cell>
          <table:table-cell table:style-name="ce549" office:value-type="string" calcext:value-type="string">
            <text:p>Ticked</text:p>
          </table:table-cell>
          <table:table-cell table:style-name="ce549" office:value-type="string" calcext:value-type="string">
            <text:p>Footer</text:p>
          </table:table-cell>
          <table:table-cell table:style-name="ce549" office:value-type="string" calcext:value-type="string">
            <text:p>Font captions</text:p>
          </table:table-cell>
          <table:table-cell table:style-name="ce575" office:value-type="string" calcext:value-type="string">
            <text:p>Font Samples</text:p>
          </table:table-cell>
          <table:table-cell table:number-columns-repeated="4"/>
          <table:table-cell table:style-name="ce589"/>
          <table:table-cell table:number-columns-repeated="3"/>
          <table:table-cell table:style-name="ce591" office:value-type="string" calcext:value-type="string">
            <text:p>states OR codes</text:p>
          </table:table-cell>
          <table:table-cell table:style-name="ce537" table:number-columns-repeated="4"/>
          <table:table-cell table:number-columns-repeated="13"/>
        </table:table-row>
        <table:table-row table:style-name="ro3">
          <table:table-cell table:style-name="ce527" office:value-type="string" calcext:value-type="string">
            <text:p>Normal fitmap</text:p>
          </table:table-cell>
          <table:table-cell/>
          <table:covered-table-cell/>
          <table:table-cell/>
          <table:table-cell table:style-name="ce539"/>
          <table:table-cell table:style-name="ce550" office:value-type="string" calcext:value-type="string">
            <text:p>E</text:p>
          </table:table-cell>
          <table:table-cell table:style-name="ce550" office:value-type="string" calcext:value-type="string">
            <text:p>D</text:p>
          </table:table-cell>
          <table:table-cell table:style-name="ce550" office:value-type="string" calcext:value-type="string">
            <text:p>C</text:p>
          </table:table-cell>
          <table:table-cell table:style-name="ce550" office:value-type="string" calcext:value-type="string">
            <text:p>B</text:p>
          </table:table-cell>
          <table:table-cell table:style-name="ce550" office:value-type="string" calcext:value-type="string">
            <text:p>A</text:p>
          </table:table-cell>
          <table:table-cell table:style-name="ce547"/>
          <table:table-cell/>
          <table:table-cell table:style-name="ce547" table:number-columns-repeated="5"/>
          <table:table-cell table:style-name="ce527" office:value-type="string" calcext:value-type="string">
            <text:p>Block codes</text:p>
          </table:table-cell>
          <table:table-cell table:style-name="ce589"/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2" calcext:value-type="float">
            <text:p>2</text:p>
          </table:table-cell>
          <table:table-cell table:style-name="ce592" office:value-type="float" office:value="4" calcext:value-type="float">
            <text:p>4</text:p>
          </table:table-cell>
          <table:table-cell table:style-name="ce592" office:value-type="float" office:value="8" calcext:value-type="float">
            <text:p>8</text:p>
          </table:table-cell>
          <table:table-cell table:style-name="ce592" office:value-type="float" office:value="16" calcext:value-type="float">
            <text:p>16</text:p>
          </table:table-cell>
          <table:table-cell table:style-name="ce592"/>
          <table:table-cell table:style-name="ce653" table:number-columns-spanned="1" table:number-rows-spanned="2"/>
          <table:table-cell table:style-name="ce592" table:number-columns-repeated="5"/>
          <table:table-cell table:style-name="ce653"/>
          <table:table-cell table:style-name="ce688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 table:number-columns-repeated="2"/>
          <table:table-cell table:style-name="ce551" office:value-type="float" office:value="16" calcext:value-type="float">
            <text:p>16</text:p>
          </table:table-cell>
          <table:table-cell table:style-name="ce551" office:value-type="float" office:value="8" calcext:value-type="float">
            <text:p>8</text:p>
          </table:table-cell>
          <table:table-cell table:style-name="ce551" office:value-type="float" office:value="4" calcext:value-type="float">
            <text:p>4</text:p>
          </table:table-cell>
          <table:table-cell table:style-name="ce551" office:value-type="float" office:value="2" calcext:value-type="float">
            <text:p>2</text:p>
          </table:table-cell>
          <table:table-cell table:style-name="ce551" office:value-type="float" office:value="1" calcext:value-type="float">
            <text:p>1</text:p>
          </table:table-cell>
          <table:table-cell table:number-columns-repeated="9"/>
          <table:table-cell table:style-name="ce593" table:number-columns-repeated="3"/>
          <table:table-cell table:number-columns-repeated="3"/>
          <table:covered-table-cell table:style-name="ce589"/>
          <table:table-cell table:style-name="ce593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29" office:value-type="string" calcext:value-type="string">
            <text:p>Gradient gray up to white</text:p>
          </table:table-cell>
          <table:table-cell table:number-columns-repeated="2"/>
          <table:table-cell table:style-name="ce540" office:value-type="string" calcext:value-type="string">
            <text:p>textchanged</text:p>
          </table:table-cell>
          <table:table-cell table:style-name="ce552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number-columns-repeated="2" table:style-name="ce567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82" table:formula="of:=[.F7]*[.$F$6]+[.G7]*[.$G$6]+[.H7]*[.$H$6]+[.I7]*[.$I$6]+[.J7]*[.$J$6]" office:value-type="float" office:value="1" calcext:value-type="float">
            <text:p>1</text:p>
          </table:table-cell>
          <table:table-cell/>
          <table:table-cell table:style-name="ce587" table:number-columns-repeated="2"/>
          <table:table-cell table:style-name="ce547" table:number-columns-repeated="3"/>
          <table:table-cell table:style-name="ce590" office:value-type="string" calcext:value-type="string">
            <text:p>and masks</text:p>
          </table:table-cell>
          <table:table-cell/>
          <table:table-cell table:style-name="ce594" office:value-type="float" office:value="1" calcext:value-type="float">
            <text:p>1</text:p>
          </table:table-cell>
          <table:table-cell table:style-name="ce594" office:value-type="float" office:value="2" calcext:value-type="float">
            <text:p>2</text:p>
          </table:table-cell>
          <table:table-cell table:style-name="ce594" office:value-type="float" office:value="4" calcext:value-type="float">
            <text:p>4</text:p>
          </table:table-cell>
          <table:table-cell table:style-name="ce594" office:value-type="float" office:value="8" calcext:value-type="float">
            <text:p>8</text:p>
          </table:table-cell>
          <table:table-cell table:style-name="ce594" office:value-type="float" office:value="16" calcext:value-type="float">
            <text:p>16</text:p>
          </table:table-cell>
          <table:table-cell table:style-name="ce594"/>
          <table:table-cell/>
          <table:table-cell table:style-name="ce592"/>
          <table:table-cell/>
          <table:table-cell table:style-name="ce594" office:value-type="float" office:value="1" calcext:value-type="float">
            <text:p>1</text:p>
          </table:table-cell>
          <table:table-cell table:style-name="ce594" office:value-type="float" office:value="2" calcext:value-type="float">
            <text:p>2</text:p>
          </table:table-cell>
          <table:table-cell table:style-name="ce594" office:value-type="float" office:value="4" calcext:value-type="float">
            <text:p>4</text:p>
          </table:table-cell>
          <table:table-cell table:style-name="ce594" office:value-type="float" office:value="8" calcext:value-type="float">
            <text:p>8</text:p>
          </table:table-cell>
          <table:table-cell table:style-name="ce594" office:value-type="float" office:value="16" calcext:value-type="float">
            <text:p>16</text:p>
          </table:table-cell>
          <table:table-cell table:style-name="ce592" table:number-columns-repeated="3"/>
        </table:table-row>
        <table:table-row table:style-name="ro4">
          <table:table-cell table:style-name="ce528" office:value-type="float" office:value="1" calcext:value-type="float">
            <text:p>1</text:p>
          </table:table-cell>
          <table:table-cell table:style-name="ce530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534" office:value-type="string" calcext:value-type="string">
            <text:p>Active</text:p>
          </table:table-cell>
          <table:table-cell/>
          <table:table-cell table:style-name="ce540" office:value-type="string" calcext:value-type="string">
            <text:p>pointschanged</text:p>
          </table:table-cell>
          <table:table-cell table:style-name="ce553" office:value-type="float" office:value="0" calcext:value-type="float">
            <text:p>0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2" table:style-name="ce568" office:value-type="float" office:value="0" calcext:value-type="float">
            <text:p>0</text:p>
          </table:table-cell>
          <table:table-cell table:style-name="ce577" office:value-type="float" office:value="1" calcext:value-type="float">
            <text:p>1</text:p>
          </table:table-cell>
          <table:table-cell table:style-name="ce582" table:formula="of:=[.F8]*[.$F$6]+[.G8]*[.$G$6]+[.H8]*[.$H$6]+[.I8]*[.$I$6]+[.J8]*[.$J$6]" office:value-type="float" office:value="1" calcext:value-type="float">
            <text:p>1</text:p>
          </table:table-cell>
          <table:table-cell/>
          <table:table-cell table:style-name="ce587" table:number-columns-repeated="2"/>
          <table:table-cell table:style-name="ce547" table:number-columns-repeated="3"/>
          <table:table-cell/>
          <table:table-cell table:style-name="ce527" office:value-type="float" office:value="0" calcext:value-type="float">
            <text:p>0</text:p>
          </table:table-cell>
          <table:table-cell table:style-name="ce595" table:formula="of:=BITAND([.S8];[.$T$7])" office:value-type="float" office:value="0" calcext:value-type="float">
            <text:p>0</text:p>
          </table:table-cell>
          <table:table-cell table:style-name="ce627" table:formula="of:=BITAND([.S8];[.$U$7])" office:value-type="float" office:value="0" calcext:value-type="float">
            <text:p>0</text:p>
          </table:table-cell>
          <table:table-cell table:style-name="ce627" table:formula="of:=BITAND([.S8];[.$V$7])" office:value-type="float" office:value="0" calcext:value-type="float">
            <text:p>0</text:p>
          </table:table-cell>
          <table:table-cell table:style-name="ce627" table:formula="of:=BITAND([.S8];[.$W$7])" office:value-type="float" office:value="0" calcext:value-type="float">
            <text:p>0</text:p>
          </table:table-cell>
          <table:table-cell table:style-name="ce627" table:formula="of:=BITAND([.T8];[.$W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0" calcext:value-type="float">
            <text:p>0</text:p>
          </table:table-cell>
          <table:table-cell table:style-name="ce654" table:formula="of:=BITAND([.AB8];[.$T$7])" office:value-type="float" office:value="0" calcext:value-type="float">
            <text:p>0</text:p>
          </table:table-cell>
          <table:table-cell table:style-name="ce671" table:formula="of:=BITAND([.AB8];[.$U$7])" office:value-type="float" office:value="0" calcext:value-type="float">
            <text:p>0</text:p>
          </table:table-cell>
          <table:table-cell table:style-name="ce627" table:formula="of:=BITAND([.AB8];[.$V$7])" office:value-type="float" office:value="0" calcext:value-type="float">
            <text:p>0</text:p>
          </table:table-cell>
          <table:table-cell table:style-name="ce627" table:formula="of:=BITAND([.AB8];[.$W$7])" office:value-type="float" office:value="0" calcext:value-type="float">
            <text:p>0</text:p>
          </table:table-cell>
          <table:table-cell table:style-name="ce627" table:formula="of:=BITAND([.AC8];[.$W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/>
          <table:covered-table-cell/>
          <table:table-cell table:style-name="ce534" office:value-type="string" calcext:value-type="string">
            <text:p>Inactive</text:p>
          </table:table-cell>
          <table:table-cell/>
          <table:table-cell table:style-name="ce540" office:value-type="string" calcext:value-type="string">
            <text:p>activechanged</text:p>
          </table:table-cell>
          <table:table-cell table:style-name="ce55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2" table:style-name="ce569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582" table:formula="of:=[.F9]*[.$F$6]+[.G9]*[.$G$6]+[.H9]*[.$H$6]+[.I9]*[.$I$6]+[.J9]*[.$J$6]" office:value-type="float" office:value="6" calcext:value-type="float">
            <text:p>6</text:p>
          </table:table-cell>
          <table:table-cell/>
          <table:table-cell table:style-name="ce587" table:number-columns-repeated="2"/>
          <table:table-cell table:style-name="ce547" table:number-columns-repeated="3"/>
          <table:table-cell/>
          <table:table-cell table:style-name="ce527" office:value-type="float" office:value="1" calcext:value-type="float">
            <text:p>1</text:p>
          </table:table-cell>
          <table:table-cell table:style-name="ce596" table:formula="of:=BITAND([.S9];[.$T$7])" office:value-type="float" office:value="1" calcext:value-type="float">
            <text:p>1</text:p>
          </table:table-cell>
          <table:table-cell table:style-name="ce628" table:formula="of:=BITAND([.S9];[.$U$7])" office:value-type="float" office:value="0" calcext:value-type="float">
            <text:p>0</text:p>
          </table:table-cell>
          <table:table-cell table:style-name="ce627" table:formula="of:=BITAND([.S9];[.$V$7])" office:value-type="float" office:value="0" calcext:value-type="float">
            <text:p>0</text:p>
          </table:table-cell>
          <table:table-cell table:style-name="ce627" table:formula="of:=BITAND([.S9];[.$W$7])" office:value-type="float" office:value="0" calcext:value-type="float">
            <text:p>0</text:p>
          </table:table-cell>
          <table:table-cell table:style-name="ce627" table:formula="of:=BITAND([.S9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1" calcext:value-type="float">
            <text:p>1</text:p>
          </table:table-cell>
          <table:table-cell table:style-name="ce655" table:formula="of:=BITAND([.AB9];[.$T$7])" office:value-type="float" office:value="1" calcext:value-type="float">
            <text:p>1</text:p>
          </table:table-cell>
          <table:table-cell table:style-name="ce672" table:formula="of:=BITAND([.AB9];[.$U$7])" office:value-type="float" office:value="0" calcext:value-type="float">
            <text:p>0</text:p>
          </table:table-cell>
          <table:table-cell table:style-name="ce627" table:formula="of:=BITAND([.AB9];[.$V$7])" office:value-type="float" office:value="0" calcext:value-type="float">
            <text:p>0</text:p>
          </table:table-cell>
          <table:table-cell table:style-name="ce627" table:formula="of:=BITAND([.AB9];[.$W$7])" office:value-type="float" office:value="0" calcext:value-type="float">
            <text:p>0</text:p>
          </table:table-cell>
          <table:table-cell table:style-name="ce627" table:formula="of:=BITAND([.AB9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30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534" office:value-type="string" calcext:value-type="string">
            <text:p>None</text:p>
          </table:table-cell>
          <table:table-cell/>
          <table:table-cell table:style-name="ce540" office:value-type="string" calcext:value-type="string">
            <text:p>tickedchanged</text:p>
          </table:table-cell>
          <table:table-cell table:style-name="ce555" office:value-type="float" office:value="0" calcext:value-type="float">
            <text:p>0</text:p>
          </table:table-cell>
          <table:table-cell table:style-name="ce562" office:value-type="float" office:value="1" calcext:value-type="float">
            <text:p>1</text:p>
          </table:table-cell>
          <table:table-cell table:number-columns-repeated="2" table:style-name="ce570" office:value-type="float" office:value="0" calcext:value-type="float">
            <text:p>0</text:p>
          </table:table-cell>
          <table:table-cell table:style-name="ce579" office:value-type="float" office:value="0" calcext:value-type="float">
            <text:p>0</text:p>
          </table:table-cell>
          <table:table-cell table:style-name="ce582" table:formula="of:=[.F10]*[.$F$6]+[.G10]*[.$G$6]+[.H10]*[.$H$6]+[.I10]*[.$I$6]+[.J10]*[.$J$6]" office:value-type="float" office:value="8" calcext:value-type="float">
            <text:p>8</text:p>
          </table:table-cell>
          <table:table-cell/>
          <table:table-cell table:style-name="ce587" table:number-columns-repeated="2"/>
          <table:table-cell table:style-name="ce547" table:number-columns-repeated="3"/>
          <table:table-cell/>
          <table:table-cell table:style-name="ce527" office:value-type="float" office:value="2" calcext:value-type="float">
            <text:p>2</text:p>
          </table:table-cell>
          <table:table-cell table:style-name="ce597" table:formula="of:=BITAND([.S10];[.$T$7])" office:value-type="float" office:value="0" calcext:value-type="float">
            <text:p>0</text:p>
          </table:table-cell>
          <table:table-cell table:style-name="ce627" table:formula="of:=BITAND([.S10];[.$U$7])" office:value-type="float" office:value="2" calcext:value-type="float">
            <text:p>2</text:p>
          </table:table-cell>
          <table:table-cell table:style-name="ce627" table:formula="of:=BITAND([.S10];[.$V$7])" office:value-type="float" office:value="0" calcext:value-type="float">
            <text:p>0</text:p>
          </table:table-cell>
          <table:table-cell table:style-name="ce627" table:formula="of:=BITAND([.S10];[.$W$7])" office:value-type="float" office:value="0" calcext:value-type="float">
            <text:p>0</text:p>
          </table:table-cell>
          <table:table-cell table:style-name="ce627" table:formula="of:=BITAND([.S10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3" calcext:value-type="float">
            <text:p>3</text:p>
          </table:table-cell>
          <table:table-cell table:style-name="ce656" table:formula="of:=BITAND([.AB10];[.$T$7])" office:value-type="float" office:value="1" calcext:value-type="float">
            <text:p>1</text:p>
          </table:table-cell>
          <table:table-cell table:style-name="ce673" table:formula="of:=BITAND([.AB10];[.$U$7])" office:value-type="float" office:value="2" calcext:value-type="float">
            <text:p>2</text:p>
          </table:table-cell>
          <table:table-cell table:style-name="ce627" table:formula="of:=BITAND([.AB10];[.$V$7])" office:value-type="float" office:value="0" calcext:value-type="float">
            <text:p>0</text:p>
          </table:table-cell>
          <table:table-cell table:style-name="ce627" table:formula="of:=BITAND([.AB10];[.$W$7])" office:value-type="float" office:value="0" calcext:value-type="float">
            <text:p>0</text:p>
          </table:table-cell>
          <table:table-cell table:style-name="ce627" table:formula="of:=BITAND([.AB10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/>
          <table:covered-table-cell/>
          <table:table-cell table:style-name="ce534" office:value-type="string" calcext:value-type="string">
            <text:p>Inactive</text:p>
          </table:table-cell>
          <table:table-cell/>
          <table:table-cell table:style-name="ce541" office:value-type="string" calcext:value-type="string">
            <text:p>tl_adjust_changed</text:p>
          </table:table-cell>
          <table:table-cell table:style-name="ce556" office:value-type="float" office:value="1" calcext:value-type="float">
            <text:p>1</text:p>
          </table:table-cell>
          <table:table-cell table:style-name="ce563" office:value-type="float" office:value="0" calcext:value-type="float">
            <text:p>0</text:p>
          </table:table-cell>
          <table:table-cell table:number-columns-repeated="2" table:style-name="ce571" office:value-type="float" office:value="0" calcext:value-type="float">
            <text:p>0</text:p>
          </table:table-cell>
          <table:table-cell table:style-name="ce580" office:value-type="float" office:value="0" calcext:value-type="float">
            <text:p>0</text:p>
          </table:table-cell>
          <table:table-cell table:style-name="ce582" table:formula="of:=[.F11]*[.$F$6]+[.G11]*[.$G$6]+[.H11]*[.$H$6]+[.I11]*[.$I$6]+[.J11]*[.$J$6]" office:value-type="float" office:value="16" calcext:value-type="float">
            <text:p>16</text:p>
          </table:table-cell>
          <table:table-cell/>
          <table:table-cell table:style-name="ce547" table:number-columns-repeated="5"/>
          <table:table-cell table:style-name="ce527"/>
          <table:table-cell table:style-name="ce527" office:value-type="float" office:value="3" calcext:value-type="float">
            <text:p>3</text:p>
          </table:table-cell>
          <table:table-cell table:style-name="ce598" table:formula="of:=BITAND([.S11];[.$T$7])" office:value-type="float" office:value="1" calcext:value-type="float">
            <text:p>1</text:p>
          </table:table-cell>
          <table:table-cell table:style-name="ce627" table:formula="of:=BITAND([.S11];[.$U$7])" office:value-type="float" office:value="2" calcext:value-type="float">
            <text:p>2</text:p>
          </table:table-cell>
          <table:table-cell table:style-name="ce627" table:formula="of:=BITAND([.S11];[.$V$7])" office:value-type="float" office:value="0" calcext:value-type="float">
            <text:p>0</text:p>
          </table:table-cell>
          <table:table-cell table:style-name="ce627" table:formula="of:=BITAND([.S11];[.$W$7])" office:value-type="float" office:value="0" calcext:value-type="float">
            <text:p>0</text:p>
          </table:table-cell>
          <table:table-cell table:style-name="ce627" table:formula="of:=BITAND([.S11];[.$X$7])" office:value-type="float" office:value="0" calcext:value-type="float">
            <text:p>0</text:p>
          </table:table-cell>
          <table:table-cell table:style-name="ce527"/>
          <table:table-cell table:number-columns-repeated="2"/>
          <table:table-cell table:style-name="ce527" office:value-type="float" office:value="5" calcext:value-type="float">
            <text:p>5</text:p>
          </table:table-cell>
          <table:table-cell table:style-name="ce657" table:formula="of:=BITAND([.AB11];[.$T$7])" office:value-type="float" office:value="1" calcext:value-type="float">
            <text:p>1</text:p>
          </table:table-cell>
          <table:table-cell table:style-name="ce674" table:formula="of:=BITAND([.AB11];[.$U$7])" office:value-type="float" office:value="0" calcext:value-type="float">
            <text:p>0</text:p>
          </table:table-cell>
          <table:table-cell table:style-name="ce627" table:formula="of:=BITAND([.AB11];[.$V$7])" office:value-type="float" office:value="4" calcext:value-type="float">
            <text:p>4</text:p>
          </table:table-cell>
          <table:table-cell table:style-name="ce627" table:formula="of:=BITAND([.AB11];[.$W$7])" office:value-type="float" office:value="0" calcext:value-type="float">
            <text:p>0</text:p>
          </table:table-cell>
          <table:table-cell table:style-name="ce627" table:formula="of:=BITAND([.AB11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 table:style-name="ce528" office:value-type="float" office:value="3" calcext:value-type="float">
            <text:p>3</text:p>
          </table:table-cell>
          <table:table-cell table:style-name="ce531" office:value-type="string" calcext:value-type="string" table:number-columns-spanned="1" table:number-rows-spanned="2">
            <text:p>Ticked</text:p>
          </table:table-cell>
          <table:table-cell table:style-name="ce534" office:value-type="string" calcext:value-type="string">
            <text:p>None</text:p>
          </table:table-cell>
          <table:table-cell table:number-columns-repeated="9"/>
          <table:table-cell table:style-name="ce587" table:number-columns-repeated="2"/>
          <table:table-cell table:style-name="ce547" table:number-columns-repeated="3"/>
          <table:table-cell/>
          <table:table-cell table:style-name="ce527" office:value-type="float" office:value="4" calcext:value-type="float">
            <text:p>4</text:p>
          </table:table-cell>
          <table:table-cell table:style-name="ce599" table:formula="of:=BITAND([.S12];[.$T$7])" office:value-type="float" office:value="0" calcext:value-type="float">
            <text:p>0</text:p>
          </table:table-cell>
          <table:table-cell table:style-name="ce627" table:formula="of:=BITAND([.S12];[.$U$7])" office:value-type="float" office:value="0" calcext:value-type="float">
            <text:p>0</text:p>
          </table:table-cell>
          <table:table-cell table:style-name="ce627" table:formula="of:=BITAND([.S12];[.$V$7])" office:value-type="float" office:value="4" calcext:value-type="float">
            <text:p>4</text:p>
          </table:table-cell>
          <table:table-cell table:style-name="ce627" table:formula="of:=BITAND([.S12];[.$W$7])" office:value-type="float" office:value="0" calcext:value-type="float">
            <text:p>0</text:p>
          </table:table-cell>
          <table:table-cell table:style-name="ce627" table:formula="of:=BITAND([.S12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7" calcext:value-type="float">
            <text:p>7</text:p>
          </table:table-cell>
          <table:table-cell table:style-name="ce658" table:formula="of:=BITAND([.AB12];[.$T$7])" office:value-type="float" office:value="1" calcext:value-type="float">
            <text:p>1</text:p>
          </table:table-cell>
          <table:table-cell table:style-name="ce675" table:formula="of:=BITAND([.AB12];[.$U$7])" office:value-type="float" office:value="2" calcext:value-type="float">
            <text:p>2</text:p>
          </table:table-cell>
          <table:table-cell table:style-name="ce627" table:formula="of:=BITAND([.AB12];[.$V$7])" office:value-type="float" office:value="4" calcext:value-type="float">
            <text:p>4</text:p>
          </table:table-cell>
          <table:table-cell table:style-name="ce627" table:formula="of:=BITAND([.AB12];[.$W$7])" office:value-type="float" office:value="0" calcext:value-type="float">
            <text:p>0</text:p>
          </table:table-cell>
          <table:table-cell table:style-name="ce627" table:formula="of:=BITAND([.AB12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/>
          <table:covered-table-cell/>
          <table:table-cell table:style-name="ce534" office:value-type="string" calcext:value-type="string">
            <text:p>Tick/Cross</text:p>
          </table:table-cell>
          <table:table-cell table:number-columns-repeated="9"/>
          <table:table-cell table:style-name="ce587" table:number-columns-repeated="2"/>
          <table:table-cell table:style-name="ce547" table:number-columns-repeated="3"/>
          <table:table-cell/>
          <table:table-cell table:style-name="ce527" office:value-type="float" office:value="5" calcext:value-type="float">
            <text:p>5</text:p>
          </table:table-cell>
          <table:table-cell table:style-name="ce600" table:formula="of:=BITAND([.S13];[.$T$7])" office:value-type="float" office:value="1" calcext:value-type="float">
            <text:p>1</text:p>
          </table:table-cell>
          <table:table-cell table:style-name="ce627" table:formula="of:=BITAND([.S13];[.$U$7])" office:value-type="float" office:value="0" calcext:value-type="float">
            <text:p>0</text:p>
          </table:table-cell>
          <table:table-cell table:style-name="ce627" table:formula="of:=BITAND([.S13];[.$V$7])" office:value-type="float" office:value="4" calcext:value-type="float">
            <text:p>4</text:p>
          </table:table-cell>
          <table:table-cell table:style-name="ce627" table:formula="of:=BITAND([.S13];[.$W$7])" office:value-type="float" office:value="0" calcext:value-type="float">
            <text:p>0</text:p>
          </table:table-cell>
          <table:table-cell table:style-name="ce627" table:formula="of:=BITAND([.S13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9" calcext:value-type="float">
            <text:p>9</text:p>
          </table:table-cell>
          <table:table-cell table:style-name="ce659" table:formula="of:=BITAND([.AB13];[.$T$7])" office:value-type="float" office:value="1" calcext:value-type="float">
            <text:p>1</text:p>
          </table:table-cell>
          <table:table-cell table:style-name="ce676" table:formula="of:=BITAND([.AB13];[.$U$7])" office:value-type="float" office:value="0" calcext:value-type="float">
            <text:p>0</text:p>
          </table:table-cell>
          <table:table-cell table:style-name="ce627" table:formula="of:=BITAND([.AB13];[.$V$7])" office:value-type="float" office:value="0" calcext:value-type="float">
            <text:p>0</text:p>
          </table:table-cell>
          <table:table-cell table:style-name="ce627" table:formula="of:=BITAND([.AB13];[.$W$7])" office:value-type="float" office:value="8" calcext:value-type="float">
            <text:p>8</text:p>
          </table:table-cell>
          <table:table-cell table:style-name="ce627" table:formula="of:=BITAND([.AB13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29" office:value-type="string" calcext:value-type="string">
            <text:p>Charmap button</text:p>
          </table:table-cell>
          <table:table-cell table:style-name="ce535"/>
          <table:table-cell table:number-columns-repeated="8"/>
          <table:table-cell table:style-name="ce547" table:number-columns-repeated="6"/>
          <table:table-cell/>
          <table:table-cell table:style-name="ce527" office:value-type="float" office:value="6" calcext:value-type="float">
            <text:p>6</text:p>
          </table:table-cell>
          <table:table-cell table:style-name="ce601" table:formula="of:=BITAND([.S14];[.$T$7])" office:value-type="float" office:value="0" calcext:value-type="float">
            <text:p>0</text:p>
          </table:table-cell>
          <table:table-cell table:style-name="ce627" table:formula="of:=BITAND([.S14];[.$U$7])" office:value-type="float" office:value="2" calcext:value-type="float">
            <text:p>2</text:p>
          </table:table-cell>
          <table:table-cell table:style-name="ce627" table:formula="of:=BITAND([.S14];[.$V$7])" office:value-type="float" office:value="4" calcext:value-type="float">
            <text:p>4</text:p>
          </table:table-cell>
          <table:table-cell table:style-name="ce627" table:formula="of:=BITAND([.S14];[.$W$7])" office:value-type="float" office:value="0" calcext:value-type="float">
            <text:p>0</text:p>
          </table:table-cell>
          <table:table-cell table:style-name="ce627" table:formula="of:=BITAND([.S14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11" calcext:value-type="float">
            <text:p>11</text:p>
          </table:table-cell>
          <table:table-cell table:style-name="ce660" table:formula="of:=BITAND([.AB14];[.$T$7])" office:value-type="float" office:value="1" calcext:value-type="float">
            <text:p>1</text:p>
          </table:table-cell>
          <table:table-cell table:style-name="ce677" table:formula="of:=BITAND([.AB14];[.$U$7])" office:value-type="float" office:value="2" calcext:value-type="float">
            <text:p>2</text:p>
          </table:table-cell>
          <table:table-cell table:style-name="ce627" table:formula="of:=BITAND([.AB14];[.$V$7])" office:value-type="float" office:value="0" calcext:value-type="float">
            <text:p>0</text:p>
          </table:table-cell>
          <table:table-cell table:style-name="ce627" table:formula="of:=BITAND([.AB14];[.$W$7])" office:value-type="float" office:value="8" calcext:value-type="float">
            <text:p>8</text:p>
          </table:table-cell>
          <table:table-cell table:style-name="ce627" table:formula="of:=BITAND([.AB14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 table:number-columns-repeated="2"/>
          <table:table-cell table:style-name="ce536"/>
          <table:table-cell table:number-columns-repeated="9"/>
          <table:table-cell table:style-name="ce587" table:number-columns-repeated="2"/>
          <table:table-cell table:style-name="ce547" table:number-columns-repeated="3"/>
          <table:table-cell table:style-name="ce527"/>
          <table:table-cell table:style-name="ce527" office:value-type="float" office:value="7" calcext:value-type="float">
            <text:p>7</text:p>
          </table:table-cell>
          <table:table-cell table:style-name="ce602" table:formula="of:=BITAND([.S15];[.$T$7])" office:value-type="float" office:value="1" calcext:value-type="float">
            <text:p>1</text:p>
          </table:table-cell>
          <table:table-cell table:style-name="ce627" table:formula="of:=BITAND([.S15];[.$U$7])" office:value-type="float" office:value="2" calcext:value-type="float">
            <text:p>2</text:p>
          </table:table-cell>
          <table:table-cell table:style-name="ce627" table:formula="of:=BITAND([.S15];[.$V$7])" office:value-type="float" office:value="4" calcext:value-type="float">
            <text:p>4</text:p>
          </table:table-cell>
          <table:table-cell table:style-name="ce627" table:formula="of:=BITAND([.S15];[.$W$7])" office:value-type="float" office:value="0" calcext:value-type="float">
            <text:p>0</text:p>
          </table:table-cell>
          <table:table-cell table:style-name="ce627" table:formula="of:=BITAND([.S15];[.$X$7])" office:value-type="float" office:value="0" calcext:value-type="float">
            <text:p>0</text:p>
          </table:table-cell>
          <table:table-cell table:style-name="ce527"/>
          <table:table-cell table:number-columns-repeated="2"/>
          <table:table-cell table:style-name="ce527" office:value-type="float" office:value="13" calcext:value-type="float">
            <text:p>13</text:p>
          </table:table-cell>
          <table:table-cell table:style-name="ce661" table:formula="of:=BITAND([.AB15];[.$T$7])" office:value-type="float" office:value="1" calcext:value-type="float">
            <text:p>1</text:p>
          </table:table-cell>
          <table:table-cell table:style-name="ce678" table:formula="of:=BITAND([.AB15];[.$U$7])" office:value-type="float" office:value="0" calcext:value-type="float">
            <text:p>0</text:p>
          </table:table-cell>
          <table:table-cell table:style-name="ce627" table:formula="of:=BITAND([.AB15];[.$V$7])" office:value-type="float" office:value="4" calcext:value-type="float">
            <text:p>4</text:p>
          </table:table-cell>
          <table:table-cell table:style-name="ce627" table:formula="of:=BITAND([.AB15];[.$W$7])" office:value-type="float" office:value="8" calcext:value-type="float">
            <text:p>8</text:p>
          </table:table-cell>
          <table:table-cell table:style-name="ce627" table:formula="of:=BITAND([.AB15];[.$X$7])" office:value-type="float" office:value="0" calcext:value-type="float">
            <text:p>0</text:p>
          </table:table-cell>
          <table:table-cell table:style-name="ce627" table:number-columns-repeated="3"/>
        </table:table-row>
        <table:table-row table:style-name="ro1">
          <table:table-cell/>
          <table:table-cell table:style-name="ce529"/>
          <table:table-cell table:style-name="ce536"/>
          <table:table-cell table:number-columns-repeated="9"/>
          <table:table-cell table:style-name="ce547" table:number-columns-repeated="5"/>
          <table:table-cell table:number-columns-repeated="6"/>
          <table:table-cell table:style-name="ce627" table:formula="of:=BITAND([.S16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15" calcext:value-type="float">
            <text:p>15</text:p>
          </table:table-cell>
          <table:table-cell table:style-name="ce662" table:formula="of:=BITAND([.AB16];[.$T$7])" office:value-type="float" office:value="1" calcext:value-type="float">
            <text:p>1</text:p>
          </table:table-cell>
          <table:table-cell table:style-name="ce679" table:formula="of:=BITAND([.AB16];[.$U$7])" office:value-type="float" office:value="2" calcext:value-type="float">
            <text:p>2</text:p>
          </table:table-cell>
          <table:table-cell table:style-name="ce627" table:formula="of:=BITAND([.AB16];[.$V$7])" office:value-type="float" office:value="4" calcext:value-type="float">
            <text:p>4</text:p>
          </table:table-cell>
          <table:table-cell table:style-name="ce627" table:formula="of:=BITAND([.AB16];[.$W$7])" office:value-type="float" office:value="8" calcext:value-type="float">
            <text:p>8</text:p>
          </table:table-cell>
          <table:table-cell table:style-name="ce627" table:formula="of:=BITAND([.AB16];[.$X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27" office:value-type="string" calcext:value-type="string">
            <text:p>Bad/Info Font</text:p>
          </table:table-cell>
          <table:table-cell table:style-name="ce529"/>
          <table:table-cell table:style-name="ce536"/>
          <table:table-cell/>
          <table:table-cell office:value-type="string" calcext:value-type="string">
            <text:p>Testzone:</text:p>
          </table:table-cell>
          <table:table-cell table:number-columns-repeated="9"/>
          <table:table-cell table:style-name="ce547" table:number-columns-repeated="3"/>
          <table:table-cell/>
          <table:table-cell table:style-name="ce527" office:value-type="float" office:value="8" calcext:value-type="float">
            <text:p>8</text:p>
          </table:table-cell>
          <table:table-cell table:style-name="ce603" table:formula="of:=BITAND([.S17];[.$T$7])" office:value-type="float" office:value="0" calcext:value-type="float">
            <text:p>0</text:p>
          </table:table-cell>
          <table:table-cell table:style-name="ce629" table:formula="of:=BITAND([.S17];[.$U$7])" office:value-type="float" office:value="0" calcext:value-type="float">
            <text:p>0</text:p>
          </table:table-cell>
          <table:table-cell table:style-name="ce627" table:formula="of:=BITAND([.S17];[.$V$7])" office:value-type="float" office:value="0" calcext:value-type="float">
            <text:p>0</text:p>
          </table:table-cell>
          <table:table-cell table:style-name="ce627" table:formula="of:=BITAND([.S17];[.$W$7])" office:value-type="float" office:value="8" calcext:value-type="float">
            <text:p>8</text:p>
          </table:table-cell>
          <table:table-cell table:style-name="ce627" table:formula="of:=BITAND([.S17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17" calcext:value-type="float">
            <text:p>17</text:p>
          </table:table-cell>
          <table:table-cell table:style-name="ce663" table:formula="of:=BITAND([.AB17];[.$T$7])" office:value-type="float" office:value="1" calcext:value-type="float">
            <text:p>1</text:p>
          </table:table-cell>
          <table:table-cell table:style-name="ce680" table:formula="of:=BITAND([.AB17];[.$U$7])" office:value-type="float" office:value="0" calcext:value-type="float">
            <text:p>0</text:p>
          </table:table-cell>
          <table:table-cell table:style-name="ce627" table:formula="of:=BITAND([.AB17];[.$V$7])" office:value-type="float" office:value="0" calcext:value-type="float">
            <text:p>0</text:p>
          </table:table-cell>
          <table:table-cell table:style-name="ce627" table:formula="of:=BITAND([.AB17];[.$W$7])" office:value-type="float" office:value="0" calcext:value-type="float">
            <text:p>0</text:p>
          </table:table-cell>
          <table:table-cell table:style-name="ce627" table:formula="of:=BITAND([.AB17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529"/>
          <table:table-cell table:style-name="ce536"/>
          <table:table-cell/>
          <table:table-cell table:style-name="ce542" office:value-type="string" calcext:value-type="string">
            <text:p>Value</text:p>
          </table:table-cell>
          <table:table-cell table:style-name="ce542" office:value-type="float" office:value="16" calcext:value-type="float">
            <text:p>16</text:p>
          </table:table-cell>
          <table:table-cell table:style-name="ce537" office:value-type="float" office:value="8" calcext:value-type="float">
            <text:p>8</text:p>
          </table:table-cell>
          <table:table-cell table:style-name="ce537" office:value-type="float" office:value="4" calcext:value-type="float">
            <text:p>4</text:p>
          </table:table-cell>
          <table:table-cell table:style-name="ce537"/>
          <table:table-cell table:style-name="ce537" office:value-type="float" office:value="2" calcext:value-type="float">
            <text:p>2</text:p>
          </table:table-cell>
          <table:table-cell table:style-name="ce53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587"/>
          <table:table-cell table:style-name="ce547" table:number-columns-repeated="2"/>
          <table:table-cell/>
          <table:table-cell table:style-name="ce527" office:value-type="float" office:value="9" calcext:value-type="float">
            <text:p>9</text:p>
          </table:table-cell>
          <table:table-cell table:style-name="ce604" table:formula="of:=BITAND([.S18];[.$T$7])" office:value-type="float" office:value="1" calcext:value-type="float">
            <text:p>1</text:p>
          </table:table-cell>
          <table:table-cell table:style-name="ce630" table:formula="of:=BITAND([.S18];[.$U$7])" office:value-type="float" office:value="0" calcext:value-type="float">
            <text:p>0</text:p>
          </table:table-cell>
          <table:table-cell table:style-name="ce627" table:formula="of:=BITAND([.S18];[.$V$7])" office:value-type="float" office:value="0" calcext:value-type="float">
            <text:p>0</text:p>
          </table:table-cell>
          <table:table-cell table:style-name="ce627" table:formula="of:=BITAND([.S18];[.$W$7])" office:value-type="float" office:value="8" calcext:value-type="float">
            <text:p>8</text:p>
          </table:table-cell>
          <table:table-cell table:style-name="ce627" table:formula="of:=BITAND([.S18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19" calcext:value-type="float">
            <text:p>19</text:p>
          </table:table-cell>
          <table:table-cell table:style-name="ce664" table:formula="of:=BITAND([.AB18];[.$T$7])" office:value-type="float" office:value="1" calcext:value-type="float">
            <text:p>1</text:p>
          </table:table-cell>
          <table:table-cell table:style-name="ce681" table:formula="of:=BITAND([.AB18];[.$U$7])" office:value-type="float" office:value="2" calcext:value-type="float">
            <text:p>2</text:p>
          </table:table-cell>
          <table:table-cell table:style-name="ce627" table:formula="of:=BITAND([.AB18];[.$V$7])" office:value-type="float" office:value="0" calcext:value-type="float">
            <text:p>0</text:p>
          </table:table-cell>
          <table:table-cell table:style-name="ce627" table:formula="of:=BITAND([.AB18];[.$W$7])" office:value-type="float" office:value="0" calcext:value-type="float">
            <text:p>0</text:p>
          </table:table-cell>
          <table:table-cell table:style-name="ce627" table:formula="of:=BITAND([.AB18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29" office:value-type="string" calcext:value-type="string">
            <text:p>Colour gradient bottom to top</text:p>
          </table:table-cell>
          <table:table-cell table:style-name="ce536"/>
          <table:table-cell/>
          <table:table-cell table:style-name="ce543"/>
          <table:table-cell table:style-name="ce5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82" table:formula="of:=[.F19]*[.$F$18]+[.G19]*[.$G$18]+[.H19]*[.$H$18]+[.J19]*[.$J$18]+[.K19]*[.$K$18]" office:value-type="float" office:value="31" calcext:value-type="float">
            <text:p>31</text:p>
          </table:table-cell>
          <table:table-cell table:number-columns-repeated="6"/>
          <table:table-cell table:style-name="ce527" office:value-type="float" office:value="10" calcext:value-type="float">
            <text:p>10</text:p>
          </table:table-cell>
          <table:table-cell table:style-name="ce605" table:formula="of:=BITAND([.S19];[.$T$7])" office:value-type="float" office:value="0" calcext:value-type="float">
            <text:p>0</text:p>
          </table:table-cell>
          <table:table-cell table:style-name="ce631" table:formula="of:=BITAND([.S19];[.$U$7])" office:value-type="float" office:value="2" calcext:value-type="float">
            <text:p>2</text:p>
          </table:table-cell>
          <table:table-cell table:style-name="ce627" table:formula="of:=BITAND([.S19];[.$V$7])" office:value-type="float" office:value="0" calcext:value-type="float">
            <text:p>0</text:p>
          </table:table-cell>
          <table:table-cell table:style-name="ce627" table:formula="of:=BITAND([.S19];[.$W$7])" office:value-type="float" office:value="8" calcext:value-type="float">
            <text:p>8</text:p>
          </table:table-cell>
          <table:table-cell table:style-name="ce627" table:formula="of:=BITAND([.S19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21" calcext:value-type="float">
            <text:p>21</text:p>
          </table:table-cell>
          <table:table-cell table:style-name="ce665" table:formula="of:=BITAND([.AB19];[.$T$7])" office:value-type="float" office:value="1" calcext:value-type="float">
            <text:p>1</text:p>
          </table:table-cell>
          <table:table-cell table:style-name="ce682" table:formula="of:=BITAND([.AB19];[.$U$7])" office:value-type="float" office:value="0" calcext:value-type="float">
            <text:p>0</text:p>
          </table:table-cell>
          <table:table-cell table:style-name="ce627" table:formula="of:=BITAND([.AB19];[.$V$7])" office:value-type="float" office:value="4" calcext:value-type="float">
            <text:p>4</text:p>
          </table:table-cell>
          <table:table-cell table:style-name="ce627" table:formula="of:=BITAND([.AB19];[.$W$7])" office:value-type="float" office:value="0" calcext:value-type="float">
            <text:p>0</text:p>
          </table:table-cell>
          <table:table-cell table:style-name="ce627" table:formula="of:=BITAND([.AB19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29" office:value-type="string" calcext:value-type="string">
            <text:p>Font info text</text:p>
          </table:table-cell>
          <table:table-cell table:style-name="ce536"/>
          <table:table-cell/>
          <table:table-cell table:style-name="ce544" office:value-type="string" calcext:value-type="string">
            <text:p>AND</text:p>
          </table:table-cell>
          <table:table-cell table:style-name="ce544"/>
          <table:table-cell table:style-name="ce564" office:value-type="float" office:value="1" calcext:value-type="float">
            <text:p>1</text:p>
          </table:table-cell>
          <table:table-cell table:style-name="ce572" office:value-type="float" office:value="1" calcext:value-type="float">
            <text:p>1</text:p>
          </table:table-cell>
          <table:table-cell table:style-name="ce572"/>
          <table:table-cell table:number-columns-repeated="2" table:style-name="ce572" office:value-type="float" office:value="1" calcext:value-type="float">
            <text:p>1</text:p>
          </table:table-cell>
          <table:table-cell table:style-name="ce584" table:formula="of:=[.G20]*[.$G$18]+[.H20]*[.$H$18]+[.J20]*[.$J$18]+[.K20]*[.$K$18]" office:value-type="float" office:value="15" calcext:value-type="float">
            <text:p>15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527" office:value-type="float" office:value="11" calcext:value-type="float">
            <text:p>11</text:p>
          </table:table-cell>
          <table:table-cell table:style-name="ce606" table:formula="of:=BITAND([.S20];[.$T$7])" office:value-type="float" office:value="1" calcext:value-type="float">
            <text:p>1</text:p>
          </table:table-cell>
          <table:table-cell table:style-name="ce632" table:formula="of:=BITAND([.S20];[.$U$7])" office:value-type="float" office:value="2" calcext:value-type="float">
            <text:p>2</text:p>
          </table:table-cell>
          <table:table-cell table:style-name="ce627" table:formula="of:=BITAND([.S20];[.$V$7])" office:value-type="float" office:value="0" calcext:value-type="float">
            <text:p>0</text:p>
          </table:table-cell>
          <table:table-cell table:style-name="ce627" table:formula="of:=BITAND([.S20];[.$W$7])" office:value-type="float" office:value="8" calcext:value-type="float">
            <text:p>8</text:p>
          </table:table-cell>
          <table:table-cell table:style-name="ce627" table:formula="of:=BITAND([.S20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23" calcext:value-type="float">
            <text:p>23</text:p>
          </table:table-cell>
          <table:table-cell table:style-name="ce666" table:formula="of:=BITAND([.AB20];[.$T$7])" office:value-type="float" office:value="1" calcext:value-type="float">
            <text:p>1</text:p>
          </table:table-cell>
          <table:table-cell table:style-name="ce683" table:formula="of:=BITAND([.AB20];[.$U$7])" office:value-type="float" office:value="2" calcext:value-type="float">
            <text:p>2</text:p>
          </table:table-cell>
          <table:table-cell table:style-name="ce627" table:formula="of:=BITAND([.AB20];[.$V$7])" office:value-type="float" office:value="4" calcext:value-type="float">
            <text:p>4</text:p>
          </table:table-cell>
          <table:table-cell table:style-name="ce627" table:formula="of:=BITAND([.AB20];[.$W$7])" office:value-type="float" office:value="0" calcext:value-type="float">
            <text:p>0</text:p>
          </table:table-cell>
          <table:table-cell table:style-name="ce627" table:formula="of:=BITAND([.AB20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29" office:value-type="string" calcext:value-type="string">
            <text:p>Icon and message</text:p>
          </table:table-cell>
          <table:table-cell table:style-name="ce536"/>
          <table:table-cell table:number-columns-repeated="3"/>
          <table:table-cell table:formula="of:=BITAND([.G19];[.G20])" office:value-type="float" office:value="1" calcext:value-type="float">
            <text:p>1</text:p>
          </table:table-cell>
          <table:table-cell table:formula="of:=BITAND([.H19];[.H20])" office:value-type="float" office:value="1" calcext:value-type="float">
            <text:p>1</text:p>
          </table:table-cell>
          <table:table-cell/>
          <table:table-cell table:formula="of:=BITAND([.J19];[.J20])" office:value-type="float" office:value="1" calcext:value-type="float">
            <text:p>1</text:p>
          </table:table-cell>
          <table:table-cell table:style-name="ce583" table:formula="of:=BITAND([.K19];[.K20])" office:value-type="float" office:value="1" calcext:value-type="float">
            <text:p>1</text:p>
          </table:table-cell>
          <table:table-cell table:style-name="ce582" table:formula="of:=[.G21]*[.$G$18]+[.H21]*[.$H$18]+[.J21]*[.$J$18]+[.K21]*[.$K$18]" office:value-type="float" office:value="15" calcext:value-type="float">
            <text:p>15</text:p>
          </table:table-cell>
          <table:table-cell table:number-columns-repeated="6"/>
          <table:table-cell table:style-name="ce527" office:value-type="float" office:value="12" calcext:value-type="float">
            <text:p>12</text:p>
          </table:table-cell>
          <table:table-cell table:style-name="ce607" table:formula="of:=BITAND([.S21];[.$T$7])" office:value-type="float" office:value="0" calcext:value-type="float">
            <text:p>0</text:p>
          </table:table-cell>
          <table:table-cell table:style-name="ce633" table:formula="of:=BITAND([.S21];[.$U$7])" office:value-type="float" office:value="0" calcext:value-type="float">
            <text:p>0</text:p>
          </table:table-cell>
          <table:table-cell table:style-name="ce627" table:formula="of:=BITAND([.S21];[.$V$7])" office:value-type="float" office:value="4" calcext:value-type="float">
            <text:p>4</text:p>
          </table:table-cell>
          <table:table-cell table:style-name="ce627" table:formula="of:=BITAND([.S21];[.$W$7])" office:value-type="float" office:value="8" calcext:value-type="float">
            <text:p>8</text:p>
          </table:table-cell>
          <table:table-cell table:style-name="ce627" table:formula="of:=BITAND([.S21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25" calcext:value-type="float">
            <text:p>25</text:p>
          </table:table-cell>
          <table:table-cell table:style-name="ce667" table:formula="of:=BITAND([.AB21];[.$T$7])" office:value-type="float" office:value="1" calcext:value-type="float">
            <text:p>1</text:p>
          </table:table-cell>
          <table:table-cell table:style-name="ce684" table:formula="of:=BITAND([.AB21];[.$U$7])" office:value-type="float" office:value="0" calcext:value-type="float">
            <text:p>0</text:p>
          </table:table-cell>
          <table:table-cell table:style-name="ce627" table:formula="of:=BITAND([.AB21];[.$V$7])" office:value-type="float" office:value="0" calcext:value-type="float">
            <text:p>0</text:p>
          </table:table-cell>
          <table:table-cell table:style-name="ce627" table:formula="of:=BITAND([.AB21];[.$W$7])" office:value-type="float" office:value="8" calcext:value-type="float">
            <text:p>8</text:p>
          </table:table-cell>
          <table:table-cell table:style-name="ce627" table:formula="of:=BITAND([.AB21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table:number-columns-repeated="2"/>
          <table:table-cell table:style-name="ce536"/>
          <table:table-cell table:number-columns-repeated="2"/>
          <table:table-cell table:style-name="ce557" table:number-columns-repeated="6"/>
          <table:table-cell table:number-columns-repeated="7"/>
          <table:table-cell table:style-name="ce527" office:value-type="float" office:value="13" calcext:value-type="float">
            <text:p>13</text:p>
          </table:table-cell>
          <table:table-cell table:style-name="ce608" table:formula="of:=BITAND([.S22];[.$T$7])" office:value-type="float" office:value="1" calcext:value-type="float">
            <text:p>1</text:p>
          </table:table-cell>
          <table:table-cell table:style-name="ce634" table:formula="of:=BITAND([.S22];[.$U$7])" office:value-type="float" office:value="0" calcext:value-type="float">
            <text:p>0</text:p>
          </table:table-cell>
          <table:table-cell table:style-name="ce627" table:formula="of:=BITAND([.S22];[.$V$7])" office:value-type="float" office:value="4" calcext:value-type="float">
            <text:p>4</text:p>
          </table:table-cell>
          <table:table-cell table:style-name="ce627" table:formula="of:=BITAND([.S22];[.$W$7])" office:value-type="float" office:value="8" calcext:value-type="float">
            <text:p>8</text:p>
          </table:table-cell>
          <table:table-cell table:style-name="ce627" table:formula="of:=BITAND([.S22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27" calcext:value-type="float">
            <text:p>27</text:p>
          </table:table-cell>
          <table:table-cell table:style-name="ce668" table:formula="of:=BITAND([.AB22];[.$T$7])" office:value-type="float" office:value="1" calcext:value-type="float">
            <text:p>1</text:p>
          </table:table-cell>
          <table:table-cell table:style-name="ce685" table:formula="of:=BITAND([.AB22];[.$U$7])" office:value-type="float" office:value="2" calcext:value-type="float">
            <text:p>2</text:p>
          </table:table-cell>
          <table:table-cell table:style-name="ce627" table:formula="of:=BITAND([.AB22];[.$V$7])" office:value-type="float" office:value="0" calcext:value-type="float">
            <text:p>0</text:p>
          </table:table-cell>
          <table:table-cell table:style-name="ce627" table:formula="of:=BITAND([.AB22];[.$W$7])" office:value-type="float" office:value="8" calcext:value-type="float">
            <text:p>8</text:p>
          </table:table-cell>
          <table:table-cell table:style-name="ce627" table:formula="of:=BITAND([.AB22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table:number-columns-repeated="5"/>
          <table:table-cell table:style-name="ce557" office:value-type="float" office:value="3" calcext:value-type="float">
            <text:p>3</text:p>
          </table:table-cell>
          <table:table-cell table:style-name="ce565" office:value-type="string" calcext:value-type="string">
            <text:p>and</text:p>
          </table:table-cell>
          <table:table-cell table:style-name="ce557" office:value-type="float" office:value="1" calcext:value-type="float">
            <text:p>1</text:p>
          </table:table-cell>
          <table:table-cell table:style-name="ce557"/>
          <table:table-cell table:style-name="ce557" table:formula="of:=BITAND([.F23];[.H23])" office:value-type="float" office:value="1" calcext:value-type="float">
            <text:p>1</text:p>
          </table:table-cell>
          <table:table-cell table:style-name="ce557"/>
          <table:table-cell table:number-columns-repeated="7"/>
          <table:table-cell table:style-name="ce527" office:value-type="float" office:value="14" calcext:value-type="float">
            <text:p>14</text:p>
          </table:table-cell>
          <table:table-cell table:style-name="ce609" table:formula="of:=BITAND([.S23];[.$T$7])" office:value-type="float" office:value="0" calcext:value-type="float">
            <text:p>0</text:p>
          </table:table-cell>
          <table:table-cell table:style-name="ce635" table:formula="of:=BITAND([.S23];[.$U$7])" office:value-type="float" office:value="2" calcext:value-type="float">
            <text:p>2</text:p>
          </table:table-cell>
          <table:table-cell table:style-name="ce627" table:formula="of:=BITAND([.S23];[.$V$7])" office:value-type="float" office:value="4" calcext:value-type="float">
            <text:p>4</text:p>
          </table:table-cell>
          <table:table-cell table:style-name="ce627" table:formula="of:=BITAND([.S23];[.$W$7])" office:value-type="float" office:value="8" calcext:value-type="float">
            <text:p>8</text:p>
          </table:table-cell>
          <table:table-cell table:style-name="ce627" table:formula="of:=BITAND([.S23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29" calcext:value-type="float">
            <text:p>29</text:p>
          </table:table-cell>
          <table:table-cell table:style-name="ce669" table:formula="of:=BITAND([.AB23];[.$T$7])" office:value-type="float" office:value="1" calcext:value-type="float">
            <text:p>1</text:p>
          </table:table-cell>
          <table:table-cell table:style-name="ce686" table:formula="of:=BITAND([.AB23];[.$U$7])" office:value-type="float" office:value="0" calcext:value-type="float">
            <text:p>0</text:p>
          </table:table-cell>
          <table:table-cell table:style-name="ce627" table:formula="of:=BITAND([.AB23];[.$V$7])" office:value-type="float" office:value="4" calcext:value-type="float">
            <text:p>4</text:p>
          </table:table-cell>
          <table:table-cell table:style-name="ce627" table:formula="of:=BITAND([.AB23];[.$W$7])" office:value-type="float" office:value="8" calcext:value-type="float">
            <text:p>8</text:p>
          </table:table-cell>
          <table:table-cell table:style-name="ce627" table:formula="of:=BITAND([.AB23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table:number-columns-repeated="5"/>
          <table:table-cell table:style-name="ce557" table:number-columns-repeated="6"/>
          <table:table-cell table:number-columns-repeated="7"/>
          <table:table-cell table:style-name="ce527" office:value-type="float" office:value="15" calcext:value-type="float">
            <text:p>15</text:p>
          </table:table-cell>
          <table:table-cell table:style-name="ce610" table:formula="of:=BITAND([.S24];[.$T$7])" office:value-type="float" office:value="1" calcext:value-type="float">
            <text:p>1</text:p>
          </table:table-cell>
          <table:table-cell table:style-name="ce636" table:formula="of:=BITAND([.S24];[.$U$7])" office:value-type="float" office:value="2" calcext:value-type="float">
            <text:p>2</text:p>
          </table:table-cell>
          <table:table-cell table:style-name="ce627" table:formula="of:=BITAND([.S24];[.$V$7])" office:value-type="float" office:value="4" calcext:value-type="float">
            <text:p>4</text:p>
          </table:table-cell>
          <table:table-cell table:style-name="ce627" table:formula="of:=BITAND([.S24];[.$W$7])" office:value-type="float" office:value="8" calcext:value-type="float">
            <text:p>8</text:p>
          </table:table-cell>
          <table:table-cell table:style-name="ce627" table:formula="of:=BITAND([.S24];[.$X$7])" office:value-type="float" office:value="0" calcext:value-type="float">
            <text:p>0</text:p>
          </table:table-cell>
          <table:table-cell table:number-columns-repeated="3"/>
          <table:table-cell table:style-name="ce527" office:value-type="float" office:value="31" calcext:value-type="float">
            <text:p>31</text:p>
          </table:table-cell>
          <table:table-cell table:style-name="ce670" table:formula="of:=BITAND([.AB24];[.$T$7])" office:value-type="float" office:value="1" calcext:value-type="float">
            <text:p>1</text:p>
          </table:table-cell>
          <table:table-cell table:style-name="ce687" table:formula="of:=BITAND([.AB24];[.$U$7])" office:value-type="float" office:value="2" calcext:value-type="float">
            <text:p>2</text:p>
          </table:table-cell>
          <table:table-cell table:style-name="ce627" table:formula="of:=BITAND([.AB24];[.$V$7])" office:value-type="float" office:value="4" calcext:value-type="float">
            <text:p>4</text:p>
          </table:table-cell>
          <table:table-cell table:style-name="ce627" table:formula="of:=BITAND([.AB24];[.$W$7])" office:value-type="float" office:value="8" calcext:value-type="float">
            <text:p>8</text:p>
          </table:table-cell>
          <table:table-cell table:style-name="ce627" table:formula="of:=BITAND([.AB24];[.$X$7])" office:value-type="float" office:value="16" calcext:value-type="float">
            <text:p>16</text:p>
          </table:table-cell>
          <table:table-cell table:style-name="ce627" table:number-columns-repeated="3"/>
        </table:table-row>
        <table:table-row table:style-name="ro1">
          <table:table-cell table:number-columns-repeated="18"/>
          <table:table-cell table:style-name="ce527" office:value-type="float" office:value="16" calcext:value-type="float">
            <text:p>16</text:p>
          </table:table-cell>
          <table:table-cell table:style-name="ce611" table:formula="of:=BITAND([.S25];[.$T$7])" office:value-type="float" office:value="0" calcext:value-type="float">
            <text:p>0</text:p>
          </table:table-cell>
          <table:table-cell table:style-name="ce637" table:formula="of:=BITAND([.S25];[.$U$7])" office:value-type="float" office:value="0" calcext:value-type="float">
            <text:p>0</text:p>
          </table:table-cell>
          <table:table-cell table:style-name="ce627" table:formula="of:=BITAND([.S25];[.$V$7])" office:value-type="float" office:value="0" calcext:value-type="float">
            <text:p>0</text:p>
          </table:table-cell>
          <table:table-cell table:style-name="ce627" table:formula="of:=BITAND([.S25];[.$W$7])" office:value-type="float" office:value="0" calcext:value-type="float">
            <text:p>0</text:p>
          </table:table-cell>
          <table:table-cell table:style-name="ce627" table:formula="of:=BITAND([.S2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17" calcext:value-type="float">
            <text:p>17</text:p>
          </table:table-cell>
          <table:table-cell table:style-name="ce612" table:formula="of:=BITAND([.S26];[.$T$7])" office:value-type="float" office:value="1" calcext:value-type="float">
            <text:p>1</text:p>
          </table:table-cell>
          <table:table-cell table:style-name="ce638" table:formula="of:=BITAND([.S26];[.$U$7])" office:value-type="float" office:value="0" calcext:value-type="float">
            <text:p>0</text:p>
          </table:table-cell>
          <table:table-cell table:style-name="ce627" table:formula="of:=BITAND([.S26];[.$V$7])" office:value-type="float" office:value="0" calcext:value-type="float">
            <text:p>0</text:p>
          </table:table-cell>
          <table:table-cell table:style-name="ce627" table:formula="of:=BITAND([.S26];[.$W$7])" office:value-type="float" office:value="0" calcext:value-type="float">
            <text:p>0</text:p>
          </table:table-cell>
          <table:table-cell table:style-name="ce627" table:formula="of:=BITAND([.S2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45" table:number-columns-repeated="2"/>
          <table:table-cell table:style-name="ce547"/>
          <table:table-cell table:style-name="ce573" table:number-columns-repeated="4"/>
          <table:table-cell table:style-name="ce585"/>
          <table:table-cell table:style-name="ce547" table:number-columns-repeated="6"/>
          <table:table-cell table:style-name="ce527" office:value-type="float" office:value="18" calcext:value-type="float">
            <text:p>18</text:p>
          </table:table-cell>
          <table:table-cell table:style-name="ce613" table:formula="of:=BITAND([.S27];[.$T$7])" office:value-type="float" office:value="0" calcext:value-type="float">
            <text:p>0</text:p>
          </table:table-cell>
          <table:table-cell table:style-name="ce639" table:formula="of:=BITAND([.S27];[.$U$7])" office:value-type="float" office:value="2" calcext:value-type="float">
            <text:p>2</text:p>
          </table:table-cell>
          <table:table-cell table:style-name="ce627" table:formula="of:=BITAND([.S27];[.$V$7])" office:value-type="float" office:value="0" calcext:value-type="float">
            <text:p>0</text:p>
          </table:table-cell>
          <table:table-cell table:style-name="ce627" table:formula="of:=BITAND([.S27];[.$W$7])" office:value-type="float" office:value="0" calcext:value-type="float">
            <text:p>0</text:p>
          </table:table-cell>
          <table:table-cell table:style-name="ce627" table:formula="of:=BITAND([.S2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19" calcext:value-type="float">
            <text:p>19</text:p>
          </table:table-cell>
          <table:table-cell table:style-name="ce614" table:formula="of:=BITAND([.S28];[.$T$7])" office:value-type="float" office:value="1" calcext:value-type="float">
            <text:p>1</text:p>
          </table:table-cell>
          <table:table-cell table:style-name="ce640" table:formula="of:=BITAND([.S28];[.$U$7])" office:value-type="float" office:value="2" calcext:value-type="float">
            <text:p>2</text:p>
          </table:table-cell>
          <table:table-cell table:style-name="ce627" table:formula="of:=BITAND([.S28];[.$V$7])" office:value-type="float" office:value="0" calcext:value-type="float">
            <text:p>0</text:p>
          </table:table-cell>
          <table:table-cell table:style-name="ce627" table:formula="of:=BITAND([.S28];[.$W$7])" office:value-type="float" office:value="0" calcext:value-type="float">
            <text:p>0</text:p>
          </table:table-cell>
          <table:table-cell table:style-name="ce627" table:formula="of:=BITAND([.S2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20" calcext:value-type="float">
            <text:p>20</text:p>
          </table:table-cell>
          <table:table-cell table:style-name="ce615" table:formula="of:=BITAND([.S29];[.$T$7])" office:value-type="float" office:value="0" calcext:value-type="float">
            <text:p>0</text:p>
          </table:table-cell>
          <table:table-cell table:style-name="ce641" table:formula="of:=BITAND([.S29];[.$U$7])" office:value-type="float" office:value="0" calcext:value-type="float">
            <text:p>0</text:p>
          </table:table-cell>
          <table:table-cell table:style-name="ce627" table:formula="of:=BITAND([.S29];[.$V$7])" office:value-type="float" office:value="4" calcext:value-type="float">
            <text:p>4</text:p>
          </table:table-cell>
          <table:table-cell table:style-name="ce627" table:formula="of:=BITAND([.S29];[.$W$7])" office:value-type="float" office:value="0" calcext:value-type="float">
            <text:p>0</text:p>
          </table:table-cell>
          <table:table-cell table:style-name="ce627" table:formula="of:=BITAND([.S2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21" calcext:value-type="float">
            <text:p>21</text:p>
          </table:table-cell>
          <table:table-cell table:style-name="ce616" table:formula="of:=BITAND([.S30];[.$T$7])" office:value-type="float" office:value="1" calcext:value-type="float">
            <text:p>1</text:p>
          </table:table-cell>
          <table:table-cell table:style-name="ce642" table:formula="of:=BITAND([.S30];[.$U$7])" office:value-type="float" office:value="0" calcext:value-type="float">
            <text:p>0</text:p>
          </table:table-cell>
          <table:table-cell table:style-name="ce627" table:formula="of:=BITAND([.S30];[.$V$7])" office:value-type="float" office:value="4" calcext:value-type="float">
            <text:p>4</text:p>
          </table:table-cell>
          <table:table-cell table:style-name="ce627" table:formula="of:=BITAND([.S30];[.$W$7])" office:value-type="float" office:value="0" calcext:value-type="float">
            <text:p>0</text:p>
          </table:table-cell>
          <table:table-cell table:style-name="ce627" table:formula="of:=BITAND([.S3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22" calcext:value-type="float">
            <text:p>22</text:p>
          </table:table-cell>
          <table:table-cell table:style-name="ce617" table:formula="of:=BITAND([.S31];[.$T$7])" office:value-type="float" office:value="0" calcext:value-type="float">
            <text:p>0</text:p>
          </table:table-cell>
          <table:table-cell table:style-name="ce643" table:formula="of:=BITAND([.S31];[.$U$7])" office:value-type="float" office:value="2" calcext:value-type="float">
            <text:p>2</text:p>
          </table:table-cell>
          <table:table-cell table:style-name="ce627" table:formula="of:=BITAND([.S31];[.$V$7])" office:value-type="float" office:value="4" calcext:value-type="float">
            <text:p>4</text:p>
          </table:table-cell>
          <table:table-cell table:style-name="ce627" table:formula="of:=BITAND([.S31];[.$W$7])" office:value-type="float" office:value="0" calcext:value-type="float">
            <text:p>0</text:p>
          </table:table-cell>
          <table:table-cell table:style-name="ce627" table:formula="of:=BITAND([.S31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23" calcext:value-type="float">
            <text:p>23</text:p>
          </table:table-cell>
          <table:table-cell table:style-name="ce618" table:formula="of:=BITAND([.S32];[.$T$7])" office:value-type="float" office:value="1" calcext:value-type="float">
            <text:p>1</text:p>
          </table:table-cell>
          <table:table-cell table:style-name="ce644" table:formula="of:=BITAND([.S32];[.$U$7])" office:value-type="float" office:value="2" calcext:value-type="float">
            <text:p>2</text:p>
          </table:table-cell>
          <table:table-cell table:style-name="ce627" table:formula="of:=BITAND([.S32];[.$V$7])" office:value-type="float" office:value="4" calcext:value-type="float">
            <text:p>4</text:p>
          </table:table-cell>
          <table:table-cell table:style-name="ce627" table:formula="of:=BITAND([.S32];[.$W$7])" office:value-type="float" office:value="0" calcext:value-type="float">
            <text:p>0</text:p>
          </table:table-cell>
          <table:table-cell table:style-name="ce627" table:formula="of:=BITAND([.S32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24" calcext:value-type="float">
            <text:p>24</text:p>
          </table:table-cell>
          <table:table-cell table:style-name="ce619" table:formula="of:=BITAND([.S33];[.$T$7])" office:value-type="float" office:value="0" calcext:value-type="float">
            <text:p>0</text:p>
          </table:table-cell>
          <table:table-cell table:style-name="ce645" table:formula="of:=BITAND([.S33];[.$U$7])" office:value-type="float" office:value="0" calcext:value-type="float">
            <text:p>0</text:p>
          </table:table-cell>
          <table:table-cell table:style-name="ce627" table:formula="of:=BITAND([.S33];[.$V$7])" office:value-type="float" office:value="0" calcext:value-type="float">
            <text:p>0</text:p>
          </table:table-cell>
          <table:table-cell table:style-name="ce627" table:formula="of:=BITAND([.S33];[.$W$7])" office:value-type="float" office:value="8" calcext:value-type="float">
            <text:p>8</text:p>
          </table:table-cell>
          <table:table-cell table:style-name="ce627" table:formula="of:=BITAND([.S33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46" table:number-columns-repeated="2"/>
          <table:table-cell table:style-name="ce547" table:number-columns-repeated="5"/>
          <table:table-cell table:style-name="ce586"/>
          <table:table-cell table:style-name="ce547" table:number-columns-repeated="6"/>
          <table:table-cell table:style-name="ce527" office:value-type="float" office:value="25" calcext:value-type="float">
            <text:p>25</text:p>
          </table:table-cell>
          <table:table-cell table:style-name="ce620" table:formula="of:=BITAND([.S34];[.$T$7])" office:value-type="float" office:value="1" calcext:value-type="float">
            <text:p>1</text:p>
          </table:table-cell>
          <table:table-cell table:style-name="ce646" table:formula="of:=BITAND([.S34];[.$U$7])" office:value-type="float" office:value="0" calcext:value-type="float">
            <text:p>0</text:p>
          </table:table-cell>
          <table:table-cell table:style-name="ce627" table:formula="of:=BITAND([.S34];[.$V$7])" office:value-type="float" office:value="0" calcext:value-type="float">
            <text:p>0</text:p>
          </table:table-cell>
          <table:table-cell table:style-name="ce627" table:formula="of:=BITAND([.S34];[.$W$7])" office:value-type="float" office:value="8" calcext:value-type="float">
            <text:p>8</text:p>
          </table:table-cell>
          <table:table-cell table:style-name="ce627" table:formula="of:=BITAND([.S34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45" table:number-columns-repeated="2"/>
          <table:table-cell table:style-name="ce547"/>
          <table:table-cell table:style-name="ce573" table:number-columns-repeated="4"/>
          <table:table-cell table:style-name="ce585"/>
          <table:table-cell table:style-name="ce547" table:number-columns-repeated="6"/>
          <table:table-cell table:style-name="ce527" office:value-type="float" office:value="26" calcext:value-type="float">
            <text:p>26</text:p>
          </table:table-cell>
          <table:table-cell table:style-name="ce621" table:formula="of:=BITAND([.S35];[.$T$7])" office:value-type="float" office:value="0" calcext:value-type="float">
            <text:p>0</text:p>
          </table:table-cell>
          <table:table-cell table:style-name="ce647" table:formula="of:=BITAND([.S35];[.$U$7])" office:value-type="float" office:value="2" calcext:value-type="float">
            <text:p>2</text:p>
          </table:table-cell>
          <table:table-cell table:style-name="ce627" table:formula="of:=BITAND([.S35];[.$V$7])" office:value-type="float" office:value="0" calcext:value-type="float">
            <text:p>0</text:p>
          </table:table-cell>
          <table:table-cell table:style-name="ce627" table:formula="of:=BITAND([.S35];[.$W$7])" office:value-type="float" office:value="8" calcext:value-type="float">
            <text:p>8</text:p>
          </table:table-cell>
          <table:table-cell table:style-name="ce627" table:formula="of:=BITAND([.S35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47" table:number-columns-repeated="5"/>
          <table:table-cell table:style-name="ce573"/>
          <table:table-cell table:style-name="ce547"/>
          <table:table-cell table:style-name="ce586"/>
          <table:table-cell table:style-name="ce547" table:number-columns-repeated="6"/>
          <table:table-cell table:style-name="ce527" office:value-type="float" office:value="27" calcext:value-type="float">
            <text:p>27</text:p>
          </table:table-cell>
          <table:table-cell table:style-name="ce622" table:formula="of:=BITAND([.S36];[.$T$7])" office:value-type="float" office:value="1" calcext:value-type="float">
            <text:p>1</text:p>
          </table:table-cell>
          <table:table-cell table:style-name="ce648" table:formula="of:=BITAND([.S36];[.$U$7])" office:value-type="float" office:value="2" calcext:value-type="float">
            <text:p>2</text:p>
          </table:table-cell>
          <table:table-cell table:style-name="ce627" table:formula="of:=BITAND([.S36];[.$V$7])" office:value-type="float" office:value="0" calcext:value-type="float">
            <text:p>0</text:p>
          </table:table-cell>
          <table:table-cell table:style-name="ce627" table:formula="of:=BITAND([.S36];[.$W$7])" office:value-type="float" office:value="8" calcext:value-type="float">
            <text:p>8</text:p>
          </table:table-cell>
          <table:table-cell table:style-name="ce627" table:formula="of:=BITAND([.S36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547" table:number-columns-repeated="14"/>
          <table:table-cell table:style-name="ce527" office:value-type="float" office:value="28" calcext:value-type="float">
            <text:p>28</text:p>
          </table:table-cell>
          <table:table-cell table:style-name="ce623" table:formula="of:=BITAND([.S37];[.$T$7])" office:value-type="float" office:value="0" calcext:value-type="float">
            <text:p>0</text:p>
          </table:table-cell>
          <table:table-cell table:style-name="ce649" table:formula="of:=BITAND([.S37];[.$U$7])" office:value-type="float" office:value="0" calcext:value-type="float">
            <text:p>0</text:p>
          </table:table-cell>
          <table:table-cell table:style-name="ce627" table:formula="of:=BITAND([.S37];[.$V$7])" office:value-type="float" office:value="4" calcext:value-type="float">
            <text:p>4</text:p>
          </table:table-cell>
          <table:table-cell table:style-name="ce627" table:formula="of:=BITAND([.S37];[.$W$7])" office:value-type="float" office:value="8" calcext:value-type="float">
            <text:p>8</text:p>
          </table:table-cell>
          <table:table-cell table:style-name="ce627" table:formula="of:=BITAND([.S37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588"/>
          <table:table-cell table:number-columns-repeated="5"/>
          <table:table-cell table:style-name="ce527" office:value-type="float" office:value="29" calcext:value-type="float">
            <text:p>29</text:p>
          </table:table-cell>
          <table:table-cell table:style-name="ce624" table:formula="of:=BITAND([.S38];[.$T$7])" office:value-type="float" office:value="1" calcext:value-type="float">
            <text:p>1</text:p>
          </table:table-cell>
          <table:table-cell table:style-name="ce650" table:formula="of:=BITAND([.S38];[.$U$7])" office:value-type="float" office:value="0" calcext:value-type="float">
            <text:p>0</text:p>
          </table:table-cell>
          <table:table-cell table:style-name="ce627" table:formula="of:=BITAND([.S38];[.$V$7])" office:value-type="float" office:value="4" calcext:value-type="float">
            <text:p>4</text:p>
          </table:table-cell>
          <table:table-cell table:style-name="ce627" table:formula="of:=BITAND([.S38];[.$W$7])" office:value-type="float" office:value="8" calcext:value-type="float">
            <text:p>8</text:p>
          </table:table-cell>
          <table:table-cell table:style-name="ce627" table:formula="of:=BITAND([.S38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30" calcext:value-type="float">
            <text:p>30</text:p>
          </table:table-cell>
          <table:table-cell table:style-name="ce625" table:formula="of:=BITAND([.S39];[.$T$7])" office:value-type="float" office:value="0" calcext:value-type="float">
            <text:p>0</text:p>
          </table:table-cell>
          <table:table-cell table:style-name="ce651" table:formula="of:=BITAND([.S39];[.$U$7])" office:value-type="float" office:value="2" calcext:value-type="float">
            <text:p>2</text:p>
          </table:table-cell>
          <table:table-cell table:style-name="ce627" table:formula="of:=BITAND([.S39];[.$V$7])" office:value-type="float" office:value="4" calcext:value-type="float">
            <text:p>4</text:p>
          </table:table-cell>
          <table:table-cell table:style-name="ce627" table:formula="of:=BITAND([.S39];[.$W$7])" office:value-type="float" office:value="8" calcext:value-type="float">
            <text:p>8</text:p>
          </table:table-cell>
          <table:table-cell table:style-name="ce627" table:formula="of:=BITAND([.S39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527" office:value-type="float" office:value="31" calcext:value-type="float">
            <text:p>31</text:p>
          </table:table-cell>
          <table:table-cell table:style-name="ce626" table:formula="of:=BITAND([.S40];[.$T$7])" office:value-type="float" office:value="1" calcext:value-type="float">
            <text:p>1</text:p>
          </table:table-cell>
          <table:table-cell table:style-name="ce652" table:formula="of:=BITAND([.S40];[.$U$7])" office:value-type="float" office:value="2" calcext:value-type="float">
            <text:p>2</text:p>
          </table:table-cell>
          <table:table-cell table:style-name="ce627" table:formula="of:=BITAND([.S40];[.$V$7])" office:value-type="float" office:value="4" calcext:value-type="float">
            <text:p>4</text:p>
          </table:table-cell>
          <table:table-cell table:style-name="ce627" table:formula="of:=BITAND([.S40];[.$W$7])" office:value-type="float" office:value="8" calcext:value-type="float">
            <text:p>8</text:p>
          </table:table-cell>
          <table:table-cell table:style-name="ce627" table:formula="of:=BITAND([.S40];[.$X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6"/>
          <table:table-cell table:style-name="ce543" table:number-columns-repeated="5"/>
          <table:table-cell table:number-columns-repeated="2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table:style-name="ce537"/>
          <table:table-cell table:number-columns-repeated="32"/>
        </table:table-row>
        <table:table-row table:style-name="ro1">
          <table:table-cell/>
          <table:table-cell table:style-name="ce532" table:number-columns-repeated="2"/>
          <table:table-cell table:style-name="ce537"/>
          <table:table-cell table:number-columns-repeated="32"/>
        </table:table-row>
        <table:table-row table:style-name="ro1" table:number-rows-repeated="9">
          <table:table-cell/>
          <table:table-cell table:style-name="ce532" table:number-columns-repeated="2"/>
          <table:table-cell table:number-columns-repeated="33"/>
        </table:table-row>
        <table:table-row table:style-name="ro1">
          <table:table-cell/>
          <table:table-cell table:style-name="ce532" table:number-columns-repeated="2"/>
          <table:table-cell table:number-columns-repeated="14"/>
          <table:table-cell table:style-name="ce527"/>
          <table:table-cell table:number-columns-repeated="18"/>
        </table:table-row>
        <table:table-row table:style-name="ro1" table:number-rows-repeated="2">
          <table:table-cell/>
          <table:table-cell table:style-name="ce532" table:number-columns-repeated="2"/>
          <table:table-cell table:number-columns-repeated="33"/>
        </table:table-row>
        <table:table-row table:style-name="ro1">
          <table:table-cell/>
          <table:table-cell table:style-name="ce532" table:number-columns-repeated="2"/>
          <table:table-cell table:number-columns-repeated="3"/>
          <table:table-cell table:style-name="ce527" table:number-columns-repeated="9"/>
          <table:table-cell table:number-columns-repeated="21"/>
        </table:table-row>
        <table:table-row table:style-name="ro1" table:number-rows-repeated="3">
          <table:table-cell/>
          <table:table-cell table:style-name="ce532" table:number-columns-repeated="2"/>
          <table:table-cell table:number-columns-repeated="33"/>
        </table:table-row>
        <table:table-row table:style-name="ro1">
          <table:table-cell/>
          <table:table-cell table:style-name="ce532" table:number-columns-repeated="2"/>
          <table:table-cell table:number-columns-repeated="3"/>
          <table:table-cell table:style-name="ce566" table:number-columns-repeated="5"/>
          <table:table-cell table:style-name="ce527" table:number-columns-repeated="2"/>
          <table:table-cell table:number-columns-repeated="23"/>
        </table:table-row>
        <table:table-row table:style-name="ro1">
          <table:table-cell/>
          <table:table-cell table:style-name="ce532" table:number-columns-repeated="2"/>
          <table:table-cell table:number-columns-repeated="33"/>
        </table:table-row>
        <table:table-row table:style-name="ro1">
          <table:table-cell/>
          <table:table-cell table:style-name="ce532" table:number-columns-repeated="2"/>
          <table:table-cell table:number-columns-repeated="3"/>
          <table:table-cell table:style-name="ce527" table:number-columns-repeated="6"/>
          <table:table-cell table:number-columns-repeated="24"/>
        </table:table-row>
        <calcext:conditional-formats>
          <calcext:conditional-format calcext:target-range-address="v5.T8:v5.T8">
            <calcext:condition calcext:apply-style-name="green1" calcext:value="=1" calcext:base-cell-address="v5.T8"/>
            <calcext:condition calcext:apply-style-name="green2" calcext:value="=2" calcext:base-cell-address="v5.T8"/>
            <calcext:condition calcext:apply-style-name="green4" calcext:value="=4" calcext:base-cell-address="v5.T8"/>
            <calcext:condition calcext:apply-style-name="green8" calcext:value="=8" calcext:base-cell-address="v5.T8"/>
            <calcext:condition calcext:apply-style-name="green16" calcext:value="=16" calcext:base-cell-address="v5.T8"/>
          </calcext:conditional-format>
          <calcext:conditional-format calcext:target-range-address="v5.T9:v5.T9">
            <calcext:condition calcext:apply-style-name="green1" calcext:value="=1" calcext:base-cell-address="v5.T9"/>
            <calcext:condition calcext:apply-style-name="green2" calcext:value="=2" calcext:base-cell-address="v5.T9"/>
            <calcext:condition calcext:apply-style-name="green4" calcext:value="=4" calcext:base-cell-address="v5.T9"/>
            <calcext:condition calcext:apply-style-name="green8" calcext:value="=8" calcext:base-cell-address="v5.T9"/>
            <calcext:condition calcext:apply-style-name="green16" calcext:value="=16" calcext:base-cell-address="v5.T9"/>
          </calcext:conditional-format>
          <calcext:conditional-format calcext:target-range-address="v5.T10:v5.T10">
            <calcext:condition calcext:apply-style-name="green1" calcext:value="=1" calcext:base-cell-address="v5.T10"/>
            <calcext:condition calcext:apply-style-name="green2" calcext:value="=2" calcext:base-cell-address="v5.T10"/>
            <calcext:condition calcext:apply-style-name="green4" calcext:value="=4" calcext:base-cell-address="v5.T10"/>
            <calcext:condition calcext:apply-style-name="green8" calcext:value="=8" calcext:base-cell-address="v5.T10"/>
            <calcext:condition calcext:apply-style-name="green16" calcext:value="=16" calcext:base-cell-address="v5.T10"/>
          </calcext:conditional-format>
          <calcext:conditional-format calcext:target-range-address="v5.T11:v5.T11">
            <calcext:condition calcext:apply-style-name="green1" calcext:value="=1" calcext:base-cell-address="v5.T11"/>
            <calcext:condition calcext:apply-style-name="green2" calcext:value="=2" calcext:base-cell-address="v5.T11"/>
            <calcext:condition calcext:apply-style-name="green4" calcext:value="=4" calcext:base-cell-address="v5.T11"/>
            <calcext:condition calcext:apply-style-name="green8" calcext:value="=8" calcext:base-cell-address="v5.T11"/>
            <calcext:condition calcext:apply-style-name="green16" calcext:value="=16" calcext:base-cell-address="v5.T11"/>
          </calcext:conditional-format>
          <calcext:conditional-format calcext:target-range-address="v5.T12:v5.T12">
            <calcext:condition calcext:apply-style-name="green1" calcext:value="=1" calcext:base-cell-address="v5.T12"/>
            <calcext:condition calcext:apply-style-name="green2" calcext:value="=2" calcext:base-cell-address="v5.T12"/>
            <calcext:condition calcext:apply-style-name="green4" calcext:value="=4" calcext:base-cell-address="v5.T12"/>
            <calcext:condition calcext:apply-style-name="green8" calcext:value="=8" calcext:base-cell-address="v5.T12"/>
            <calcext:condition calcext:apply-style-name="green16" calcext:value="=16" calcext:base-cell-address="v5.T12"/>
          </calcext:conditional-format>
          <calcext:conditional-format calcext:target-range-address="v5.T13:v5.T13">
            <calcext:condition calcext:apply-style-name="green1" calcext:value="=1" calcext:base-cell-address="v5.T13"/>
            <calcext:condition calcext:apply-style-name="green2" calcext:value="=2" calcext:base-cell-address="v5.T13"/>
            <calcext:condition calcext:apply-style-name="green4" calcext:value="=4" calcext:base-cell-address="v5.T13"/>
            <calcext:condition calcext:apply-style-name="green8" calcext:value="=8" calcext:base-cell-address="v5.T13"/>
            <calcext:condition calcext:apply-style-name="green16" calcext:value="=16" calcext:base-cell-address="v5.T13"/>
          </calcext:conditional-format>
          <calcext:conditional-format calcext:target-range-address="v5.T14:v5.T14">
            <calcext:condition calcext:apply-style-name="green1" calcext:value="=1" calcext:base-cell-address="v5.T14"/>
            <calcext:condition calcext:apply-style-name="green2" calcext:value="=2" calcext:base-cell-address="v5.T14"/>
            <calcext:condition calcext:apply-style-name="green4" calcext:value="=4" calcext:base-cell-address="v5.T14"/>
            <calcext:condition calcext:apply-style-name="green8" calcext:value="=8" calcext:base-cell-address="v5.T14"/>
            <calcext:condition calcext:apply-style-name="green16" calcext:value="=16" calcext:base-cell-address="v5.T14"/>
          </calcext:conditional-format>
          <calcext:conditional-format calcext:target-range-address="v5.T15:v5.T15">
            <calcext:condition calcext:apply-style-name="green1" calcext:value="=1" calcext:base-cell-address="v5.T15"/>
            <calcext:condition calcext:apply-style-name="green2" calcext:value="=2" calcext:base-cell-address="v5.T15"/>
            <calcext:condition calcext:apply-style-name="green4" calcext:value="=4" calcext:base-cell-address="v5.T15"/>
            <calcext:condition calcext:apply-style-name="green8" calcext:value="=8" calcext:base-cell-address="v5.T15"/>
            <calcext:condition calcext:apply-style-name="green16" calcext:value="=16" calcext:base-cell-address="v5.T15"/>
          </calcext:conditional-format>
          <calcext:conditional-format calcext:target-range-address="v5.U9:v5.U9">
            <calcext:condition calcext:apply-style-name="green1" calcext:value="=1" calcext:base-cell-address="v5.U9"/>
            <calcext:condition calcext:apply-style-name="green2" calcext:value="=2" calcext:base-cell-address="v5.U9"/>
            <calcext:condition calcext:apply-style-name="green4" calcext:value="=4" calcext:base-cell-address="v5.U9"/>
            <calcext:condition calcext:apply-style-name="green8" calcext:value="=8" calcext:base-cell-address="v5.U9"/>
            <calcext:condition calcext:apply-style-name="green16" calcext:value="=16" calcext:base-cell-address="v5.U9"/>
          </calcext:conditional-format>
          <calcext:conditional-format calcext:target-range-address="v5.T17:v5.T17">
            <calcext:condition calcext:apply-style-name="green1" calcext:value="=1" calcext:base-cell-address="v5.T17"/>
            <calcext:condition calcext:apply-style-name="green2" calcext:value="=2" calcext:base-cell-address="v5.T17"/>
            <calcext:condition calcext:apply-style-name="green4" calcext:value="=4" calcext:base-cell-address="v5.T17"/>
            <calcext:condition calcext:apply-style-name="green8" calcext:value="=8" calcext:base-cell-address="v5.T17"/>
            <calcext:condition calcext:apply-style-name="green16" calcext:value="=16" calcext:base-cell-address="v5.T17"/>
          </calcext:conditional-format>
          <calcext:conditional-format calcext:target-range-address="v5.U17:v5.U17">
            <calcext:condition calcext:apply-style-name="green1" calcext:value="=1" calcext:base-cell-address="v5.U17"/>
            <calcext:condition calcext:apply-style-name="green2" calcext:value="=2" calcext:base-cell-address="v5.U17"/>
            <calcext:condition calcext:apply-style-name="green4" calcext:value="=4" calcext:base-cell-address="v5.U17"/>
            <calcext:condition calcext:apply-style-name="green8" calcext:value="=8" calcext:base-cell-address="v5.U17"/>
            <calcext:condition calcext:apply-style-name="green16" calcext:value="=16" calcext:base-cell-address="v5.U17"/>
          </calcext:conditional-format>
          <calcext:conditional-format calcext:target-range-address="v5.T18:v5.T18">
            <calcext:condition calcext:apply-style-name="green1" calcext:value="=1" calcext:base-cell-address="v5.T18"/>
            <calcext:condition calcext:apply-style-name="green2" calcext:value="=2" calcext:base-cell-address="v5.T18"/>
            <calcext:condition calcext:apply-style-name="green4" calcext:value="=4" calcext:base-cell-address="v5.T18"/>
            <calcext:condition calcext:apply-style-name="green8" calcext:value="=8" calcext:base-cell-address="v5.T18"/>
            <calcext:condition calcext:apply-style-name="green16" calcext:value="=16" calcext:base-cell-address="v5.T18"/>
          </calcext:conditional-format>
          <calcext:conditional-format calcext:target-range-address="v5.U18:v5.U18">
            <calcext:condition calcext:apply-style-name="green1" calcext:value="=1" calcext:base-cell-address="v5.U18"/>
            <calcext:condition calcext:apply-style-name="green2" calcext:value="=2" calcext:base-cell-address="v5.U18"/>
            <calcext:condition calcext:apply-style-name="green4" calcext:value="=4" calcext:base-cell-address="v5.U18"/>
            <calcext:condition calcext:apply-style-name="green8" calcext:value="=8" calcext:base-cell-address="v5.U18"/>
            <calcext:condition calcext:apply-style-name="green16" calcext:value="=16" calcext:base-cell-address="v5.U18"/>
          </calcext:conditional-format>
          <calcext:conditional-format calcext:target-range-address="v5.T19:v5.T19">
            <calcext:condition calcext:apply-style-name="green1" calcext:value="=1" calcext:base-cell-address="v5.T19"/>
            <calcext:condition calcext:apply-style-name="green2" calcext:value="=2" calcext:base-cell-address="v5.T19"/>
            <calcext:condition calcext:apply-style-name="green4" calcext:value="=4" calcext:base-cell-address="v5.T19"/>
            <calcext:condition calcext:apply-style-name="green8" calcext:value="=8" calcext:base-cell-address="v5.T19"/>
            <calcext:condition calcext:apply-style-name="green16" calcext:value="=16" calcext:base-cell-address="v5.T19"/>
          </calcext:conditional-format>
          <calcext:conditional-format calcext:target-range-address="v5.U19:v5.U19">
            <calcext:condition calcext:apply-style-name="green1" calcext:value="=1" calcext:base-cell-address="v5.U19"/>
            <calcext:condition calcext:apply-style-name="green2" calcext:value="=2" calcext:base-cell-address="v5.U19"/>
            <calcext:condition calcext:apply-style-name="green4" calcext:value="=4" calcext:base-cell-address="v5.U19"/>
            <calcext:condition calcext:apply-style-name="green8" calcext:value="=8" calcext:base-cell-address="v5.U19"/>
            <calcext:condition calcext:apply-style-name="green16" calcext:value="=16" calcext:base-cell-address="v5.U19"/>
          </calcext:conditional-format>
          <calcext:conditional-format calcext:target-range-address="v5.T20:v5.T20">
            <calcext:condition calcext:apply-style-name="green1" calcext:value="=1" calcext:base-cell-address="v5.T20"/>
            <calcext:condition calcext:apply-style-name="green2" calcext:value="=2" calcext:base-cell-address="v5.T20"/>
            <calcext:condition calcext:apply-style-name="green4" calcext:value="=4" calcext:base-cell-address="v5.T20"/>
            <calcext:condition calcext:apply-style-name="green8" calcext:value="=8" calcext:base-cell-address="v5.T20"/>
            <calcext:condition calcext:apply-style-name="green16" calcext:value="=16" calcext:base-cell-address="v5.T20"/>
          </calcext:conditional-format>
          <calcext:conditional-format calcext:target-range-address="v5.U20:v5.U20">
            <calcext:condition calcext:apply-style-name="green1" calcext:value="=1" calcext:base-cell-address="v5.U20"/>
            <calcext:condition calcext:apply-style-name="green2" calcext:value="=2" calcext:base-cell-address="v5.U20"/>
            <calcext:condition calcext:apply-style-name="green4" calcext:value="=4" calcext:base-cell-address="v5.U20"/>
            <calcext:condition calcext:apply-style-name="green8" calcext:value="=8" calcext:base-cell-address="v5.U20"/>
            <calcext:condition calcext:apply-style-name="green16" calcext:value="=16" calcext:base-cell-address="v5.U20"/>
          </calcext:conditional-format>
          <calcext:conditional-format calcext:target-range-address="v5.T21:v5.T21">
            <calcext:condition calcext:apply-style-name="green1" calcext:value="=1" calcext:base-cell-address="v5.T21"/>
            <calcext:condition calcext:apply-style-name="green2" calcext:value="=2" calcext:base-cell-address="v5.T21"/>
            <calcext:condition calcext:apply-style-name="green4" calcext:value="=4" calcext:base-cell-address="v5.T21"/>
            <calcext:condition calcext:apply-style-name="green8" calcext:value="=8" calcext:base-cell-address="v5.T21"/>
            <calcext:condition calcext:apply-style-name="green16" calcext:value="=16" calcext:base-cell-address="v5.T21"/>
          </calcext:conditional-format>
          <calcext:conditional-format calcext:target-range-address="v5.U21:v5.U21">
            <calcext:condition calcext:apply-style-name="green1" calcext:value="=1" calcext:base-cell-address="v5.U21"/>
            <calcext:condition calcext:apply-style-name="green2" calcext:value="=2" calcext:base-cell-address="v5.U21"/>
            <calcext:condition calcext:apply-style-name="green4" calcext:value="=4" calcext:base-cell-address="v5.U21"/>
            <calcext:condition calcext:apply-style-name="green8" calcext:value="=8" calcext:base-cell-address="v5.U21"/>
            <calcext:condition calcext:apply-style-name="green16" calcext:value="=16" calcext:base-cell-address="v5.U21"/>
          </calcext:conditional-format>
          <calcext:conditional-format calcext:target-range-address="v5.T22:v5.T22">
            <calcext:condition calcext:apply-style-name="green1" calcext:value="=1" calcext:base-cell-address="v5.T22"/>
            <calcext:condition calcext:apply-style-name="green2" calcext:value="=2" calcext:base-cell-address="v5.T22"/>
            <calcext:condition calcext:apply-style-name="green4" calcext:value="=4" calcext:base-cell-address="v5.T22"/>
            <calcext:condition calcext:apply-style-name="green8" calcext:value="=8" calcext:base-cell-address="v5.T22"/>
            <calcext:condition calcext:apply-style-name="green16" calcext:value="=16" calcext:base-cell-address="v5.T22"/>
          </calcext:conditional-format>
          <calcext:conditional-format calcext:target-range-address="v5.U22:v5.U22">
            <calcext:condition calcext:apply-style-name="green1" calcext:value="=1" calcext:base-cell-address="v5.U22"/>
            <calcext:condition calcext:apply-style-name="green2" calcext:value="=2" calcext:base-cell-address="v5.U22"/>
            <calcext:condition calcext:apply-style-name="green4" calcext:value="=4" calcext:base-cell-address="v5.U22"/>
            <calcext:condition calcext:apply-style-name="green8" calcext:value="=8" calcext:base-cell-address="v5.U22"/>
            <calcext:condition calcext:apply-style-name="green16" calcext:value="=16" calcext:base-cell-address="v5.U22"/>
          </calcext:conditional-format>
          <calcext:conditional-format calcext:target-range-address="v5.T23:v5.T23">
            <calcext:condition calcext:apply-style-name="green1" calcext:value="=1" calcext:base-cell-address="v5.T23"/>
            <calcext:condition calcext:apply-style-name="green2" calcext:value="=2" calcext:base-cell-address="v5.T23"/>
            <calcext:condition calcext:apply-style-name="green4" calcext:value="=4" calcext:base-cell-address="v5.T23"/>
            <calcext:condition calcext:apply-style-name="green8" calcext:value="=8" calcext:base-cell-address="v5.T23"/>
            <calcext:condition calcext:apply-style-name="green16" calcext:value="=16" calcext:base-cell-address="v5.T23"/>
          </calcext:conditional-format>
          <calcext:conditional-format calcext:target-range-address="v5.U23:v5.U23">
            <calcext:condition calcext:apply-style-name="green1" calcext:value="=1" calcext:base-cell-address="v5.U23"/>
            <calcext:condition calcext:apply-style-name="green2" calcext:value="=2" calcext:base-cell-address="v5.U23"/>
            <calcext:condition calcext:apply-style-name="green4" calcext:value="=4" calcext:base-cell-address="v5.U23"/>
            <calcext:condition calcext:apply-style-name="green8" calcext:value="=8" calcext:base-cell-address="v5.U23"/>
            <calcext:condition calcext:apply-style-name="green16" calcext:value="=16" calcext:base-cell-address="v5.U23"/>
          </calcext:conditional-format>
          <calcext:conditional-format calcext:target-range-address="v5.T24:v5.T24">
            <calcext:condition calcext:apply-style-name="green1" calcext:value="=1" calcext:base-cell-address="v5.T24"/>
            <calcext:condition calcext:apply-style-name="green2" calcext:value="=2" calcext:base-cell-address="v5.T24"/>
            <calcext:condition calcext:apply-style-name="green4" calcext:value="=4" calcext:base-cell-address="v5.T24"/>
            <calcext:condition calcext:apply-style-name="green8" calcext:value="=8" calcext:base-cell-address="v5.T24"/>
            <calcext:condition calcext:apply-style-name="green16" calcext:value="=16" calcext:base-cell-address="v5.T24"/>
          </calcext:conditional-format>
          <calcext:conditional-format calcext:target-range-address="v5.U24:v5.U24">
            <calcext:condition calcext:apply-style-name="green1" calcext:value="=1" calcext:base-cell-address="v5.U24"/>
            <calcext:condition calcext:apply-style-name="green2" calcext:value="=2" calcext:base-cell-address="v5.U24"/>
            <calcext:condition calcext:apply-style-name="green4" calcext:value="=4" calcext:base-cell-address="v5.U24"/>
            <calcext:condition calcext:apply-style-name="green8" calcext:value="=8" calcext:base-cell-address="v5.U24"/>
            <calcext:condition calcext:apply-style-name="green16" calcext:value="=16" calcext:base-cell-address="v5.U24"/>
          </calcext:conditional-format>
          <calcext:conditional-format calcext:target-range-address="v5.T25:v5.T25">
            <calcext:condition calcext:apply-style-name="green1" calcext:value="=1" calcext:base-cell-address="v5.T25"/>
            <calcext:condition calcext:apply-style-name="green2" calcext:value="=2" calcext:base-cell-address="v5.T25"/>
            <calcext:condition calcext:apply-style-name="green4" calcext:value="=4" calcext:base-cell-address="v5.T25"/>
            <calcext:condition calcext:apply-style-name="green8" calcext:value="=8" calcext:base-cell-address="v5.T25"/>
            <calcext:condition calcext:apply-style-name="green16" calcext:value="=16" calcext:base-cell-address="v5.T25"/>
          </calcext:conditional-format>
          <calcext:conditional-format calcext:target-range-address="v5.U25:v5.U25">
            <calcext:condition calcext:apply-style-name="green1" calcext:value="=1" calcext:base-cell-address="v5.U25"/>
            <calcext:condition calcext:apply-style-name="green2" calcext:value="=2" calcext:base-cell-address="v5.U25"/>
            <calcext:condition calcext:apply-style-name="green4" calcext:value="=4" calcext:base-cell-address="v5.U25"/>
            <calcext:condition calcext:apply-style-name="green8" calcext:value="=8" calcext:base-cell-address="v5.U25"/>
            <calcext:condition calcext:apply-style-name="green16" calcext:value="=16" calcext:base-cell-address="v5.U25"/>
          </calcext:conditional-format>
          <calcext:conditional-format calcext:target-range-address="v5.T26:v5.T26">
            <calcext:condition calcext:apply-style-name="green1" calcext:value="=1" calcext:base-cell-address="v5.T26"/>
            <calcext:condition calcext:apply-style-name="green2" calcext:value="=2" calcext:base-cell-address="v5.T26"/>
            <calcext:condition calcext:apply-style-name="green4" calcext:value="=4" calcext:base-cell-address="v5.T26"/>
            <calcext:condition calcext:apply-style-name="green8" calcext:value="=8" calcext:base-cell-address="v5.T26"/>
            <calcext:condition calcext:apply-style-name="green16" calcext:value="=16" calcext:base-cell-address="v5.T26"/>
          </calcext:conditional-format>
          <calcext:conditional-format calcext:target-range-address="v5.U26:v5.U26">
            <calcext:condition calcext:apply-style-name="green1" calcext:value="=1" calcext:base-cell-address="v5.U26"/>
            <calcext:condition calcext:apply-style-name="green2" calcext:value="=2" calcext:base-cell-address="v5.U26"/>
            <calcext:condition calcext:apply-style-name="green4" calcext:value="=4" calcext:base-cell-address="v5.U26"/>
            <calcext:condition calcext:apply-style-name="green8" calcext:value="=8" calcext:base-cell-address="v5.U26"/>
            <calcext:condition calcext:apply-style-name="green16" calcext:value="=16" calcext:base-cell-address="v5.U26"/>
          </calcext:conditional-format>
          <calcext:conditional-format calcext:target-range-address="v5.T27:v5.T27">
            <calcext:condition calcext:apply-style-name="green1" calcext:value="=1" calcext:base-cell-address="v5.T27"/>
            <calcext:condition calcext:apply-style-name="green2" calcext:value="=2" calcext:base-cell-address="v5.T27"/>
            <calcext:condition calcext:apply-style-name="green4" calcext:value="=4" calcext:base-cell-address="v5.T27"/>
            <calcext:condition calcext:apply-style-name="green8" calcext:value="=8" calcext:base-cell-address="v5.T27"/>
            <calcext:condition calcext:apply-style-name="green16" calcext:value="=16" calcext:base-cell-address="v5.T27"/>
          </calcext:conditional-format>
          <calcext:conditional-format calcext:target-range-address="v5.U27:v5.U27">
            <calcext:condition calcext:apply-style-name="green1" calcext:value="=1" calcext:base-cell-address="v5.U27"/>
            <calcext:condition calcext:apply-style-name="green2" calcext:value="=2" calcext:base-cell-address="v5.U27"/>
            <calcext:condition calcext:apply-style-name="green4" calcext:value="=4" calcext:base-cell-address="v5.U27"/>
            <calcext:condition calcext:apply-style-name="green8" calcext:value="=8" calcext:base-cell-address="v5.U27"/>
            <calcext:condition calcext:apply-style-name="green16" calcext:value="=16" calcext:base-cell-address="v5.U27"/>
          </calcext:conditional-format>
          <calcext:conditional-format calcext:target-range-address="v5.T28:v5.T28">
            <calcext:condition calcext:apply-style-name="green1" calcext:value="=1" calcext:base-cell-address="v5.T28"/>
            <calcext:condition calcext:apply-style-name="green2" calcext:value="=2" calcext:base-cell-address="v5.T28"/>
            <calcext:condition calcext:apply-style-name="green4" calcext:value="=4" calcext:base-cell-address="v5.T28"/>
            <calcext:condition calcext:apply-style-name="green8" calcext:value="=8" calcext:base-cell-address="v5.T28"/>
            <calcext:condition calcext:apply-style-name="green16" calcext:value="=16" calcext:base-cell-address="v5.T28"/>
          </calcext:conditional-format>
          <calcext:conditional-format calcext:target-range-address="v5.U28:v5.U28">
            <calcext:condition calcext:apply-style-name="green1" calcext:value="=1" calcext:base-cell-address="v5.U28"/>
            <calcext:condition calcext:apply-style-name="green2" calcext:value="=2" calcext:base-cell-address="v5.U28"/>
            <calcext:condition calcext:apply-style-name="green4" calcext:value="=4" calcext:base-cell-address="v5.U28"/>
            <calcext:condition calcext:apply-style-name="green8" calcext:value="=8" calcext:base-cell-address="v5.U28"/>
            <calcext:condition calcext:apply-style-name="green16" calcext:value="=16" calcext:base-cell-address="v5.U28"/>
          </calcext:conditional-format>
          <calcext:conditional-format calcext:target-range-address="v5.T29:v5.T29">
            <calcext:condition calcext:apply-style-name="green1" calcext:value="=1" calcext:base-cell-address="v5.T29"/>
            <calcext:condition calcext:apply-style-name="green2" calcext:value="=2" calcext:base-cell-address="v5.T29"/>
            <calcext:condition calcext:apply-style-name="green4" calcext:value="=4" calcext:base-cell-address="v5.T29"/>
            <calcext:condition calcext:apply-style-name="green8" calcext:value="=8" calcext:base-cell-address="v5.T29"/>
            <calcext:condition calcext:apply-style-name="green16" calcext:value="=16" calcext:base-cell-address="v5.T29"/>
          </calcext:conditional-format>
          <calcext:conditional-format calcext:target-range-address="v5.U29:v5.U29">
            <calcext:condition calcext:apply-style-name="green1" calcext:value="=1" calcext:base-cell-address="v5.U29"/>
            <calcext:condition calcext:apply-style-name="green2" calcext:value="=2" calcext:base-cell-address="v5.U29"/>
            <calcext:condition calcext:apply-style-name="green4" calcext:value="=4" calcext:base-cell-address="v5.U29"/>
            <calcext:condition calcext:apply-style-name="green8" calcext:value="=8" calcext:base-cell-address="v5.U29"/>
            <calcext:condition calcext:apply-style-name="green16" calcext:value="=16" calcext:base-cell-address="v5.U29"/>
          </calcext:conditional-format>
          <calcext:conditional-format calcext:target-range-address="v5.T30:v5.T30">
            <calcext:condition calcext:apply-style-name="green1" calcext:value="=1" calcext:base-cell-address="v5.T30"/>
            <calcext:condition calcext:apply-style-name="green2" calcext:value="=2" calcext:base-cell-address="v5.T30"/>
            <calcext:condition calcext:apply-style-name="green4" calcext:value="=4" calcext:base-cell-address="v5.T30"/>
            <calcext:condition calcext:apply-style-name="green8" calcext:value="=8" calcext:base-cell-address="v5.T30"/>
            <calcext:condition calcext:apply-style-name="green16" calcext:value="=16" calcext:base-cell-address="v5.T30"/>
          </calcext:conditional-format>
          <calcext:conditional-format calcext:target-range-address="v5.U30:v5.U30">
            <calcext:condition calcext:apply-style-name="green1" calcext:value="=1" calcext:base-cell-address="v5.U30"/>
            <calcext:condition calcext:apply-style-name="green2" calcext:value="=2" calcext:base-cell-address="v5.U30"/>
            <calcext:condition calcext:apply-style-name="green4" calcext:value="=4" calcext:base-cell-address="v5.U30"/>
            <calcext:condition calcext:apply-style-name="green8" calcext:value="=8" calcext:base-cell-address="v5.U30"/>
            <calcext:condition calcext:apply-style-name="green16" calcext:value="=16" calcext:base-cell-address="v5.U30"/>
          </calcext:conditional-format>
          <calcext:conditional-format calcext:target-range-address="v5.T31:v5.T31">
            <calcext:condition calcext:apply-style-name="green1" calcext:value="=1" calcext:base-cell-address="v5.T31"/>
            <calcext:condition calcext:apply-style-name="green2" calcext:value="=2" calcext:base-cell-address="v5.T31"/>
            <calcext:condition calcext:apply-style-name="green4" calcext:value="=4" calcext:base-cell-address="v5.T31"/>
            <calcext:condition calcext:apply-style-name="green8" calcext:value="=8" calcext:base-cell-address="v5.T31"/>
            <calcext:condition calcext:apply-style-name="green16" calcext:value="=16" calcext:base-cell-address="v5.T31"/>
          </calcext:conditional-format>
          <calcext:conditional-format calcext:target-range-address="v5.U31:v5.U31">
            <calcext:condition calcext:apply-style-name="green1" calcext:value="=1" calcext:base-cell-address="v5.U31"/>
            <calcext:condition calcext:apply-style-name="green2" calcext:value="=2" calcext:base-cell-address="v5.U31"/>
            <calcext:condition calcext:apply-style-name="green4" calcext:value="=4" calcext:base-cell-address="v5.U31"/>
            <calcext:condition calcext:apply-style-name="green8" calcext:value="=8" calcext:base-cell-address="v5.U31"/>
            <calcext:condition calcext:apply-style-name="green16" calcext:value="=16" calcext:base-cell-address="v5.U31"/>
          </calcext:conditional-format>
          <calcext:conditional-format calcext:target-range-address="v5.T32:v5.T32">
            <calcext:condition calcext:apply-style-name="green1" calcext:value="=1" calcext:base-cell-address="v5.T32"/>
            <calcext:condition calcext:apply-style-name="green2" calcext:value="=2" calcext:base-cell-address="v5.T32"/>
            <calcext:condition calcext:apply-style-name="green4" calcext:value="=4" calcext:base-cell-address="v5.T32"/>
            <calcext:condition calcext:apply-style-name="green8" calcext:value="=8" calcext:base-cell-address="v5.T32"/>
            <calcext:condition calcext:apply-style-name="green16" calcext:value="=16" calcext:base-cell-address="v5.T32"/>
          </calcext:conditional-format>
          <calcext:conditional-format calcext:target-range-address="v5.U32:v5.U32">
            <calcext:condition calcext:apply-style-name="green1" calcext:value="=1" calcext:base-cell-address="v5.U32"/>
            <calcext:condition calcext:apply-style-name="green2" calcext:value="=2" calcext:base-cell-address="v5.U32"/>
            <calcext:condition calcext:apply-style-name="green4" calcext:value="=4" calcext:base-cell-address="v5.U32"/>
            <calcext:condition calcext:apply-style-name="green8" calcext:value="=8" calcext:base-cell-address="v5.U32"/>
            <calcext:condition calcext:apply-style-name="green16" calcext:value="=16" calcext:base-cell-address="v5.U32"/>
          </calcext:conditional-format>
          <calcext:conditional-format calcext:target-range-address="v5.T33:v5.T33">
            <calcext:condition calcext:apply-style-name="green1" calcext:value="=1" calcext:base-cell-address="v5.T33"/>
            <calcext:condition calcext:apply-style-name="green2" calcext:value="=2" calcext:base-cell-address="v5.T33"/>
            <calcext:condition calcext:apply-style-name="green4" calcext:value="=4" calcext:base-cell-address="v5.T33"/>
            <calcext:condition calcext:apply-style-name="green8" calcext:value="=8" calcext:base-cell-address="v5.T33"/>
            <calcext:condition calcext:apply-style-name="green16" calcext:value="=16" calcext:base-cell-address="v5.T33"/>
          </calcext:conditional-format>
          <calcext:conditional-format calcext:target-range-address="v5.U33:v5.U33">
            <calcext:condition calcext:apply-style-name="green1" calcext:value="=1" calcext:base-cell-address="v5.U33"/>
            <calcext:condition calcext:apply-style-name="green2" calcext:value="=2" calcext:base-cell-address="v5.U33"/>
            <calcext:condition calcext:apply-style-name="green4" calcext:value="=4" calcext:base-cell-address="v5.U33"/>
            <calcext:condition calcext:apply-style-name="green8" calcext:value="=8" calcext:base-cell-address="v5.U33"/>
            <calcext:condition calcext:apply-style-name="green16" calcext:value="=16" calcext:base-cell-address="v5.U33"/>
          </calcext:conditional-format>
          <calcext:conditional-format calcext:target-range-address="v5.T34:v5.T34">
            <calcext:condition calcext:apply-style-name="green1" calcext:value="=1" calcext:base-cell-address="v5.T34"/>
            <calcext:condition calcext:apply-style-name="green2" calcext:value="=2" calcext:base-cell-address="v5.T34"/>
            <calcext:condition calcext:apply-style-name="green4" calcext:value="=4" calcext:base-cell-address="v5.T34"/>
            <calcext:condition calcext:apply-style-name="green8" calcext:value="=8" calcext:base-cell-address="v5.T34"/>
            <calcext:condition calcext:apply-style-name="green16" calcext:value="=16" calcext:base-cell-address="v5.T34"/>
          </calcext:conditional-format>
          <calcext:conditional-format calcext:target-range-address="v5.U34:v5.U34">
            <calcext:condition calcext:apply-style-name="green1" calcext:value="=1" calcext:base-cell-address="v5.U34"/>
            <calcext:condition calcext:apply-style-name="green2" calcext:value="=2" calcext:base-cell-address="v5.U34"/>
            <calcext:condition calcext:apply-style-name="green4" calcext:value="=4" calcext:base-cell-address="v5.U34"/>
            <calcext:condition calcext:apply-style-name="green8" calcext:value="=8" calcext:base-cell-address="v5.U34"/>
            <calcext:condition calcext:apply-style-name="green16" calcext:value="=16" calcext:base-cell-address="v5.U34"/>
          </calcext:conditional-format>
          <calcext:conditional-format calcext:target-range-address="v5.T35:v5.T35">
            <calcext:condition calcext:apply-style-name="green1" calcext:value="=1" calcext:base-cell-address="v5.T35"/>
            <calcext:condition calcext:apply-style-name="green2" calcext:value="=2" calcext:base-cell-address="v5.T35"/>
            <calcext:condition calcext:apply-style-name="green4" calcext:value="=4" calcext:base-cell-address="v5.T35"/>
            <calcext:condition calcext:apply-style-name="green8" calcext:value="=8" calcext:base-cell-address="v5.T35"/>
            <calcext:condition calcext:apply-style-name="green16" calcext:value="=16" calcext:base-cell-address="v5.T35"/>
          </calcext:conditional-format>
          <calcext:conditional-format calcext:target-range-address="v5.U35:v5.U35">
            <calcext:condition calcext:apply-style-name="green1" calcext:value="=1" calcext:base-cell-address="v5.U35"/>
            <calcext:condition calcext:apply-style-name="green2" calcext:value="=2" calcext:base-cell-address="v5.U35"/>
            <calcext:condition calcext:apply-style-name="green4" calcext:value="=4" calcext:base-cell-address="v5.U35"/>
            <calcext:condition calcext:apply-style-name="green8" calcext:value="=8" calcext:base-cell-address="v5.U35"/>
            <calcext:condition calcext:apply-style-name="green16" calcext:value="=16" calcext:base-cell-address="v5.U35"/>
          </calcext:conditional-format>
          <calcext:conditional-format calcext:target-range-address="v5.T36:v5.T36">
            <calcext:condition calcext:apply-style-name="green1" calcext:value="=1" calcext:base-cell-address="v5.T36"/>
            <calcext:condition calcext:apply-style-name="green2" calcext:value="=2" calcext:base-cell-address="v5.T36"/>
            <calcext:condition calcext:apply-style-name="green4" calcext:value="=4" calcext:base-cell-address="v5.T36"/>
            <calcext:condition calcext:apply-style-name="green8" calcext:value="=8" calcext:base-cell-address="v5.T36"/>
            <calcext:condition calcext:apply-style-name="green16" calcext:value="=16" calcext:base-cell-address="v5.T36"/>
          </calcext:conditional-format>
          <calcext:conditional-format calcext:target-range-address="v5.U36:v5.U36">
            <calcext:condition calcext:apply-style-name="green1" calcext:value="=1" calcext:base-cell-address="v5.U36"/>
            <calcext:condition calcext:apply-style-name="green2" calcext:value="=2" calcext:base-cell-address="v5.U36"/>
            <calcext:condition calcext:apply-style-name="green4" calcext:value="=4" calcext:base-cell-address="v5.U36"/>
            <calcext:condition calcext:apply-style-name="green8" calcext:value="=8" calcext:base-cell-address="v5.U36"/>
            <calcext:condition calcext:apply-style-name="green16" calcext:value="=16" calcext:base-cell-address="v5.U36"/>
          </calcext:conditional-format>
          <calcext:conditional-format calcext:target-range-address="v5.T37:v5.T37">
            <calcext:condition calcext:apply-style-name="green1" calcext:value="=1" calcext:base-cell-address="v5.T37"/>
            <calcext:condition calcext:apply-style-name="green2" calcext:value="=2" calcext:base-cell-address="v5.T37"/>
            <calcext:condition calcext:apply-style-name="green4" calcext:value="=4" calcext:base-cell-address="v5.T37"/>
            <calcext:condition calcext:apply-style-name="green8" calcext:value="=8" calcext:base-cell-address="v5.T37"/>
            <calcext:condition calcext:apply-style-name="green16" calcext:value="=16" calcext:base-cell-address="v5.T37"/>
          </calcext:conditional-format>
          <calcext:conditional-format calcext:target-range-address="v5.U37:v5.U37">
            <calcext:condition calcext:apply-style-name="green1" calcext:value="=1" calcext:base-cell-address="v5.U37"/>
            <calcext:condition calcext:apply-style-name="green2" calcext:value="=2" calcext:base-cell-address="v5.U37"/>
            <calcext:condition calcext:apply-style-name="green4" calcext:value="=4" calcext:base-cell-address="v5.U37"/>
            <calcext:condition calcext:apply-style-name="green8" calcext:value="=8" calcext:base-cell-address="v5.U37"/>
            <calcext:condition calcext:apply-style-name="green16" calcext:value="=16" calcext:base-cell-address="v5.U37"/>
          </calcext:conditional-format>
          <calcext:conditional-format calcext:target-range-address="v5.T38:v5.T38">
            <calcext:condition calcext:apply-style-name="green1" calcext:value="=1" calcext:base-cell-address="v5.T38"/>
            <calcext:condition calcext:apply-style-name="green2" calcext:value="=2" calcext:base-cell-address="v5.T38"/>
            <calcext:condition calcext:apply-style-name="green4" calcext:value="=4" calcext:base-cell-address="v5.T38"/>
            <calcext:condition calcext:apply-style-name="green8" calcext:value="=8" calcext:base-cell-address="v5.T38"/>
            <calcext:condition calcext:apply-style-name="green16" calcext:value="=16" calcext:base-cell-address="v5.T38"/>
          </calcext:conditional-format>
          <calcext:conditional-format calcext:target-range-address="v5.U38:v5.U38">
            <calcext:condition calcext:apply-style-name="green1" calcext:value="=1" calcext:base-cell-address="v5.U38"/>
            <calcext:condition calcext:apply-style-name="green2" calcext:value="=2" calcext:base-cell-address="v5.U38"/>
            <calcext:condition calcext:apply-style-name="green4" calcext:value="=4" calcext:base-cell-address="v5.U38"/>
            <calcext:condition calcext:apply-style-name="green8" calcext:value="=8" calcext:base-cell-address="v5.U38"/>
            <calcext:condition calcext:apply-style-name="green16" calcext:value="=16" calcext:base-cell-address="v5.U38"/>
          </calcext:conditional-format>
          <calcext:conditional-format calcext:target-range-address="v5.T39:v5.T39">
            <calcext:condition calcext:apply-style-name="green1" calcext:value="=1" calcext:base-cell-address="v5.T39"/>
            <calcext:condition calcext:apply-style-name="green2" calcext:value="=2" calcext:base-cell-address="v5.T39"/>
            <calcext:condition calcext:apply-style-name="green4" calcext:value="=4" calcext:base-cell-address="v5.T39"/>
            <calcext:condition calcext:apply-style-name="green8" calcext:value="=8" calcext:base-cell-address="v5.T39"/>
            <calcext:condition calcext:apply-style-name="green16" calcext:value="=16" calcext:base-cell-address="v5.T39"/>
          </calcext:conditional-format>
          <calcext:conditional-format calcext:target-range-address="v5.U39:v5.U39">
            <calcext:condition calcext:apply-style-name="green1" calcext:value="=1" calcext:base-cell-address="v5.U39"/>
            <calcext:condition calcext:apply-style-name="green2" calcext:value="=2" calcext:base-cell-address="v5.U39"/>
            <calcext:condition calcext:apply-style-name="green4" calcext:value="=4" calcext:base-cell-address="v5.U39"/>
            <calcext:condition calcext:apply-style-name="green8" calcext:value="=8" calcext:base-cell-address="v5.U39"/>
            <calcext:condition calcext:apply-style-name="green16" calcext:value="=16" calcext:base-cell-address="v5.U39"/>
          </calcext:conditional-format>
          <calcext:conditional-format calcext:target-range-address="v5.T40:v5.T40">
            <calcext:condition calcext:apply-style-name="green1" calcext:value="=1" calcext:base-cell-address="v5.T40"/>
            <calcext:condition calcext:apply-style-name="green2" calcext:value="=2" calcext:base-cell-address="v5.T40"/>
            <calcext:condition calcext:apply-style-name="green4" calcext:value="=4" calcext:base-cell-address="v5.T40"/>
            <calcext:condition calcext:apply-style-name="green8" calcext:value="=8" calcext:base-cell-address="v5.T40"/>
            <calcext:condition calcext:apply-style-name="green16" calcext:value="=16" calcext:base-cell-address="v5.T40"/>
          </calcext:conditional-format>
          <calcext:conditional-format calcext:target-range-address="v5.U40:v5.U40">
            <calcext:condition calcext:apply-style-name="green1" calcext:value="=1" calcext:base-cell-address="v5.U40"/>
            <calcext:condition calcext:apply-style-name="green2" calcext:value="=2" calcext:base-cell-address="v5.U40"/>
            <calcext:condition calcext:apply-style-name="green4" calcext:value="=4" calcext:base-cell-address="v5.U40"/>
            <calcext:condition calcext:apply-style-name="green8" calcext:value="=8" calcext:base-cell-address="v5.U40"/>
            <calcext:condition calcext:apply-style-name="green16" calcext:value="=16" calcext:base-cell-address="v5.U40"/>
          </calcext:conditional-format>
          <calcext:conditional-format calcext:target-range-address="v5.AC8:v5.AC8">
            <calcext:condition calcext:apply-style-name="green1" calcext:value="=1" calcext:base-cell-address="v5.AC8"/>
            <calcext:condition calcext:apply-style-name="green2" calcext:value="=2" calcext:base-cell-address="v5.AC8"/>
            <calcext:condition calcext:apply-style-name="green4" calcext:value="=4" calcext:base-cell-address="v5.AC8"/>
            <calcext:condition calcext:apply-style-name="green8" calcext:value="=8" calcext:base-cell-address="v5.AC8"/>
            <calcext:condition calcext:apply-style-name="green16" calcext:value="=16" calcext:base-cell-address="v5.AC8"/>
          </calcext:conditional-format>
          <calcext:conditional-format calcext:target-range-address="v5.AD8:v5.AD8">
            <calcext:condition calcext:apply-style-name="green1" calcext:value="=1" calcext:base-cell-address="v5.AD8"/>
            <calcext:condition calcext:apply-style-name="green2" calcext:value="=2" calcext:base-cell-address="v5.AD8"/>
            <calcext:condition calcext:apply-style-name="green4" calcext:value="=4" calcext:base-cell-address="v5.AD8"/>
            <calcext:condition calcext:apply-style-name="green8" calcext:value="=8" calcext:base-cell-address="v5.AD8"/>
            <calcext:condition calcext:apply-style-name="green16" calcext:value="=16" calcext:base-cell-address="v5.AD8"/>
          </calcext:conditional-format>
          <calcext:conditional-format calcext:target-range-address="v5.AC9:v5.AC9">
            <calcext:condition calcext:apply-style-name="green1" calcext:value="=1" calcext:base-cell-address="v5.AC9"/>
            <calcext:condition calcext:apply-style-name="green2" calcext:value="=2" calcext:base-cell-address="v5.AC9"/>
            <calcext:condition calcext:apply-style-name="green4" calcext:value="=4" calcext:base-cell-address="v5.AC9"/>
            <calcext:condition calcext:apply-style-name="green8" calcext:value="=8" calcext:base-cell-address="v5.AC9"/>
            <calcext:condition calcext:apply-style-name="green16" calcext:value="=16" calcext:base-cell-address="v5.AC9"/>
          </calcext:conditional-format>
          <calcext:conditional-format calcext:target-range-address="v5.AD9:v5.AD9">
            <calcext:condition calcext:apply-style-name="green1" calcext:value="=1" calcext:base-cell-address="v5.AD9"/>
            <calcext:condition calcext:apply-style-name="green2" calcext:value="=2" calcext:base-cell-address="v5.AD9"/>
            <calcext:condition calcext:apply-style-name="green4" calcext:value="=4" calcext:base-cell-address="v5.AD9"/>
            <calcext:condition calcext:apply-style-name="green8" calcext:value="=8" calcext:base-cell-address="v5.AD9"/>
            <calcext:condition calcext:apply-style-name="green16" calcext:value="=16" calcext:base-cell-address="v5.AD9"/>
          </calcext:conditional-format>
          <calcext:conditional-format calcext:target-range-address="v5.AC10:v5.AC10">
            <calcext:condition calcext:apply-style-name="green1" calcext:value="=1" calcext:base-cell-address="v5.AC10"/>
            <calcext:condition calcext:apply-style-name="green2" calcext:value="=2" calcext:base-cell-address="v5.AC10"/>
            <calcext:condition calcext:apply-style-name="green4" calcext:value="=4" calcext:base-cell-address="v5.AC10"/>
            <calcext:condition calcext:apply-style-name="green8" calcext:value="=8" calcext:base-cell-address="v5.AC10"/>
            <calcext:condition calcext:apply-style-name="green16" calcext:value="=16" calcext:base-cell-address="v5.AC10"/>
          </calcext:conditional-format>
          <calcext:conditional-format calcext:target-range-address="v5.AD10:v5.AD10">
            <calcext:condition calcext:apply-style-name="green1" calcext:value="=1" calcext:base-cell-address="v5.AD10"/>
            <calcext:condition calcext:apply-style-name="green2" calcext:value="=2" calcext:base-cell-address="v5.AD10"/>
            <calcext:condition calcext:apply-style-name="green4" calcext:value="=4" calcext:base-cell-address="v5.AD10"/>
            <calcext:condition calcext:apply-style-name="green8" calcext:value="=8" calcext:base-cell-address="v5.AD10"/>
            <calcext:condition calcext:apply-style-name="green16" calcext:value="=16" calcext:base-cell-address="v5.AD10"/>
          </calcext:conditional-format>
          <calcext:conditional-format calcext:target-range-address="v5.AC11:v5.AC11">
            <calcext:condition calcext:apply-style-name="green1" calcext:value="=1" calcext:base-cell-address="v5.AC11"/>
            <calcext:condition calcext:apply-style-name="green2" calcext:value="=2" calcext:base-cell-address="v5.AC11"/>
            <calcext:condition calcext:apply-style-name="green4" calcext:value="=4" calcext:base-cell-address="v5.AC11"/>
            <calcext:condition calcext:apply-style-name="green8" calcext:value="=8" calcext:base-cell-address="v5.AC11"/>
            <calcext:condition calcext:apply-style-name="green16" calcext:value="=16" calcext:base-cell-address="v5.AC11"/>
          </calcext:conditional-format>
          <calcext:conditional-format calcext:target-range-address="v5.AD11:v5.AD11">
            <calcext:condition calcext:apply-style-name="green1" calcext:value="=1" calcext:base-cell-address="v5.AD11"/>
            <calcext:condition calcext:apply-style-name="green2" calcext:value="=2" calcext:base-cell-address="v5.AD11"/>
            <calcext:condition calcext:apply-style-name="green4" calcext:value="=4" calcext:base-cell-address="v5.AD11"/>
            <calcext:condition calcext:apply-style-name="green8" calcext:value="=8" calcext:base-cell-address="v5.AD11"/>
            <calcext:condition calcext:apply-style-name="green16" calcext:value="=16" calcext:base-cell-address="v5.AD11"/>
          </calcext:conditional-format>
          <calcext:conditional-format calcext:target-range-address="v5.AC12:v5.AC12">
            <calcext:condition calcext:apply-style-name="green1" calcext:value="=1" calcext:base-cell-address="v5.AC12"/>
            <calcext:condition calcext:apply-style-name="green2" calcext:value="=2" calcext:base-cell-address="v5.AC12"/>
            <calcext:condition calcext:apply-style-name="green4" calcext:value="=4" calcext:base-cell-address="v5.AC12"/>
            <calcext:condition calcext:apply-style-name="green8" calcext:value="=8" calcext:base-cell-address="v5.AC12"/>
            <calcext:condition calcext:apply-style-name="green16" calcext:value="=16" calcext:base-cell-address="v5.AC12"/>
          </calcext:conditional-format>
          <calcext:conditional-format calcext:target-range-address="v5.AD12:v5.AD12">
            <calcext:condition calcext:apply-style-name="green1" calcext:value="=1" calcext:base-cell-address="v5.AD12"/>
            <calcext:condition calcext:apply-style-name="green2" calcext:value="=2" calcext:base-cell-address="v5.AD12"/>
            <calcext:condition calcext:apply-style-name="green4" calcext:value="=4" calcext:base-cell-address="v5.AD12"/>
            <calcext:condition calcext:apply-style-name="green8" calcext:value="=8" calcext:base-cell-address="v5.AD12"/>
            <calcext:condition calcext:apply-style-name="green16" calcext:value="=16" calcext:base-cell-address="v5.AD12"/>
          </calcext:conditional-format>
          <calcext:conditional-format calcext:target-range-address="v5.AC13:v5.AC13">
            <calcext:condition calcext:apply-style-name="green1" calcext:value="=1" calcext:base-cell-address="v5.AC13"/>
            <calcext:condition calcext:apply-style-name="green2" calcext:value="=2" calcext:base-cell-address="v5.AC13"/>
            <calcext:condition calcext:apply-style-name="green4" calcext:value="=4" calcext:base-cell-address="v5.AC13"/>
            <calcext:condition calcext:apply-style-name="green8" calcext:value="=8" calcext:base-cell-address="v5.AC13"/>
            <calcext:condition calcext:apply-style-name="green16" calcext:value="=16" calcext:base-cell-address="v5.AC13"/>
          </calcext:conditional-format>
          <calcext:conditional-format calcext:target-range-address="v5.AD13:v5.AD13">
            <calcext:condition calcext:apply-style-name="green1" calcext:value="=1" calcext:base-cell-address="v5.AD13"/>
            <calcext:condition calcext:apply-style-name="green2" calcext:value="=2" calcext:base-cell-address="v5.AD13"/>
            <calcext:condition calcext:apply-style-name="green4" calcext:value="=4" calcext:base-cell-address="v5.AD13"/>
            <calcext:condition calcext:apply-style-name="green8" calcext:value="=8" calcext:base-cell-address="v5.AD13"/>
            <calcext:condition calcext:apply-style-name="green16" calcext:value="=16" calcext:base-cell-address="v5.AD13"/>
          </calcext:conditional-format>
          <calcext:conditional-format calcext:target-range-address="v5.AC14:v5.AC14">
            <calcext:condition calcext:apply-style-name="green1" calcext:value="=1" calcext:base-cell-address="v5.AC14"/>
            <calcext:condition calcext:apply-style-name="green2" calcext:value="=2" calcext:base-cell-address="v5.AC14"/>
            <calcext:condition calcext:apply-style-name="green4" calcext:value="=4" calcext:base-cell-address="v5.AC14"/>
            <calcext:condition calcext:apply-style-name="green8" calcext:value="=8" calcext:base-cell-address="v5.AC14"/>
            <calcext:condition calcext:apply-style-name="green16" calcext:value="=16" calcext:base-cell-address="v5.AC14"/>
          </calcext:conditional-format>
          <calcext:conditional-format calcext:target-range-address="v5.AD14:v5.AD14">
            <calcext:condition calcext:apply-style-name="green1" calcext:value="=1" calcext:base-cell-address="v5.AD14"/>
            <calcext:condition calcext:apply-style-name="green2" calcext:value="=2" calcext:base-cell-address="v5.AD14"/>
            <calcext:condition calcext:apply-style-name="green4" calcext:value="=4" calcext:base-cell-address="v5.AD14"/>
            <calcext:condition calcext:apply-style-name="green8" calcext:value="=8" calcext:base-cell-address="v5.AD14"/>
            <calcext:condition calcext:apply-style-name="green16" calcext:value="=16" calcext:base-cell-address="v5.AD14"/>
          </calcext:conditional-format>
          <calcext:conditional-format calcext:target-range-address="v5.AC15:v5.AC15">
            <calcext:condition calcext:apply-style-name="green1" calcext:value="=1" calcext:base-cell-address="v5.AC15"/>
            <calcext:condition calcext:apply-style-name="green2" calcext:value="=2" calcext:base-cell-address="v5.AC15"/>
            <calcext:condition calcext:apply-style-name="green4" calcext:value="=4" calcext:base-cell-address="v5.AC15"/>
            <calcext:condition calcext:apply-style-name="green8" calcext:value="=8" calcext:base-cell-address="v5.AC15"/>
            <calcext:condition calcext:apply-style-name="green16" calcext:value="=16" calcext:base-cell-address="v5.AC15"/>
          </calcext:conditional-format>
          <calcext:conditional-format calcext:target-range-address="v5.AD15:v5.AD15">
            <calcext:condition calcext:apply-style-name="green1" calcext:value="=1" calcext:base-cell-address="v5.AD15"/>
            <calcext:condition calcext:apply-style-name="green2" calcext:value="=2" calcext:base-cell-address="v5.AD15"/>
            <calcext:condition calcext:apply-style-name="green4" calcext:value="=4" calcext:base-cell-address="v5.AD15"/>
            <calcext:condition calcext:apply-style-name="green8" calcext:value="=8" calcext:base-cell-address="v5.AD15"/>
            <calcext:condition calcext:apply-style-name="green16" calcext:value="=16" calcext:base-cell-address="v5.AD15"/>
          </calcext:conditional-format>
          <calcext:conditional-format calcext:target-range-address="v5.AC16:v5.AC16">
            <calcext:condition calcext:apply-style-name="green1" calcext:value="=1" calcext:base-cell-address="v5.AC16"/>
            <calcext:condition calcext:apply-style-name="green2" calcext:value="=2" calcext:base-cell-address="v5.AC16"/>
            <calcext:condition calcext:apply-style-name="green4" calcext:value="=4" calcext:base-cell-address="v5.AC16"/>
            <calcext:condition calcext:apply-style-name="green8" calcext:value="=8" calcext:base-cell-address="v5.AC16"/>
            <calcext:condition calcext:apply-style-name="green16" calcext:value="=16" calcext:base-cell-address="v5.AC16"/>
          </calcext:conditional-format>
          <calcext:conditional-format calcext:target-range-address="v5.AD16:v5.AD16">
            <calcext:condition calcext:apply-style-name="green1" calcext:value="=1" calcext:base-cell-address="v5.AD16"/>
            <calcext:condition calcext:apply-style-name="green2" calcext:value="=2" calcext:base-cell-address="v5.AD16"/>
            <calcext:condition calcext:apply-style-name="green4" calcext:value="=4" calcext:base-cell-address="v5.AD16"/>
            <calcext:condition calcext:apply-style-name="green8" calcext:value="=8" calcext:base-cell-address="v5.AD16"/>
            <calcext:condition calcext:apply-style-name="green16" calcext:value="=16" calcext:base-cell-address="v5.AD16"/>
          </calcext:conditional-format>
          <calcext:conditional-format calcext:target-range-address="v5.AC17:v5.AC17">
            <calcext:condition calcext:apply-style-name="green1" calcext:value="=1" calcext:base-cell-address="v5.AC17"/>
            <calcext:condition calcext:apply-style-name="green2" calcext:value="=2" calcext:base-cell-address="v5.AC17"/>
            <calcext:condition calcext:apply-style-name="green4" calcext:value="=4" calcext:base-cell-address="v5.AC17"/>
            <calcext:condition calcext:apply-style-name="green8" calcext:value="=8" calcext:base-cell-address="v5.AC17"/>
            <calcext:condition calcext:apply-style-name="green16" calcext:value="=16" calcext:base-cell-address="v5.AC17"/>
          </calcext:conditional-format>
          <calcext:conditional-format calcext:target-range-address="v5.AD17:v5.AD17">
            <calcext:condition calcext:apply-style-name="green1" calcext:value="=1" calcext:base-cell-address="v5.AD17"/>
            <calcext:condition calcext:apply-style-name="green2" calcext:value="=2" calcext:base-cell-address="v5.AD17"/>
            <calcext:condition calcext:apply-style-name="green4" calcext:value="=4" calcext:base-cell-address="v5.AD17"/>
            <calcext:condition calcext:apply-style-name="green8" calcext:value="=8" calcext:base-cell-address="v5.AD17"/>
            <calcext:condition calcext:apply-style-name="green16" calcext:value="=16" calcext:base-cell-address="v5.AD17"/>
          </calcext:conditional-format>
          <calcext:conditional-format calcext:target-range-address="v5.AC18:v5.AC18">
            <calcext:condition calcext:apply-style-name="green1" calcext:value="=1" calcext:base-cell-address="v5.AC18"/>
            <calcext:condition calcext:apply-style-name="green2" calcext:value="=2" calcext:base-cell-address="v5.AC18"/>
            <calcext:condition calcext:apply-style-name="green4" calcext:value="=4" calcext:base-cell-address="v5.AC18"/>
            <calcext:condition calcext:apply-style-name="green8" calcext:value="=8" calcext:base-cell-address="v5.AC18"/>
            <calcext:condition calcext:apply-style-name="green16" calcext:value="=16" calcext:base-cell-address="v5.AC18"/>
          </calcext:conditional-format>
          <calcext:conditional-format calcext:target-range-address="v5.AD18:v5.AD18">
            <calcext:condition calcext:apply-style-name="green1" calcext:value="=1" calcext:base-cell-address="v5.AD18"/>
            <calcext:condition calcext:apply-style-name="green2" calcext:value="=2" calcext:base-cell-address="v5.AD18"/>
            <calcext:condition calcext:apply-style-name="green4" calcext:value="=4" calcext:base-cell-address="v5.AD18"/>
            <calcext:condition calcext:apply-style-name="green8" calcext:value="=8" calcext:base-cell-address="v5.AD18"/>
            <calcext:condition calcext:apply-style-name="green16" calcext:value="=16" calcext:base-cell-address="v5.AD18"/>
          </calcext:conditional-format>
          <calcext:conditional-format calcext:target-range-address="v5.AC19:v5.AC19">
            <calcext:condition calcext:apply-style-name="green1" calcext:value="=1" calcext:base-cell-address="v5.AC19"/>
            <calcext:condition calcext:apply-style-name="green2" calcext:value="=2" calcext:base-cell-address="v5.AC19"/>
            <calcext:condition calcext:apply-style-name="green4" calcext:value="=4" calcext:base-cell-address="v5.AC19"/>
            <calcext:condition calcext:apply-style-name="green8" calcext:value="=8" calcext:base-cell-address="v5.AC19"/>
            <calcext:condition calcext:apply-style-name="green16" calcext:value="=16" calcext:base-cell-address="v5.AC19"/>
          </calcext:conditional-format>
          <calcext:conditional-format calcext:target-range-address="v5.AD19:v5.AD19">
            <calcext:condition calcext:apply-style-name="green1" calcext:value="=1" calcext:base-cell-address="v5.AD19"/>
            <calcext:condition calcext:apply-style-name="green2" calcext:value="=2" calcext:base-cell-address="v5.AD19"/>
            <calcext:condition calcext:apply-style-name="green4" calcext:value="=4" calcext:base-cell-address="v5.AD19"/>
            <calcext:condition calcext:apply-style-name="green8" calcext:value="=8" calcext:base-cell-address="v5.AD19"/>
            <calcext:condition calcext:apply-style-name="green16" calcext:value="=16" calcext:base-cell-address="v5.AD19"/>
          </calcext:conditional-format>
          <calcext:conditional-format calcext:target-range-address="v5.AC20:v5.AC20">
            <calcext:condition calcext:apply-style-name="green1" calcext:value="=1" calcext:base-cell-address="v5.AC20"/>
            <calcext:condition calcext:apply-style-name="green2" calcext:value="=2" calcext:base-cell-address="v5.AC20"/>
            <calcext:condition calcext:apply-style-name="green4" calcext:value="=4" calcext:base-cell-address="v5.AC20"/>
            <calcext:condition calcext:apply-style-name="green8" calcext:value="=8" calcext:base-cell-address="v5.AC20"/>
            <calcext:condition calcext:apply-style-name="green16" calcext:value="=16" calcext:base-cell-address="v5.AC20"/>
          </calcext:conditional-format>
          <calcext:conditional-format calcext:target-range-address="v5.AD20:v5.AD20">
            <calcext:condition calcext:apply-style-name="green1" calcext:value="=1" calcext:base-cell-address="v5.AD20"/>
            <calcext:condition calcext:apply-style-name="green2" calcext:value="=2" calcext:base-cell-address="v5.AD20"/>
            <calcext:condition calcext:apply-style-name="green4" calcext:value="=4" calcext:base-cell-address="v5.AD20"/>
            <calcext:condition calcext:apply-style-name="green8" calcext:value="=8" calcext:base-cell-address="v5.AD20"/>
            <calcext:condition calcext:apply-style-name="green16" calcext:value="=16" calcext:base-cell-address="v5.AD20"/>
          </calcext:conditional-format>
          <calcext:conditional-format calcext:target-range-address="v5.AC21:v5.AC21">
            <calcext:condition calcext:apply-style-name="green1" calcext:value="=1" calcext:base-cell-address="v5.AC21"/>
            <calcext:condition calcext:apply-style-name="green2" calcext:value="=2" calcext:base-cell-address="v5.AC21"/>
            <calcext:condition calcext:apply-style-name="green4" calcext:value="=4" calcext:base-cell-address="v5.AC21"/>
            <calcext:condition calcext:apply-style-name="green8" calcext:value="=8" calcext:base-cell-address="v5.AC21"/>
            <calcext:condition calcext:apply-style-name="green16" calcext:value="=16" calcext:base-cell-address="v5.AC21"/>
          </calcext:conditional-format>
          <calcext:conditional-format calcext:target-range-address="v5.AD21:v5.AD21">
            <calcext:condition calcext:apply-style-name="green1" calcext:value="=1" calcext:base-cell-address="v5.AD21"/>
            <calcext:condition calcext:apply-style-name="green2" calcext:value="=2" calcext:base-cell-address="v5.AD21"/>
            <calcext:condition calcext:apply-style-name="green4" calcext:value="=4" calcext:base-cell-address="v5.AD21"/>
            <calcext:condition calcext:apply-style-name="green8" calcext:value="=8" calcext:base-cell-address="v5.AD21"/>
            <calcext:condition calcext:apply-style-name="green16" calcext:value="=16" calcext:base-cell-address="v5.AD21"/>
          </calcext:conditional-format>
          <calcext:conditional-format calcext:target-range-address="v5.AC22:v5.AC22">
            <calcext:condition calcext:apply-style-name="green1" calcext:value="=1" calcext:base-cell-address="v5.AC22"/>
            <calcext:condition calcext:apply-style-name="green2" calcext:value="=2" calcext:base-cell-address="v5.AC22"/>
            <calcext:condition calcext:apply-style-name="green4" calcext:value="=4" calcext:base-cell-address="v5.AC22"/>
            <calcext:condition calcext:apply-style-name="green8" calcext:value="=8" calcext:base-cell-address="v5.AC22"/>
            <calcext:condition calcext:apply-style-name="green16" calcext:value="=16" calcext:base-cell-address="v5.AC22"/>
          </calcext:conditional-format>
          <calcext:conditional-format calcext:target-range-address="v5.AD22:v5.AD22">
            <calcext:condition calcext:apply-style-name="green1" calcext:value="=1" calcext:base-cell-address="v5.AD22"/>
            <calcext:condition calcext:apply-style-name="green2" calcext:value="=2" calcext:base-cell-address="v5.AD22"/>
            <calcext:condition calcext:apply-style-name="green4" calcext:value="=4" calcext:base-cell-address="v5.AD22"/>
            <calcext:condition calcext:apply-style-name="green8" calcext:value="=8" calcext:base-cell-address="v5.AD22"/>
            <calcext:condition calcext:apply-style-name="green16" calcext:value="=16" calcext:base-cell-address="v5.AD22"/>
          </calcext:conditional-format>
          <calcext:conditional-format calcext:target-range-address="v5.AC23:v5.AC23">
            <calcext:condition calcext:apply-style-name="green1" calcext:value="=1" calcext:base-cell-address="v5.AC23"/>
            <calcext:condition calcext:apply-style-name="green2" calcext:value="=2" calcext:base-cell-address="v5.AC23"/>
            <calcext:condition calcext:apply-style-name="green4" calcext:value="=4" calcext:base-cell-address="v5.AC23"/>
            <calcext:condition calcext:apply-style-name="green8" calcext:value="=8" calcext:base-cell-address="v5.AC23"/>
            <calcext:condition calcext:apply-style-name="green16" calcext:value="=16" calcext:base-cell-address="v5.AC23"/>
          </calcext:conditional-format>
          <calcext:conditional-format calcext:target-range-address="v5.AD23:v5.AD23">
            <calcext:condition calcext:apply-style-name="green1" calcext:value="=1" calcext:base-cell-address="v5.AD23"/>
            <calcext:condition calcext:apply-style-name="green2" calcext:value="=2" calcext:base-cell-address="v5.AD23"/>
            <calcext:condition calcext:apply-style-name="green4" calcext:value="=4" calcext:base-cell-address="v5.AD23"/>
            <calcext:condition calcext:apply-style-name="green8" calcext:value="=8" calcext:base-cell-address="v5.AD23"/>
            <calcext:condition calcext:apply-style-name="green16" calcext:value="=16" calcext:base-cell-address="v5.AD23"/>
          </calcext:conditional-format>
          <calcext:conditional-format calcext:target-range-address="v5.AC24:v5.AC24">
            <calcext:condition calcext:apply-style-name="green1" calcext:value="=1" calcext:base-cell-address="v5.AC24"/>
            <calcext:condition calcext:apply-style-name="green2" calcext:value="=2" calcext:base-cell-address="v5.AC24"/>
            <calcext:condition calcext:apply-style-name="green4" calcext:value="=4" calcext:base-cell-address="v5.AC24"/>
            <calcext:condition calcext:apply-style-name="green8" calcext:value="=8" calcext:base-cell-address="v5.AC24"/>
            <calcext:condition calcext:apply-style-name="green16" calcext:value="=16" calcext:base-cell-address="v5.AC24"/>
          </calcext:conditional-format>
          <calcext:conditional-format calcext:target-range-address="v5.AD24:v5.AD24">
            <calcext:condition calcext:apply-style-name="green1" calcext:value="=1" calcext:base-cell-address="v5.AD24"/>
            <calcext:condition calcext:apply-style-name="green2" calcext:value="=2" calcext:base-cell-address="v5.AD24"/>
            <calcext:condition calcext:apply-style-name="green4" calcext:value="=4" calcext:base-cell-address="v5.AD24"/>
            <calcext:condition calcext:apply-style-name="green8" calcext:value="=8" calcext:base-cell-address="v5.AD24"/>
            <calcext:condition calcext:apply-style-name="green16" calcext:value="=16" calcext:base-cell-address="v5.AD24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H7:v5.I7">
            <calcext:condition calcext:apply-style-name="Untitled1" calcext:value="=1" calcext:base-cell-address="v5.H7"/>
            <calcext:condition calcext:apply-style-name="Untitled2" calcext:value="=0" calcext:base-cell-address="v5.H7"/>
          </calcext:conditional-format>
          <calcext:conditional-format calcext:target-range-address="v5.J7:v5.J7">
            <calcext:condition calcext:apply-style-name="red" calcext:value="=1" calcext:base-cell-address="v5.J7"/>
            <calcext:condition calcext:apply-style-name="Untitled2" calcext:value="=0" calcext:base-cell-address="v5.J7"/>
          </calcext:conditional-format>
          <calcext:conditional-format calcext:target-range-address="v5.J7:v5.J7">
            <calcext:condition calcext:apply-style-name="red" calcext:value="=1" calcext:base-cell-address="v5.J7"/>
            <calcext:condition calcext:apply-style-name="Untitled2" calcext:value="=0" calcext:base-cell-address="v5.J7"/>
          </calcext:conditional-format>
          <calcext:conditional-format calcext:target-range-address="v5.J8:v5.J8">
            <calcext:condition calcext:apply-style-name="red" calcext:value="=1" calcext:base-cell-address="v5.J8"/>
            <calcext:condition calcext:apply-style-name="Untitled2" calcext:value="=0" calcext:base-cell-address="v5.J8"/>
          </calcext:conditional-format>
          <calcext:conditional-format calcext:target-range-address="v5.J8:v5.J8">
            <calcext:condition calcext:apply-style-name="red" calcext:value="=1" calcext:base-cell-address="v5.J8"/>
            <calcext:condition calcext:apply-style-name="Untitled2" calcext:value="=0" calcext:base-cell-address="v5.J8"/>
          </calcext:conditional-format>
          <calcext:conditional-format calcext:target-range-address="v5.F7:v5.F7">
            <calcext:condition calcext:apply-style-name="Untitled1" calcext:value="=1" calcext:base-cell-address="v5.F7"/>
            <calcext:condition calcext:apply-style-name="Untitled2" calcext:value="=0" calcext:base-cell-address="v5.F7"/>
          </calcext:conditional-format>
          <calcext:conditional-format calcext:target-range-address="v5.F7:v5.F7">
            <calcext:condition calcext:apply-style-name="Untitled1" calcext:value="=1" calcext:base-cell-address="v5.F7"/>
            <calcext:condition calcext:apply-style-name="Untitled2" calcext:value="=0" calcext:base-cell-address="v5.F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G7:v5.G7">
            <calcext:condition calcext:apply-style-name="red" calcext:value="=1" calcext:base-cell-address="v5.G7"/>
            <calcext:condition calcext:apply-style-name="Untitled2" calcext:value="=0" calcext:base-cell-address="v5.G7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J9:v5.J9">
            <calcext:condition calcext:apply-style-name="red" calcext:value="=1" calcext:base-cell-address="v5.J9"/>
            <calcext:condition calcext:apply-style-name="Untitled2" calcext:value="=0" calcext:base-cell-address="v5.J9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H8:v5.I8">
            <calcext:condition calcext:apply-style-name="Untitled1" calcext:value="=1" calcext:base-cell-address="v5.H8"/>
            <calcext:condition calcext:apply-style-name="Untitled2" calcext:value="=0" calcext:base-cell-address="v5.H8"/>
          </calcext:conditional-format>
          <calcext:conditional-format calcext:target-range-address="v5.F8:v5.F8">
            <calcext:condition calcext:apply-style-name="Untitled1" calcext:value="=1" calcext:base-cell-address="v5.F8"/>
            <calcext:condition calcext:apply-style-name="Untitled2" calcext:value="=0" calcext:base-cell-address="v5.F8"/>
          </calcext:conditional-format>
          <calcext:conditional-format calcext:target-range-address="v5.F8:v5.F8">
            <calcext:condition calcext:apply-style-name="Untitled1" calcext:value="=1" calcext:base-cell-address="v5.F8"/>
            <calcext:condition calcext:apply-style-name="Untitled2" calcext:value="=0" calcext:base-cell-address="v5.F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G8:v5.G8">
            <calcext:condition calcext:apply-style-name="red" calcext:value="=1" calcext:base-cell-address="v5.G8"/>
            <calcext:condition calcext:apply-style-name="Untitled2" calcext:value="=0" calcext:base-cell-address="v5.G8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H9:v5.I9">
            <calcext:condition calcext:apply-style-name="Untitled1" calcext:value="=1" calcext:base-cell-address="v5.H9"/>
            <calcext:condition calcext:apply-style-name="Untitled2" calcext:value="=0" calcext:base-cell-address="v5.H9"/>
          </calcext:conditional-format>
          <calcext:conditional-format calcext:target-range-address="v5.F9:v5.F9">
            <calcext:condition calcext:apply-style-name="Untitled1" calcext:value="=1" calcext:base-cell-address="v5.F9"/>
            <calcext:condition calcext:apply-style-name="Untitled2" calcext:value="=0" calcext:base-cell-address="v5.F9"/>
          </calcext:conditional-format>
          <calcext:conditional-format calcext:target-range-address="v5.F9:v5.F9">
            <calcext:condition calcext:apply-style-name="Untitled1" calcext:value="=1" calcext:base-cell-address="v5.F9"/>
            <calcext:condition calcext:apply-style-name="Untitled2" calcext:value="=0" calcext:base-cell-address="v5.F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G9:v5.G9">
            <calcext:condition calcext:apply-style-name="red" calcext:value="=1" calcext:base-cell-address="v5.G9"/>
            <calcext:condition calcext:apply-style-name="Untitled2" calcext:value="=0" calcext:base-cell-address="v5.G9"/>
          </calcext:conditional-format>
          <calcext:conditional-format calcext:target-range-address="v5.F10:v5.F10">
            <calcext:condition calcext:apply-style-name="Untitled1" calcext:value="=1" calcext:base-cell-address="v5.F10"/>
            <calcext:condition calcext:apply-style-name="Untitled2" calcext:value="=0" calcext:base-cell-address="v5.F10"/>
          </calcext:conditional-format>
          <calcext:conditional-format calcext:target-range-address="v5.F10:v5.F10">
            <calcext:condition calcext:apply-style-name="Untitled1" calcext:value="=1" calcext:base-cell-address="v5.F10"/>
            <calcext:condition calcext:apply-style-name="Untitled2" calcext:value="=0" calcext:base-cell-address="v5.F10"/>
          </calcext:conditional-format>
          <calcext:conditional-format calcext:target-range-address="v5.F11:v5.F11">
            <calcext:condition calcext:apply-style-name="Untitled1" calcext:value="=1" calcext:base-cell-address="v5.F11"/>
            <calcext:condition calcext:apply-style-name="Untitled2" calcext:value="=0" calcext:base-cell-address="v5.F11"/>
          </calcext:conditional-format>
          <calcext:conditional-format calcext:target-range-address="v5.F11:v5.F11">
            <calcext:condition calcext:apply-style-name="Untitled1" calcext:value="=1" calcext:base-cell-address="v5.F11"/>
            <calcext:condition calcext:apply-style-name="Untitled2" calcext:value="=0" calcext:base-cell-address="v5.F11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J10:v5.J10">
            <calcext:condition calcext:apply-style-name="red" calcext:value="=1" calcext:base-cell-address="v5.J10"/>
            <calcext:condition calcext:apply-style-name="Untitled2" calcext:value="=0" calcext:base-cell-address="v5.J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H10:v5.I10">
            <calcext:condition calcext:apply-style-name="Untitled1" calcext:value="=1" calcext:base-cell-address="v5.H10"/>
            <calcext:condition calcext:apply-style-name="Untitled2" calcext:value="=0" calcext:base-cell-address="v5.H10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J11:v5.J11">
            <calcext:condition calcext:apply-style-name="red" calcext:value="=1" calcext:base-cell-address="v5.J11"/>
            <calcext:condition calcext:apply-style-name="Untitled2" calcext:value="=0" calcext:base-cell-address="v5.J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H11:v5.I11">
            <calcext:condition calcext:apply-style-name="Untitled1" calcext:value="=1" calcext:base-cell-address="v5.H11"/>
            <calcext:condition calcext:apply-style-name="Untitled2" calcext:value="=0" calcext:base-cell-address="v5.H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1:v5.G11">
            <calcext:condition calcext:apply-style-name="red" calcext:value="=1" calcext:base-cell-address="v5.G11"/>
            <calcext:condition calcext:apply-style-name="Untitled2" calcext:value="=0" calcext:base-cell-address="v5.G11"/>
          </calcext:conditional-format>
          <calcext:conditional-format calcext:target-range-address="v5.G10:v5.G10">
            <calcext:condition calcext:apply-style-name="Untitled1" calcext:value="=1" calcext:base-cell-address="v5.G10"/>
            <calcext:condition calcext:apply-style-name="Untitled2" calcext:value="=0" calcext:base-cell-address="v5.G10"/>
          </calcext:conditional-format>
          <calcext:conditional-format calcext:target-range-address="v5.G10:v5.G10">
            <calcext:condition calcext:apply-style-name="Untitled1" calcext:value="=1" calcext:base-cell-address="v5.G10"/>
            <calcext:condition calcext:apply-style-name="Untitled2" calcext:value="=0" calcext:base-cell-address="v5.G10"/>
          </calcext:conditional-format>
        </calcext:conditional-formats>
      </table:table>
      <table:table table:name="v4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7" table:number-columns-repeated="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Pencil stack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Gen</text:p>
          </table:table-cell>
          <table:table-cell table:number-columns-repeated="2"/>
          <table:table-cell office:value-type="string" calcext:value-type="string">
            <text:p>Gen/Update/del</text:p>
          </table:table-cell>
          <table:table-cell table:number-columns-repeated="25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6">
          <table:table-cell table:number-columns-repeated="2"/>
          <table:table-cell table:style-name="ce7" office:value-type="string" calcext:value-type="string" table:number-columns-spanned="1" table:number-rows-spanned="3">
            <text:p>Possible styles</text:p>
          </table:table-cell>
          <table:table-cell/>
          <table:table-cell table:style-name="ce12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/>
          <table:table-cell table:style-name="ce19" office:value-type="string" calcext:value-type="string">
            <text:p>Ticked</text:p>
          </table:table-cell>
          <table:table-cell table:style-name="ce19" office:value-type="string" calcext:value-type="string">
            <text:p>Footer</text:p>
          </table:table-cell>
          <table:table-cell table:style-name="ce19" office:value-type="string" calcext:value-type="string">
            <text:p>Captions</text:p>
          </table:table-cell>
          <table:table-cell table:style-name="ce19" office:value-type="string" calcext:value-type="string">
            <text:p>Font Samples</text:p>
          </table:table-cell>
          <table:table-cell table:style-name="ce22" office:value-type="string" calcext:value-type="string">
            <text:p>Gen new Font Samples</text:p>
          </table:table-cell>
          <table:table-cell/>
          <table:table-cell table:style-name="ce24"/>
          <table:table-cell table:style-name="ce19" office:value-type="string" calcext:value-type="string">
            <text:p>Ticked</text:p>
          </table:table-cell>
          <table:table-cell table:style-name="ce19" office:value-type="string" calcext:value-type="string">
            <text:p>Footer</text:p>
          </table:table-cell>
          <table:table-cell table:style-name="ce19" office:value-type="string" calcext:value-type="string">
            <text:p>Captions</text:p>
          </table:table-cell>
          <table:table-cell table:style-name="ce19" office:value-type="string" calcext:value-type="string">
            <text:p>Font Samples</text:p>
          </table:table-cell>
          <table:table-cell table:style-name="ce22" office:value-type="string" calcext:value-type="string">
            <text:p>Gen Font Samples</text:p>
          </table:table-cell>
          <table:table-cell table:number-columns-repeated="3"/>
          <table:table-cell table:style-name="ce72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3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/>
          <table:covered-table-cell/>
          <table:table-cell table:number-columns-repeated="3"/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1"/>
          <table:table-cell/>
          <table:table-cell table:style-name="ce173" table:number-columns-repeated="4"/>
          <table:table-cell table:style-name="ce21" table:number-columns-repeated="6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6" calcext:value-type="float">
            <text:p>16</text:p>
          </table:table-cell>
          <table:table-cell table:style-name="ce75"/>
          <table:table-cell table:style-name="ce135" table:number-columns-spanned="1" table:number-rows-spanned="2"/>
          <table:table-cell table:style-name="ce75" table:number-columns-repeated="5"/>
          <table:table-cell table:style-name="ce135"/>
          <table:table-cell table:style-name="ce170" table:number-columns-repeated="3"/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/>
          <table:covered-table-cell/>
          <table:table-cell/>
          <table:table-cell table:style-name="ce13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/>
          <table:table-cell table:style-name="ce25"/>
          <table:table-cell table:style-name="ce34" office:value-type="string" calcext:value-type="string">
            <text:p>E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A</text:p>
          </table:table-cell>
          <table:table-cell table:style-name="ce21" table:number-columns-repeated="6"/>
          <table:table-cell table:number-columns-repeated="2"/>
          <table:table-cell table:style-name="ce76" table:number-columns-repeated="3"/>
          <table:table-cell table:number-columns-repeated="3"/>
          <table:covered-table-cell table:style-name="ce72"/>
          <table:table-cell table:style-name="ce76" table:number-columns-repeated="3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Gradient gray up to white</text:p>
          </table:table-cell>
          <table:table-cell table:number-columns-repeated="2"/>
          <table:table-cell table:style-name="ce13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4"/>
          <table:table-cell table:style-name="ce17" office:value-type="string" calcext:value-type="string">
            <text:p>T</text:p>
          </table:table-cell>
          <table:table-cell table:style-name="ce17"/>
          <table:table-cell table:number-columns-repeated="2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23" table:number-columns-repeated="3"/>
          <table:table-cell table:style-name="ce21" table:number-columns-repeated="3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/>
          <table:table-cell/>
          <table:table-cell table:style-name="ce75"/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75"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">
            <text:p>Each face bitmap</text:p>
            <text:p>+ name, style, file caption</text:p>
          </table:table-cell>
          <table:table-cell table:style-name="ce8" office:value-type="string" calcext:value-type="string">
            <text:p>Active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T</text:p>
          </table:table-cell>
          <table:table-cell table:style-name="ce17" table:number-columns-repeated="2"/>
          <table:table-cell/>
          <table:table-cell table:style-name="ce26" office:value-type="string" calcext:value-type="string">
            <text:p>textchanged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66" table:formula="of:=[.O8]*[.$O$7]+[.P8]*[.$P$7]+[.Q8]*[.$Q$7]+[.R8]*[.$R$7]+[.S8]*[.$S$7]" office:value-type="float" office:value="3" calcext:value-type="float">
            <text:p>3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0" calcext:value-type="float">
            <text:p>0</text:p>
          </table:table-cell>
          <table:table-cell table:style-name="ce179" table:formula="of:=BITAND([.AA8];[.$AB$7])" office:value-type="float" office:value="0" calcext:value-type="float">
            <text:p>0</text:p>
          </table:table-cell>
          <table:table-cell table:style-name="ce109" table:formula="of:=BITAND([.AA8];[.$AC$7])" office:value-type="float" office:value="0" calcext:value-type="float">
            <text:p>0</text:p>
          </table:table-cell>
          <table:table-cell table:style-name="ce109" table:formula="of:=BITAND([.AA8];[.$AD$7])" office:value-type="float" office:value="0" calcext:value-type="float">
            <text:p>0</text:p>
          </table:table-cell>
          <table:table-cell table:style-name="ce109" table:formula="of:=BITAND([.AA8];[.$AE$7])" office:value-type="float" office:value="0" calcext:value-type="float">
            <text:p>0</text:p>
          </table:table-cell>
          <table:table-cell table:style-name="ce109" table:formula="of:=BITAND([.AB8];[.$AE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236" table:formula="of:=BITAND([.AJ8];[.$AB$7])" office:value-type="float" office:value="0" calcext:value-type="float">
            <text:p>0</text:p>
          </table:table-cell>
          <table:table-cell table:style-name="ce253" table:formula="of:=BITAND([.AJ8];[.$AC$7])" office:value-type="float" office:value="0" calcext:value-type="float">
            <text:p>0</text:p>
          </table:table-cell>
          <table:table-cell table:style-name="ce109" table:formula="of:=BITAND([.AJ8];[.$AD$7])" office:value-type="float" office:value="0" calcext:value-type="float">
            <text:p>0</text:p>
          </table:table-cell>
          <table:table-cell table:style-name="ce109" table:formula="of:=BITAND([.AJ8];[.$AE$7])" office:value-type="float" office:value="0" calcext:value-type="float">
            <text:p>0</text:p>
          </table:table-cell>
          <table:table-cell table:style-name="ce109" table:formula="of:=BITAND([.AK8];[.$AE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3" office:value-type="string" calcext:value-type="string">
            <text:p>D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number-columns-repeated="2"/>
          <table:table-cell table:style-name="ce17" office:value-type="string" calcext:value-type="string">
            <text:p>T</text:p>
          </table:table-cell>
          <table:table-cell table:style-name="ce17" table:number-columns-repeated="3"/>
          <table:table-cell/>
          <table:table-cell table:style-name="ce26" office:value-type="string" calcext:value-type="string">
            <text:p>pointschange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66" table:formula="of:=[.O9]*[.$O$7]+[.P9]*[.$P$7]+[.Q9]*[.$Q$7]+[.R9]*[.$R$7]+[.S9]*[.$S$7]" office:value-type="float" office:value="7" calcext:value-type="float">
            <text:p>7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1" calcext:value-type="float">
            <text:p>1</text:p>
          </table:table-cell>
          <table:table-cell table:style-name="ce180" table:formula="of:=BITAND([.AA9];[.$AB$7])" office:value-type="float" office:value="1" calcext:value-type="float">
            <text:p>1</text:p>
          </table:table-cell>
          <table:table-cell table:style-name="ce211" table:formula="of:=BITAND([.AA9];[.$AC$7])" office:value-type="float" office:value="0" calcext:value-type="float">
            <text:p>0</text:p>
          </table:table-cell>
          <table:table-cell table:style-name="ce109" table:formula="of:=BITAND([.AA9];[.$AD$7])" office:value-type="float" office:value="0" calcext:value-type="float">
            <text:p>0</text:p>
          </table:table-cell>
          <table:table-cell table:style-name="ce109" table:formula="of:=BITAND([.AA9];[.$AE$7])" office:value-type="float" office:value="0" calcext:value-type="float">
            <text:p>0</text:p>
          </table:table-cell>
          <table:table-cell table:style-name="ce109" table:formula="of:=BITAND([.AA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237" table:formula="of:=BITAND([.AJ9];[.$AB$7])" office:value-type="float" office:value="1" calcext:value-type="float">
            <text:p>1</text:p>
          </table:table-cell>
          <table:table-cell table:style-name="ce254" table:formula="of:=BITAND([.AJ9];[.$AC$7])" office:value-type="float" office:value="0" calcext:value-type="float">
            <text:p>0</text:p>
          </table:table-cell>
          <table:table-cell table:style-name="ce109" table:formula="of:=BITAND([.AJ9];[.$AD$7])" office:value-type="float" office:value="0" calcext:value-type="float">
            <text:p>0</text:p>
          </table:table-cell>
          <table:table-cell table:style-name="ce109" table:formula="of:=BITAND([.AJ9];[.$AE$7])" office:value-type="float" office:value="0" calcext:value-type="float">
            <text:p>0</text:p>
          </table:table-cell>
          <table:table-cell table:style-name="ce109" table:formula="of:=BITAND([.AJ9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1" table:number-rows-spanned="2">
            <text:p>Inactive footer</text:p>
            <text:p>(this font is in.. and green tick)</text:p>
          </table:table-cell>
          <table:table-cell table:style-name="ce8" office:value-type="string" calcext:value-type="string">
            <text:p>None</text:p>
          </table:table-cell>
          <table:table-cell/>
          <table:table-cell table:style-name="ce13" office:value-type="string" calcext:value-type="string">
            <text:p>E</text:p>
          </table:table-cell>
          <table:table-cell table:style-name="ce16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T</text:p>
          </table:table-cell>
          <table:table-cell table:style-name="ce17" table:number-columns-repeated="4"/>
          <table:table-cell/>
          <table:table-cell table:style-name="ce27" office:value-type="string" calcext:value-type="string">
            <text:p>tl_adjust_changed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66" table:formula="of:=[.O10]*[.$O$7]+[.P10]*[.$P$7]+[.Q10]*[.$Q$7]+[.R10]*[.$R$7]+[.S10]*[.$S$7]" office:value-type="float" office:value="6" calcext:value-type="float">
            <text:p>6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2" calcext:value-type="float">
            <text:p>2</text:p>
          </table:table-cell>
          <table:table-cell table:style-name="ce181" table:formula="of:=BITAND([.AA10];[.$AB$7])" office:value-type="float" office:value="0" calcext:value-type="float">
            <text:p>0</text:p>
          </table:table-cell>
          <table:table-cell table:style-name="ce109" table:formula="of:=BITAND([.AA10];[.$AC$7])" office:value-type="float" office:value="2" calcext:value-type="float">
            <text:p>2</text:p>
          </table:table-cell>
          <table:table-cell table:style-name="ce109" table:formula="of:=BITAND([.AA10];[.$AD$7])" office:value-type="float" office:value="0" calcext:value-type="float">
            <text:p>0</text:p>
          </table:table-cell>
          <table:table-cell table:style-name="ce109" table:formula="of:=BITAND([.AA10];[.$AE$7])" office:value-type="float" office:value="0" calcext:value-type="float">
            <text:p>0</text:p>
          </table:table-cell>
          <table:table-cell table:style-name="ce109" table:formula="of:=BITAND([.AA1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238" table:formula="of:=BITAND([.AJ10];[.$AB$7])" office:value-type="float" office:value="1" calcext:value-type="float">
            <text:p>1</text:p>
          </table:table-cell>
          <table:table-cell table:style-name="ce255" table:formula="of:=BITAND([.AJ10];[.$AC$7])" office:value-type="float" office:value="2" calcext:value-type="float">
            <text:p>2</text:p>
          </table:table-cell>
          <table:table-cell table:style-name="ce109" table:formula="of:=BITAND([.AJ10];[.$AD$7])" office:value-type="float" office:value="0" calcext:value-type="float">
            <text:p>0</text:p>
          </table:table-cell>
          <table:table-cell table:style-name="ce109" table:formula="of:=BITAND([.AJ10];[.$AE$7])" office:value-type="float" office:value="0" calcext:value-type="float">
            <text:p>0</text:p>
          </table:table-cell>
          <table:table-cell table:style-name="ce109" table:formula="of:=BITAND([.AJ10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Inactive</text:p>
          </table:table-cell>
          <table:table-cell/>
          <table:table-cell table:style-name="ce13"/>
          <table:table-cell table:style-name="ce16"/>
          <table:table-cell table:style-name="ce18" table:number-columns-repeated="6"/>
          <table:table-cell/>
          <table:table-cell table:style-name="ce26" office:value-type="string" calcext:value-type="string">
            <text:p>activechanged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66" table:formula="of:=[.O11]*[.$O$7]+[.P11]*[.$P$7]+[.Q11]*[.$Q$7]+[.R11]*[.$R$7]+[.S11]*[.$S$7]" office:value-type="float" office:value="14" calcext:value-type="float">
            <text:p>14</text:p>
          </table:table-cell>
          <table:table-cell table:style-name="ce21" table:number-columns-repeated="5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82" table:formula="of:=BITAND([.AA11];[.$AB$7])" office:value-type="float" office:value="1" calcext:value-type="float">
            <text:p>1</text:p>
          </table:table-cell>
          <table:table-cell table:style-name="ce109" table:formula="of:=BITAND([.AA11];[.$AC$7])" office:value-type="float" office:value="2" calcext:value-type="float">
            <text:p>2</text:p>
          </table:table-cell>
          <table:table-cell table:style-name="ce109" table:formula="of:=BITAND([.AA11];[.$AD$7])" office:value-type="float" office:value="0" calcext:value-type="float">
            <text:p>0</text:p>
          </table:table-cell>
          <table:table-cell table:style-name="ce109" table:formula="of:=BITAND([.AA11];[.$AE$7])" office:value-type="float" office:value="0" calcext:value-type="float">
            <text:p>0</text:p>
          </table:table-cell>
          <table:table-cell table:style-name="ce109" table:formula="of:=BITAND([.AA11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239" table:formula="of:=BITAND([.AJ11];[.$AB$7])" office:value-type="float" office:value="1" calcext:value-type="float">
            <text:p>1</text:p>
          </table:table-cell>
          <table:table-cell table:style-name="ce256" table:formula="of:=BITAND([.AJ11];[.$AC$7])" office:value-type="float" office:value="0" calcext:value-type="float">
            <text:p>0</text:p>
          </table:table-cell>
          <table:table-cell table:style-name="ce109" table:formula="of:=BITAND([.AJ11];[.$AD$7])" office:value-type="float" office:value="4" calcext:value-type="float">
            <text:p>4</text:p>
          </table:table-cell>
          <table:table-cell table:style-name="ce109" table:formula="of:=BITAND([.AJ11];[.$AE$7])" office:value-type="float" office:value="0" calcext:value-type="float">
            <text:p>0</text:p>
          </table:table-cell>
          <table:table-cell table:style-name="ce109" table:formula="of:=BITAND([.AJ11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2">
            <text:p>Ticked</text:p>
          </table:table-cell>
          <table:table-cell table:style-name="ce8" office:value-type="string" calcext:value-type="string">
            <text:p>None</text:p>
          </table:table-cell>
          <table:table-cell table:number-columns-repeated="2"/>
          <table:table-cell table:style-name="ce13"/>
          <table:table-cell table:style-name="ce16"/>
          <table:table-cell table:number-columns-repeated="2"/>
          <table:table-cell table:style-name="ce18"/>
          <table:table-cell table:style-name="ce20"/>
          <table:table-cell table:style-name="ce18"/>
          <table:table-cell/>
          <table:table-cell table:style-name="ce26" office:value-type="string" calcext:value-type="string">
            <text:p>tickedchanged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66" table:formula="of:=[.O12]*[.$O$7]+[.P12]*[.$P$7]+[.Q12]*[.$Q$7]+[.R12]*[.$R$7]+[.S12]*[.$S$7]" office:value-type="float" office:value="16" calcext:value-type="float">
            <text:p>16</text:p>
          </table:table-cell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4" calcext:value-type="float">
            <text:p>4</text:p>
          </table:table-cell>
          <table:table-cell table:style-name="ce183" table:formula="of:=BITAND([.AA12];[.$AB$7])" office:value-type="float" office:value="0" calcext:value-type="float">
            <text:p>0</text:p>
          </table:table-cell>
          <table:table-cell table:style-name="ce109" table:formula="of:=BITAND([.AA12];[.$AC$7])" office:value-type="float" office:value="0" calcext:value-type="float">
            <text:p>0</text:p>
          </table:table-cell>
          <table:table-cell table:style-name="ce109" table:formula="of:=BITAND([.AA12];[.$AD$7])" office:value-type="float" office:value="4" calcext:value-type="float">
            <text:p>4</text:p>
          </table:table-cell>
          <table:table-cell table:style-name="ce109" table:formula="of:=BITAND([.AA12];[.$AE$7])" office:value-type="float" office:value="0" calcext:value-type="float">
            <text:p>0</text:p>
          </table:table-cell>
          <table:table-cell table:style-name="ce109" table:formula="of:=BITAND([.AA1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240" table:formula="of:=BITAND([.AJ12];[.$AB$7])" office:value-type="float" office:value="1" calcext:value-type="float">
            <text:p>1</text:p>
          </table:table-cell>
          <table:table-cell table:style-name="ce257" table:formula="of:=BITAND([.AJ12];[.$AC$7])" office:value-type="float" office:value="2" calcext:value-type="float">
            <text:p>2</text:p>
          </table:table-cell>
          <table:table-cell table:style-name="ce109" table:formula="of:=BITAND([.AJ12];[.$AD$7])" office:value-type="float" office:value="4" calcext:value-type="float">
            <text:p>4</text:p>
          </table:table-cell>
          <table:table-cell table:style-name="ce109" table:formula="of:=BITAND([.AJ12];[.$AE$7])" office:value-type="float" office:value="0" calcext:value-type="float">
            <text:p>0</text:p>
          </table:table-cell>
          <table:table-cell table:style-name="ce109" table:formula="of:=BITAND([.AJ12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>
            <text:p>Tick/Cross</text:p>
          </table:table-cell>
          <table:table-cell table:number-columns-repeated="9"/>
          <table:table-cell table:style-name="ce23"/>
          <table:table-cell table:number-columns-repeated="7"/>
          <table:table-cell table:style-name="ce23" table:number-columns-repeated="2"/>
          <table:table-cell table:style-name="ce21" table:number-columns-repeated="3"/>
          <table:table-cell/>
          <table:table-cell table:style-name="ce1" office:value-type="float" office:value="5" calcext:value-type="float">
            <text:p>5</text:p>
          </table:table-cell>
          <table:table-cell table:style-name="ce184" table:formula="of:=BITAND([.AA13];[.$AB$7])" office:value-type="float" office:value="1" calcext:value-type="float">
            <text:p>1</text:p>
          </table:table-cell>
          <table:table-cell table:style-name="ce109" table:formula="of:=BITAND([.AA13];[.$AC$7])" office:value-type="float" office:value="0" calcext:value-type="float">
            <text:p>0</text:p>
          </table:table-cell>
          <table:table-cell table:style-name="ce109" table:formula="of:=BITAND([.AA13];[.$AD$7])" office:value-type="float" office:value="4" calcext:value-type="float">
            <text:p>4</text:p>
          </table:table-cell>
          <table:table-cell table:style-name="ce109" table:formula="of:=BITAND([.AA13];[.$AE$7])" office:value-type="float" office:value="0" calcext:value-type="float">
            <text:p>0</text:p>
          </table:table-cell>
          <table:table-cell table:style-name="ce109" table:formula="of:=BITAND([.AA1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241" table:formula="of:=BITAND([.AJ13];[.$AB$7])" office:value-type="float" office:value="1" calcext:value-type="float">
            <text:p>1</text:p>
          </table:table-cell>
          <table:table-cell table:style-name="ce258" table:formula="of:=BITAND([.AJ13];[.$AC$7])" office:value-type="float" office:value="0" calcext:value-type="float">
            <text:p>0</text:p>
          </table:table-cell>
          <table:table-cell table:style-name="ce109" table:formula="of:=BITAND([.AJ13];[.$AD$7])" office:value-type="float" office:value="0" calcext:value-type="float">
            <text:p>0</text:p>
          </table:table-cell>
          <table:table-cell table:style-name="ce109" table:formula="of:=BITAND([.AJ13];[.$AE$7])" office:value-type="float" office:value="8" calcext:value-type="float">
            <text:p>8</text:p>
          </table:table-cell>
          <table:table-cell table:style-name="ce109" table:formula="of:=BITAND([.AJ13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harmap button</text:p>
          </table:table-cell>
          <table:table-cell table:style-name="ce9"/>
          <table:table-cell table:number-columns-repeated="7"/>
          <table:table-cell table:style-name="ce21"/>
          <table:table-cell/>
          <table:table-cell table:style-name="ce23"/>
          <table:table-cell table:number-columns-repeated="6"/>
          <table:table-cell table:style-name="ce21" table:number-columns-repeated="6"/>
          <table:table-cell/>
          <table:table-cell table:style-name="ce1" office:value-type="float" office:value="6" calcext:value-type="float">
            <text:p>6</text:p>
          </table:table-cell>
          <table:table-cell table:style-name="ce185" table:formula="of:=BITAND([.AA14];[.$AB$7])" office:value-type="float" office:value="0" calcext:value-type="float">
            <text:p>0</text:p>
          </table:table-cell>
          <table:table-cell table:style-name="ce109" table:formula="of:=BITAND([.AA14];[.$AC$7])" office:value-type="float" office:value="2" calcext:value-type="float">
            <text:p>2</text:p>
          </table:table-cell>
          <table:table-cell table:style-name="ce109" table:formula="of:=BITAND([.AA14];[.$AD$7])" office:value-type="float" office:value="4" calcext:value-type="float">
            <text:p>4</text:p>
          </table:table-cell>
          <table:table-cell table:style-name="ce109" table:formula="of:=BITAND([.AA14];[.$AE$7])" office:value-type="float" office:value="0" calcext:value-type="float">
            <text:p>0</text:p>
          </table:table-cell>
          <table:table-cell table:style-name="ce109" table:formula="of:=BITAND([.AA1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242" table:formula="of:=BITAND([.AJ14];[.$AB$7])" office:value-type="float" office:value="1" calcext:value-type="float">
            <text:p>1</text:p>
          </table:table-cell>
          <table:table-cell table:style-name="ce259" table:formula="of:=BITAND([.AJ14];[.$AC$7])" office:value-type="float" office:value="2" calcext:value-type="float">
            <text:p>2</text:p>
          </table:table-cell>
          <table:table-cell table:style-name="ce109" table:formula="of:=BITAND([.AJ14];[.$AD$7])" office:value-type="float" office:value="0" calcext:value-type="float">
            <text:p>0</text:p>
          </table:table-cell>
          <table:table-cell table:style-name="ce109" table:formula="of:=BITAND([.AJ14];[.$AE$7])" office:value-type="float" office:value="8" calcext:value-type="float">
            <text:p>8</text:p>
          </table:table-cell>
          <table:table-cell table:style-name="ce109" table:formula="of:=BITAND([.AJ14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1"/>
          <table:table-cell table:number-columns-repeated="9"/>
          <table:table-cell table:style-name="ce23" table:number-columns-repeated="2"/>
          <table:table-cell table:style-name="ce21" table:number-columns-repeated="3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86" table:formula="of:=BITAND([.AA15];[.$AB$7])" office:value-type="float" office:value="1" calcext:value-type="float">
            <text:p>1</text:p>
          </table:table-cell>
          <table:table-cell table:style-name="ce109" table:formula="of:=BITAND([.AA15];[.$AC$7])" office:value-type="float" office:value="2" calcext:value-type="float">
            <text:p>2</text:p>
          </table:table-cell>
          <table:table-cell table:style-name="ce109" table:formula="of:=BITAND([.AA15];[.$AD$7])" office:value-type="float" office:value="4" calcext:value-type="float">
            <text:p>4</text:p>
          </table:table-cell>
          <table:table-cell table:style-name="ce109" table:formula="of:=BITAND([.AA15];[.$AE$7])" office:value-type="float" office:value="0" calcext:value-type="float">
            <text:p>0</text:p>
          </table:table-cell>
          <table:table-cell table:style-name="ce109" table:formula="of:=BITAND([.AA15];[.$AF$7])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243" table:formula="of:=BITAND([.AJ15];[.$AB$7])" office:value-type="float" office:value="1" calcext:value-type="float">
            <text:p>1</text:p>
          </table:table-cell>
          <table:table-cell table:style-name="ce260" table:formula="of:=BITAND([.AJ15];[.$AC$7])" office:value-type="float" office:value="0" calcext:value-type="float">
            <text:p>0</text:p>
          </table:table-cell>
          <table:table-cell table:style-name="ce109" table:formula="of:=BITAND([.AJ15];[.$AD$7])" office:value-type="float" office:value="4" calcext:value-type="float">
            <text:p>4</text:p>
          </table:table-cell>
          <table:table-cell table:style-name="ce109" table:formula="of:=BITAND([.AJ15];[.$AE$7])" office:value-type="float" office:value="8" calcext:value-type="float">
            <text:p>8</text:p>
          </table:table-cell>
          <table:table-cell table:style-name="ce109" table:formula="of:=BITAND([.AJ15];[.$AF$7])" office:value-type="float" office:value="0" calcext:value-type="float">
            <text:p>0</text:p>
          </table:table-cell>
          <table:table-cell table:style-name="ce109" table:number-columns-repeated="3"/>
        </table:table-row>
        <table:table-row table:style-name="ro5">
          <table:table-cell/>
          <table:table-cell table:style-name="ce3"/>
          <table:table-cell table:style-name="ce10"/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Touch the pencil</text:p>
            <text:p>New, Update or Del</text:p>
          </table:table-cell>
          <table:table-cell table:number-columns-repeated="12"/>
          <table:table-cell table:style-name="ce21" table:number-columns-repeated="5"/>
          <table:table-cell table:number-columns-repeated="6"/>
          <table:table-cell table:style-name="ce109" table:formula="of:=BITAND([.AA16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244" table:formula="of:=BITAND([.AJ16];[.$AB$7])" office:value-type="float" office:value="1" calcext:value-type="float">
            <text:p>1</text:p>
          </table:table-cell>
          <table:table-cell table:style-name="ce261" table:formula="of:=BITAND([.AJ16];[.$AC$7])" office:value-type="float" office:value="2" calcext:value-type="float">
            <text:p>2</text:p>
          </table:table-cell>
          <table:table-cell table:style-name="ce109" table:formula="of:=BITAND([.AJ16];[.$AD$7])" office:value-type="float" office:value="4" calcext:value-type="float">
            <text:p>4</text:p>
          </table:table-cell>
          <table:table-cell table:style-name="ce109" table:formula="of:=BITAND([.AJ16];[.$AE$7])" office:value-type="float" office:value="8" calcext:value-type="float">
            <text:p>8</text:p>
          </table:table-cell>
          <table:table-cell table:style-name="ce109" table:formula="of:=BITAND([.AJ16];[.$AF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3"/>
          <table:table-cell table:style-name="ce10"/>
          <table:table-cell table:number-columns-repeated="10"/>
          <table:table-cell office:value-type="string" calcext:value-type="string">
            <text:p>Testzone:</text:p>
          </table:table-cell>
          <table:table-cell table:number-columns-repeated="8"/>
          <table:table-cell table:style-name="ce21" table:number-columns-repeated="3"/>
          <table:table-cell/>
          <table:table-cell table:style-name="ce1" office:value-type="float" office:value="8" calcext:value-type="float">
            <text:p>8</text:p>
          </table:table-cell>
          <table:table-cell table:style-name="ce187" table:formula="of:=BITAND([.AA17];[.$AB$7])" office:value-type="float" office:value="0" calcext:value-type="float">
            <text:p>0</text:p>
          </table:table-cell>
          <table:table-cell table:style-name="ce212" table:formula="of:=BITAND([.AA17];[.$AC$7])" office:value-type="float" office:value="0" calcext:value-type="float">
            <text:p>0</text:p>
          </table:table-cell>
          <table:table-cell table:style-name="ce109" table:formula="of:=BITAND([.AA17];[.$AD$7])" office:value-type="float" office:value="0" calcext:value-type="float">
            <text:p>0</text:p>
          </table:table-cell>
          <table:table-cell table:style-name="ce109" table:formula="of:=BITAND([.AA17];[.$AE$7])" office:value-type="float" office:value="8" calcext:value-type="float">
            <text:p>8</text:p>
          </table:table-cell>
          <table:table-cell table:style-name="ce109" table:formula="of:=BITAND([.AA17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245" table:formula="of:=BITAND([.AJ17];[.$AB$7])" office:value-type="float" office:value="1" calcext:value-type="float">
            <text:p>1</text:p>
          </table:table-cell>
          <table:table-cell table:style-name="ce262" table:formula="of:=BITAND([.AJ17];[.$AC$7])" office:value-type="float" office:value="0" calcext:value-type="float">
            <text:p>0</text:p>
          </table:table-cell>
          <table:table-cell table:style-name="ce109" table:formula="of:=BITAND([.AJ17];[.$AD$7])" office:value-type="float" office:value="0" calcext:value-type="float">
            <text:p>0</text:p>
          </table:table-cell>
          <table:table-cell table:style-name="ce109" table:formula="of:=BITAND([.AJ17];[.$AE$7])" office:value-type="float" office:value="0" calcext:value-type="float">
            <text:p>0</text:p>
          </table:table-cell>
          <table:table-cell table:style-name="ce109" table:formula="of:=BITAND([.AJ17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string" calcext:value-type="string">
            <text:p>Layer #</text:p>
          </table:table-cell>
          <table:table-cell table:style-name="ce3"/>
          <table:table-cell table:style-name="ce10"/>
          <table:table-cell table:number-columns-repeated="10"/>
          <table:table-cell table:style-name="ce28" office:value-type="string" calcext:value-type="string">
            <text:p>Value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23"/>
          <table:table-cell table:style-name="ce21" table:number-columns-repeated="2"/>
          <table:table-cell/>
          <table:table-cell table:style-name="ce1" office:value-type="float" office:value="9" calcext:value-type="float">
            <text:p>9</text:p>
          </table:table-cell>
          <table:table-cell table:style-name="ce188" table:formula="of:=BITAND([.AA18];[.$AB$7])" office:value-type="float" office:value="1" calcext:value-type="float">
            <text:p>1</text:p>
          </table:table-cell>
          <table:table-cell table:style-name="ce213" table:formula="of:=BITAND([.AA18];[.$AC$7])" office:value-type="float" office:value="0" calcext:value-type="float">
            <text:p>0</text:p>
          </table:table-cell>
          <table:table-cell table:style-name="ce109" table:formula="of:=BITAND([.AA18];[.$AD$7])" office:value-type="float" office:value="0" calcext:value-type="float">
            <text:p>0</text:p>
          </table:table-cell>
          <table:table-cell table:style-name="ce109" table:formula="of:=BITAND([.AA18];[.$AE$7])" office:value-type="float" office:value="8" calcext:value-type="float">
            <text:p>8</text:p>
          </table:table-cell>
          <table:table-cell table:style-name="ce109" table:formula="of:=BITAND([.AA18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246" table:formula="of:=BITAND([.AJ18];[.$AB$7])" office:value-type="float" office:value="1" calcext:value-type="float">
            <text:p>1</text:p>
          </table:table-cell>
          <table:table-cell table:style-name="ce263" table:formula="of:=BITAND([.AJ18];[.$AC$7])" office:value-type="float" office:value="2" calcext:value-type="float">
            <text:p>2</text:p>
          </table:table-cell>
          <table:table-cell table:style-name="ce109" table:formula="of:=BITAND([.AJ18];[.$AD$7])" office:value-type="float" office:value="0" calcext:value-type="float">
            <text:p>0</text:p>
          </table:table-cell>
          <table:table-cell table:style-name="ce109" table:formula="of:=BITAND([.AJ18];[.$AE$7])" office:value-type="float" office:value="0" calcext:value-type="float">
            <text:p>0</text:p>
          </table:table-cell>
          <table:table-cell table:style-name="ce109" table:formula="of:=BITAND([.AJ18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lour gradient bottom to top</text:p>
          </table:table-cell>
          <table:table-cell table:style-name="ce10"/>
          <table:table-cell table:number-columns-repeated="10"/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6" table:formula="of:=[.O19]*[.$O$18]+[.P19]*[.$P$18]+[.Q19]*[.$Q$18]+[.R19]*[.$R$18]+[.S19]*[.$S$18]" office:value-type="float" office:value="31" calcext:value-type="float">
            <text:p>31</text:p>
          </table:table-cell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189" table:formula="of:=BITAND([.AA19];[.$AB$7])" office:value-type="float" office:value="0" calcext:value-type="float">
            <text:p>0</text:p>
          </table:table-cell>
          <table:table-cell table:style-name="ce214" table:formula="of:=BITAND([.AA19];[.$AC$7])" office:value-type="float" office:value="2" calcext:value-type="float">
            <text:p>2</text:p>
          </table:table-cell>
          <table:table-cell table:style-name="ce109" table:formula="of:=BITAND([.AA19];[.$AD$7])" office:value-type="float" office:value="0" calcext:value-type="float">
            <text:p>0</text:p>
          </table:table-cell>
          <table:table-cell table:style-name="ce109" table:formula="of:=BITAND([.AA19];[.$AE$7])" office:value-type="float" office:value="8" calcext:value-type="float">
            <text:p>8</text:p>
          </table:table-cell>
          <table:table-cell table:style-name="ce109" table:formula="of:=BITAND([.AA19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247" table:formula="of:=BITAND([.AJ19];[.$AB$7])" office:value-type="float" office:value="1" calcext:value-type="float">
            <text:p>1</text:p>
          </table:table-cell>
          <table:table-cell table:style-name="ce264" table:formula="of:=BITAND([.AJ19];[.$AC$7])" office:value-type="float" office:value="0" calcext:value-type="float">
            <text:p>0</text:p>
          </table:table-cell>
          <table:table-cell table:style-name="ce109" table:formula="of:=BITAND([.AJ19];[.$AD$7])" office:value-type="float" office:value="4" calcext:value-type="float">
            <text:p>4</text:p>
          </table:table-cell>
          <table:table-cell table:style-name="ce109" table:formula="of:=BITAND([.AJ19];[.$AE$7])" office:value-type="float" office:value="0" calcext:value-type="float">
            <text:p>0</text:p>
          </table:table-cell>
          <table:table-cell table:style-name="ce109" table:formula="of:=BITAND([.AJ19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nt info text</text:p>
          </table:table-cell>
          <table:table-cell table:style-name="ce10"/>
          <table:table-cell table:number-columns-repeated="10"/>
          <table:table-cell table:style-name="ce29" office:value-type="string" calcext:value-type="string">
            <text:p>AND</text:p>
          </table:table-cell>
          <table:table-cell table:style-name="ce29"/>
          <table:table-cell table:style-name="ce4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table:formula="of:=[.P20]*[.$P$18]+[.Q20]*[.$Q$18]+[.R20]*[.$R$18]+[.S20]*[.$S$18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190" table:formula="of:=BITAND([.AA20];[.$AB$7])" office:value-type="float" office:value="1" calcext:value-type="float">
            <text:p>1</text:p>
          </table:table-cell>
          <table:table-cell table:style-name="ce215" table:formula="of:=BITAND([.AA20];[.$AC$7])" office:value-type="float" office:value="2" calcext:value-type="float">
            <text:p>2</text:p>
          </table:table-cell>
          <table:table-cell table:style-name="ce109" table:formula="of:=BITAND([.AA20];[.$AD$7])" office:value-type="float" office:value="0" calcext:value-type="float">
            <text:p>0</text:p>
          </table:table-cell>
          <table:table-cell table:style-name="ce109" table:formula="of:=BITAND([.AA20];[.$AE$7])" office:value-type="float" office:value="8" calcext:value-type="float">
            <text:p>8</text:p>
          </table:table-cell>
          <table:table-cell table:style-name="ce109" table:formula="of:=BITAND([.AA20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248" table:formula="of:=BITAND([.AJ20];[.$AB$7])" office:value-type="float" office:value="1" calcext:value-type="float">
            <text:p>1</text:p>
          </table:table-cell>
          <table:table-cell table:style-name="ce265" table:formula="of:=BITAND([.AJ20];[.$AC$7])" office:value-type="float" office:value="2" calcext:value-type="float">
            <text:p>2</text:p>
          </table:table-cell>
          <table:table-cell table:style-name="ce109" table:formula="of:=BITAND([.AJ20];[.$AD$7])" office:value-type="float" office:value="4" calcext:value-type="float">
            <text:p>4</text:p>
          </table:table-cell>
          <table:table-cell table:style-name="ce109" table:formula="of:=BITAND([.AJ20];[.$AE$7])" office:value-type="float" office:value="0" calcext:value-type="float">
            <text:p>0</text:p>
          </table:table-cell>
          <table:table-cell table:style-name="ce109" table:formula="of:=BITAND([.AJ20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con and message</text:p>
          </table:table-cell>
          <table:table-cell table:style-name="ce10"/>
          <table:table-cell table:number-columns-repeated="12"/>
          <table:table-cell table:formula="of:=BITAND([.P19];[.P20])" office:value-type="float" office:value="0" calcext:value-type="float">
            <text:p>0</text:p>
          </table:table-cell>
          <table:table-cell table:formula="of:=BITAND([.Q19];[.Q20])" office:value-type="float" office:value="0" calcext:value-type="float">
            <text:p>0</text:p>
          </table:table-cell>
          <table:table-cell table:formula="of:=BITAND([.R19];[.R20])" office:value-type="float" office:value="0" calcext:value-type="float">
            <text:p>0</text:p>
          </table:table-cell>
          <table:table-cell table:style-name="ce67" table:formula="of:=BITAND([.S19];[.S20])" office:value-type="float" office:value="1" calcext:value-type="float">
            <text:p>1</text:p>
          </table:table-cell>
          <table:table-cell table:style-name="ce66" table:formula="of:=[.P21]*[.$P$18]+[.Q21]*[.$Q$18]+[.R21]*[.$R$18]+[.S21]*[.$S$18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style-name="ce191" table:formula="of:=BITAND([.AA21];[.$AB$7])" office:value-type="float" office:value="0" calcext:value-type="float">
            <text:p>0</text:p>
          </table:table-cell>
          <table:table-cell table:style-name="ce216" table:formula="of:=BITAND([.AA21];[.$AC$7])" office:value-type="float" office:value="0" calcext:value-type="float">
            <text:p>0</text:p>
          </table:table-cell>
          <table:table-cell table:style-name="ce109" table:formula="of:=BITAND([.AA21];[.$AD$7])" office:value-type="float" office:value="4" calcext:value-type="float">
            <text:p>4</text:p>
          </table:table-cell>
          <table:table-cell table:style-name="ce109" table:formula="of:=BITAND([.AA21];[.$AE$7])" office:value-type="float" office:value="8" calcext:value-type="float">
            <text:p>8</text:p>
          </table:table-cell>
          <table:table-cell table:style-name="ce109" table:formula="of:=BITAND([.AA21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249" table:formula="of:=BITAND([.AJ21];[.$AB$7])" office:value-type="float" office:value="1" calcext:value-type="float">
            <text:p>1</text:p>
          </table:table-cell>
          <table:table-cell table:style-name="ce266" table:formula="of:=BITAND([.AJ21];[.$AC$7])" office:value-type="float" office:value="0" calcext:value-type="float">
            <text:p>0</text:p>
          </table:table-cell>
          <table:table-cell table:style-name="ce109" table:formula="of:=BITAND([.AJ21];[.$AD$7])" office:value-type="float" office:value="0" calcext:value-type="float">
            <text:p>0</text:p>
          </table:table-cell>
          <table:table-cell table:style-name="ce109" table:formula="of:=BITAND([.AJ21];[.$AE$7])" office:value-type="float" office:value="8" calcext:value-type="float">
            <text:p>8</text:p>
          </table:table-cell>
          <table:table-cell table:style-name="ce109" table:formula="of:=BITAND([.AJ21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2"/>
          <table:table-cell table:style-name="ce10"/>
          <table:table-cell/>
          <table:table-cell table:style-name="ce14" table:number-columns-repeated="3"/>
          <table:table-cell table:number-columns-repeated="7"/>
          <table:table-cell table:style-name="ce41" table:number-columns-repeated="5"/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192" table:formula="of:=BITAND([.AA22];[.$AB$7])" office:value-type="float" office:value="1" calcext:value-type="float">
            <text:p>1</text:p>
          </table:table-cell>
          <table:table-cell table:style-name="ce217" table:formula="of:=BITAND([.AA22];[.$AC$7])" office:value-type="float" office:value="0" calcext:value-type="float">
            <text:p>0</text:p>
          </table:table-cell>
          <table:table-cell table:style-name="ce109" table:formula="of:=BITAND([.AA22];[.$AD$7])" office:value-type="float" office:value="4" calcext:value-type="float">
            <text:p>4</text:p>
          </table:table-cell>
          <table:table-cell table:style-name="ce109" table:formula="of:=BITAND([.AA22];[.$AE$7])" office:value-type="float" office:value="8" calcext:value-type="float">
            <text:p>8</text:p>
          </table:table-cell>
          <table:table-cell table:style-name="ce109" table:formula="of:=BITAND([.AA22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250" table:formula="of:=BITAND([.AJ22];[.$AB$7])" office:value-type="float" office:value="1" calcext:value-type="float">
            <text:p>1</text:p>
          </table:table-cell>
          <table:table-cell table:style-name="ce267" table:formula="of:=BITAND([.AJ22];[.$AC$7])" office:value-type="float" office:value="2" calcext:value-type="float">
            <text:p>2</text:p>
          </table:table-cell>
          <table:table-cell table:style-name="ce109" table:formula="of:=BITAND([.AJ22];[.$AD$7])" office:value-type="float" office:value="0" calcext:value-type="float">
            <text:p>0</text:p>
          </table:table-cell>
          <table:table-cell table:style-name="ce109" table:formula="of:=BITAND([.AJ22];[.$AE$7])" office:value-type="float" office:value="8" calcext:value-type="float">
            <text:p>8</text:p>
          </table:table-cell>
          <table:table-cell table:style-name="ce109" table:formula="of:=BITAND([.AJ22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14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BITAND([.O23];[.Q23])" office:value-type="float" office:value="1" calcext:value-type="float">
            <text:p>1</text:p>
          </table:table-cell>
          <table:table-cell table:style-name="ce41"/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193" table:formula="of:=BITAND([.AA23];[.$AB$7])" office:value-type="float" office:value="0" calcext:value-type="float">
            <text:p>0</text:p>
          </table:table-cell>
          <table:table-cell table:style-name="ce218" table:formula="of:=BITAND([.AA23];[.$AC$7])" office:value-type="float" office:value="2" calcext:value-type="float">
            <text:p>2</text:p>
          </table:table-cell>
          <table:table-cell table:style-name="ce109" table:formula="of:=BITAND([.AA23];[.$AD$7])" office:value-type="float" office:value="4" calcext:value-type="float">
            <text:p>4</text:p>
          </table:table-cell>
          <table:table-cell table:style-name="ce109" table:formula="of:=BITAND([.AA23];[.$AE$7])" office:value-type="float" office:value="8" calcext:value-type="float">
            <text:p>8</text:p>
          </table:table-cell>
          <table:table-cell table:style-name="ce109" table:formula="of:=BITAND([.AA23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251" table:formula="of:=BITAND([.AJ23];[.$AB$7])" office:value-type="float" office:value="1" calcext:value-type="float">
            <text:p>1</text:p>
          </table:table-cell>
          <table:table-cell table:style-name="ce268" table:formula="of:=BITAND([.AJ23];[.$AC$7])" office:value-type="float" office:value="0" calcext:value-type="float">
            <text:p>0</text:p>
          </table:table-cell>
          <table:table-cell table:style-name="ce109" table:formula="of:=BITAND([.AJ23];[.$AD$7])" office:value-type="float" office:value="4" calcext:value-type="float">
            <text:p>4</text:p>
          </table:table-cell>
          <table:table-cell table:style-name="ce109" table:formula="of:=BITAND([.AJ23];[.$AE$7])" office:value-type="float" office:value="8" calcext:value-type="float">
            <text:p>8</text:p>
          </table:table-cell>
          <table:table-cell table:style-name="ce109" table:formula="of:=BITAND([.AJ23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14"/>
          <table:table-cell table:style-name="ce41" table:number-columns-repeated="5"/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194" table:formula="of:=BITAND([.AA24];[.$AB$7])" office:value-type="float" office:value="1" calcext:value-type="float">
            <text:p>1</text:p>
          </table:table-cell>
          <table:table-cell table:style-name="ce219" table:formula="of:=BITAND([.AA24];[.$AC$7])" office:value-type="float" office:value="2" calcext:value-type="float">
            <text:p>2</text:p>
          </table:table-cell>
          <table:table-cell table:style-name="ce109" table:formula="of:=BITAND([.AA24];[.$AD$7])" office:value-type="float" office:value="4" calcext:value-type="float">
            <text:p>4</text:p>
          </table:table-cell>
          <table:table-cell table:style-name="ce109" table:formula="of:=BITAND([.AA24];[.$AE$7])" office:value-type="float" office:value="8" calcext:value-type="float">
            <text:p>8</text:p>
          </table:table-cell>
          <table:table-cell table:style-name="ce109" table:formula="of:=BITAND([.AA24];[.$AF$7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252" table:formula="of:=BITAND([.AJ24];[.$AB$7])" office:value-type="float" office:value="1" calcext:value-type="float">
            <text:p>1</text:p>
          </table:table-cell>
          <table:table-cell table:style-name="ce269" table:formula="of:=BITAND([.AJ24];[.$AC$7])" office:value-type="float" office:value="2" calcext:value-type="float">
            <text:p>2</text:p>
          </table:table-cell>
          <table:table-cell table:style-name="ce109" table:formula="of:=BITAND([.AJ24];[.$AD$7])" office:value-type="float" office:value="4" calcext:value-type="float">
            <text:p>4</text:p>
          </table:table-cell>
          <table:table-cell table:style-name="ce109" table:formula="of:=BITAND([.AJ24];[.$AE$7])" office:value-type="float" office:value="8" calcext:value-type="float">
            <text:p>8</text:p>
          </table:table-cell>
          <table:table-cell table:style-name="ce109" table:formula="of:=BITAND([.AJ24];[.$AF$7])" office:value-type="float" office:value="16" calcext:value-type="float">
            <text:p>16</text:p>
          </table:table-cell>
          <table:table-cell table:style-name="ce109" table:number-columns-repeated="3"/>
        </table:table-row>
        <table:table-row table:style-name="ro1">
          <table:table-cell table:number-columns-repeated="26"/>
          <table:table-cell table:style-name="ce1" office:value-type="float" office:value="16" calcext:value-type="float">
            <text:p>16</text:p>
          </table:table-cell>
          <table:table-cell table:style-name="ce195" table:formula="of:=BITAND([.AA25];[.$AB$7])" office:value-type="float" office:value="0" calcext:value-type="float">
            <text:p>0</text:p>
          </table:table-cell>
          <table:table-cell table:style-name="ce220" table:formula="of:=BITAND([.AA25];[.$AC$7])" office:value-type="float" office:value="0" calcext:value-type="float">
            <text:p>0</text:p>
          </table:table-cell>
          <table:table-cell table:style-name="ce109" table:formula="of:=BITAND([.AA25];[.$AD$7])" office:value-type="float" office:value="0" calcext:value-type="float">
            <text:p>0</text:p>
          </table:table-cell>
          <table:table-cell table:style-name="ce109" table:formula="of:=BITAND([.AA25];[.$AE$7])" office:value-type="float" office:value="0" calcext:value-type="float">
            <text:p>0</text:p>
          </table:table-cell>
          <table:table-cell table:style-name="ce109" table:formula="of:=BITAND([.AA2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7" calcext:value-type="float">
            <text:p>17</text:p>
          </table:table-cell>
          <table:table-cell table:style-name="ce196" table:formula="of:=BITAND([.AA26];[.$AB$7])" office:value-type="float" office:value="1" calcext:value-type="float">
            <text:p>1</text:p>
          </table:table-cell>
          <table:table-cell table:style-name="ce221" table:formula="of:=BITAND([.AA26];[.$AC$7])" office:value-type="float" office:value="0" calcext:value-type="float">
            <text:p>0</text:p>
          </table:table-cell>
          <table:table-cell table:style-name="ce109" table:formula="of:=BITAND([.AA26];[.$AD$7])" office:value-type="float" office:value="0" calcext:value-type="float">
            <text:p>0</text:p>
          </table:table-cell>
          <table:table-cell table:style-name="ce109" table:formula="of:=BITAND([.AA26];[.$AE$7])" office:value-type="float" office:value="0" calcext:value-type="float">
            <text:p>0</text:p>
          </table:table-cell>
          <table:table-cell table:style-name="ce109" table:formula="of:=BITAND([.AA2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0" table:number-columns-repeated="2"/>
          <table:table-cell table:style-name="ce21"/>
          <table:table-cell table:style-name="ce57" table:number-columns-repeated="3"/>
          <table:table-cell table:style-name="ce69"/>
          <table:table-cell table:style-name="ce21" table:number-columns-repeated="6"/>
          <table:table-cell table:style-name="ce1" office:value-type="float" office:value="18" calcext:value-type="float">
            <text:p>18</text:p>
          </table:table-cell>
          <table:table-cell table:style-name="ce197" table:formula="of:=BITAND([.AA27];[.$AB$7])" office:value-type="float" office:value="0" calcext:value-type="float">
            <text:p>0</text:p>
          </table:table-cell>
          <table:table-cell table:style-name="ce222" table:formula="of:=BITAND([.AA27];[.$AC$7])" office:value-type="float" office:value="2" calcext:value-type="float">
            <text:p>2</text:p>
          </table:table-cell>
          <table:table-cell table:style-name="ce109" table:formula="of:=BITAND([.AA27];[.$AD$7])" office:value-type="float" office:value="0" calcext:value-type="float">
            <text:p>0</text:p>
          </table:table-cell>
          <table:table-cell table:style-name="ce109" table:formula="of:=BITAND([.AA27];[.$AE$7])" office:value-type="float" office:value="0" calcext:value-type="float">
            <text:p>0</text:p>
          </table:table-cell>
          <table:table-cell table:style-name="ce109" table:formula="of:=BITAND([.AA2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19" calcext:value-type="float">
            <text:p>19</text:p>
          </table:table-cell>
          <table:table-cell table:style-name="ce198" table:formula="of:=BITAND([.AA28];[.$AB$7])" office:value-type="float" office:value="1" calcext:value-type="float">
            <text:p>1</text:p>
          </table:table-cell>
          <table:table-cell table:style-name="ce223" table:formula="of:=BITAND([.AA28];[.$AC$7])" office:value-type="float" office:value="2" calcext:value-type="float">
            <text:p>2</text:p>
          </table:table-cell>
          <table:table-cell table:style-name="ce109" table:formula="of:=BITAND([.AA28];[.$AD$7])" office:value-type="float" office:value="0" calcext:value-type="float">
            <text:p>0</text:p>
          </table:table-cell>
          <table:table-cell table:style-name="ce109" table:formula="of:=BITAND([.AA28];[.$AE$7])" office:value-type="float" office:value="0" calcext:value-type="float">
            <text:p>0</text:p>
          </table:table-cell>
          <table:table-cell table:style-name="ce109" table:formula="of:=BITAND([.AA2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0" calcext:value-type="float">
            <text:p>20</text:p>
          </table:table-cell>
          <table:table-cell table:style-name="ce199" table:formula="of:=BITAND([.AA29];[.$AB$7])" office:value-type="float" office:value="0" calcext:value-type="float">
            <text:p>0</text:p>
          </table:table-cell>
          <table:table-cell table:style-name="ce224" table:formula="of:=BITAND([.AA29];[.$AC$7])" office:value-type="float" office:value="0" calcext:value-type="float">
            <text:p>0</text:p>
          </table:table-cell>
          <table:table-cell table:style-name="ce109" table:formula="of:=BITAND([.AA29];[.$AD$7])" office:value-type="float" office:value="4" calcext:value-type="float">
            <text:p>4</text:p>
          </table:table-cell>
          <table:table-cell table:style-name="ce109" table:formula="of:=BITAND([.AA29];[.$AE$7])" office:value-type="float" office:value="0" calcext:value-type="float">
            <text:p>0</text:p>
          </table:table-cell>
          <table:table-cell table:style-name="ce109" table:formula="of:=BITAND([.AA2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1" calcext:value-type="float">
            <text:p>21</text:p>
          </table:table-cell>
          <table:table-cell table:style-name="ce200" table:formula="of:=BITAND([.AA30];[.$AB$7])" office:value-type="float" office:value="1" calcext:value-type="float">
            <text:p>1</text:p>
          </table:table-cell>
          <table:table-cell table:style-name="ce225" table:formula="of:=BITAND([.AA30];[.$AC$7])" office:value-type="float" office:value="0" calcext:value-type="float">
            <text:p>0</text:p>
          </table:table-cell>
          <table:table-cell table:style-name="ce109" table:formula="of:=BITAND([.AA30];[.$AD$7])" office:value-type="float" office:value="4" calcext:value-type="float">
            <text:p>4</text:p>
          </table:table-cell>
          <table:table-cell table:style-name="ce109" table:formula="of:=BITAND([.AA30];[.$AE$7])" office:value-type="float" office:value="0" calcext:value-type="float">
            <text:p>0</text:p>
          </table:table-cell>
          <table:table-cell table:style-name="ce109" table:formula="of:=BITAND([.AA3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2" calcext:value-type="float">
            <text:p>22</text:p>
          </table:table-cell>
          <table:table-cell table:style-name="ce201" table:formula="of:=BITAND([.AA31];[.$AB$7])" office:value-type="float" office:value="0" calcext:value-type="float">
            <text:p>0</text:p>
          </table:table-cell>
          <table:table-cell table:style-name="ce226" table:formula="of:=BITAND([.AA31];[.$AC$7])" office:value-type="float" office:value="2" calcext:value-type="float">
            <text:p>2</text:p>
          </table:table-cell>
          <table:table-cell table:style-name="ce109" table:formula="of:=BITAND([.AA31];[.$AD$7])" office:value-type="float" office:value="4" calcext:value-type="float">
            <text:p>4</text:p>
          </table:table-cell>
          <table:table-cell table:style-name="ce109" table:formula="of:=BITAND([.AA31];[.$AE$7])" office:value-type="float" office:value="0" calcext:value-type="float">
            <text:p>0</text:p>
          </table:table-cell>
          <table:table-cell table:style-name="ce109" table:formula="of:=BITAND([.AA31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style-name="ce202" table:formula="of:=BITAND([.AA32];[.$AB$7])" office:value-type="float" office:value="1" calcext:value-type="float">
            <text:p>1</text:p>
          </table:table-cell>
          <table:table-cell table:style-name="ce227" table:formula="of:=BITAND([.AA32];[.$AC$7])" office:value-type="float" office:value="2" calcext:value-type="float">
            <text:p>2</text:p>
          </table:table-cell>
          <table:table-cell table:style-name="ce109" table:formula="of:=BITAND([.AA32];[.$AD$7])" office:value-type="float" office:value="4" calcext:value-type="float">
            <text:p>4</text:p>
          </table:table-cell>
          <table:table-cell table:style-name="ce109" table:formula="of:=BITAND([.AA32];[.$AE$7])" office:value-type="float" office:value="0" calcext:value-type="float">
            <text:p>0</text:p>
          </table:table-cell>
          <table:table-cell table:style-name="ce109" table:formula="of:=BITAND([.AA32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24" calcext:value-type="float">
            <text:p>24</text:p>
          </table:table-cell>
          <table:table-cell table:style-name="ce203" table:formula="of:=BITAND([.AA33];[.$AB$7])" office:value-type="float" office:value="0" calcext:value-type="float">
            <text:p>0</text:p>
          </table:table-cell>
          <table:table-cell table:style-name="ce228" table:formula="of:=BITAND([.AA33];[.$AC$7])" office:value-type="float" office:value="0" calcext:value-type="float">
            <text:p>0</text:p>
          </table:table-cell>
          <table:table-cell table:style-name="ce109" table:formula="of:=BITAND([.AA33];[.$AD$7])" office:value-type="float" office:value="0" calcext:value-type="float">
            <text:p>0</text:p>
          </table:table-cell>
          <table:table-cell table:style-name="ce109" table:formula="of:=BITAND([.AA33];[.$AE$7])" office:value-type="float" office:value="8" calcext:value-type="float">
            <text:p>8</text:p>
          </table:table-cell>
          <table:table-cell table:style-name="ce109" table:formula="of:=BITAND([.AA33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1" table:number-columns-repeated="2"/>
          <table:table-cell table:style-name="ce21" table:number-columns-repeated="4"/>
          <table:table-cell table:style-name="ce70"/>
          <table:table-cell table:style-name="ce21" table:number-columns-repeated="6"/>
          <table:table-cell table:style-name="ce1" office:value-type="float" office:value="25" calcext:value-type="float">
            <text:p>25</text:p>
          </table:table-cell>
          <table:table-cell table:style-name="ce204" table:formula="of:=BITAND([.AA34];[.$AB$7])" office:value-type="float" office:value="1" calcext:value-type="float">
            <text:p>1</text:p>
          </table:table-cell>
          <table:table-cell table:style-name="ce229" table:formula="of:=BITAND([.AA34];[.$AC$7])" office:value-type="float" office:value="0" calcext:value-type="float">
            <text:p>0</text:p>
          </table:table-cell>
          <table:table-cell table:style-name="ce109" table:formula="of:=BITAND([.AA34];[.$AD$7])" office:value-type="float" office:value="0" calcext:value-type="float">
            <text:p>0</text:p>
          </table:table-cell>
          <table:table-cell table:style-name="ce109" table:formula="of:=BITAND([.AA34];[.$AE$7])" office:value-type="float" office:value="8" calcext:value-type="float">
            <text:p>8</text:p>
          </table:table-cell>
          <table:table-cell table:style-name="ce109" table:formula="of:=BITAND([.AA34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30" table:number-columns-repeated="2"/>
          <table:table-cell table:style-name="ce21"/>
          <table:table-cell table:style-name="ce57" table:number-columns-repeated="3"/>
          <table:table-cell table:style-name="ce69"/>
          <table:table-cell table:style-name="ce21" table:number-columns-repeated="6"/>
          <table:table-cell table:style-name="ce1" office:value-type="float" office:value="26" calcext:value-type="float">
            <text:p>26</text:p>
          </table:table-cell>
          <table:table-cell table:style-name="ce205" table:formula="of:=BITAND([.AA35];[.$AB$7])" office:value-type="float" office:value="0" calcext:value-type="float">
            <text:p>0</text:p>
          </table:table-cell>
          <table:table-cell table:style-name="ce230" table:formula="of:=BITAND([.AA35];[.$AC$7])" office:value-type="float" office:value="2" calcext:value-type="float">
            <text:p>2</text:p>
          </table:table-cell>
          <table:table-cell table:style-name="ce109" table:formula="of:=BITAND([.AA35];[.$AD$7])" office:value-type="float" office:value="0" calcext:value-type="float">
            <text:p>0</text:p>
          </table:table-cell>
          <table:table-cell table:style-name="ce109" table:formula="of:=BITAND([.AA35];[.$AE$7])" office:value-type="float" office:value="8" calcext:value-type="float">
            <text:p>8</text:p>
          </table:table-cell>
          <table:table-cell table:style-name="ce109" table:formula="of:=BITAND([.AA35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4"/>
          <table:table-cell table:style-name="ce57"/>
          <table:table-cell table:style-name="ce21"/>
          <table:table-cell table:style-name="ce70"/>
          <table:table-cell table:style-name="ce21" table:number-columns-repeated="6"/>
          <table:table-cell table:style-name="ce1" office:value-type="float" office:value="27" calcext:value-type="float">
            <text:p>27</text:p>
          </table:table-cell>
          <table:table-cell table:style-name="ce206" table:formula="of:=BITAND([.AA36];[.$AB$7])" office:value-type="float" office:value="1" calcext:value-type="float">
            <text:p>1</text:p>
          </table:table-cell>
          <table:table-cell table:style-name="ce231" table:formula="of:=BITAND([.AA36];[.$AC$7])" office:value-type="float" office:value="2" calcext:value-type="float">
            <text:p>2</text:p>
          </table:table-cell>
          <table:table-cell table:style-name="ce109" table:formula="of:=BITAND([.AA36];[.$AD$7])" office:value-type="float" office:value="0" calcext:value-type="float">
            <text:p>0</text:p>
          </table:table-cell>
          <table:table-cell table:style-name="ce109" table:formula="of:=BITAND([.AA36];[.$AE$7])" office:value-type="float" office:value="8" calcext:value-type="float">
            <text:p>8</text:p>
          </table:table-cell>
          <table:table-cell table:style-name="ce109" table:formula="of:=BITAND([.AA36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1" table:number-columns-repeated="13"/>
          <table:table-cell table:style-name="ce1" office:value-type="float" office:value="28" calcext:value-type="float">
            <text:p>28</text:p>
          </table:table-cell>
          <table:table-cell table:style-name="ce207" table:formula="of:=BITAND([.AA37];[.$AB$7])" office:value-type="float" office:value="0" calcext:value-type="float">
            <text:p>0</text:p>
          </table:table-cell>
          <table:table-cell table:style-name="ce232" table:formula="of:=BITAND([.AA37];[.$AC$7])" office:value-type="float" office:value="0" calcext:value-type="float">
            <text:p>0</text:p>
          </table:table-cell>
          <table:table-cell table:style-name="ce109" table:formula="of:=BITAND([.AA37];[.$AD$7])" office:value-type="float" office:value="4" calcext:value-type="float">
            <text:p>4</text:p>
          </table:table-cell>
          <table:table-cell table:style-name="ce109" table:formula="of:=BITAND([.AA37];[.$AE$7])" office:value-type="float" office:value="8" calcext:value-type="float">
            <text:p>8</text:p>
          </table:table-cell>
          <table:table-cell table:style-name="ce109" table:formula="of:=BITAND([.AA37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71"/>
          <table:table-cell table:number-columns-repeated="5"/>
          <table:table-cell table:style-name="ce1" office:value-type="float" office:value="29" calcext:value-type="float">
            <text:p>29</text:p>
          </table:table-cell>
          <table:table-cell table:style-name="ce208" table:formula="of:=BITAND([.AA38];[.$AB$7])" office:value-type="float" office:value="1" calcext:value-type="float">
            <text:p>1</text:p>
          </table:table-cell>
          <table:table-cell table:style-name="ce233" table:formula="of:=BITAND([.AA38];[.$AC$7])" office:value-type="float" office:value="0" calcext:value-type="float">
            <text:p>0</text:p>
          </table:table-cell>
          <table:table-cell table:style-name="ce109" table:formula="of:=BITAND([.AA38];[.$AD$7])" office:value-type="float" office:value="4" calcext:value-type="float">
            <text:p>4</text:p>
          </table:table-cell>
          <table:table-cell table:style-name="ce109" table:formula="of:=BITAND([.AA38];[.$AE$7])" office:value-type="float" office:value="8" calcext:value-type="float">
            <text:p>8</text:p>
          </table:table-cell>
          <table:table-cell table:style-name="ce109" table:formula="of:=BITAND([.AA38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0" calcext:value-type="float">
            <text:p>30</text:p>
          </table:table-cell>
          <table:table-cell table:style-name="ce209" table:formula="of:=BITAND([.AA39];[.$AB$7])" office:value-type="float" office:value="0" calcext:value-type="float">
            <text:p>0</text:p>
          </table:table-cell>
          <table:table-cell table:style-name="ce234" table:formula="of:=BITAND([.AA39];[.$AC$7])" office:value-type="float" office:value="2" calcext:value-type="float">
            <text:p>2</text:p>
          </table:table-cell>
          <table:table-cell table:style-name="ce109" table:formula="of:=BITAND([.AA39];[.$AD$7])" office:value-type="float" office:value="4" calcext:value-type="float">
            <text:p>4</text:p>
          </table:table-cell>
          <table:table-cell table:style-name="ce109" table:formula="of:=BITAND([.AA39];[.$AE$7])" office:value-type="float" office:value="8" calcext:value-type="float">
            <text:p>8</text:p>
          </table:table-cell>
          <table:table-cell table:style-name="ce109" table:formula="of:=BITAND([.AA39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6"/>
          <table:table-cell table:style-name="ce1" office:value-type="float" office:value="31" calcext:value-type="float">
            <text:p>31</text:p>
          </table:table-cell>
          <table:table-cell table:style-name="ce210" table:formula="of:=BITAND([.AA40];[.$AB$7])" office:value-type="float" office:value="1" calcext:value-type="float">
            <text:p>1</text:p>
          </table:table-cell>
          <table:table-cell table:style-name="ce235" table:formula="of:=BITAND([.AA40];[.$AC$7])" office:value-type="float" office:value="2" calcext:value-type="float">
            <text:p>2</text:p>
          </table:table-cell>
          <table:table-cell table:style-name="ce109" table:formula="of:=BITAND([.AA40];[.$AD$7])" office:value-type="float" office:value="4" calcext:value-type="float">
            <text:p>4</text:p>
          </table:table-cell>
          <table:table-cell table:style-name="ce109" table:formula="of:=BITAND([.AA40];[.$AE$7])" office:value-type="float" office:value="8" calcext:value-type="float">
            <text:p>8</text:p>
          </table:table-cell>
          <table:table-cell table:style-name="ce109" table:formula="of:=BITAND([.AA40];[.$AF$7])" office:value-type="float" office:value="16" calcext:value-type="float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5"/>
          <table:table-cell table:style-name="ce20" table:number-columns-repeated="4"/>
          <table:table-cell table:number-columns-repeated="25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3"/>
          <table:table-cell table:style-name="ce11" table:number-columns-repeated="9"/>
          <table:table-cell table:number-columns-repeated="32"/>
        </table:table-row>
        <table:table-row table:style-name="ro1">
          <table:table-cell/>
          <table:table-cell table:style-name="ce6" table:number-columns-repeated="2"/>
          <table:table-cell table:style-name="ce11" table:number-columns-repeated="9"/>
          <table:table-cell table:number-columns-repeated="32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22"/>
          <table:table-cell table:style-name="ce1"/>
          <table:table-cell table:number-columns-repeated="18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8"/>
          <table:table-cell table:number-columns-repeated="21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3" table:number-columns-repeated="4"/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6" table:number-columns-repeated="2"/>
          <table:table-cell table:number-columns-repeated="41"/>
        </table:table-row>
        <table:table-row table:style-name="ro1">
          <table:table-cell/>
          <table:table-cell table:style-name="ce6" table:number-columns-repeated="2"/>
          <table:table-cell table:number-columns-repeated="12"/>
          <table:table-cell table:style-name="ce1" table:number-columns-repeated="5"/>
          <table:table-cell table:number-columns-repeated="24"/>
        </table:table-row>
        <calcext:conditional-formats>
          <calcext:conditional-format calcext:target-range-address="v4_3.AB8:v4_3.AB8">
            <calcext:condition calcext:apply-style-name="green1" calcext:value="=1" calcext:base-cell-address="v4_3.AB8"/>
            <calcext:condition calcext:apply-style-name="green2" calcext:value="=2" calcext:base-cell-address="v4_3.AB8"/>
            <calcext:condition calcext:apply-style-name="green4" calcext:value="=4" calcext:base-cell-address="v4_3.AB8"/>
            <calcext:condition calcext:apply-style-name="green8" calcext:value="=8" calcext:base-cell-address="v4_3.AB8"/>
            <calcext:condition calcext:apply-style-name="green16" calcext:value="=16" calcext:base-cell-address="v4_3.AB8"/>
          </calcext:conditional-format>
          <calcext:conditional-format calcext:target-range-address="v4_3.AB9:v4_3.AB9">
            <calcext:condition calcext:apply-style-name="green1" calcext:value="=1" calcext:base-cell-address="v4_3.AB9"/>
            <calcext:condition calcext:apply-style-name="green2" calcext:value="=2" calcext:base-cell-address="v4_3.AB9"/>
            <calcext:condition calcext:apply-style-name="green4" calcext:value="=4" calcext:base-cell-address="v4_3.AB9"/>
            <calcext:condition calcext:apply-style-name="green8" calcext:value="=8" calcext:base-cell-address="v4_3.AB9"/>
            <calcext:condition calcext:apply-style-name="green16" calcext:value="=16" calcext:base-cell-address="v4_3.AB9"/>
          </calcext:conditional-format>
          <calcext:conditional-format calcext:target-range-address="v4_3.AB10:v4_3.AB10">
            <calcext:condition calcext:apply-style-name="green1" calcext:value="=1" calcext:base-cell-address="v4_3.AB10"/>
            <calcext:condition calcext:apply-style-name="green2" calcext:value="=2" calcext:base-cell-address="v4_3.AB10"/>
            <calcext:condition calcext:apply-style-name="green4" calcext:value="=4" calcext:base-cell-address="v4_3.AB10"/>
            <calcext:condition calcext:apply-style-name="green8" calcext:value="=8" calcext:base-cell-address="v4_3.AB10"/>
            <calcext:condition calcext:apply-style-name="green16" calcext:value="=16" calcext:base-cell-address="v4_3.AB10"/>
          </calcext:conditional-format>
          <calcext:conditional-format calcext:target-range-address="v4_3.AB11:v4_3.AB11">
            <calcext:condition calcext:apply-style-name="green1" calcext:value="=1" calcext:base-cell-address="v4_3.AB11"/>
            <calcext:condition calcext:apply-style-name="green2" calcext:value="=2" calcext:base-cell-address="v4_3.AB11"/>
            <calcext:condition calcext:apply-style-name="green4" calcext:value="=4" calcext:base-cell-address="v4_3.AB11"/>
            <calcext:condition calcext:apply-style-name="green8" calcext:value="=8" calcext:base-cell-address="v4_3.AB11"/>
            <calcext:condition calcext:apply-style-name="green16" calcext:value="=16" calcext:base-cell-address="v4_3.AB11"/>
          </calcext:conditional-format>
          <calcext:conditional-format calcext:target-range-address="v4_3.AB12:v4_3.AB12">
            <calcext:condition calcext:apply-style-name="green1" calcext:value="=1" calcext:base-cell-address="v4_3.AB12"/>
            <calcext:condition calcext:apply-style-name="green2" calcext:value="=2" calcext:base-cell-address="v4_3.AB12"/>
            <calcext:condition calcext:apply-style-name="green4" calcext:value="=4" calcext:base-cell-address="v4_3.AB12"/>
            <calcext:condition calcext:apply-style-name="green8" calcext:value="=8" calcext:base-cell-address="v4_3.AB12"/>
            <calcext:condition calcext:apply-style-name="green16" calcext:value="=16" calcext:base-cell-address="v4_3.AB12"/>
          </calcext:conditional-format>
          <calcext:conditional-format calcext:target-range-address="v4_3.AB13:v4_3.AB13">
            <calcext:condition calcext:apply-style-name="green1" calcext:value="=1" calcext:base-cell-address="v4_3.AB13"/>
            <calcext:condition calcext:apply-style-name="green2" calcext:value="=2" calcext:base-cell-address="v4_3.AB13"/>
            <calcext:condition calcext:apply-style-name="green4" calcext:value="=4" calcext:base-cell-address="v4_3.AB13"/>
            <calcext:condition calcext:apply-style-name="green8" calcext:value="=8" calcext:base-cell-address="v4_3.AB13"/>
            <calcext:condition calcext:apply-style-name="green16" calcext:value="=16" calcext:base-cell-address="v4_3.AB13"/>
          </calcext:conditional-format>
          <calcext:conditional-format calcext:target-range-address="v4_3.AB14:v4_3.AB14">
            <calcext:condition calcext:apply-style-name="green1" calcext:value="=1" calcext:base-cell-address="v4_3.AB14"/>
            <calcext:condition calcext:apply-style-name="green2" calcext:value="=2" calcext:base-cell-address="v4_3.AB14"/>
            <calcext:condition calcext:apply-style-name="green4" calcext:value="=4" calcext:base-cell-address="v4_3.AB14"/>
            <calcext:condition calcext:apply-style-name="green8" calcext:value="=8" calcext:base-cell-address="v4_3.AB14"/>
            <calcext:condition calcext:apply-style-name="green16" calcext:value="=16" calcext:base-cell-address="v4_3.AB14"/>
          </calcext:conditional-format>
          <calcext:conditional-format calcext:target-range-address="v4_3.AB15:v4_3.AB15">
            <calcext:condition calcext:apply-style-name="green1" calcext:value="=1" calcext:base-cell-address="v4_3.AB15"/>
            <calcext:condition calcext:apply-style-name="green2" calcext:value="=2" calcext:base-cell-address="v4_3.AB15"/>
            <calcext:condition calcext:apply-style-name="green4" calcext:value="=4" calcext:base-cell-address="v4_3.AB15"/>
            <calcext:condition calcext:apply-style-name="green8" calcext:value="=8" calcext:base-cell-address="v4_3.AB15"/>
            <calcext:condition calcext:apply-style-name="green16" calcext:value="=16" calcext:base-cell-address="v4_3.AB15"/>
          </calcext:conditional-format>
          <calcext:conditional-format calcext:target-range-address="v4_3.AC9:v4_3.AC9">
            <calcext:condition calcext:apply-style-name="green1" calcext:value="=1" calcext:base-cell-address="v4_3.AC9"/>
            <calcext:condition calcext:apply-style-name="green2" calcext:value="=2" calcext:base-cell-address="v4_3.AC9"/>
            <calcext:condition calcext:apply-style-name="green4" calcext:value="=4" calcext:base-cell-address="v4_3.AC9"/>
            <calcext:condition calcext:apply-style-name="green8" calcext:value="=8" calcext:base-cell-address="v4_3.AC9"/>
            <calcext:condition calcext:apply-style-name="green16" calcext:value="=16" calcext:base-cell-address="v4_3.AC9"/>
          </calcext:conditional-format>
          <calcext:conditional-format calcext:target-range-address="v4_3.AB17:v4_3.AB17">
            <calcext:condition calcext:apply-style-name="green1" calcext:value="=1" calcext:base-cell-address="v4_3.AB17"/>
            <calcext:condition calcext:apply-style-name="green2" calcext:value="=2" calcext:base-cell-address="v4_3.AB17"/>
            <calcext:condition calcext:apply-style-name="green4" calcext:value="=4" calcext:base-cell-address="v4_3.AB17"/>
            <calcext:condition calcext:apply-style-name="green8" calcext:value="=8" calcext:base-cell-address="v4_3.AB17"/>
            <calcext:condition calcext:apply-style-name="green16" calcext:value="=16" calcext:base-cell-address="v4_3.AB17"/>
          </calcext:conditional-format>
          <calcext:conditional-format calcext:target-range-address="v4_3.AC17:v4_3.AC17">
            <calcext:condition calcext:apply-style-name="green1" calcext:value="=1" calcext:base-cell-address="v4_3.AC17"/>
            <calcext:condition calcext:apply-style-name="green2" calcext:value="=2" calcext:base-cell-address="v4_3.AC17"/>
            <calcext:condition calcext:apply-style-name="green4" calcext:value="=4" calcext:base-cell-address="v4_3.AC17"/>
            <calcext:condition calcext:apply-style-name="green8" calcext:value="=8" calcext:base-cell-address="v4_3.AC17"/>
            <calcext:condition calcext:apply-style-name="green16" calcext:value="=16" calcext:base-cell-address="v4_3.AC17"/>
          </calcext:conditional-format>
          <calcext:conditional-format calcext:target-range-address="v4_3.AB18:v4_3.AB18">
            <calcext:condition calcext:apply-style-name="green1" calcext:value="=1" calcext:base-cell-address="v4_3.AB18"/>
            <calcext:condition calcext:apply-style-name="green2" calcext:value="=2" calcext:base-cell-address="v4_3.AB18"/>
            <calcext:condition calcext:apply-style-name="green4" calcext:value="=4" calcext:base-cell-address="v4_3.AB18"/>
            <calcext:condition calcext:apply-style-name="green8" calcext:value="=8" calcext:base-cell-address="v4_3.AB18"/>
            <calcext:condition calcext:apply-style-name="green16" calcext:value="=16" calcext:base-cell-address="v4_3.AB18"/>
          </calcext:conditional-format>
          <calcext:conditional-format calcext:target-range-address="v4_3.AC18:v4_3.AC18">
            <calcext:condition calcext:apply-style-name="green1" calcext:value="=1" calcext:base-cell-address="v4_3.AC18"/>
            <calcext:condition calcext:apply-style-name="green2" calcext:value="=2" calcext:base-cell-address="v4_3.AC18"/>
            <calcext:condition calcext:apply-style-name="green4" calcext:value="=4" calcext:base-cell-address="v4_3.AC18"/>
            <calcext:condition calcext:apply-style-name="green8" calcext:value="=8" calcext:base-cell-address="v4_3.AC18"/>
            <calcext:condition calcext:apply-style-name="green16" calcext:value="=16" calcext:base-cell-address="v4_3.AC18"/>
          </calcext:conditional-format>
          <calcext:conditional-format calcext:target-range-address="v4_3.AB19:v4_3.AB19">
            <calcext:condition calcext:apply-style-name="green1" calcext:value="=1" calcext:base-cell-address="v4_3.AB19"/>
            <calcext:condition calcext:apply-style-name="green2" calcext:value="=2" calcext:base-cell-address="v4_3.AB19"/>
            <calcext:condition calcext:apply-style-name="green4" calcext:value="=4" calcext:base-cell-address="v4_3.AB19"/>
            <calcext:condition calcext:apply-style-name="green8" calcext:value="=8" calcext:base-cell-address="v4_3.AB19"/>
            <calcext:condition calcext:apply-style-name="green16" calcext:value="=16" calcext:base-cell-address="v4_3.AB19"/>
          </calcext:conditional-format>
          <calcext:conditional-format calcext:target-range-address="v4_3.AC19:v4_3.AC19">
            <calcext:condition calcext:apply-style-name="green1" calcext:value="=1" calcext:base-cell-address="v4_3.AC19"/>
            <calcext:condition calcext:apply-style-name="green2" calcext:value="=2" calcext:base-cell-address="v4_3.AC19"/>
            <calcext:condition calcext:apply-style-name="green4" calcext:value="=4" calcext:base-cell-address="v4_3.AC19"/>
            <calcext:condition calcext:apply-style-name="green8" calcext:value="=8" calcext:base-cell-address="v4_3.AC19"/>
            <calcext:condition calcext:apply-style-name="green16" calcext:value="=16" calcext:base-cell-address="v4_3.AC19"/>
          </calcext:conditional-format>
          <calcext:conditional-format calcext:target-range-address="v4_3.AB20:v4_3.AB20">
            <calcext:condition calcext:apply-style-name="green1" calcext:value="=1" calcext:base-cell-address="v4_3.AB20"/>
            <calcext:condition calcext:apply-style-name="green2" calcext:value="=2" calcext:base-cell-address="v4_3.AB20"/>
            <calcext:condition calcext:apply-style-name="green4" calcext:value="=4" calcext:base-cell-address="v4_3.AB20"/>
            <calcext:condition calcext:apply-style-name="green8" calcext:value="=8" calcext:base-cell-address="v4_3.AB20"/>
            <calcext:condition calcext:apply-style-name="green16" calcext:value="=16" calcext:base-cell-address="v4_3.AB20"/>
          </calcext:conditional-format>
          <calcext:conditional-format calcext:target-range-address="v4_3.AC20:v4_3.AC20">
            <calcext:condition calcext:apply-style-name="green1" calcext:value="=1" calcext:base-cell-address="v4_3.AC20"/>
            <calcext:condition calcext:apply-style-name="green2" calcext:value="=2" calcext:base-cell-address="v4_3.AC20"/>
            <calcext:condition calcext:apply-style-name="green4" calcext:value="=4" calcext:base-cell-address="v4_3.AC20"/>
            <calcext:condition calcext:apply-style-name="green8" calcext:value="=8" calcext:base-cell-address="v4_3.AC20"/>
            <calcext:condition calcext:apply-style-name="green16" calcext:value="=16" calcext:base-cell-address="v4_3.AC20"/>
          </calcext:conditional-format>
          <calcext:conditional-format calcext:target-range-address="v4_3.AB21:v4_3.AB21">
            <calcext:condition calcext:apply-style-name="green1" calcext:value="=1" calcext:base-cell-address="v4_3.AB21"/>
            <calcext:condition calcext:apply-style-name="green2" calcext:value="=2" calcext:base-cell-address="v4_3.AB21"/>
            <calcext:condition calcext:apply-style-name="green4" calcext:value="=4" calcext:base-cell-address="v4_3.AB21"/>
            <calcext:condition calcext:apply-style-name="green8" calcext:value="=8" calcext:base-cell-address="v4_3.AB21"/>
            <calcext:condition calcext:apply-style-name="green16" calcext:value="=16" calcext:base-cell-address="v4_3.AB21"/>
          </calcext:conditional-format>
          <calcext:conditional-format calcext:target-range-address="v4_3.AC21:v4_3.AC21">
            <calcext:condition calcext:apply-style-name="green1" calcext:value="=1" calcext:base-cell-address="v4_3.AC21"/>
            <calcext:condition calcext:apply-style-name="green2" calcext:value="=2" calcext:base-cell-address="v4_3.AC21"/>
            <calcext:condition calcext:apply-style-name="green4" calcext:value="=4" calcext:base-cell-address="v4_3.AC21"/>
            <calcext:condition calcext:apply-style-name="green8" calcext:value="=8" calcext:base-cell-address="v4_3.AC21"/>
            <calcext:condition calcext:apply-style-name="green16" calcext:value="=16" calcext:base-cell-address="v4_3.AC21"/>
          </calcext:conditional-format>
          <calcext:conditional-format calcext:target-range-address="v4_3.AB22:v4_3.AB22">
            <calcext:condition calcext:apply-style-name="green1" calcext:value="=1" calcext:base-cell-address="v4_3.AB22"/>
            <calcext:condition calcext:apply-style-name="green2" calcext:value="=2" calcext:base-cell-address="v4_3.AB22"/>
            <calcext:condition calcext:apply-style-name="green4" calcext:value="=4" calcext:base-cell-address="v4_3.AB22"/>
            <calcext:condition calcext:apply-style-name="green8" calcext:value="=8" calcext:base-cell-address="v4_3.AB22"/>
            <calcext:condition calcext:apply-style-name="green16" calcext:value="=16" calcext:base-cell-address="v4_3.AB22"/>
          </calcext:conditional-format>
          <calcext:conditional-format calcext:target-range-address="v4_3.AC22:v4_3.AC22">
            <calcext:condition calcext:apply-style-name="green1" calcext:value="=1" calcext:base-cell-address="v4_3.AC22"/>
            <calcext:condition calcext:apply-style-name="green2" calcext:value="=2" calcext:base-cell-address="v4_3.AC22"/>
            <calcext:condition calcext:apply-style-name="green4" calcext:value="=4" calcext:base-cell-address="v4_3.AC22"/>
            <calcext:condition calcext:apply-style-name="green8" calcext:value="=8" calcext:base-cell-address="v4_3.AC22"/>
            <calcext:condition calcext:apply-style-name="green16" calcext:value="=16" calcext:base-cell-address="v4_3.AC22"/>
          </calcext:conditional-format>
          <calcext:conditional-format calcext:target-range-address="v4_3.AB23:v4_3.AB23">
            <calcext:condition calcext:apply-style-name="green1" calcext:value="=1" calcext:base-cell-address="v4_3.AB23"/>
            <calcext:condition calcext:apply-style-name="green2" calcext:value="=2" calcext:base-cell-address="v4_3.AB23"/>
            <calcext:condition calcext:apply-style-name="green4" calcext:value="=4" calcext:base-cell-address="v4_3.AB23"/>
            <calcext:condition calcext:apply-style-name="green8" calcext:value="=8" calcext:base-cell-address="v4_3.AB23"/>
            <calcext:condition calcext:apply-style-name="green16" calcext:value="=16" calcext:base-cell-address="v4_3.AB23"/>
          </calcext:conditional-format>
          <calcext:conditional-format calcext:target-range-address="v4_3.AC23:v4_3.AC23">
            <calcext:condition calcext:apply-style-name="green1" calcext:value="=1" calcext:base-cell-address="v4_3.AC23"/>
            <calcext:condition calcext:apply-style-name="green2" calcext:value="=2" calcext:base-cell-address="v4_3.AC23"/>
            <calcext:condition calcext:apply-style-name="green4" calcext:value="=4" calcext:base-cell-address="v4_3.AC23"/>
            <calcext:condition calcext:apply-style-name="green8" calcext:value="=8" calcext:base-cell-address="v4_3.AC23"/>
            <calcext:condition calcext:apply-style-name="green16" calcext:value="=16" calcext:base-cell-address="v4_3.AC23"/>
          </calcext:conditional-format>
          <calcext:conditional-format calcext:target-range-address="v4_3.AB24:v4_3.AB24">
            <calcext:condition calcext:apply-style-name="green1" calcext:value="=1" calcext:base-cell-address="v4_3.AB24"/>
            <calcext:condition calcext:apply-style-name="green2" calcext:value="=2" calcext:base-cell-address="v4_3.AB24"/>
            <calcext:condition calcext:apply-style-name="green4" calcext:value="=4" calcext:base-cell-address="v4_3.AB24"/>
            <calcext:condition calcext:apply-style-name="green8" calcext:value="=8" calcext:base-cell-address="v4_3.AB24"/>
            <calcext:condition calcext:apply-style-name="green16" calcext:value="=16" calcext:base-cell-address="v4_3.AB24"/>
          </calcext:conditional-format>
          <calcext:conditional-format calcext:target-range-address="v4_3.AC24:v4_3.AC24">
            <calcext:condition calcext:apply-style-name="green1" calcext:value="=1" calcext:base-cell-address="v4_3.AC24"/>
            <calcext:condition calcext:apply-style-name="green2" calcext:value="=2" calcext:base-cell-address="v4_3.AC24"/>
            <calcext:condition calcext:apply-style-name="green4" calcext:value="=4" calcext:base-cell-address="v4_3.AC24"/>
            <calcext:condition calcext:apply-style-name="green8" calcext:value="=8" calcext:base-cell-address="v4_3.AC24"/>
            <calcext:condition calcext:apply-style-name="green16" calcext:value="=16" calcext:base-cell-address="v4_3.AC24"/>
          </calcext:conditional-format>
          <calcext:conditional-format calcext:target-range-address="v4_3.AB25:v4_3.AB25">
            <calcext:condition calcext:apply-style-name="green1" calcext:value="=1" calcext:base-cell-address="v4_3.AB25"/>
            <calcext:condition calcext:apply-style-name="green2" calcext:value="=2" calcext:base-cell-address="v4_3.AB25"/>
            <calcext:condition calcext:apply-style-name="green4" calcext:value="=4" calcext:base-cell-address="v4_3.AB25"/>
            <calcext:condition calcext:apply-style-name="green8" calcext:value="=8" calcext:base-cell-address="v4_3.AB25"/>
            <calcext:condition calcext:apply-style-name="green16" calcext:value="=16" calcext:base-cell-address="v4_3.AB25"/>
          </calcext:conditional-format>
          <calcext:conditional-format calcext:target-range-address="v4_3.AC25:v4_3.AC25">
            <calcext:condition calcext:apply-style-name="green1" calcext:value="=1" calcext:base-cell-address="v4_3.AC25"/>
            <calcext:condition calcext:apply-style-name="green2" calcext:value="=2" calcext:base-cell-address="v4_3.AC25"/>
            <calcext:condition calcext:apply-style-name="green4" calcext:value="=4" calcext:base-cell-address="v4_3.AC25"/>
            <calcext:condition calcext:apply-style-name="green8" calcext:value="=8" calcext:base-cell-address="v4_3.AC25"/>
            <calcext:condition calcext:apply-style-name="green16" calcext:value="=16" calcext:base-cell-address="v4_3.AC25"/>
          </calcext:conditional-format>
          <calcext:conditional-format calcext:target-range-address="v4_3.AB26:v4_3.AB26">
            <calcext:condition calcext:apply-style-name="green1" calcext:value="=1" calcext:base-cell-address="v4_3.AB26"/>
            <calcext:condition calcext:apply-style-name="green2" calcext:value="=2" calcext:base-cell-address="v4_3.AB26"/>
            <calcext:condition calcext:apply-style-name="green4" calcext:value="=4" calcext:base-cell-address="v4_3.AB26"/>
            <calcext:condition calcext:apply-style-name="green8" calcext:value="=8" calcext:base-cell-address="v4_3.AB26"/>
            <calcext:condition calcext:apply-style-name="green16" calcext:value="=16" calcext:base-cell-address="v4_3.AB26"/>
          </calcext:conditional-format>
          <calcext:conditional-format calcext:target-range-address="v4_3.AC26:v4_3.AC26">
            <calcext:condition calcext:apply-style-name="green1" calcext:value="=1" calcext:base-cell-address="v4_3.AC26"/>
            <calcext:condition calcext:apply-style-name="green2" calcext:value="=2" calcext:base-cell-address="v4_3.AC26"/>
            <calcext:condition calcext:apply-style-name="green4" calcext:value="=4" calcext:base-cell-address="v4_3.AC26"/>
            <calcext:condition calcext:apply-style-name="green8" calcext:value="=8" calcext:base-cell-address="v4_3.AC26"/>
            <calcext:condition calcext:apply-style-name="green16" calcext:value="=16" calcext:base-cell-address="v4_3.AC26"/>
          </calcext:conditional-format>
          <calcext:conditional-format calcext:target-range-address="v4_3.AB27:v4_3.AB27">
            <calcext:condition calcext:apply-style-name="green1" calcext:value="=1" calcext:base-cell-address="v4_3.AB27"/>
            <calcext:condition calcext:apply-style-name="green2" calcext:value="=2" calcext:base-cell-address="v4_3.AB27"/>
            <calcext:condition calcext:apply-style-name="green4" calcext:value="=4" calcext:base-cell-address="v4_3.AB27"/>
            <calcext:condition calcext:apply-style-name="green8" calcext:value="=8" calcext:base-cell-address="v4_3.AB27"/>
            <calcext:condition calcext:apply-style-name="green16" calcext:value="=16" calcext:base-cell-address="v4_3.AB27"/>
          </calcext:conditional-format>
          <calcext:conditional-format calcext:target-range-address="v4_3.AC27:v4_3.AC27">
            <calcext:condition calcext:apply-style-name="green1" calcext:value="=1" calcext:base-cell-address="v4_3.AC27"/>
            <calcext:condition calcext:apply-style-name="green2" calcext:value="=2" calcext:base-cell-address="v4_3.AC27"/>
            <calcext:condition calcext:apply-style-name="green4" calcext:value="=4" calcext:base-cell-address="v4_3.AC27"/>
            <calcext:condition calcext:apply-style-name="green8" calcext:value="=8" calcext:base-cell-address="v4_3.AC27"/>
            <calcext:condition calcext:apply-style-name="green16" calcext:value="=16" calcext:base-cell-address="v4_3.AC27"/>
          </calcext:conditional-format>
          <calcext:conditional-format calcext:target-range-address="v4_3.AB28:v4_3.AB28">
            <calcext:condition calcext:apply-style-name="green1" calcext:value="=1" calcext:base-cell-address="v4_3.AB28"/>
            <calcext:condition calcext:apply-style-name="green2" calcext:value="=2" calcext:base-cell-address="v4_3.AB28"/>
            <calcext:condition calcext:apply-style-name="green4" calcext:value="=4" calcext:base-cell-address="v4_3.AB28"/>
            <calcext:condition calcext:apply-style-name="green8" calcext:value="=8" calcext:base-cell-address="v4_3.AB28"/>
            <calcext:condition calcext:apply-style-name="green16" calcext:value="=16" calcext:base-cell-address="v4_3.AB28"/>
          </calcext:conditional-format>
          <calcext:conditional-format calcext:target-range-address="v4_3.AC28:v4_3.AC28">
            <calcext:condition calcext:apply-style-name="green1" calcext:value="=1" calcext:base-cell-address="v4_3.AC28"/>
            <calcext:condition calcext:apply-style-name="green2" calcext:value="=2" calcext:base-cell-address="v4_3.AC28"/>
            <calcext:condition calcext:apply-style-name="green4" calcext:value="=4" calcext:base-cell-address="v4_3.AC28"/>
            <calcext:condition calcext:apply-style-name="green8" calcext:value="=8" calcext:base-cell-address="v4_3.AC28"/>
            <calcext:condition calcext:apply-style-name="green16" calcext:value="=16" calcext:base-cell-address="v4_3.AC28"/>
          </calcext:conditional-format>
          <calcext:conditional-format calcext:target-range-address="v4_3.AB29:v4_3.AB29">
            <calcext:condition calcext:apply-style-name="green1" calcext:value="=1" calcext:base-cell-address="v4_3.AB29"/>
            <calcext:condition calcext:apply-style-name="green2" calcext:value="=2" calcext:base-cell-address="v4_3.AB29"/>
            <calcext:condition calcext:apply-style-name="green4" calcext:value="=4" calcext:base-cell-address="v4_3.AB29"/>
            <calcext:condition calcext:apply-style-name="green8" calcext:value="=8" calcext:base-cell-address="v4_3.AB29"/>
            <calcext:condition calcext:apply-style-name="green16" calcext:value="=16" calcext:base-cell-address="v4_3.AB29"/>
          </calcext:conditional-format>
          <calcext:conditional-format calcext:target-range-address="v4_3.AC29:v4_3.AC29">
            <calcext:condition calcext:apply-style-name="green1" calcext:value="=1" calcext:base-cell-address="v4_3.AC29"/>
            <calcext:condition calcext:apply-style-name="green2" calcext:value="=2" calcext:base-cell-address="v4_3.AC29"/>
            <calcext:condition calcext:apply-style-name="green4" calcext:value="=4" calcext:base-cell-address="v4_3.AC29"/>
            <calcext:condition calcext:apply-style-name="green8" calcext:value="=8" calcext:base-cell-address="v4_3.AC29"/>
            <calcext:condition calcext:apply-style-name="green16" calcext:value="=16" calcext:base-cell-address="v4_3.AC29"/>
          </calcext:conditional-format>
          <calcext:conditional-format calcext:target-range-address="v4_3.AB30:v4_3.AB30">
            <calcext:condition calcext:apply-style-name="green1" calcext:value="=1" calcext:base-cell-address="v4_3.AB30"/>
            <calcext:condition calcext:apply-style-name="green2" calcext:value="=2" calcext:base-cell-address="v4_3.AB30"/>
            <calcext:condition calcext:apply-style-name="green4" calcext:value="=4" calcext:base-cell-address="v4_3.AB30"/>
            <calcext:condition calcext:apply-style-name="green8" calcext:value="=8" calcext:base-cell-address="v4_3.AB30"/>
            <calcext:condition calcext:apply-style-name="green16" calcext:value="=16" calcext:base-cell-address="v4_3.AB30"/>
          </calcext:conditional-format>
          <calcext:conditional-format calcext:target-range-address="v4_3.AC30:v4_3.AC30">
            <calcext:condition calcext:apply-style-name="green1" calcext:value="=1" calcext:base-cell-address="v4_3.AC30"/>
            <calcext:condition calcext:apply-style-name="green2" calcext:value="=2" calcext:base-cell-address="v4_3.AC30"/>
            <calcext:condition calcext:apply-style-name="green4" calcext:value="=4" calcext:base-cell-address="v4_3.AC30"/>
            <calcext:condition calcext:apply-style-name="green8" calcext:value="=8" calcext:base-cell-address="v4_3.AC30"/>
            <calcext:condition calcext:apply-style-name="green16" calcext:value="=16" calcext:base-cell-address="v4_3.AC30"/>
          </calcext:conditional-format>
          <calcext:conditional-format calcext:target-range-address="v4_3.AB31:v4_3.AB31">
            <calcext:condition calcext:apply-style-name="green1" calcext:value="=1" calcext:base-cell-address="v4_3.AB31"/>
            <calcext:condition calcext:apply-style-name="green2" calcext:value="=2" calcext:base-cell-address="v4_3.AB31"/>
            <calcext:condition calcext:apply-style-name="green4" calcext:value="=4" calcext:base-cell-address="v4_3.AB31"/>
            <calcext:condition calcext:apply-style-name="green8" calcext:value="=8" calcext:base-cell-address="v4_3.AB31"/>
            <calcext:condition calcext:apply-style-name="green16" calcext:value="=16" calcext:base-cell-address="v4_3.AB31"/>
          </calcext:conditional-format>
          <calcext:conditional-format calcext:target-range-address="v4_3.AC31:v4_3.AC31">
            <calcext:condition calcext:apply-style-name="green1" calcext:value="=1" calcext:base-cell-address="v4_3.AC31"/>
            <calcext:condition calcext:apply-style-name="green2" calcext:value="=2" calcext:base-cell-address="v4_3.AC31"/>
            <calcext:condition calcext:apply-style-name="green4" calcext:value="=4" calcext:base-cell-address="v4_3.AC31"/>
            <calcext:condition calcext:apply-style-name="green8" calcext:value="=8" calcext:base-cell-address="v4_3.AC31"/>
            <calcext:condition calcext:apply-style-name="green16" calcext:value="=16" calcext:base-cell-address="v4_3.AC31"/>
          </calcext:conditional-format>
          <calcext:conditional-format calcext:target-range-address="v4_3.AB32:v4_3.AB32">
            <calcext:condition calcext:apply-style-name="green1" calcext:value="=1" calcext:base-cell-address="v4_3.AB32"/>
            <calcext:condition calcext:apply-style-name="green2" calcext:value="=2" calcext:base-cell-address="v4_3.AB32"/>
            <calcext:condition calcext:apply-style-name="green4" calcext:value="=4" calcext:base-cell-address="v4_3.AB32"/>
            <calcext:condition calcext:apply-style-name="green8" calcext:value="=8" calcext:base-cell-address="v4_3.AB32"/>
            <calcext:condition calcext:apply-style-name="green16" calcext:value="=16" calcext:base-cell-address="v4_3.AB32"/>
          </calcext:conditional-format>
          <calcext:conditional-format calcext:target-range-address="v4_3.AC32:v4_3.AC32">
            <calcext:condition calcext:apply-style-name="green1" calcext:value="=1" calcext:base-cell-address="v4_3.AC32"/>
            <calcext:condition calcext:apply-style-name="green2" calcext:value="=2" calcext:base-cell-address="v4_3.AC32"/>
            <calcext:condition calcext:apply-style-name="green4" calcext:value="=4" calcext:base-cell-address="v4_3.AC32"/>
            <calcext:condition calcext:apply-style-name="green8" calcext:value="=8" calcext:base-cell-address="v4_3.AC32"/>
            <calcext:condition calcext:apply-style-name="green16" calcext:value="=16" calcext:base-cell-address="v4_3.AC32"/>
          </calcext:conditional-format>
          <calcext:conditional-format calcext:target-range-address="v4_3.AB33:v4_3.AB33">
            <calcext:condition calcext:apply-style-name="green1" calcext:value="=1" calcext:base-cell-address="v4_3.AB33"/>
            <calcext:condition calcext:apply-style-name="green2" calcext:value="=2" calcext:base-cell-address="v4_3.AB33"/>
            <calcext:condition calcext:apply-style-name="green4" calcext:value="=4" calcext:base-cell-address="v4_3.AB33"/>
            <calcext:condition calcext:apply-style-name="green8" calcext:value="=8" calcext:base-cell-address="v4_3.AB33"/>
            <calcext:condition calcext:apply-style-name="green16" calcext:value="=16" calcext:base-cell-address="v4_3.AB33"/>
          </calcext:conditional-format>
          <calcext:conditional-format calcext:target-range-address="v4_3.AC33:v4_3.AC33">
            <calcext:condition calcext:apply-style-name="green1" calcext:value="=1" calcext:base-cell-address="v4_3.AC33"/>
            <calcext:condition calcext:apply-style-name="green2" calcext:value="=2" calcext:base-cell-address="v4_3.AC33"/>
            <calcext:condition calcext:apply-style-name="green4" calcext:value="=4" calcext:base-cell-address="v4_3.AC33"/>
            <calcext:condition calcext:apply-style-name="green8" calcext:value="=8" calcext:base-cell-address="v4_3.AC33"/>
            <calcext:condition calcext:apply-style-name="green16" calcext:value="=16" calcext:base-cell-address="v4_3.AC33"/>
          </calcext:conditional-format>
          <calcext:conditional-format calcext:target-range-address="v4_3.AB34:v4_3.AB34">
            <calcext:condition calcext:apply-style-name="green1" calcext:value="=1" calcext:base-cell-address="v4_3.AB34"/>
            <calcext:condition calcext:apply-style-name="green2" calcext:value="=2" calcext:base-cell-address="v4_3.AB34"/>
            <calcext:condition calcext:apply-style-name="green4" calcext:value="=4" calcext:base-cell-address="v4_3.AB34"/>
            <calcext:condition calcext:apply-style-name="green8" calcext:value="=8" calcext:base-cell-address="v4_3.AB34"/>
            <calcext:condition calcext:apply-style-name="green16" calcext:value="=16" calcext:base-cell-address="v4_3.AB34"/>
          </calcext:conditional-format>
          <calcext:conditional-format calcext:target-range-address="v4_3.AC34:v4_3.AC34">
            <calcext:condition calcext:apply-style-name="green1" calcext:value="=1" calcext:base-cell-address="v4_3.AC34"/>
            <calcext:condition calcext:apply-style-name="green2" calcext:value="=2" calcext:base-cell-address="v4_3.AC34"/>
            <calcext:condition calcext:apply-style-name="green4" calcext:value="=4" calcext:base-cell-address="v4_3.AC34"/>
            <calcext:condition calcext:apply-style-name="green8" calcext:value="=8" calcext:base-cell-address="v4_3.AC34"/>
            <calcext:condition calcext:apply-style-name="green16" calcext:value="=16" calcext:base-cell-address="v4_3.AC34"/>
          </calcext:conditional-format>
          <calcext:conditional-format calcext:target-range-address="v4_3.AB35:v4_3.AB35">
            <calcext:condition calcext:apply-style-name="green1" calcext:value="=1" calcext:base-cell-address="v4_3.AB35"/>
            <calcext:condition calcext:apply-style-name="green2" calcext:value="=2" calcext:base-cell-address="v4_3.AB35"/>
            <calcext:condition calcext:apply-style-name="green4" calcext:value="=4" calcext:base-cell-address="v4_3.AB35"/>
            <calcext:condition calcext:apply-style-name="green8" calcext:value="=8" calcext:base-cell-address="v4_3.AB35"/>
            <calcext:condition calcext:apply-style-name="green16" calcext:value="=16" calcext:base-cell-address="v4_3.AB35"/>
          </calcext:conditional-format>
          <calcext:conditional-format calcext:target-range-address="v4_3.AC35:v4_3.AC35">
            <calcext:condition calcext:apply-style-name="green1" calcext:value="=1" calcext:base-cell-address="v4_3.AC35"/>
            <calcext:condition calcext:apply-style-name="green2" calcext:value="=2" calcext:base-cell-address="v4_3.AC35"/>
            <calcext:condition calcext:apply-style-name="green4" calcext:value="=4" calcext:base-cell-address="v4_3.AC35"/>
            <calcext:condition calcext:apply-style-name="green8" calcext:value="=8" calcext:base-cell-address="v4_3.AC35"/>
            <calcext:condition calcext:apply-style-name="green16" calcext:value="=16" calcext:base-cell-address="v4_3.AC35"/>
          </calcext:conditional-format>
          <calcext:conditional-format calcext:target-range-address="v4_3.AB36:v4_3.AB36">
            <calcext:condition calcext:apply-style-name="green1" calcext:value="=1" calcext:base-cell-address="v4_3.AB36"/>
            <calcext:condition calcext:apply-style-name="green2" calcext:value="=2" calcext:base-cell-address="v4_3.AB36"/>
            <calcext:condition calcext:apply-style-name="green4" calcext:value="=4" calcext:base-cell-address="v4_3.AB36"/>
            <calcext:condition calcext:apply-style-name="green8" calcext:value="=8" calcext:base-cell-address="v4_3.AB36"/>
            <calcext:condition calcext:apply-style-name="green16" calcext:value="=16" calcext:base-cell-address="v4_3.AB36"/>
          </calcext:conditional-format>
          <calcext:conditional-format calcext:target-range-address="v4_3.AC36:v4_3.AC36">
            <calcext:condition calcext:apply-style-name="green1" calcext:value="=1" calcext:base-cell-address="v4_3.AC36"/>
            <calcext:condition calcext:apply-style-name="green2" calcext:value="=2" calcext:base-cell-address="v4_3.AC36"/>
            <calcext:condition calcext:apply-style-name="green4" calcext:value="=4" calcext:base-cell-address="v4_3.AC36"/>
            <calcext:condition calcext:apply-style-name="green8" calcext:value="=8" calcext:base-cell-address="v4_3.AC36"/>
            <calcext:condition calcext:apply-style-name="green16" calcext:value="=16" calcext:base-cell-address="v4_3.AC36"/>
          </calcext:conditional-format>
          <calcext:conditional-format calcext:target-range-address="v4_3.AB37:v4_3.AB37">
            <calcext:condition calcext:apply-style-name="green1" calcext:value="=1" calcext:base-cell-address="v4_3.AB37"/>
            <calcext:condition calcext:apply-style-name="green2" calcext:value="=2" calcext:base-cell-address="v4_3.AB37"/>
            <calcext:condition calcext:apply-style-name="green4" calcext:value="=4" calcext:base-cell-address="v4_3.AB37"/>
            <calcext:condition calcext:apply-style-name="green8" calcext:value="=8" calcext:base-cell-address="v4_3.AB37"/>
            <calcext:condition calcext:apply-style-name="green16" calcext:value="=16" calcext:base-cell-address="v4_3.AB37"/>
          </calcext:conditional-format>
          <calcext:conditional-format calcext:target-range-address="v4_3.AC37:v4_3.AC37">
            <calcext:condition calcext:apply-style-name="green1" calcext:value="=1" calcext:base-cell-address="v4_3.AC37"/>
            <calcext:condition calcext:apply-style-name="green2" calcext:value="=2" calcext:base-cell-address="v4_3.AC37"/>
            <calcext:condition calcext:apply-style-name="green4" calcext:value="=4" calcext:base-cell-address="v4_3.AC37"/>
            <calcext:condition calcext:apply-style-name="green8" calcext:value="=8" calcext:base-cell-address="v4_3.AC37"/>
            <calcext:condition calcext:apply-style-name="green16" calcext:value="=16" calcext:base-cell-address="v4_3.AC37"/>
          </calcext:conditional-format>
          <calcext:conditional-format calcext:target-range-address="v4_3.AB38:v4_3.AB38">
            <calcext:condition calcext:apply-style-name="green1" calcext:value="=1" calcext:base-cell-address="v4_3.AB38"/>
            <calcext:condition calcext:apply-style-name="green2" calcext:value="=2" calcext:base-cell-address="v4_3.AB38"/>
            <calcext:condition calcext:apply-style-name="green4" calcext:value="=4" calcext:base-cell-address="v4_3.AB38"/>
            <calcext:condition calcext:apply-style-name="green8" calcext:value="=8" calcext:base-cell-address="v4_3.AB38"/>
            <calcext:condition calcext:apply-style-name="green16" calcext:value="=16" calcext:base-cell-address="v4_3.AB38"/>
          </calcext:conditional-format>
          <calcext:conditional-format calcext:target-range-address="v4_3.AC38:v4_3.AC38">
            <calcext:condition calcext:apply-style-name="green1" calcext:value="=1" calcext:base-cell-address="v4_3.AC38"/>
            <calcext:condition calcext:apply-style-name="green2" calcext:value="=2" calcext:base-cell-address="v4_3.AC38"/>
            <calcext:condition calcext:apply-style-name="green4" calcext:value="=4" calcext:base-cell-address="v4_3.AC38"/>
            <calcext:condition calcext:apply-style-name="green8" calcext:value="=8" calcext:base-cell-address="v4_3.AC38"/>
            <calcext:condition calcext:apply-style-name="green16" calcext:value="=16" calcext:base-cell-address="v4_3.AC38"/>
          </calcext:conditional-format>
          <calcext:conditional-format calcext:target-range-address="v4_3.AB39:v4_3.AB39">
            <calcext:condition calcext:apply-style-name="green1" calcext:value="=1" calcext:base-cell-address="v4_3.AB39"/>
            <calcext:condition calcext:apply-style-name="green2" calcext:value="=2" calcext:base-cell-address="v4_3.AB39"/>
            <calcext:condition calcext:apply-style-name="green4" calcext:value="=4" calcext:base-cell-address="v4_3.AB39"/>
            <calcext:condition calcext:apply-style-name="green8" calcext:value="=8" calcext:base-cell-address="v4_3.AB39"/>
            <calcext:condition calcext:apply-style-name="green16" calcext:value="=16" calcext:base-cell-address="v4_3.AB39"/>
          </calcext:conditional-format>
          <calcext:conditional-format calcext:target-range-address="v4_3.AC39:v4_3.AC39">
            <calcext:condition calcext:apply-style-name="green1" calcext:value="=1" calcext:base-cell-address="v4_3.AC39"/>
            <calcext:condition calcext:apply-style-name="green2" calcext:value="=2" calcext:base-cell-address="v4_3.AC39"/>
            <calcext:condition calcext:apply-style-name="green4" calcext:value="=4" calcext:base-cell-address="v4_3.AC39"/>
            <calcext:condition calcext:apply-style-name="green8" calcext:value="=8" calcext:base-cell-address="v4_3.AC39"/>
            <calcext:condition calcext:apply-style-name="green16" calcext:value="=16" calcext:base-cell-address="v4_3.AC39"/>
          </calcext:conditional-format>
          <calcext:conditional-format calcext:target-range-address="v4_3.AB40:v4_3.AB40">
            <calcext:condition calcext:apply-style-name="green1" calcext:value="=1" calcext:base-cell-address="v4_3.AB40"/>
            <calcext:condition calcext:apply-style-name="green2" calcext:value="=2" calcext:base-cell-address="v4_3.AB40"/>
            <calcext:condition calcext:apply-style-name="green4" calcext:value="=4" calcext:base-cell-address="v4_3.AB40"/>
            <calcext:condition calcext:apply-style-name="green8" calcext:value="=8" calcext:base-cell-address="v4_3.AB40"/>
            <calcext:condition calcext:apply-style-name="green16" calcext:value="=16" calcext:base-cell-address="v4_3.AB40"/>
          </calcext:conditional-format>
          <calcext:conditional-format calcext:target-range-address="v4_3.AC40:v4_3.AC40">
            <calcext:condition calcext:apply-style-name="green1" calcext:value="=1" calcext:base-cell-address="v4_3.AC40"/>
            <calcext:condition calcext:apply-style-name="green2" calcext:value="=2" calcext:base-cell-address="v4_3.AC40"/>
            <calcext:condition calcext:apply-style-name="green4" calcext:value="=4" calcext:base-cell-address="v4_3.AC40"/>
            <calcext:condition calcext:apply-style-name="green8" calcext:value="=8" calcext:base-cell-address="v4_3.AC40"/>
            <calcext:condition calcext:apply-style-name="green16" calcext:value="=16" calcext:base-cell-address="v4_3.AC40"/>
          </calcext:conditional-format>
          <calcext:conditional-format calcext:target-range-address="v4_3.AK8:v4_3.AK8">
            <calcext:condition calcext:apply-style-name="green1" calcext:value="=1" calcext:base-cell-address="v4_3.AK8"/>
            <calcext:condition calcext:apply-style-name="green2" calcext:value="=2" calcext:base-cell-address="v4_3.AK8"/>
            <calcext:condition calcext:apply-style-name="green4" calcext:value="=4" calcext:base-cell-address="v4_3.AK8"/>
            <calcext:condition calcext:apply-style-name="green8" calcext:value="=8" calcext:base-cell-address="v4_3.AK8"/>
            <calcext:condition calcext:apply-style-name="green16" calcext:value="=16" calcext:base-cell-address="v4_3.AK8"/>
          </calcext:conditional-format>
          <calcext:conditional-format calcext:target-range-address="v4_3.AL8:v4_3.AL8">
            <calcext:condition calcext:apply-style-name="green1" calcext:value="=1" calcext:base-cell-address="v4_3.AL8"/>
            <calcext:condition calcext:apply-style-name="green2" calcext:value="=2" calcext:base-cell-address="v4_3.AL8"/>
            <calcext:condition calcext:apply-style-name="green4" calcext:value="=4" calcext:base-cell-address="v4_3.AL8"/>
            <calcext:condition calcext:apply-style-name="green8" calcext:value="=8" calcext:base-cell-address="v4_3.AL8"/>
            <calcext:condition calcext:apply-style-name="green16" calcext:value="=16" calcext:base-cell-address="v4_3.AL8"/>
          </calcext:conditional-format>
          <calcext:conditional-format calcext:target-range-address="v4_3.AK9:v4_3.AK9">
            <calcext:condition calcext:apply-style-name="green1" calcext:value="=1" calcext:base-cell-address="v4_3.AK9"/>
            <calcext:condition calcext:apply-style-name="green2" calcext:value="=2" calcext:base-cell-address="v4_3.AK9"/>
            <calcext:condition calcext:apply-style-name="green4" calcext:value="=4" calcext:base-cell-address="v4_3.AK9"/>
            <calcext:condition calcext:apply-style-name="green8" calcext:value="=8" calcext:base-cell-address="v4_3.AK9"/>
            <calcext:condition calcext:apply-style-name="green16" calcext:value="=16" calcext:base-cell-address="v4_3.AK9"/>
          </calcext:conditional-format>
          <calcext:conditional-format calcext:target-range-address="v4_3.AL9:v4_3.AL9">
            <calcext:condition calcext:apply-style-name="green1" calcext:value="=1" calcext:base-cell-address="v4_3.AL9"/>
            <calcext:condition calcext:apply-style-name="green2" calcext:value="=2" calcext:base-cell-address="v4_3.AL9"/>
            <calcext:condition calcext:apply-style-name="green4" calcext:value="=4" calcext:base-cell-address="v4_3.AL9"/>
            <calcext:condition calcext:apply-style-name="green8" calcext:value="=8" calcext:base-cell-address="v4_3.AL9"/>
            <calcext:condition calcext:apply-style-name="green16" calcext:value="=16" calcext:base-cell-address="v4_3.AL9"/>
          </calcext:conditional-format>
          <calcext:conditional-format calcext:target-range-address="v4_3.AK10:v4_3.AK10">
            <calcext:condition calcext:apply-style-name="green1" calcext:value="=1" calcext:base-cell-address="v4_3.AK10"/>
            <calcext:condition calcext:apply-style-name="green2" calcext:value="=2" calcext:base-cell-address="v4_3.AK10"/>
            <calcext:condition calcext:apply-style-name="green4" calcext:value="=4" calcext:base-cell-address="v4_3.AK10"/>
            <calcext:condition calcext:apply-style-name="green8" calcext:value="=8" calcext:base-cell-address="v4_3.AK10"/>
            <calcext:condition calcext:apply-style-name="green16" calcext:value="=16" calcext:base-cell-address="v4_3.AK10"/>
          </calcext:conditional-format>
          <calcext:conditional-format calcext:target-range-address="v4_3.AL10:v4_3.AL10">
            <calcext:condition calcext:apply-style-name="green1" calcext:value="=1" calcext:base-cell-address="v4_3.AL10"/>
            <calcext:condition calcext:apply-style-name="green2" calcext:value="=2" calcext:base-cell-address="v4_3.AL10"/>
            <calcext:condition calcext:apply-style-name="green4" calcext:value="=4" calcext:base-cell-address="v4_3.AL10"/>
            <calcext:condition calcext:apply-style-name="green8" calcext:value="=8" calcext:base-cell-address="v4_3.AL10"/>
            <calcext:condition calcext:apply-style-name="green16" calcext:value="=16" calcext:base-cell-address="v4_3.AL10"/>
          </calcext:conditional-format>
          <calcext:conditional-format calcext:target-range-address="v4_3.AK11:v4_3.AK11">
            <calcext:condition calcext:apply-style-name="green1" calcext:value="=1" calcext:base-cell-address="v4_3.AK11"/>
            <calcext:condition calcext:apply-style-name="green2" calcext:value="=2" calcext:base-cell-address="v4_3.AK11"/>
            <calcext:condition calcext:apply-style-name="green4" calcext:value="=4" calcext:base-cell-address="v4_3.AK11"/>
            <calcext:condition calcext:apply-style-name="green8" calcext:value="=8" calcext:base-cell-address="v4_3.AK11"/>
            <calcext:condition calcext:apply-style-name="green16" calcext:value="=16" calcext:base-cell-address="v4_3.AK11"/>
          </calcext:conditional-format>
          <calcext:conditional-format calcext:target-range-address="v4_3.AL11:v4_3.AL11">
            <calcext:condition calcext:apply-style-name="green1" calcext:value="=1" calcext:base-cell-address="v4_3.AL11"/>
            <calcext:condition calcext:apply-style-name="green2" calcext:value="=2" calcext:base-cell-address="v4_3.AL11"/>
            <calcext:condition calcext:apply-style-name="green4" calcext:value="=4" calcext:base-cell-address="v4_3.AL11"/>
            <calcext:condition calcext:apply-style-name="green8" calcext:value="=8" calcext:base-cell-address="v4_3.AL11"/>
            <calcext:condition calcext:apply-style-name="green16" calcext:value="=16" calcext:base-cell-address="v4_3.AL11"/>
          </calcext:conditional-format>
          <calcext:conditional-format calcext:target-range-address="v4_3.AK12:v4_3.AK12">
            <calcext:condition calcext:apply-style-name="green1" calcext:value="=1" calcext:base-cell-address="v4_3.AK12"/>
            <calcext:condition calcext:apply-style-name="green2" calcext:value="=2" calcext:base-cell-address="v4_3.AK12"/>
            <calcext:condition calcext:apply-style-name="green4" calcext:value="=4" calcext:base-cell-address="v4_3.AK12"/>
            <calcext:condition calcext:apply-style-name="green8" calcext:value="=8" calcext:base-cell-address="v4_3.AK12"/>
            <calcext:condition calcext:apply-style-name="green16" calcext:value="=16" calcext:base-cell-address="v4_3.AK12"/>
          </calcext:conditional-format>
          <calcext:conditional-format calcext:target-range-address="v4_3.AL12:v4_3.AL12">
            <calcext:condition calcext:apply-style-name="green1" calcext:value="=1" calcext:base-cell-address="v4_3.AL12"/>
            <calcext:condition calcext:apply-style-name="green2" calcext:value="=2" calcext:base-cell-address="v4_3.AL12"/>
            <calcext:condition calcext:apply-style-name="green4" calcext:value="=4" calcext:base-cell-address="v4_3.AL12"/>
            <calcext:condition calcext:apply-style-name="green8" calcext:value="=8" calcext:base-cell-address="v4_3.AL12"/>
            <calcext:condition calcext:apply-style-name="green16" calcext:value="=16" calcext:base-cell-address="v4_3.AL12"/>
          </calcext:conditional-format>
          <calcext:conditional-format calcext:target-range-address="v4_3.AK13:v4_3.AK13">
            <calcext:condition calcext:apply-style-name="green1" calcext:value="=1" calcext:base-cell-address="v4_3.AK13"/>
            <calcext:condition calcext:apply-style-name="green2" calcext:value="=2" calcext:base-cell-address="v4_3.AK13"/>
            <calcext:condition calcext:apply-style-name="green4" calcext:value="=4" calcext:base-cell-address="v4_3.AK13"/>
            <calcext:condition calcext:apply-style-name="green8" calcext:value="=8" calcext:base-cell-address="v4_3.AK13"/>
            <calcext:condition calcext:apply-style-name="green16" calcext:value="=16" calcext:base-cell-address="v4_3.AK13"/>
          </calcext:conditional-format>
          <calcext:conditional-format calcext:target-range-address="v4_3.AL13:v4_3.AL13">
            <calcext:condition calcext:apply-style-name="green1" calcext:value="=1" calcext:base-cell-address="v4_3.AL13"/>
            <calcext:condition calcext:apply-style-name="green2" calcext:value="=2" calcext:base-cell-address="v4_3.AL13"/>
            <calcext:condition calcext:apply-style-name="green4" calcext:value="=4" calcext:base-cell-address="v4_3.AL13"/>
            <calcext:condition calcext:apply-style-name="green8" calcext:value="=8" calcext:base-cell-address="v4_3.AL13"/>
            <calcext:condition calcext:apply-style-name="green16" calcext:value="=16" calcext:base-cell-address="v4_3.AL13"/>
          </calcext:conditional-format>
          <calcext:conditional-format calcext:target-range-address="v4_3.AK14:v4_3.AK14">
            <calcext:condition calcext:apply-style-name="green1" calcext:value="=1" calcext:base-cell-address="v4_3.AK14"/>
            <calcext:condition calcext:apply-style-name="green2" calcext:value="=2" calcext:base-cell-address="v4_3.AK14"/>
            <calcext:condition calcext:apply-style-name="green4" calcext:value="=4" calcext:base-cell-address="v4_3.AK14"/>
            <calcext:condition calcext:apply-style-name="green8" calcext:value="=8" calcext:base-cell-address="v4_3.AK14"/>
            <calcext:condition calcext:apply-style-name="green16" calcext:value="=16" calcext:base-cell-address="v4_3.AK14"/>
          </calcext:conditional-format>
          <calcext:conditional-format calcext:target-range-address="v4_3.AL14:v4_3.AL14">
            <calcext:condition calcext:apply-style-name="green1" calcext:value="=1" calcext:base-cell-address="v4_3.AL14"/>
            <calcext:condition calcext:apply-style-name="green2" calcext:value="=2" calcext:base-cell-address="v4_3.AL14"/>
            <calcext:condition calcext:apply-style-name="green4" calcext:value="=4" calcext:base-cell-address="v4_3.AL14"/>
            <calcext:condition calcext:apply-style-name="green8" calcext:value="=8" calcext:base-cell-address="v4_3.AL14"/>
            <calcext:condition calcext:apply-style-name="green16" calcext:value="=16" calcext:base-cell-address="v4_3.AL14"/>
          </calcext:conditional-format>
          <calcext:conditional-format calcext:target-range-address="v4_3.AK15:v4_3.AK15">
            <calcext:condition calcext:apply-style-name="green1" calcext:value="=1" calcext:base-cell-address="v4_3.AK15"/>
            <calcext:condition calcext:apply-style-name="green2" calcext:value="=2" calcext:base-cell-address="v4_3.AK15"/>
            <calcext:condition calcext:apply-style-name="green4" calcext:value="=4" calcext:base-cell-address="v4_3.AK15"/>
            <calcext:condition calcext:apply-style-name="green8" calcext:value="=8" calcext:base-cell-address="v4_3.AK15"/>
            <calcext:condition calcext:apply-style-name="green16" calcext:value="=16" calcext:base-cell-address="v4_3.AK15"/>
          </calcext:conditional-format>
          <calcext:conditional-format calcext:target-range-address="v4_3.AL15:v4_3.AL15">
            <calcext:condition calcext:apply-style-name="green1" calcext:value="=1" calcext:base-cell-address="v4_3.AL15"/>
            <calcext:condition calcext:apply-style-name="green2" calcext:value="=2" calcext:base-cell-address="v4_3.AL15"/>
            <calcext:condition calcext:apply-style-name="green4" calcext:value="=4" calcext:base-cell-address="v4_3.AL15"/>
            <calcext:condition calcext:apply-style-name="green8" calcext:value="=8" calcext:base-cell-address="v4_3.AL15"/>
            <calcext:condition calcext:apply-style-name="green16" calcext:value="=16" calcext:base-cell-address="v4_3.AL15"/>
          </calcext:conditional-format>
          <calcext:conditional-format calcext:target-range-address="v4_3.AK16:v4_3.AK16">
            <calcext:condition calcext:apply-style-name="green1" calcext:value="=1" calcext:base-cell-address="v4_3.AK16"/>
            <calcext:condition calcext:apply-style-name="green2" calcext:value="=2" calcext:base-cell-address="v4_3.AK16"/>
            <calcext:condition calcext:apply-style-name="green4" calcext:value="=4" calcext:base-cell-address="v4_3.AK16"/>
            <calcext:condition calcext:apply-style-name="green8" calcext:value="=8" calcext:base-cell-address="v4_3.AK16"/>
            <calcext:condition calcext:apply-style-name="green16" calcext:value="=16" calcext:base-cell-address="v4_3.AK16"/>
          </calcext:conditional-format>
          <calcext:conditional-format calcext:target-range-address="v4_3.AL16:v4_3.AL16">
            <calcext:condition calcext:apply-style-name="green1" calcext:value="=1" calcext:base-cell-address="v4_3.AL16"/>
            <calcext:condition calcext:apply-style-name="green2" calcext:value="=2" calcext:base-cell-address="v4_3.AL16"/>
            <calcext:condition calcext:apply-style-name="green4" calcext:value="=4" calcext:base-cell-address="v4_3.AL16"/>
            <calcext:condition calcext:apply-style-name="green8" calcext:value="=8" calcext:base-cell-address="v4_3.AL16"/>
            <calcext:condition calcext:apply-style-name="green16" calcext:value="=16" calcext:base-cell-address="v4_3.AL16"/>
          </calcext:conditional-format>
          <calcext:conditional-format calcext:target-range-address="v4_3.AK17:v4_3.AK17">
            <calcext:condition calcext:apply-style-name="green1" calcext:value="=1" calcext:base-cell-address="v4_3.AK17"/>
            <calcext:condition calcext:apply-style-name="green2" calcext:value="=2" calcext:base-cell-address="v4_3.AK17"/>
            <calcext:condition calcext:apply-style-name="green4" calcext:value="=4" calcext:base-cell-address="v4_3.AK17"/>
            <calcext:condition calcext:apply-style-name="green8" calcext:value="=8" calcext:base-cell-address="v4_3.AK17"/>
            <calcext:condition calcext:apply-style-name="green16" calcext:value="=16" calcext:base-cell-address="v4_3.AK17"/>
          </calcext:conditional-format>
          <calcext:conditional-format calcext:target-range-address="v4_3.AL17:v4_3.AL17">
            <calcext:condition calcext:apply-style-name="green1" calcext:value="=1" calcext:base-cell-address="v4_3.AL17"/>
            <calcext:condition calcext:apply-style-name="green2" calcext:value="=2" calcext:base-cell-address="v4_3.AL17"/>
            <calcext:condition calcext:apply-style-name="green4" calcext:value="=4" calcext:base-cell-address="v4_3.AL17"/>
            <calcext:condition calcext:apply-style-name="green8" calcext:value="=8" calcext:base-cell-address="v4_3.AL17"/>
            <calcext:condition calcext:apply-style-name="green16" calcext:value="=16" calcext:base-cell-address="v4_3.AL17"/>
          </calcext:conditional-format>
          <calcext:conditional-format calcext:target-range-address="v4_3.AK18:v4_3.AK18">
            <calcext:condition calcext:apply-style-name="green1" calcext:value="=1" calcext:base-cell-address="v4_3.AK18"/>
            <calcext:condition calcext:apply-style-name="green2" calcext:value="=2" calcext:base-cell-address="v4_3.AK18"/>
            <calcext:condition calcext:apply-style-name="green4" calcext:value="=4" calcext:base-cell-address="v4_3.AK18"/>
            <calcext:condition calcext:apply-style-name="green8" calcext:value="=8" calcext:base-cell-address="v4_3.AK18"/>
            <calcext:condition calcext:apply-style-name="green16" calcext:value="=16" calcext:base-cell-address="v4_3.AK18"/>
          </calcext:conditional-format>
          <calcext:conditional-format calcext:target-range-address="v4_3.AL18:v4_3.AL18">
            <calcext:condition calcext:apply-style-name="green1" calcext:value="=1" calcext:base-cell-address="v4_3.AL18"/>
            <calcext:condition calcext:apply-style-name="green2" calcext:value="=2" calcext:base-cell-address="v4_3.AL18"/>
            <calcext:condition calcext:apply-style-name="green4" calcext:value="=4" calcext:base-cell-address="v4_3.AL18"/>
            <calcext:condition calcext:apply-style-name="green8" calcext:value="=8" calcext:base-cell-address="v4_3.AL18"/>
            <calcext:condition calcext:apply-style-name="green16" calcext:value="=16" calcext:base-cell-address="v4_3.AL18"/>
          </calcext:conditional-format>
          <calcext:conditional-format calcext:target-range-address="v4_3.AK19:v4_3.AK19">
            <calcext:condition calcext:apply-style-name="green1" calcext:value="=1" calcext:base-cell-address="v4_3.AK19"/>
            <calcext:condition calcext:apply-style-name="green2" calcext:value="=2" calcext:base-cell-address="v4_3.AK19"/>
            <calcext:condition calcext:apply-style-name="green4" calcext:value="=4" calcext:base-cell-address="v4_3.AK19"/>
            <calcext:condition calcext:apply-style-name="green8" calcext:value="=8" calcext:base-cell-address="v4_3.AK19"/>
            <calcext:condition calcext:apply-style-name="green16" calcext:value="=16" calcext:base-cell-address="v4_3.AK19"/>
          </calcext:conditional-format>
          <calcext:conditional-format calcext:target-range-address="v4_3.AL19:v4_3.AL19">
            <calcext:condition calcext:apply-style-name="green1" calcext:value="=1" calcext:base-cell-address="v4_3.AL19"/>
            <calcext:condition calcext:apply-style-name="green2" calcext:value="=2" calcext:base-cell-address="v4_3.AL19"/>
            <calcext:condition calcext:apply-style-name="green4" calcext:value="=4" calcext:base-cell-address="v4_3.AL19"/>
            <calcext:condition calcext:apply-style-name="green8" calcext:value="=8" calcext:base-cell-address="v4_3.AL19"/>
            <calcext:condition calcext:apply-style-name="green16" calcext:value="=16" calcext:base-cell-address="v4_3.AL19"/>
          </calcext:conditional-format>
          <calcext:conditional-format calcext:target-range-address="v4_3.AK20:v4_3.AK20">
            <calcext:condition calcext:apply-style-name="green1" calcext:value="=1" calcext:base-cell-address="v4_3.AK20"/>
            <calcext:condition calcext:apply-style-name="green2" calcext:value="=2" calcext:base-cell-address="v4_3.AK20"/>
            <calcext:condition calcext:apply-style-name="green4" calcext:value="=4" calcext:base-cell-address="v4_3.AK20"/>
            <calcext:condition calcext:apply-style-name="green8" calcext:value="=8" calcext:base-cell-address="v4_3.AK20"/>
            <calcext:condition calcext:apply-style-name="green16" calcext:value="=16" calcext:base-cell-address="v4_3.AK20"/>
          </calcext:conditional-format>
          <calcext:conditional-format calcext:target-range-address="v4_3.AL20:v4_3.AL20">
            <calcext:condition calcext:apply-style-name="green1" calcext:value="=1" calcext:base-cell-address="v4_3.AL20"/>
            <calcext:condition calcext:apply-style-name="green2" calcext:value="=2" calcext:base-cell-address="v4_3.AL20"/>
            <calcext:condition calcext:apply-style-name="green4" calcext:value="=4" calcext:base-cell-address="v4_3.AL20"/>
            <calcext:condition calcext:apply-style-name="green8" calcext:value="=8" calcext:base-cell-address="v4_3.AL20"/>
            <calcext:condition calcext:apply-style-name="green16" calcext:value="=16" calcext:base-cell-address="v4_3.AL20"/>
          </calcext:conditional-format>
          <calcext:conditional-format calcext:target-range-address="v4_3.AK21:v4_3.AK21">
            <calcext:condition calcext:apply-style-name="green1" calcext:value="=1" calcext:base-cell-address="v4_3.AK21"/>
            <calcext:condition calcext:apply-style-name="green2" calcext:value="=2" calcext:base-cell-address="v4_3.AK21"/>
            <calcext:condition calcext:apply-style-name="green4" calcext:value="=4" calcext:base-cell-address="v4_3.AK21"/>
            <calcext:condition calcext:apply-style-name="green8" calcext:value="=8" calcext:base-cell-address="v4_3.AK21"/>
            <calcext:condition calcext:apply-style-name="green16" calcext:value="=16" calcext:base-cell-address="v4_3.AK21"/>
          </calcext:conditional-format>
          <calcext:conditional-format calcext:target-range-address="v4_3.AL21:v4_3.AL21">
            <calcext:condition calcext:apply-style-name="green1" calcext:value="=1" calcext:base-cell-address="v4_3.AL21"/>
            <calcext:condition calcext:apply-style-name="green2" calcext:value="=2" calcext:base-cell-address="v4_3.AL21"/>
            <calcext:condition calcext:apply-style-name="green4" calcext:value="=4" calcext:base-cell-address="v4_3.AL21"/>
            <calcext:condition calcext:apply-style-name="green8" calcext:value="=8" calcext:base-cell-address="v4_3.AL21"/>
            <calcext:condition calcext:apply-style-name="green16" calcext:value="=16" calcext:base-cell-address="v4_3.AL21"/>
          </calcext:conditional-format>
          <calcext:conditional-format calcext:target-range-address="v4_3.AK22:v4_3.AK22">
            <calcext:condition calcext:apply-style-name="green1" calcext:value="=1" calcext:base-cell-address="v4_3.AK22"/>
            <calcext:condition calcext:apply-style-name="green2" calcext:value="=2" calcext:base-cell-address="v4_3.AK22"/>
            <calcext:condition calcext:apply-style-name="green4" calcext:value="=4" calcext:base-cell-address="v4_3.AK22"/>
            <calcext:condition calcext:apply-style-name="green8" calcext:value="=8" calcext:base-cell-address="v4_3.AK22"/>
            <calcext:condition calcext:apply-style-name="green16" calcext:value="=16" calcext:base-cell-address="v4_3.AK22"/>
          </calcext:conditional-format>
          <calcext:conditional-format calcext:target-range-address="v4_3.AL22:v4_3.AL22">
            <calcext:condition calcext:apply-style-name="green1" calcext:value="=1" calcext:base-cell-address="v4_3.AL22"/>
            <calcext:condition calcext:apply-style-name="green2" calcext:value="=2" calcext:base-cell-address="v4_3.AL22"/>
            <calcext:condition calcext:apply-style-name="green4" calcext:value="=4" calcext:base-cell-address="v4_3.AL22"/>
            <calcext:condition calcext:apply-style-name="green8" calcext:value="=8" calcext:base-cell-address="v4_3.AL22"/>
            <calcext:condition calcext:apply-style-name="green16" calcext:value="=16" calcext:base-cell-address="v4_3.AL22"/>
          </calcext:conditional-format>
          <calcext:conditional-format calcext:target-range-address="v4_3.AK23:v4_3.AK23">
            <calcext:condition calcext:apply-style-name="green1" calcext:value="=1" calcext:base-cell-address="v4_3.AK23"/>
            <calcext:condition calcext:apply-style-name="green2" calcext:value="=2" calcext:base-cell-address="v4_3.AK23"/>
            <calcext:condition calcext:apply-style-name="green4" calcext:value="=4" calcext:base-cell-address="v4_3.AK23"/>
            <calcext:condition calcext:apply-style-name="green8" calcext:value="=8" calcext:base-cell-address="v4_3.AK23"/>
            <calcext:condition calcext:apply-style-name="green16" calcext:value="=16" calcext:base-cell-address="v4_3.AK23"/>
          </calcext:conditional-format>
          <calcext:conditional-format calcext:target-range-address="v4_3.AL23:v4_3.AL23">
            <calcext:condition calcext:apply-style-name="green1" calcext:value="=1" calcext:base-cell-address="v4_3.AL23"/>
            <calcext:condition calcext:apply-style-name="green2" calcext:value="=2" calcext:base-cell-address="v4_3.AL23"/>
            <calcext:condition calcext:apply-style-name="green4" calcext:value="=4" calcext:base-cell-address="v4_3.AL23"/>
            <calcext:condition calcext:apply-style-name="green8" calcext:value="=8" calcext:base-cell-address="v4_3.AL23"/>
            <calcext:condition calcext:apply-style-name="green16" calcext:value="=16" calcext:base-cell-address="v4_3.AL23"/>
          </calcext:conditional-format>
          <calcext:conditional-format calcext:target-range-address="v4_3.AK24:v4_3.AK24">
            <calcext:condition calcext:apply-style-name="green1" calcext:value="=1" calcext:base-cell-address="v4_3.AK24"/>
            <calcext:condition calcext:apply-style-name="green2" calcext:value="=2" calcext:base-cell-address="v4_3.AK24"/>
            <calcext:condition calcext:apply-style-name="green4" calcext:value="=4" calcext:base-cell-address="v4_3.AK24"/>
            <calcext:condition calcext:apply-style-name="green8" calcext:value="=8" calcext:base-cell-address="v4_3.AK24"/>
            <calcext:condition calcext:apply-style-name="green16" calcext:value="=16" calcext:base-cell-address="v4_3.AK24"/>
          </calcext:conditional-format>
          <calcext:conditional-format calcext:target-range-address="v4_3.AL24:v4_3.AL24">
            <calcext:condition calcext:apply-style-name="green1" calcext:value="=1" calcext:base-cell-address="v4_3.AL24"/>
            <calcext:condition calcext:apply-style-name="green2" calcext:value="=2" calcext:base-cell-address="v4_3.AL24"/>
            <calcext:condition calcext:apply-style-name="green4" calcext:value="=4" calcext:base-cell-address="v4_3.AL24"/>
            <calcext:condition calcext:apply-style-name="green8" calcext:value="=8" calcext:base-cell-address="v4_3.AL24"/>
            <calcext:condition calcext:apply-style-name="green16" calcext:value="=16" calcext:base-cell-address="v4_3.AL24"/>
          </calcext:conditional-format>
          <calcext:conditional-format calcext:target-range-address="v4_3.O10:v4_3.R11 v4_3.O8:v4_3.R9">
            <calcext:condition calcext:apply-style-name="Untitled1" calcext:value="=1" calcext:base-cell-address="v4_3.O8"/>
            <calcext:condition calcext:apply-style-name="Untitled2" calcext:value="=0" calcext:base-cell-address="v4_3.O8"/>
          </calcext:conditional-format>
          <calcext:conditional-format calcext:target-range-address="v4_3.O9:v4_3.R9">
            <calcext:condition calcext:apply-style-name="Untitled1" calcext:value="=1" calcext:base-cell-address="v4_3.O9"/>
            <calcext:condition calcext:apply-style-name="Untitled2" calcext:value="=0" calcext:base-cell-address="v4_3.O9"/>
          </calcext:conditional-format>
          <calcext:conditional-format calcext:target-range-address="v4_3.S8:v4_3.S8">
            <calcext:condition calcext:apply-style-name="red" calcext:value="=1" calcext:base-cell-address="v4_3.S8"/>
            <calcext:condition calcext:apply-style-name="Untitled2" calcext:value="=0" calcext:base-cell-address="v4_3.S8"/>
          </calcext:conditional-format>
          <calcext:conditional-format calcext:target-range-address="v4_3.S8:v4_3.S8">
            <calcext:condition calcext:apply-style-name="red" calcext:value="=1" calcext:base-cell-address="v4_3.S8"/>
            <calcext:condition calcext:apply-style-name="Untitled2" calcext:value="=0" calcext:base-cell-address="v4_3.S8"/>
          </calcext:conditional-format>
          <calcext:conditional-format calcext:target-range-address="v4_3.S9:v4_3.S9">
            <calcext:condition calcext:apply-style-name="red" calcext:value="=1" calcext:base-cell-address="v4_3.S9"/>
            <calcext:condition calcext:apply-style-name="Untitled2" calcext:value="=0" calcext:base-cell-address="v4_3.S9"/>
          </calcext:conditional-format>
          <calcext:conditional-format calcext:target-range-address="v4_3.S10:v4_3.S10">
            <calcext:condition calcext:apply-style-name="red" calcext:value="=1" calcext:base-cell-address="v4_3.S10"/>
            <calcext:condition calcext:apply-style-name="Untitled2" calcext:value="=0" calcext:base-cell-address="v4_3.S10"/>
          </calcext:conditional-format>
          <calcext:conditional-format calcext:target-range-address="v4_3.S11:v4_3.S11">
            <calcext:condition calcext:apply-style-name="red" calcext:value="=1" calcext:base-cell-address="v4_3.S11"/>
            <calcext:condition calcext:apply-style-name="Untitled2" calcext:value="=0" calcext:base-cell-address="v4_3.S11"/>
          </calcext:conditional-format>
        </calcext:conditional-formats>
      </table:table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ce21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7">
          <table:table-cell table:number-columns-repeated="3"/>
          <table:table-cell table:style-name="ce12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 table:style-name="ce72" office:value-type="string" calcext:value-type="string">
            <text:p>Facemaps</text:p>
          </table:table-cell>
          <table:table-cell table:style-name="ce72" office:value-type="string" calcext:value-type="string">
            <text:p>Font is inactive and why</text:p>
          </table:table-cell>
          <table:table-cell table:style-name="ce72" office:value-type="string" calcext:value-type="string">
            <text:p>Selected and how</text:p>
          </table:table-cell>
          <table:table-cell table:style-name="ce72" office:value-type="string" calcext:value-type="string">
            <text:p>Charmap button</text:p>
          </table:table-cell>
          <table:table-cell table:number-columns-repeated="3"/>
          <table:table-cell table:style-name="ce24" office:value-type="string" calcext:value-type="string">
            <text:p>State vals</text:p>
          </table:table-cell>
          <table:table-cell table:number-columns-repeated="4"/>
          <table:table-cell table:style-name="ce72" office:value-type="string" calcext:value-type="string">
            <text:p>New Facemaps</text:p>
          </table:table-cell>
          <table:table-cell table:style-name="ce72" office:value-type="string" calcext:value-type="string">
            <text:p>Font is inactive and why</text:p>
          </table:table-cell>
          <table:table-cell table:style-name="ce72" office:value-type="string" calcext:value-type="string">
            <text:p>Selected and how</text:p>
          </table:table-cell>
          <table:table-cell table:style-name="ce72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96"/>
          <table:table-cell table:style-name="ce305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table:number-columns-repeated="2"/>
          <table:table-cell table:style-name="ce135" office:value-type="string" calcext:value-type="string" table:number-columns-spanned="1" table:number-rows-spanned="2">
            <text:p>states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 table:number-columns-repeated="2"/>
          <table:table-cell table:style-name="ce135" office:value-type="string" calcext:value-type="string" table:number-columns-spanned="1" table:number-rows-spanned="2">
            <text:p>states</text:p>
          </table:table-cell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13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274" office:value-type="string" calcext:value-type="string">
            <text:p>N</text:p>
          </table:table-cell>
          <table:table-cell table:style-name="ce280" office:value-type="string" calcext:value-type="string">
            <text:p>N</text:p>
          </table:table-cell>
          <table:table-cell table:style-name="ce286" office:value-type="string" calcext:value-type="string">
            <text:p>C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table:style-name="ce28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97"/>
          <table:table-cell table:style-name="ce306"/>
          <table:table-cell table:number-columns-repeated="6"/>
          <table:table-cell table:style-name="ce76" table:number-columns-repeated="3"/>
          <table:table-cell table:number-columns-repeated="2"/>
          <table:covered-table-cell table:style-name="ce72"/>
          <table:table-cell table:style-name="ce76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13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275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7" office:value-type="string" calcext:value-type="string">
            <text:p>C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98" office:value-type="string" calcext:value-type="string">
            <text:p>N</text:p>
          </table:table-cell>
          <table:table-cell table:style-name="ce307" office:value-type="string" calcext:value-type="string">
            <text:p>N</text:p>
          </table:table-cell>
          <table:table-cell table:style-name="ce31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324"/>
          <table:table-cell/>
          <table:table-cell table:style-name="ce75" table:number-columns-repeated="3"/>
          <table:table-cell table:style-name="ce1"/>
          <table:table-cell table:style-name="ce324"/>
          <table:table-cell/>
          <table:table-cell table:style-name="ce75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71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13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276" office:value-type="string" calcext:value-type="string">
            <text:p>C</text:p>
          </table:table-cell>
          <table:table-cell table:style-name="ce282" office:value-type="string" calcext:value-type="string">
            <text:p>C</text:p>
          </table:table-cell>
          <table:table-cell table:style-name="ce288" office:value-type="string" calcext:value-type="string">
            <text:p>N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299" office:value-type="string" calcext:value-type="string">
            <text:p>N</text:p>
          </table:table-cell>
          <table:table-cell table:style-name="ce308" office:value-type="string" calcext:value-type="string">
            <text:p>N</text:p>
          </table:table-cell>
          <table:table-cell table:style-name="ce315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322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325" table:formula="of:=BITAND([.AE8];[.$Z$7])" office:value-type="float" office:value="0" calcext:value-type="float">
            <text:p>0</text:p>
          </table:table-cell>
          <table:table-cell table:style-name="ce327" table:formula="of:=BITAND([.AE8];[.$AA$7])" office:value-type="float" office:value="0" calcext:value-type="float">
            <text:p>0</text:p>
          </table:table-cell>
          <table:table-cell table:style-name="ce329" table:formula="of:=BITAND([.AE8];[.$AB$7])" office:value-type="float" office:value="0" calcext:value-type="float">
            <text:p>0</text:p>
          </table:table-cell>
          <table:table-cell table:style-name="ce331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33" table:formula="of:=BITAND([.AK8];[.$Z$7])" office:value-type="float" office:value="0" calcext:value-type="float">
            <text:p>0</text:p>
          </table:table-cell>
          <table:table-cell table:style-name="ce346" table:formula="of:=BITAND([.AK8];[.$AA$7])" office:value-type="float" office:value="0" calcext:value-type="float">
            <text:p>0</text:p>
          </table:table-cell>
          <table:table-cell table:style-name="ce359" table:formula="of:=BITAND([.AK8];[.$AB$7])" office:value-type="float" office:value="0" calcext:value-type="float">
            <text:p>0</text:p>
          </table:table-cell>
          <table:table-cell table:style-name="ce372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/>
          <table:table-cell table:style-name="ce277"/>
          <table:table-cell table:style-name="ce283"/>
          <table:table-cell table:style-name="ce289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00" office:value-type="string" calcext:value-type="string">
            <text:p>N</text:p>
          </table:table-cell>
          <table:table-cell table:style-name="ce309" office:value-type="string" calcext:value-type="string">
            <text:p>N</text:p>
          </table:table-cell>
          <table:table-cell table:style-name="ce316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322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25" table:formula="of:=BITAND([.AE9];[.$Z$7])" office:value-type="float" office:value="1" calcext:value-type="float">
            <text:p>1</text:p>
          </table:table-cell>
          <table:table-cell table:style-name="ce327" table:formula="of:=BITAND([.AE9];[.$AA$7])" office:value-type="float" office:value="1" calcext:value-type="float">
            <text:p>1</text:p>
          </table:table-cell>
          <table:table-cell table:style-name="ce329" table:formula="of:=BITAND([.AE9];[.$AB$7])" office:value-type="float" office:value="0" calcext:value-type="float">
            <text:p>0</text:p>
          </table:table-cell>
          <table:table-cell table:style-name="ce331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33" table:formula="of:=BITAND([.AK9];[.$Z$7])" office:value-type="float" office:value="1" calcext:value-type="float">
            <text:p>1</text:p>
          </table:table-cell>
          <table:table-cell table:style-name="ce346" table:formula="of:=BITAND([.AK9];[.$AA$7])" office:value-type="float" office:value="1" calcext:value-type="float">
            <text:p>1</text:p>
          </table:table-cell>
          <table:table-cell table:style-name="ce359" table:formula="of:=BITAND([.AK9];[.$AB$7])" office:value-type="float" office:value="0" calcext:value-type="float">
            <text:p>0</text:p>
          </table:table-cell>
          <table:table-cell table:style-name="ce372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270" office:value-type="float" office:value="2" calcext:value-type="float">
            <text:p>2</text:p>
          </table:table-cell>
          <table:table-cell table:style-name="ce272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20" office:value-type="string" calcext:value-type="string">
            <text:p>doAll</text:p>
          </table:table-cell>
          <table:table-cell table:style-name="ce273" office:value-type="float" office:value="0" calcext:value-type="float">
            <text:p>0</text:p>
          </table:table-cell>
          <table:table-cell table:style-name="ce278" office:value-type="string" calcext:value-type="string">
            <text:p>C</text:p>
          </table:table-cell>
          <table:table-cell table:style-name="ce284" office:value-type="string" calcext:value-type="string">
            <text:p>C</text:p>
          </table:table-cell>
          <table:table-cell table:style-name="ce290" office:value-type="string" calcext:value-type="string">
            <text:p>C</text:p>
          </table:table-cell>
          <table:table-cell table:style-name="ce17" office:value-type="string" calcext:value-type="string">
            <text:p>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301" office:value-type="string" calcext:value-type="string">
            <text:p>N</text:p>
          </table:table-cell>
          <table:table-cell table:style-name="ce310" office:value-type="string" calcext:value-type="string">
            <text:p>N</text:p>
          </table:table-cell>
          <table:table-cell table:style-name="ce317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322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322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325" table:formula="of:=BITAND([.AE10];[.$Z$7])" office:value-type="float" office:value="0" calcext:value-type="float">
            <text:p>0</text:p>
          </table:table-cell>
          <table:table-cell table:style-name="ce327" table:formula="of:=BITAND([.AE10];[.$AA$7])" office:value-type="float" office:value="2" calcext:value-type="float">
            <text:p>2</text:p>
          </table:table-cell>
          <table:table-cell table:style-name="ce329" table:formula="of:=BITAND([.AE10];[.$AB$7])" office:value-type="float" office:value="0" calcext:value-type="float">
            <text:p>0</text:p>
          </table:table-cell>
          <table:table-cell table:style-name="ce331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34" table:formula="of:=BITAND([.AK10];[.$Z$7])" office:value-type="float" office:value="1" calcext:value-type="float">
            <text:p>1</text:p>
          </table:table-cell>
          <table:table-cell table:style-name="ce347" table:formula="of:=BITAND([.AK10];[.$AA$7])" office:value-type="float" office:value="3" calcext:value-type="float">
            <text:p>3</text:p>
          </table:table-cell>
          <table:table-cell table:style-name="ce360" table:formula="of:=BITAND([.AK10];[.$AB$7])" office:value-type="float" office:value="0" calcext:value-type="float">
            <text:p>0</text:p>
          </table:table-cell>
          <table:table-cell table:style-name="ce373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20" office:value-type="string" calcext:value-type="string">
            <text:p>1<text:span text:style-name="T1">st</text:span> time</text:p>
          </table:table-cell>
          <table:table-cell table:style-name="ce273" office:value-type="string" calcext:value-type="string">
            <text:p>?</text:p>
          </table:table-cell>
          <table:table-cell table:style-name="ce279" office:value-type="string" calcext:value-type="string">
            <text:p>N</text:p>
          </table:table-cell>
          <table:table-cell table:style-name="ce285" office:value-type="string" calcext:value-type="string">
            <text:p>N</text:p>
          </table:table-cell>
          <table:table-cell table:style-name="ce291" office:value-type="string" calcext:value-type="string">
            <text:p>N</text:p>
          </table:table-cell>
          <table:table-cell table:style-name="ce17" office:value-type="string" calcext:value-type="string">
            <text:p>?</text:p>
          </table:table-cell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22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322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325" table:formula="of:=BITAND([.AE11];[.$Z$7])" office:value-type="float" office:value="1" calcext:value-type="float">
            <text:p>1</text:p>
          </table:table-cell>
          <table:table-cell table:style-name="ce327" table:formula="of:=BITAND([.AE11];[.$AA$7])" office:value-type="float" office:value="3" calcext:value-type="float">
            <text:p>3</text:p>
          </table:table-cell>
          <table:table-cell table:style-name="ce329" table:formula="of:=BITAND([.AE11];[.$AB$7])" office:value-type="float" office:value="0" calcext:value-type="float">
            <text:p>0</text:p>
          </table:table-cell>
          <table:table-cell table:style-name="ce331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335" table:formula="of:=BITAND([.AK11];[.$Z$7])" office:value-type="float" office:value="1" calcext:value-type="float">
            <text:p>1</text:p>
          </table:table-cell>
          <table:table-cell table:style-name="ce348" table:formula="of:=BITAND([.AK11];[.$AA$7])" office:value-type="float" office:value="1" calcext:value-type="float">
            <text:p>1</text:p>
          </table:table-cell>
          <table:table-cell table:style-name="ce361" table:formula="of:=BITAND([.AK11];[.$AB$7])" office:value-type="float" office:value="4" calcext:value-type="float">
            <text:p>4</text:p>
          </table:table-cell>
          <table:table-cell table:style-name="ce374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294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2" office:value-type="string" calcext:value-type="string">
            <text:p>N</text:p>
          </table:table-cell>
          <table:table-cell table:style-name="ce311" office:value-type="string" calcext:value-type="string">
            <text:p>C</text:p>
          </table:table-cell>
          <table:table-cell table:style-name="ce318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322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325" table:formula="of:=BITAND([.AE12];[.$Z$7])" office:value-type="float" office:value="0" calcext:value-type="float">
            <text:p>0</text:p>
          </table:table-cell>
          <table:table-cell table:style-name="ce327" table:formula="of:=BITAND([.AE12];[.$AA$7])" office:value-type="float" office:value="0" calcext:value-type="float">
            <text:p>0</text:p>
          </table:table-cell>
          <table:table-cell table:style-name="ce329" table:formula="of:=BITAND([.AE12];[.$AB$7])" office:value-type="float" office:value="4" calcext:value-type="float">
            <text:p>4</text:p>
          </table:table-cell>
          <table:table-cell table:style-name="ce331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36" table:formula="of:=BITAND([.AK12];[.$Z$7])" office:value-type="float" office:value="1" calcext:value-type="float">
            <text:p>1</text:p>
          </table:table-cell>
          <table:table-cell table:style-name="ce349" table:formula="of:=BITAND([.AK12];[.$AA$7])" office:value-type="float" office:value="3" calcext:value-type="float">
            <text:p>3</text:p>
          </table:table-cell>
          <table:table-cell table:style-name="ce362" table:formula="of:=BITAND([.AK12];[.$AB$7])" office:value-type="float" office:value="4" calcext:value-type="float">
            <text:p>4</text:p>
          </table:table-cell>
          <table:table-cell table:style-name="ce375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295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3" office:value-type="string" calcext:value-type="string">
            <text:p>N</text:p>
          </table:table-cell>
          <table:table-cell table:style-name="ce312" office:value-type="string" calcext:value-type="string">
            <text:p>C</text:p>
          </table:table-cell>
          <table:table-cell table:style-name="ce319" office:value-type="string" calcext:value-type="string">
            <text:p>N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322" table:formula="of:=BITAND([.Y13];[.$AA$7])" office:value-type="float" office:value="2" calcext:value-type="float">
            <text:p>2</text:p>
          </table:table-cell>
          <table:table-cell table:style-name="ce322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25" table:formula="of:=BITAND([.AE13];[.$Z$7])" office:value-type="float" office:value="1" calcext:value-type="float">
            <text:p>1</text:p>
          </table:table-cell>
          <table:table-cell table:style-name="ce327" table:formula="of:=BITAND([.AE13];[.$AA$7])" office:value-type="float" office:value="1" calcext:value-type="float">
            <text:p>1</text:p>
          </table:table-cell>
          <table:table-cell table:style-name="ce329" table:formula="of:=BITAND([.AE13];[.$AB$7])" office:value-type="float" office:value="4" calcext:value-type="float">
            <text:p>4</text:p>
          </table:table-cell>
          <table:table-cell table:style-name="ce331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37" table:formula="of:=BITAND([.AK13];[.$Z$7])" office:value-type="float" office:value="1" calcext:value-type="float">
            <text:p>1</text:p>
          </table:table-cell>
          <table:table-cell table:style-name="ce350" table:formula="of:=BITAND([.AK13];[.$AA$7])" office:value-type="float" office:value="1" calcext:value-type="float">
            <text:p>1</text:p>
          </table:table-cell>
          <table:table-cell table:style-name="ce363" table:formula="of:=BITAND([.AK13];[.$AB$7])" office:value-type="float" office:value="0" calcext:value-type="float">
            <text:p>0</text:p>
          </table:table-cell>
          <table:table-cell table:style-name="ce376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23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322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325" table:formula="of:=BITAND([.AE14];[.$Z$7])" office:value-type="float" office:value="0" calcext:value-type="float">
            <text:p>0</text:p>
          </table:table-cell>
          <table:table-cell table:style-name="ce327" table:formula="of:=BITAND([.AE14];[.$AA$7])" office:value-type="float" office:value="2" calcext:value-type="float">
            <text:p>2</text:p>
          </table:table-cell>
          <table:table-cell table:style-name="ce329" table:formula="of:=BITAND([.AE14];[.$AB$7])" office:value-type="float" office:value="4" calcext:value-type="float">
            <text:p>4</text:p>
          </table:table-cell>
          <table:table-cell table:style-name="ce331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38" table:formula="of:=BITAND([.AK14];[.$Z$7])" office:value-type="float" office:value="1" calcext:value-type="float">
            <text:p>1</text:p>
          </table:table-cell>
          <table:table-cell table:style-name="ce351" table:formula="of:=BITAND([.AK14];[.$AA$7])" office:value-type="float" office:value="3" calcext:value-type="float">
            <text:p>3</text:p>
          </table:table-cell>
          <table:table-cell table:style-name="ce364" table:formula="of:=BITAND([.AK14];[.$AB$7])" office:value-type="float" office:value="0" calcext:value-type="float">
            <text:p>0</text:p>
          </table:table-cell>
          <table:table-cell table:style-name="ce377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4" office:value-type="string" calcext:value-type="string">
            <text:p>C</text:p>
          </table:table-cell>
          <table:table-cell table:style-name="ce313" office:value-type="string" calcext:value-type="string">
            <text:p>C</text:p>
          </table:table-cell>
          <table:table-cell table:style-name="ce320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25" table:formula="of:=BITAND([.AE15];[.$Z$7])" office:value-type="float" office:value="1" calcext:value-type="float">
            <text:p>1</text:p>
          </table:table-cell>
          <table:table-cell table:style-name="ce327" table:formula="of:=BITAND([.AE15];[.$AA$7])" office:value-type="float" office:value="3" calcext:value-type="float">
            <text:p>3</text:p>
          </table:table-cell>
          <table:table-cell table:style-name="ce329" table:formula="of:=BITAND([.AE15];[.$AB$7])" office:value-type="float" office:value="4" calcext:value-type="float">
            <text:p>4</text:p>
          </table:table-cell>
          <table:table-cell table:style-name="ce331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339" table:formula="of:=BITAND([.AK15];[.$Z$7])" office:value-type="float" office:value="1" calcext:value-type="float">
            <text:p>1</text:p>
          </table:table-cell>
          <table:table-cell table:style-name="ce352" table:formula="of:=BITAND([.AK15];[.$AA$7])" office:value-type="float" office:value="1" calcext:value-type="float">
            <text:p>1</text:p>
          </table:table-cell>
          <table:table-cell table:style-name="ce365" table:formula="of:=BITAND([.AK15];[.$AB$7])" office:value-type="float" office:value="4" calcext:value-type="float">
            <text:p>4</text:p>
          </table:table-cell>
          <table:table-cell table:style-name="ce378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109" table:formula="of:=BITAND([.Y16];[.$AB$7])" office:value-type="float" office:value="0" calcext:value-type="float">
            <text:p>0</text:p>
          </table:table-cell>
          <table:table-cell table:style-name="ce322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326" table:formula="of:=BITAND([.AE17];[.$Z$7])" office:value-type="float" office:value="0" calcext:value-type="float">
            <text:p>0</text:p>
          </table:table-cell>
          <table:table-cell table:style-name="ce328" table:formula="of:=BITAND([.AE17];[.$AA$7])" office:value-type="float" office:value="0" calcext:value-type="float">
            <text:p>0</text:p>
          </table:table-cell>
          <table:table-cell table:style-name="ce330" table:formula="of:=BITAND([.AE17];[.$AB$7])" office:value-type="float" office:value="0" calcext:value-type="float">
            <text:p>0</text:p>
          </table:table-cell>
          <table:table-cell table:style-name="ce332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09" table:formula="of:=BITAND([.AK17];[.$Z$7])" office:value-type="float" office:value="1" calcext:value-type="float">
            <text:p>1</text:p>
          </table:table-cell>
          <table:table-cell table:style-name="ce109" table:formula="of:=BITAND([.AK17];[.$AA$7])" office:value-type="float" office:value="3" calcext:value-type="float">
            <text:p>3</text:p>
          </table:table-cell>
          <table:table-cell table:style-name="ce109" table:formula="of:=BITAND([.AK17];[.$AB$7])" office:value-type="float" office:value="4" calcext:value-type="float">
            <text:p>4</text:p>
          </table:table-cell>
          <table:table-cell table:style-name="ce109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18"/>
          <table:table-cell table:style-name="ce321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23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323"/>
          <table:table-cell/>
          <table:table-cell table:style-name="ce1" office:value-type="float" office:value="9" calcext:value-type="float">
            <text:p>9</text:p>
          </table:table-cell>
          <table:table-cell table:style-name="ce326" table:formula="of:=BITAND([.AE18];[.$Z$7])" office:value-type="float" office:value="1" calcext:value-type="float">
            <text:p>1</text:p>
          </table:table-cell>
          <table:table-cell table:style-name="ce328" table:formula="of:=BITAND([.AE18];[.$AA$7])" office:value-type="float" office:value="1" calcext:value-type="float">
            <text:p>1</text:p>
          </table:table-cell>
          <table:table-cell table:style-name="ce330" table:formula="of:=BITAND([.AE18];[.$AB$7])" office:value-type="float" office:value="0" calcext:value-type="float">
            <text:p>0</text:p>
          </table:table-cell>
          <table:table-cell table:style-name="ce332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40" table:formula="of:=BITAND([.AK18];[.$Z$7])" office:value-type="float" office:value="0" calcext:value-type="float">
            <text:p>0</text:p>
          </table:table-cell>
          <table:table-cell table:style-name="ce353" table:formula="of:=BITAND([.AK18];[.$AA$7])" office:value-type="float" office:value="2" calcext:value-type="float">
            <text:p>2</text:p>
          </table:table-cell>
          <table:table-cell table:style-name="ce366" table:formula="of:=BITAND([.AK18];[.$AB$7])" office:value-type="float" office:value="0" calcext:value-type="float">
            <text:p>0</text:p>
          </table:table-cell>
          <table:table-cell table:style-name="ce379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323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323"/>
          <table:table-cell/>
          <table:table-cell table:style-name="ce1" office:value-type="float" office:value="10" calcext:value-type="float">
            <text:p>10</text:p>
          </table:table-cell>
          <table:table-cell table:style-name="ce326" table:formula="of:=BITAND([.AE19];[.$Z$7])" office:value-type="float" office:value="0" calcext:value-type="float">
            <text:p>0</text:p>
          </table:table-cell>
          <table:table-cell table:style-name="ce328" table:formula="of:=BITAND([.AE19];[.$AA$7])" office:value-type="float" office:value="2" calcext:value-type="float">
            <text:p>2</text:p>
          </table:table-cell>
          <table:table-cell table:style-name="ce330" table:formula="of:=BITAND([.AE19];[.$AB$7])" office:value-type="float" office:value="0" calcext:value-type="float">
            <text:p>0</text:p>
          </table:table-cell>
          <table:table-cell table:style-name="ce332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41" table:formula="of:=BITAND([.AK19];[.$Z$7])" office:value-type="float" office:value="0" calcext:value-type="float">
            <text:p>0</text:p>
          </table:table-cell>
          <table:table-cell table:style-name="ce354" table:formula="of:=BITAND([.AK19];[.$AA$7])" office:value-type="float" office:value="2" calcext:value-type="float">
            <text:p>2</text:p>
          </table:table-cell>
          <table:table-cell table:style-name="ce367" table:formula="of:=BITAND([.AK19];[.$AB$7])" office:value-type="float" office:value="4" calcext:value-type="float">
            <text:p>4</text:p>
          </table:table-cell>
          <table:table-cell table:style-name="ce380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25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323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323"/>
          <table:table-cell/>
          <table:table-cell table:style-name="ce1" office:value-type="float" office:value="11" calcext:value-type="float">
            <text:p>11</text:p>
          </table:table-cell>
          <table:table-cell table:style-name="ce326" table:formula="of:=BITAND([.AE20];[.$Z$7])" office:value-type="float" office:value="1" calcext:value-type="float">
            <text:p>1</text:p>
          </table:table-cell>
          <table:table-cell table:style-name="ce328" table:formula="of:=BITAND([.AE20];[.$AA$7])" office:value-type="float" office:value="3" calcext:value-type="float">
            <text:p>3</text:p>
          </table:table-cell>
          <table:table-cell table:style-name="ce330" table:formula="of:=BITAND([.AE20];[.$AB$7])" office:value-type="float" office:value="0" calcext:value-type="float">
            <text:p>0</text:p>
          </table:table-cell>
          <table:table-cell table:style-name="ce332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09" table:formula="of:=BITAND([.AK20];[.$Z$7])" office:value-type="float" office:value="0" calcext:value-type="float">
            <text:p>0</text:p>
          </table:table-cell>
          <table:table-cell table:style-name="ce109" table:formula="of:=BITAND([.AK20];[.$AA$7])" office:value-type="float" office:value="2" calcext:value-type="float">
            <text:p>2</text:p>
          </table:table-cell>
          <table:table-cell table:style-name="ce109" table:formula="of:=BITAND([.AK20];[.$AB$7])" office:value-type="float" office:value="0" calcext:value-type="float">
            <text:p>0</text:p>
          </table:table-cell>
          <table:table-cell table:style-name="ce109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323" table:formula="of:=BITAND([.Y21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2" calcext:value-type="float">
            <text:p>12</text:p>
          </table:table-cell>
          <table:table-cell table:style-name="ce326" table:formula="of:=BITAND([.AE21];[.$Z$7])" office:value-type="float" office:value="0" calcext:value-type="float">
            <text:p>0</text:p>
          </table:table-cell>
          <table:table-cell table:style-name="ce328" table:formula="of:=BITAND([.AE21];[.$AA$7])" office:value-type="float" office:value="0" calcext:value-type="float">
            <text:p>0</text:p>
          </table:table-cell>
          <table:table-cell table:style-name="ce330" table:formula="of:=BITAND([.AE21];[.$AB$7])" office:value-type="float" office:value="4" calcext:value-type="float">
            <text:p>4</text:p>
          </table:table-cell>
          <table:table-cell table:style-name="ce332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342" table:formula="of:=BITAND([.AK21];[.$Z$7])" office:value-type="float" office:value="0" calcext:value-type="float">
            <text:p>0</text:p>
          </table:table-cell>
          <table:table-cell table:style-name="ce355" table:formula="of:=BITAND([.AK21];[.$AA$7])" office:value-type="float" office:value="2" calcext:value-type="float">
            <text:p>2</text:p>
          </table:table-cell>
          <table:table-cell table:style-name="ce368" table:formula="of:=BITAND([.AK21];[.$AB$7])" office:value-type="float" office:value="4" calcext:value-type="float">
            <text:p>4</text:p>
          </table:table-cell>
          <table:table-cell table:style-name="ce381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activechanged</text:p>
          </table:table-cell>
          <table:table-cell table:style-name="ce16" office:value-type="string" calcext:value-type="string">
            <text:p>A</text:p>
          </table:table-cell>
          <table:table-cell table:number-columns-repeated="7"/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6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323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3" calcext:value-type="float">
            <text:p>13</text:p>
          </table:table-cell>
          <table:table-cell table:style-name="ce326" table:formula="of:=BITAND([.AE22];[.$Z$7])" office:value-type="float" office:value="1" calcext:value-type="float">
            <text:p>1</text:p>
          </table:table-cell>
          <table:table-cell table:style-name="ce328" table:formula="of:=BITAND([.AE22];[.$AA$7])" office:value-type="float" office:value="1" calcext:value-type="float">
            <text:p>1</text:p>
          </table:table-cell>
          <table:table-cell table:style-name="ce330" table:formula="of:=BITAND([.AE22];[.$AB$7])" office:value-type="float" office:value="4" calcext:value-type="float">
            <text:p>4</text:p>
          </table:table-cell>
          <table:table-cell table:style-name="ce332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43" table:formula="of:=BITAND([.AK22];[.$Z$7])" office:value-type="float" office:value="0" calcext:value-type="float">
            <text:p>0</text:p>
          </table:table-cell>
          <table:table-cell table:style-name="ce356" table:formula="of:=BITAND([.AK22];[.$AA$7])" office:value-type="float" office:value="0" calcext:value-type="float">
            <text:p>0</text:p>
          </table:table-cell>
          <table:table-cell table:style-name="ce369" table:formula="of:=BITAND([.AK22];[.$AB$7])" office:value-type="float" office:value="4" calcext:value-type="float">
            <text:p>4</text:p>
          </table:table-cell>
          <table:table-cell table:style-name="ce382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textchanged</text:p>
          </table:table-cell>
          <table:table-cell table:style-name="ce16" office:value-type="string" calcext:value-type="string">
            <text:p>B</text:p>
          </table:table-cell>
          <table:table-cell table:number-columns-repeated="7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323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4" calcext:value-type="float">
            <text:p>14</text:p>
          </table:table-cell>
          <table:table-cell table:style-name="ce326" table:formula="of:=BITAND([.AE23];[.$Z$7])" office:value-type="float" office:value="0" calcext:value-type="float">
            <text:p>0</text:p>
          </table:table-cell>
          <table:table-cell table:style-name="ce328" table:formula="of:=BITAND([.AE23];[.$AA$7])" office:value-type="float" office:value="2" calcext:value-type="float">
            <text:p>2</text:p>
          </table:table-cell>
          <table:table-cell table:style-name="ce330" table:formula="of:=BITAND([.AE23];[.$AB$7])" office:value-type="float" office:value="4" calcext:value-type="float">
            <text:p>4</text:p>
          </table:table-cell>
          <table:table-cell table:style-name="ce332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344" table:formula="of:=BITAND([.AK23];[.$Z$7])" office:value-type="float" office:value="0" calcext:value-type="float">
            <text:p>0</text:p>
          </table:table-cell>
          <table:table-cell table:style-name="ce357" table:formula="of:=BITAND([.AK23];[.$AA$7])" office:value-type="float" office:value="0" calcext:value-type="float">
            <text:p>0</text:p>
          </table:table-cell>
          <table:table-cell table:style-name="ce370" table:formula="of:=BITAND([.AK23];[.$AB$7])" office:value-type="float" office:value="4" calcext:value-type="float">
            <text:p>4</text:p>
          </table:table-cell>
          <table:table-cell table:style-name="ce383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pointschanged</text:p>
          </table:table-cell>
          <table:table-cell table:style-name="ce16" office:value-type="string" calcext:value-type="string">
            <text:p>B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67" table:formula="of:=BITAND([.Q22];[.Q23])" office:value-type="float" office:value="1" calcext:value-type="float">
            <text:p>1</text:p>
          </table:table-cell>
          <table:table-cell table:style-name="ce66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323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323"/>
          <table:table-cell/>
          <table:table-cell table:style-name="ce1" office:value-type="float" office:value="15" calcext:value-type="float">
            <text:p>15</text:p>
          </table:table-cell>
          <table:table-cell table:style-name="ce326" table:formula="of:=BITAND([.AE24];[.$Z$7])" office:value-type="float" office:value="1" calcext:value-type="float">
            <text:p>1</text:p>
          </table:table-cell>
          <table:table-cell table:style-name="ce328" table:formula="of:=BITAND([.AE24];[.$AA$7])" office:value-type="float" office:value="3" calcext:value-type="float">
            <text:p>3</text:p>
          </table:table-cell>
          <table:table-cell table:style-name="ce330" table:formula="of:=BITAND([.AE24];[.$AB$7])" office:value-type="float" office:value="4" calcext:value-type="float">
            <text:p>4</text:p>
          </table:table-cell>
          <table:table-cell table:style-name="ce332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45" table:formula="of:=BITAND([.AK24];[.$Z$7])" office:value-type="float" office:value="0" calcext:value-type="float">
            <text:p>0</text:p>
          </table:table-cell>
          <table:table-cell table:style-name="ce358" table:formula="of:=BITAND([.AK24];[.$AA$7])" office:value-type="float" office:value="0" calcext:value-type="float">
            <text:p>0</text:p>
          </table:table-cell>
          <table:table-cell table:style-name="ce371" table:formula="of:=BITAND([.AK24];[.$AB$7])" office:value-type="float" office:value="0" calcext:value-type="float">
            <text:p>0</text:p>
          </table:table-cell>
          <table:table-cell table:style-name="ce384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1" office:value-type="string" calcext:value-type="string">
            <text:p>tickedchanged</text:p>
          </table:table-cell>
          <table:table-cell table:style-name="ce16"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number-columns-repeated="12"/>
          <table:table-cell table:style-name="ce2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6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6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20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6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66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6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7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20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3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293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_2.R5:v4_2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AF8:v4_2.AF15">
            <calcext:condition calcext:apply-style-name="Untitled3" calcext:value="=1" calcext:base-cell-address="v4_2.AF8"/>
          </calcext:conditional-format>
          <calcext:conditional-format calcext:target-range-address="v4_2.AG8:v4_2.AG15">
            <calcext:condition calcext:apply-style-name="Untitled4" calcext:value="=2" calcext:base-cell-address="v4_2.AG8"/>
          </calcext:conditional-format>
          <calcext:conditional-format calcext:target-range-address="v4_2.AH8:v4_2.AH15">
            <calcext:condition calcext:apply-style-name="Untitled5" calcext:value="=4" calcext:base-cell-address="v4_2.AH8"/>
          </calcext:conditional-format>
          <calcext:conditional-format calcext:target-range-address="v4_2.AI8:v4_2.AI15">
            <calcext:condition calcext:apply-style-name="Untitled6" calcext:value="=8" calcext:base-cell-address="v4_2.AI8"/>
          </calcext:conditional-format>
          <calcext:conditional-format calcext:target-range-address="v4_2.AL8:v4_2.AL9">
            <calcext:condition calcext:apply-style-name="Untitled3" calcext:value="=1" calcext:base-cell-address="v4_2.AL8"/>
          </calcext:conditional-format>
          <calcext:conditional-format calcext:target-range-address="v4_2.AM8:v4_2.AM9">
            <calcext:condition calcext:apply-style-name="Untitled4" calcext:value="=2" calcext:base-cell-address="v4_2.AM8"/>
          </calcext:conditional-format>
          <calcext:conditional-format calcext:target-range-address="v4_2.AN8:v4_2.AN9">
            <calcext:condition calcext:apply-style-name="Untitled5" calcext:value="=4" calcext:base-cell-address="v4_2.AN8"/>
          </calcext:conditional-format>
          <calcext:conditional-format calcext:target-range-address="v4_2.AO8:v4_2.AO9">
            <calcext:condition calcext:apply-style-name="Untitled6" calcext:value="=8" calcext:base-cell-address="v4_2.AO8"/>
          </calcext:conditional-format>
          <calcext:conditional-format calcext:target-range-address="v4_2.AL10:v4_2.AL10">
            <calcext:condition calcext:apply-style-name="Untitled3" calcext:value="=1" calcext:base-cell-address="v4_2.AL10"/>
          </calcext:conditional-format>
          <calcext:conditional-format calcext:target-range-address="v4_2.AM10:v4_2.AM10">
            <calcext:condition calcext:apply-style-name="Untitled4" calcext:value="=2" calcext:base-cell-address="v4_2.AM10"/>
          </calcext:conditional-format>
          <calcext:conditional-format calcext:target-range-address="v4_2.AN10:v4_2.AN10">
            <calcext:condition calcext:apply-style-name="Untitled5" calcext:value="=4" calcext:base-cell-address="v4_2.AN10"/>
          </calcext:conditional-format>
          <calcext:conditional-format calcext:target-range-address="v4_2.AO10:v4_2.AO10">
            <calcext:condition calcext:apply-style-name="Untitled6" calcext:value="=8" calcext:base-cell-address="v4_2.AO10"/>
          </calcext:conditional-format>
          <calcext:conditional-format calcext:target-range-address="v4_2.AL11:v4_2.AL11">
            <calcext:condition calcext:apply-style-name="Untitled3" calcext:value="=1" calcext:base-cell-address="v4_2.AL11"/>
          </calcext:conditional-format>
          <calcext:conditional-format calcext:target-range-address="v4_2.AM11:v4_2.AM11">
            <calcext:condition calcext:apply-style-name="Untitled4" calcext:value="=2" calcext:base-cell-address="v4_2.AM11"/>
          </calcext:conditional-format>
          <calcext:conditional-format calcext:target-range-address="v4_2.AN11:v4_2.AN11">
            <calcext:condition calcext:apply-style-name="Untitled5" calcext:value="=4" calcext:base-cell-address="v4_2.AN11"/>
          </calcext:conditional-format>
          <calcext:conditional-format calcext:target-range-address="v4_2.AO11:v4_2.AO11">
            <calcext:condition calcext:apply-style-name="Untitled6" calcext:value="=8" calcext:base-cell-address="v4_2.AO11"/>
          </calcext:conditional-format>
          <calcext:conditional-format calcext:target-range-address="v4_2.AL12:v4_2.AL12">
            <calcext:condition calcext:apply-style-name="Untitled3" calcext:value="=1" calcext:base-cell-address="v4_2.AL12"/>
          </calcext:conditional-format>
          <calcext:conditional-format calcext:target-range-address="v4_2.AM12:v4_2.AM12">
            <calcext:condition calcext:apply-style-name="Untitled4" calcext:value="=2" calcext:base-cell-address="v4_2.AM12"/>
          </calcext:conditional-format>
          <calcext:conditional-format calcext:target-range-address="v4_2.AN12:v4_2.AN12">
            <calcext:condition calcext:apply-style-name="Untitled5" calcext:value="=4" calcext:base-cell-address="v4_2.AN12"/>
          </calcext:conditional-format>
          <calcext:conditional-format calcext:target-range-address="v4_2.AO12:v4_2.AO12">
            <calcext:condition calcext:apply-style-name="Untitled6" calcext:value="=8" calcext:base-cell-address="v4_2.AO12"/>
          </calcext:conditional-format>
          <calcext:conditional-format calcext:target-range-address="v4_2.AL13:v4_2.AL13">
            <calcext:condition calcext:apply-style-name="Untitled3" calcext:value="=1" calcext:base-cell-address="v4_2.AL13"/>
          </calcext:conditional-format>
          <calcext:conditional-format calcext:target-range-address="v4_2.AM13:v4_2.AM13">
            <calcext:condition calcext:apply-style-name="Untitled4" calcext:value="=2" calcext:base-cell-address="v4_2.AM13"/>
          </calcext:conditional-format>
          <calcext:conditional-format calcext:target-range-address="v4_2.AN13:v4_2.AN13">
            <calcext:condition calcext:apply-style-name="Untitled5" calcext:value="=4" calcext:base-cell-address="v4_2.AN13"/>
          </calcext:conditional-format>
          <calcext:conditional-format calcext:target-range-address="v4_2.AO13:v4_2.AO13">
            <calcext:condition calcext:apply-style-name="Untitled6" calcext:value="=8" calcext:base-cell-address="v4_2.AO13"/>
          </calcext:conditional-format>
          <calcext:conditional-format calcext:target-range-address="v4_2.AL14:v4_2.AL14">
            <calcext:condition calcext:apply-style-name="Untitled3" calcext:value="=1" calcext:base-cell-address="v4_2.AL14"/>
          </calcext:conditional-format>
          <calcext:conditional-format calcext:target-range-address="v4_2.AM14:v4_2.AM14">
            <calcext:condition calcext:apply-style-name="Untitled4" calcext:value="=2" calcext:base-cell-address="v4_2.AM14"/>
          </calcext:conditional-format>
          <calcext:conditional-format calcext:target-range-address="v4_2.AN14:v4_2.AN14">
            <calcext:condition calcext:apply-style-name="Untitled5" calcext:value="=4" calcext:base-cell-address="v4_2.AN14"/>
          </calcext:conditional-format>
          <calcext:conditional-format calcext:target-range-address="v4_2.AO14:v4_2.AO14">
            <calcext:condition calcext:apply-style-name="Untitled6" calcext:value="=8" calcext:base-cell-address="v4_2.AO14"/>
          </calcext:conditional-format>
          <calcext:conditional-format calcext:target-range-address="v4_2.AL15:v4_2.AL15">
            <calcext:condition calcext:apply-style-name="Untitled3" calcext:value="=1" calcext:base-cell-address="v4_2.AL15"/>
          </calcext:conditional-format>
          <calcext:conditional-format calcext:target-range-address="v4_2.AM15:v4_2.AM15">
            <calcext:condition calcext:apply-style-name="Untitled4" calcext:value="=2" calcext:base-cell-address="v4_2.AM15"/>
          </calcext:conditional-format>
          <calcext:conditional-format calcext:target-range-address="v4_2.AN15:v4_2.AN15">
            <calcext:condition calcext:apply-style-name="Untitled5" calcext:value="=4" calcext:base-cell-address="v4_2.AN15"/>
          </calcext:conditional-format>
          <calcext:conditional-format calcext:target-range-address="v4_2.AO15:v4_2.AO15">
            <calcext:condition calcext:apply-style-name="Untitled6" calcext:value="=8" calcext:base-cell-address="v4_2.AO15"/>
          </calcext:conditional-format>
          <calcext:conditional-format calcext:target-range-address="v4_2.S6:v4_2.S7">
            <calcext:condition calcext:apply-style-name="Untitled1" calcext:value="=&quot;N&quot;" calcext:base-cell-address="v4_2.S6"/>
            <calcext:condition calcext:apply-style-name="Untitled2" calcext:value="=&quot;C&quot;" calcext:base-cell-address="v4_2.S6"/>
          </calcext:conditional-format>
          <calcext:conditional-format calcext:target-range-address="v4_2.S5:v4_2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AF17:v4_2.AF24">
            <calcext:condition calcext:apply-style-name="Untitled3" calcext:value="=1" calcext:base-cell-address="v4_2.AF17"/>
          </calcext:conditional-format>
          <calcext:conditional-format calcext:target-range-address="v4_2.AG17:v4_2.AG24">
            <calcext:condition calcext:apply-style-name="Untitled4" calcext:value="=2" calcext:base-cell-address="v4_2.AG17"/>
          </calcext:conditional-format>
          <calcext:conditional-format calcext:target-range-address="v4_2.AH17:v4_2.AH24">
            <calcext:condition calcext:apply-style-name="Untitled5" calcext:value="=4" calcext:base-cell-address="v4_2.AH17"/>
          </calcext:conditional-format>
          <calcext:conditional-format calcext:target-range-address="v4_2.AI17:v4_2.AI24">
            <calcext:condition calcext:apply-style-name="Untitled6" calcext:value="=8" calcext:base-cell-address="v4_2.AI17"/>
          </calcext:conditional-format>
          <calcext:conditional-format calcext:target-range-address="v4_2.AL18:v4_2.AL18">
            <calcext:condition calcext:apply-style-name="Untitled3" calcext:value="=1" calcext:base-cell-address="v4_2.AL18"/>
          </calcext:conditional-format>
          <calcext:conditional-format calcext:target-range-address="v4_2.AM18:v4_2.AM18">
            <calcext:condition calcext:apply-style-name="Untitled4" calcext:value="=2" calcext:base-cell-address="v4_2.AM18"/>
          </calcext:conditional-format>
          <calcext:conditional-format calcext:target-range-address="v4_2.AN18:v4_2.AN18">
            <calcext:condition calcext:apply-style-name="Untitled5" calcext:value="=4" calcext:base-cell-address="v4_2.AN18"/>
          </calcext:conditional-format>
          <calcext:conditional-format calcext:target-range-address="v4_2.AO18:v4_2.AO18">
            <calcext:condition calcext:apply-style-name="Untitled6" calcext:value="=8" calcext:base-cell-address="v4_2.AO18"/>
          </calcext:conditional-format>
          <calcext:conditional-format calcext:target-range-address="v4_2.AL21:v4_2.AL21">
            <calcext:condition calcext:apply-style-name="Untitled3" calcext:value="=1" calcext:base-cell-address="v4_2.AL21"/>
          </calcext:conditional-format>
          <calcext:conditional-format calcext:target-range-address="v4_2.AM21:v4_2.AM21">
            <calcext:condition calcext:apply-style-name="Untitled4" calcext:value="=2" calcext:base-cell-address="v4_2.AM21"/>
          </calcext:conditional-format>
          <calcext:conditional-format calcext:target-range-address="v4_2.AN21:v4_2.AN21">
            <calcext:condition calcext:apply-style-name="Untitled5" calcext:value="=4" calcext:base-cell-address="v4_2.AN21"/>
          </calcext:conditional-format>
          <calcext:conditional-format calcext:target-range-address="v4_2.AO21:v4_2.AO21">
            <calcext:condition calcext:apply-style-name="Untitled6" calcext:value="=8" calcext:base-cell-address="v4_2.AO21"/>
          </calcext:conditional-format>
          <calcext:conditional-format calcext:target-range-address="v4_2.AL22:v4_2.AL22">
            <calcext:condition calcext:apply-style-name="Untitled3" calcext:value="=1" calcext:base-cell-address="v4_2.AL22"/>
          </calcext:conditional-format>
          <calcext:conditional-format calcext:target-range-address="v4_2.AM22:v4_2.AM22">
            <calcext:condition calcext:apply-style-name="Untitled4" calcext:value="=2" calcext:base-cell-address="v4_2.AM22"/>
          </calcext:conditional-format>
          <calcext:conditional-format calcext:target-range-address="v4_2.AN22:v4_2.AN22">
            <calcext:condition calcext:apply-style-name="Untitled5" calcext:value="=4" calcext:base-cell-address="v4_2.AN22"/>
          </calcext:conditional-format>
          <calcext:conditional-format calcext:target-range-address="v4_2.AO22:v4_2.AO22">
            <calcext:condition calcext:apply-style-name="Untitled6" calcext:value="=8" calcext:base-cell-address="v4_2.AO22"/>
          </calcext:conditional-format>
          <calcext:conditional-format calcext:target-range-address="v4_2.AL23:v4_2.AL23">
            <calcext:condition calcext:apply-style-name="Untitled3" calcext:value="=1" calcext:base-cell-address="v4_2.AL23"/>
          </calcext:conditional-format>
          <calcext:conditional-format calcext:target-range-address="v4_2.AM23:v4_2.AM23">
            <calcext:condition calcext:apply-style-name="Untitled4" calcext:value="=2" calcext:base-cell-address="v4_2.AM23"/>
          </calcext:conditional-format>
          <calcext:conditional-format calcext:target-range-address="v4_2.AN23:v4_2.AN23">
            <calcext:condition calcext:apply-style-name="Untitled5" calcext:value="=4" calcext:base-cell-address="v4_2.AN23"/>
          </calcext:conditional-format>
          <calcext:conditional-format calcext:target-range-address="v4_2.AO23:v4_2.AO23">
            <calcext:condition calcext:apply-style-name="Untitled6" calcext:value="=8" calcext:base-cell-address="v4_2.AO23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19:v4_2.AL19">
            <calcext:condition calcext:apply-style-name="Untitled3" calcext:value="=1" calcext:base-cell-address="v4_2.AL19"/>
          </calcext:conditional-format>
          <calcext:conditional-format calcext:target-range-address="v4_2.AM19:v4_2.AM19">
            <calcext:condition calcext:apply-style-name="Untitled4" calcext:value="=2" calcext:base-cell-address="v4_2.AM19"/>
          </calcext:conditional-format>
          <calcext:conditional-format calcext:target-range-address="v4_2.AN19:v4_2.AN19">
            <calcext:condition calcext:apply-style-name="Untitled5" calcext:value="=4" calcext:base-cell-address="v4_2.AN19"/>
          </calcext:conditional-format>
          <calcext:conditional-format calcext:target-range-address="v4_2.AO19:v4_2.AO19">
            <calcext:condition calcext:apply-style-name="Untitled6" calcext:value="=8" calcext:base-cell-address="v4_2.AO19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L13:v4_2.L13">
            <calcext:condition calcext:apply-style-name="Untitled1" calcext:value="=&quot;N&quot;" calcext:base-cell-address="v4_2.L13"/>
            <calcext:condition calcext:apply-style-name="Untitled2" calcext:value="=&quot;C&quot;" calcext:base-cell-address="v4_2.L13"/>
          </calcext:conditional-format>
          <calcext:conditional-format calcext:target-range-address="v4_2.L12:v4_2.L12">
            <calcext:condition calcext:apply-style-name="Untitled1" calcext:value="=&quot;N&quot;" calcext:base-cell-address="v4_2.L12"/>
            <calcext:condition calcext:apply-style-name="Untitled2" calcext:value="=&quot;C&quot;" calcext:base-cell-address="v4_2.L12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8:v4_2.H8">
            <calcext:condition calcext:apply-style-name="Untitled2" calcext:value="contains-text(0)" calcext:base-cell-address="v4_2.H8"/>
          </calcext:conditional-format>
          <calcext:conditional-format calcext:target-range-address="v4_2.H8:v4_2.H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5:v4_2.R15">
            <calcext:condition calcext:apply-style-name="Untitled1" calcext:value="=&quot;N&quot;" calcext:base-cell-address="v4_2.R15"/>
            <calcext:condition calcext:apply-style-name="Untitled2" calcext:value="=&quot;C&quot;" calcext:base-cell-address="v4_2.R15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</calcext:conditional-formats>
      </table:table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8" table:default-cell-style-name="ce21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8">
          <table:table-cell table:number-columns-repeated="4"/>
          <table:table-cell table:style-name="ce15" office:value-type="string" calcext:value-type="string">
            <text:p>OR Mask value</text:p>
          </table:table-cell>
          <table:table-cell table:style-name="ce72" office:value-type="string" calcext:value-type="string">
            <text:p>Facemaps</text:p>
          </table:table-cell>
          <table:table-cell table:style-name="ce72" office:value-type="string" calcext:value-type="string">
            <text:p>Captions</text:p>
          </table:table-cell>
          <table:table-cell table:style-name="ce72" office:value-type="string" calcext:value-type="string">
            <text:p>Green tick</text:p>
          </table:table-cell>
          <table:table-cell table:style-name="ce72" office:value-type="string" calcext:value-type="string">
            <text:p>“This font is..”</text:p>
          </table:table-cell>
          <table:table-cell table:style-name="ce72" office:value-type="string" calcext:value-type="string">
            <text:p>Tick/Cross or None</text:p>
          </table:table-cell>
          <table:table-cell table:style-name="ce72" office:value-type="string" calcext:value-type="string">
            <text:p>Charmap button</text:p>
          </table:table-cell>
          <table:table-cell table:style-name="ce74" office:value-type="string" calcext:value-type="string">
            <text:p>Blocks</text:p>
          </table:table-cell>
          <table:table-cell table:style-name="ce24" office:value-type="string" calcext:value-type="string">
            <text:p>State vals</text:p>
          </table:table-cell>
          <table:table-cell table:number-columns-repeated="4"/>
          <table:table-cell table:style-name="ce72" office:value-type="string" calcext:value-type="string">
            <text:p>New Facemaps</text:p>
          </table:table-cell>
          <table:table-cell table:style-name="ce72" office:value-type="string" calcext:value-type="string">
            <text:p>New Captions</text:p>
          </table:table-cell>
          <table:table-cell table:style-name="ce72" office:value-type="string" calcext:value-type="string">
            <text:p>New Green tick</text:p>
          </table:table-cell>
          <table:table-cell table:style-name="ce72" office:value-type="string" calcext:value-type="string">
            <text:p>New “This font”</text:p>
          </table:table-cell>
          <table:table-cell table:style-name="ce72" office:value-type="string" calcext:value-type="string">
            <text:p>Selected</text:p>
          </table:table-cell>
          <table:table-cell table:style-name="ce72"/>
          <table:table-cell/>
          <table:table-cell table:style-name="ce74" office:value-type="string" calcext:value-type="string">
            <text:p>states OR codes</text:p>
          </table:table-cell>
          <table:table-cell table:style-name="ce11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21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22"/>
          <table:table-cell table:style-name="ce433"/>
          <table:table-cell table:style-name="ce444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72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70" office:value-type="string" calcext:value-type="string">
            <text:p>A</text:p>
          </table:table-cell>
          <table:table-cell table:style-name="ce170" office:value-type="string" calcext:value-type="string">
            <text:p>B</text:p>
          </table:table-cell>
          <table:table-cell table:style-name="ce170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9">
          <table:table-cell office:value-type="string" calcext:value-type="string">
            <text:p>Layer #</text:p>
          </table:table-cell>
          <table:table-cell table:number-columns-repeated="2"/>
          <table:table-cell table:style-name="ce385" office:value-type="string" calcext:value-type="string">
            <text:p>activechanged</text:p>
          </table:table-cell>
          <table:table-cell table:style-name="ce16" office:value-type="float" office:value="1" calcext:value-type="float">
            <text:p>1</text:p>
          </table:table-cell>
          <table:table-cell table:style-name="ce386" office:value-type="string" calcext:value-type="string">
            <text:p>N</text:p>
          </table:table-cell>
          <table:table-cell table:style-name="ce392" office:value-type="string" calcext:value-type="string">
            <text:p>N</text:p>
          </table:table-cell>
          <table:table-cell table:style-name="ce398" office:value-type="string" calcext:value-type="string">
            <text:p>N</text:p>
          </table:table-cell>
          <table:table-cell table:style-name="ce404" office:value-type="string" calcext:value-type="string">
            <text:p>N</text:p>
          </table:table-cell>
          <table:table-cell table:style-name="ce410" office:value-type="string" calcext:value-type="string">
            <text:p>C</text:p>
          </table:table-cell>
          <table:table-cell table:style-name="ce416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28" office:value-type="string" calcext:value-type="string">
            <text:p>Bit #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23"/>
          <table:table-cell table:style-name="ce434"/>
          <table:table-cell table:style-name="ce445" table:number-columns-repeated="2"/>
          <table:table-cell table:number-columns-repeated="4"/>
          <table:table-cell table:style-name="ce76" table:number-columns-repeated="3"/>
          <table:table-cell table:number-columns-repeated="2"/>
          <table:table-cell table:style-name="ce72" office:value-type="string" calcext:value-type="string">
            <text:p>states</text:p>
          </table:table-cell>
          <table:table-cell table:style-name="ce76" table:number-columns-repeated="3"/>
          <table:table-cell table:number-columns-repeated="2"/>
          <table:table-cell table:style-name="ce72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385" office:value-type="string" calcext:value-type="string">
            <text:p>pointsizechanged</text:p>
          </table:table-cell>
          <table:table-cell table:style-name="ce16" office:value-type="float" office:value="2" calcext:value-type="float">
            <text:p>2</text:p>
          </table:table-cell>
          <table:table-cell table:style-name="ce387" office:value-type="string" calcext:value-type="string">
            <text:p>N</text:p>
          </table:table-cell>
          <table:table-cell table:style-name="ce393" office:value-type="string" calcext:value-type="string">
            <text:p>N</text:p>
          </table:table-cell>
          <table:table-cell table:style-name="ce399" office:value-type="string" calcext:value-type="string">
            <text:p>C</text:p>
          </table:table-cell>
          <table:table-cell table:style-name="ce405" office:value-type="string" calcext:value-type="string">
            <text:p>C</text:p>
          </table:table-cell>
          <table:table-cell table:style-name="ce411" office:value-type="string" calcext:value-type="string">
            <text:p>C</text:p>
          </table:table-cell>
          <table:table-cell table:style-name="ce417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24" office:value-type="string" calcext:value-type="string">
            <text:p>N</text:p>
          </table:table-cell>
          <table:table-cell table:style-name="ce435" office:value-type="string" calcext:value-type="string">
            <text:p>N</text:p>
          </table:table-cell>
          <table:table-cell table:number-columns-repeated="2" table:style-name="ce446" office:value-type="string" calcext:value-type="string">
            <text:p>N</text:p>
          </table:table-cell>
          <table:table-cell table:style-name="ce45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324"/>
          <table:table-cell/>
          <table:table-cell table:style-name="ce75" table:number-columns-repeated="3"/>
          <table:table-cell table:style-name="ce1"/>
          <table:table-cell table:style-name="ce324"/>
          <table:table-cell/>
          <table:table-cell table:style-name="ce75"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385" office:value-type="string" calcext:value-type="string">
            <text:p>textchanged</text:p>
          </table:table-cell>
          <table:table-cell table:style-name="ce16" office:value-type="float" office:value="4" calcext:value-type="float">
            <text:p>4</text:p>
          </table:table-cell>
          <table:table-cell table:style-name="ce388" office:value-type="string" calcext:value-type="string">
            <text:p>N</text:p>
          </table:table-cell>
          <table:table-cell table:style-name="ce394" office:value-type="string" calcext:value-type="string">
            <text:p>C</text:p>
          </table:table-cell>
          <table:table-cell table:style-name="ce400" office:value-type="string" calcext:value-type="string">
            <text:p>C</text:p>
          </table:table-cell>
          <table:table-cell table:style-name="ce406" office:value-type="string" calcext:value-type="string">
            <text:p>C</text:p>
          </table:table-cell>
          <table:table-cell table:style-name="ce412" office:value-type="string" calcext:value-type="string">
            <text:p>C</text:p>
          </table:table-cell>
          <table:table-cell table:style-name="ce418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425" office:value-type="string" calcext:value-type="string">
            <text:p>N</text:p>
          </table:table-cell>
          <table:table-cell table:style-name="ce436" office:value-type="string" calcext:value-type="string">
            <text:p>N</text:p>
          </table:table-cell>
          <table:table-cell table:number-columns-repeated="2" table:style-name="ce447" office:value-type="string" calcext:value-type="string">
            <text:p>N</text:p>
          </table:table-cell>
          <table:table-cell table:style-name="ce460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322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67" table:formula="of:=BITAND([.AE8];[.$Z$7])" office:value-type="float" office:value="0" calcext:value-type="float">
            <text:p>0</text:p>
          </table:table-cell>
          <table:table-cell table:style-name="ce468" table:formula="of:=BITAND([.AE8];[.$AA$7])" office:value-type="float" office:value="0" calcext:value-type="float">
            <text:p>0</text:p>
          </table:table-cell>
          <table:table-cell table:style-name="ce469" table:formula="of:=BITAND([.AE8];[.$AB$7])" office:value-type="float" office:value="0" calcext:value-type="float">
            <text:p>0</text:p>
          </table:table-cell>
          <table:table-cell table:style-name="ce470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471" table:formula="of:=BITAND([.AK8];[.$Z$7])" office:value-type="float" office:value="0" calcext:value-type="float">
            <text:p>0</text:p>
          </table:table-cell>
          <table:table-cell table:style-name="ce485" table:formula="of:=BITAND([.AK8];[.$AA$7])" office:value-type="float" office:value="0" calcext:value-type="float">
            <text:p>0</text:p>
          </table:table-cell>
          <table:table-cell table:style-name="ce499" table:formula="of:=BITAND([.AK8];[.$AB$7])" office:value-type="float" office:value="0" calcext:value-type="float">
            <text:p>0</text:p>
          </table:table-cell>
          <table:table-cell table:style-name="ce513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385" office:value-type="string" calcext:value-type="string">
            <text:p>tickedchanged</text:p>
          </table:table-cell>
          <table:table-cell table:style-name="ce16" office:value-type="float" office:value="8" calcext:value-type="float">
            <text:p>8</text:p>
          </table:table-cell>
          <table:table-cell table:style-name="ce389" office:value-type="string" calcext:value-type="string">
            <text:p>C</text:p>
          </table:table-cell>
          <table:table-cell table:style-name="ce395" office:value-type="string" calcext:value-type="string">
            <text:p>C</text:p>
          </table:table-cell>
          <table:table-cell table:style-name="ce401" office:value-type="string" calcext:value-type="string">
            <text:p>C</text:p>
          </table:table-cell>
          <table:table-cell table:style-name="ce407" office:value-type="string" calcext:value-type="string">
            <text:p>C</text:p>
          </table:table-cell>
          <table:table-cell table:style-name="ce413" office:value-type="string" calcext:value-type="string">
            <text:p>N</text:p>
          </table:table-cell>
          <table:table-cell table:style-name="ce418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26" office:value-type="string" calcext:value-type="string">
            <text:p>N</text:p>
          </table:table-cell>
          <table:table-cell table:style-name="ce437" office:value-type="string" calcext:value-type="string">
            <text:p>N</text:p>
          </table:table-cell>
          <table:table-cell table:number-columns-repeated="2" table:style-name="ce448" office:value-type="string" calcext:value-type="string">
            <text:p>N</text:p>
          </table:table-cell>
          <table:table-cell table:style-name="ce461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322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67" table:formula="of:=BITAND([.AE9];[.$Z$7])" office:value-type="float" office:value="1" calcext:value-type="float">
            <text:p>1</text:p>
          </table:table-cell>
          <table:table-cell table:style-name="ce468" table:formula="of:=BITAND([.AE9];[.$AA$7])" office:value-type="float" office:value="1" calcext:value-type="float">
            <text:p>1</text:p>
          </table:table-cell>
          <table:table-cell table:style-name="ce469" table:formula="of:=BITAND([.AE9];[.$AB$7])" office:value-type="float" office:value="1" calcext:value-type="float">
            <text:p>1</text:p>
          </table:table-cell>
          <table:table-cell table:style-name="ce470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71" table:formula="of:=BITAND([.AK9];[.$Z$7])" office:value-type="float" office:value="1" calcext:value-type="float">
            <text:p>1</text:p>
          </table:table-cell>
          <table:table-cell table:style-name="ce485" table:formula="of:=BITAND([.AK9];[.$AA$7])" office:value-type="float" office:value="1" calcext:value-type="float">
            <text:p>1</text:p>
          </table:table-cell>
          <table:table-cell table:style-name="ce499" table:formula="of:=BITAND([.AK9];[.$AB$7])" office:value-type="float" office:value="1" calcext:value-type="float">
            <text:p>1</text:p>
          </table:table-cell>
          <table:table-cell table:style-name="ce513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427" office:value-type="string" calcext:value-type="string">
            <text:p>N</text:p>
          </table:table-cell>
          <table:table-cell table:style-name="ce438" office:value-type="string" calcext:value-type="string">
            <text:p>N</text:p>
          </table:table-cell>
          <table:table-cell table:number-columns-repeated="2" table:style-name="ce449" office:value-type="string" calcext:value-type="string">
            <text:p>N</text:p>
          </table:table-cell>
          <table:table-cell table:style-name="ce462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322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67" table:formula="of:=BITAND([.AE10];[.$Z$7])" office:value-type="float" office:value="0" calcext:value-type="float">
            <text:p>0</text:p>
          </table:table-cell>
          <table:table-cell table:style-name="ce468" table:formula="of:=BITAND([.AE10];[.$AA$7])" office:value-type="float" office:value="2" calcext:value-type="float">
            <text:p>2</text:p>
          </table:table-cell>
          <table:table-cell table:style-name="ce469" table:formula="of:=BITAND([.AE10];[.$AB$7])" office:value-type="float" office:value="2" calcext:value-type="float">
            <text:p>2</text:p>
          </table:table-cell>
          <table:table-cell table:style-name="ce470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72" table:formula="of:=BITAND([.AK10];[.$Z$7])" office:value-type="float" office:value="1" calcext:value-type="float">
            <text:p>1</text:p>
          </table:table-cell>
          <table:table-cell table:style-name="ce486" table:formula="of:=BITAND([.AK10];[.$AA$7])" office:value-type="float" office:value="3" calcext:value-type="float">
            <text:p>3</text:p>
          </table:table-cell>
          <table:table-cell table:style-name="ce500" table:formula="of:=BITAND([.AK10];[.$AB$7])" office:value-type="float" office:value="3" calcext:value-type="float">
            <text:p>3</text:p>
          </table:table-cell>
          <table:table-cell table:style-name="ce514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428"/>
          <table:table-cell table:style-name="ce439"/>
          <table:table-cell table:style-name="ce450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22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67" table:formula="of:=BITAND([.AE11];[.$Z$7])" office:value-type="float" office:value="1" calcext:value-type="float">
            <text:p>1</text:p>
          </table:table-cell>
          <table:table-cell table:style-name="ce468" table:formula="of:=BITAND([.AE11];[.$AA$7])" office:value-type="float" office:value="3" calcext:value-type="float">
            <text:p>3</text:p>
          </table:table-cell>
          <table:table-cell table:style-name="ce469" table:formula="of:=BITAND([.AE11];[.$AB$7])" office:value-type="float" office:value="3" calcext:value-type="float">
            <text:p>3</text:p>
          </table:table-cell>
          <table:table-cell table:style-name="ce470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473" table:formula="of:=BITAND([.AK11];[.$Z$7])" office:value-type="float" office:value="1" calcext:value-type="float">
            <text:p>1</text:p>
          </table:table-cell>
          <table:table-cell table:style-name="ce487" table:formula="of:=BITAND([.AK11];[.$AA$7])" office:value-type="float" office:value="1" calcext:value-type="float">
            <text:p>1</text:p>
          </table:table-cell>
          <table:table-cell table:style-name="ce501" table:formula="of:=BITAND([.AK11];[.$AB$7])" office:value-type="float" office:value="5" calcext:value-type="float">
            <text:p>5</text:p>
          </table:table-cell>
          <table:table-cell table:style-name="ce515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20" office:value-type="string" calcext:value-type="string">
            <text:p>everythingchanged</text:p>
          </table:table-cell>
          <table:table-cell table:style-name="ce273" office:value-type="float" office:value="0" calcext:value-type="float">
            <text:p>0</text:p>
          </table:table-cell>
          <table:table-cell table:style-name="ce390" office:value-type="string" calcext:value-type="string">
            <text:p>C</text:p>
          </table:table-cell>
          <table:table-cell table:style-name="ce396" office:value-type="string" calcext:value-type="string">
            <text:p>C</text:p>
          </table:table-cell>
          <table:table-cell table:style-name="ce402" office:value-type="string" calcext:value-type="string">
            <text:p>C</text:p>
          </table:table-cell>
          <table:table-cell table:style-name="ce408" office:value-type="string" calcext:value-type="string">
            <text:p>C</text:p>
          </table:table-cell>
          <table:table-cell table:style-name="ce414" office:value-type="string" calcext:value-type="string">
            <text:p>C</text:p>
          </table:table-cell>
          <table:table-cell table:style-name="ce419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29" office:value-type="string" calcext:value-type="string">
            <text:p>N</text:p>
          </table:table-cell>
          <table:table-cell table:style-name="ce440" office:value-type="string" calcext:value-type="string">
            <text:p>N</text:p>
          </table:table-cell>
          <table:table-cell table:style-name="ce451" office:value-type="string" calcext:value-type="string">
            <text:p>C</text:p>
          </table:table-cell>
          <table:table-cell table:style-name="ce455" office:value-type="string" calcext:value-type="string">
            <text:p>C</text:p>
          </table:table-cell>
          <table:table-cell table:style-name="ce463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322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67" table:formula="of:=BITAND([.AE12];[.$Z$7])" office:value-type="float" office:value="0" calcext:value-type="float">
            <text:p>0</text:p>
          </table:table-cell>
          <table:table-cell table:style-name="ce468" table:formula="of:=BITAND([.AE12];[.$AA$7])" office:value-type="float" office:value="0" calcext:value-type="float">
            <text:p>0</text:p>
          </table:table-cell>
          <table:table-cell table:style-name="ce469" table:formula="of:=BITAND([.AE12];[.$AB$7])" office:value-type="float" office:value="4" calcext:value-type="float">
            <text:p>4</text:p>
          </table:table-cell>
          <table:table-cell table:style-name="ce470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74" table:formula="of:=BITAND([.AK12];[.$Z$7])" office:value-type="float" office:value="1" calcext:value-type="float">
            <text:p>1</text:p>
          </table:table-cell>
          <table:table-cell table:style-name="ce488" table:formula="of:=BITAND([.AK12];[.$AA$7])" office:value-type="float" office:value="3" calcext:value-type="float">
            <text:p>3</text:p>
          </table:table-cell>
          <table:table-cell table:style-name="ce502" table:formula="of:=BITAND([.AK12];[.$AB$7])" office:value-type="float" office:value="7" calcext:value-type="float">
            <text:p>7</text:p>
          </table:table-cell>
          <table:table-cell table:style-name="ce516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20" office:value-type="string" calcext:value-type="string">
            <text:p>1<text:span text:style-name="T1">st</text:span> time</text:p>
          </table:table-cell>
          <table:table-cell table:style-name="ce273" office:value-type="string" calcext:value-type="string">
            <text:p>?</text:p>
          </table:table-cell>
          <table:table-cell table:style-name="ce391" office:value-type="string" calcext:value-type="string">
            <text:p>N</text:p>
          </table:table-cell>
          <table:table-cell table:style-name="ce397" office:value-type="string" calcext:value-type="string">
            <text:p>N</text:p>
          </table:table-cell>
          <table:table-cell table:style-name="ce403" office:value-type="string" calcext:value-type="string">
            <text:p>N</text:p>
          </table:table-cell>
          <table:table-cell table:style-name="ce409" office:value-type="string" calcext:value-type="string">
            <text:p>N</text:p>
          </table:table-cell>
          <table:table-cell table:style-name="ce415" office:value-type="string" calcext:value-type="string">
            <text:p>N</text:p>
          </table:table-cell>
          <table:table-cell table:style-name="ce419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0" office:value-type="string" calcext:value-type="string">
            <text:p>N</text:p>
          </table:table-cell>
          <table:table-cell table:style-name="ce441" office:value-type="string" calcext:value-type="string">
            <text:p>N</text:p>
          </table:table-cell>
          <table:table-cell table:style-name="ce452" office:value-type="string" calcext:value-type="string">
            <text:p>C</text:p>
          </table:table-cell>
          <table:table-cell table:style-name="ce456" office:value-type="string" calcext:value-type="string">
            <text:p>C</text:p>
          </table:table-cell>
          <table:table-cell table:style-name="ce464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322" table:formula="of:=BITAND([.Y13];[.$AA$7])" office:value-type="float" office:value="2" calcext:value-type="float">
            <text:p>2</text:p>
          </table:table-cell>
          <table:table-cell table:style-name="ce67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67" table:formula="of:=BITAND([.AE13];[.$Z$7])" office:value-type="float" office:value="1" calcext:value-type="float">
            <text:p>1</text:p>
          </table:table-cell>
          <table:table-cell table:style-name="ce468" table:formula="of:=BITAND([.AE13];[.$AA$7])" office:value-type="float" office:value="1" calcext:value-type="float">
            <text:p>1</text:p>
          </table:table-cell>
          <table:table-cell table:style-name="ce469" table:formula="of:=BITAND([.AE13];[.$AB$7])" office:value-type="float" office:value="5" calcext:value-type="float">
            <text:p>5</text:p>
          </table:table-cell>
          <table:table-cell table:style-name="ce470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75" table:formula="of:=BITAND([.AK13];[.$Z$7])" office:value-type="float" office:value="1" calcext:value-type="float">
            <text:p>1</text:p>
          </table:table-cell>
          <table:table-cell table:style-name="ce489" table:formula="of:=BITAND([.AK13];[.$AA$7])" office:value-type="float" office:value="1" calcext:value-type="float">
            <text:p>1</text:p>
          </table:table-cell>
          <table:table-cell table:style-name="ce503" table:formula="of:=BITAND([.AK13];[.$AB$7])" office:value-type="float" office:value="1" calcext:value-type="float">
            <text:p>1</text:p>
          </table:table-cell>
          <table:table-cell table:style-name="ce517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420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322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67" table:formula="of:=BITAND([.AE14];[.$Z$7])" office:value-type="float" office:value="0" calcext:value-type="float">
            <text:p>0</text:p>
          </table:table-cell>
          <table:table-cell table:style-name="ce468" table:formula="of:=BITAND([.AE14];[.$AA$7])" office:value-type="float" office:value="2" calcext:value-type="float">
            <text:p>2</text:p>
          </table:table-cell>
          <table:table-cell table:style-name="ce469" table:formula="of:=BITAND([.AE14];[.$AB$7])" office:value-type="float" office:value="6" calcext:value-type="float">
            <text:p>6</text:p>
          </table:table-cell>
          <table:table-cell table:style-name="ce470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476" table:formula="of:=BITAND([.AK14];[.$Z$7])" office:value-type="float" office:value="1" calcext:value-type="float">
            <text:p>1</text:p>
          </table:table-cell>
          <table:table-cell table:style-name="ce490" table:formula="of:=BITAND([.AK14];[.$AA$7])" office:value-type="float" office:value="3" calcext:value-type="float">
            <text:p>3</text:p>
          </table:table-cell>
          <table:table-cell table:style-name="ce504" table:formula="of:=BITAND([.AK14];[.$AB$7])" office:value-type="float" office:value="3" calcext:value-type="float">
            <text:p>3</text:p>
          </table:table-cell>
          <table:table-cell table:style-name="ce518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421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1" office:value-type="string" calcext:value-type="string">
            <text:p>N</text:p>
          </table:table-cell>
          <table:table-cell table:style-name="ce442" office:value-type="string" calcext:value-type="string">
            <text:p>C</text:p>
          </table:table-cell>
          <table:table-cell table:style-name="ce453" office:value-type="string" calcext:value-type="string">
            <text:p>C</text:p>
          </table:table-cell>
          <table:table-cell table:style-name="ce457" office:value-type="string" calcext:value-type="string">
            <text:p>C</text:p>
          </table:table-cell>
          <table:table-cell table:style-name="ce46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09" table:formula="of:=BITAND([.Y15];[.$AB$7])" office:value-type="float" office:value="0" calcext:value-type="float">
            <text:p>0</text:p>
          </table:table-cell>
          <table:table-cell table:style-name="ce322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467" table:formula="of:=BITAND([.AE15];[.$Z$7])" office:value-type="float" office:value="1" calcext:value-type="float">
            <text:p>1</text:p>
          </table:table-cell>
          <table:table-cell table:style-name="ce468" table:formula="of:=BITAND([.AE15];[.$AA$7])" office:value-type="float" office:value="3" calcext:value-type="float">
            <text:p>3</text:p>
          </table:table-cell>
          <table:table-cell table:style-name="ce469" table:formula="of:=BITAND([.AE15];[.$AB$7])" office:value-type="float" office:value="7" calcext:value-type="float">
            <text:p>7</text:p>
          </table:table-cell>
          <table:table-cell table:style-name="ce470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477" table:formula="of:=BITAND([.AK15];[.$Z$7])" office:value-type="float" office:value="1" calcext:value-type="float">
            <text:p>1</text:p>
          </table:table-cell>
          <table:table-cell table:style-name="ce491" table:formula="of:=BITAND([.AK15];[.$AA$7])" office:value-type="float" office:value="1" calcext:value-type="float">
            <text:p>1</text:p>
          </table:table-cell>
          <table:table-cell table:style-name="ce505" table:formula="of:=BITAND([.AK15];[.$AB$7])" office:value-type="float" office:value="5" calcext:value-type="float">
            <text:p>5</text:p>
          </table:table-cell>
          <table:table-cell table:style-name="ce519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467" table:formula="of:=BITAND([.AE16];[.$Z$7])" office:value-type="float" office:value="0" calcext:value-type="float">
            <text:p>0</text:p>
          </table:table-cell>
          <table:table-cell table:style-name="ce468" table:formula="of:=BITAND([.AE16];[.$AA$7])" office:value-type="float" office:value="0" calcext:value-type="float">
            <text:p>0</text:p>
          </table:table-cell>
          <table:table-cell table:style-name="ce469" table:formula="of:=BITAND([.AE16];[.$AB$7])" office:value-type="float" office:value="0" calcext:value-type="float">
            <text:p>0</text:p>
          </table:table-cell>
          <table:table-cell table:style-name="ce470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478" table:formula="of:=BITAND([.AK16];[.$Z$7])" office:value-type="float" office:value="1" calcext:value-type="float">
            <text:p>1</text:p>
          </table:table-cell>
          <table:table-cell table:style-name="ce492" table:formula="of:=BITAND([.AK16];[.$AA$7])" office:value-type="float" office:value="3" calcext:value-type="float">
            <text:p>3</text:p>
          </table:table-cell>
          <table:table-cell table:style-name="ce506" table:formula="of:=BITAND([.AK16];[.$AB$7])" office:value-type="float" office:value="7" calcext:value-type="float">
            <text:p>7</text:p>
          </table:table-cell>
          <table:table-cell table:style-name="ce520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2" office:value-type="string" calcext:value-type="string">
            <text:p>C</text:p>
          </table:table-cell>
          <table:table-cell table:style-name="ce443" office:value-type="string" calcext:value-type="string">
            <text:p>C</text:p>
          </table:table-cell>
          <table:table-cell table:style-name="ce454" office:value-type="string" calcext:value-type="string">
            <text:p>C</text:p>
          </table:table-cell>
          <table:table-cell table:style-name="ce458" office:value-type="string" calcext:value-type="string">
            <text:p>C</text:p>
          </table:table-cell>
          <table:table-cell table:style-name="ce466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67" table:formula="of:=BITAND([.AE17];[.$Z$7])" office:value-type="float" office:value="1" calcext:value-type="float">
            <text:p>1</text:p>
          </table:table-cell>
          <table:table-cell table:style-name="ce468" table:formula="of:=BITAND([.AE17];[.$AA$7])" office:value-type="float" office:value="1" calcext:value-type="float">
            <text:p>1</text:p>
          </table:table-cell>
          <table:table-cell table:style-name="ce469" table:formula="of:=BITAND([.AE17];[.$AB$7])" office:value-type="float" office:value="1" calcext:value-type="float">
            <text:p>1</text:p>
          </table:table-cell>
          <table:table-cell table:style-name="ce470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79" table:formula="of:=BITAND([.AK17];[.$Z$7])" office:value-type="float" office:value="0" calcext:value-type="float">
            <text:p>0</text:p>
          </table:table-cell>
          <table:table-cell table:style-name="ce493" table:formula="of:=BITAND([.AK17];[.$AA$7])" office:value-type="float" office:value="2" calcext:value-type="float">
            <text:p>2</text:p>
          </table:table-cell>
          <table:table-cell table:style-name="ce507" table:formula="of:=BITAND([.AK17];[.$AB$7])" office:value-type="float" office:value="2" calcext:value-type="float">
            <text:p>2</text:p>
          </table:table-cell>
          <table:table-cell table:style-name="ce521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323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323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67" table:formula="of:=BITAND([.AE18];[.$Z$7])" office:value-type="float" office:value="0" calcext:value-type="float">
            <text:p>0</text:p>
          </table:table-cell>
          <table:table-cell table:style-name="ce468" table:formula="of:=BITAND([.AE18];[.$AA$7])" office:value-type="float" office:value="2" calcext:value-type="float">
            <text:p>2</text:p>
          </table:table-cell>
          <table:table-cell table:style-name="ce469" table:formula="of:=BITAND([.AE18];[.$AB$7])" office:value-type="float" office:value="2" calcext:value-type="float">
            <text:p>2</text:p>
          </table:table-cell>
          <table:table-cell table:style-name="ce470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9" table:formula="of:=BITAND([.AK18];[.$Z$7])" office:value-type="float" office:value="0" calcext:value-type="float">
            <text:p>0</text:p>
          </table:table-cell>
          <table:table-cell table:style-name="ce109" table:formula="of:=BITAND([.AK18];[.$AA$7])" office:value-type="float" office:value="2" calcext:value-type="float">
            <text:p>2</text:p>
          </table:table-cell>
          <table:table-cell table:style-name="ce109" table:formula="of:=BITAND([.AK18];[.$AB$7])" office:value-type="float" office:value="6" calcext:value-type="float">
            <text:p>6</text:p>
          </table:table-cell>
          <table:table-cell table:style-name="ce109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323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323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467" table:formula="of:=BITAND([.AE19];[.$Z$7])" office:value-type="float" office:value="1" calcext:value-type="float">
            <text:p>1</text:p>
          </table:table-cell>
          <table:table-cell table:style-name="ce468" table:formula="of:=BITAND([.AE19];[.$AA$7])" office:value-type="float" office:value="3" calcext:value-type="float">
            <text:p>3</text:p>
          </table:table-cell>
          <table:table-cell table:style-name="ce469" table:formula="of:=BITAND([.AE19];[.$AB$7])" office:value-type="float" office:value="3" calcext:value-type="float">
            <text:p>3</text:p>
          </table:table-cell>
          <table:table-cell table:style-name="ce470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80" table:formula="of:=BITAND([.AK19];[.$Z$7])" office:value-type="float" office:value="0" calcext:value-type="float">
            <text:p>0</text:p>
          </table:table-cell>
          <table:table-cell table:style-name="ce494" table:formula="of:=BITAND([.AK19];[.$AA$7])" office:value-type="float" office:value="2" calcext:value-type="float">
            <text:p>2</text:p>
          </table:table-cell>
          <table:table-cell table:style-name="ce508" table:formula="of:=BITAND([.AK19];[.$AB$7])" office:value-type="float" office:value="2" calcext:value-type="float">
            <text:p>2</text:p>
          </table:table-cell>
          <table:table-cell table:style-name="ce522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323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323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467" table:formula="of:=BITAND([.AE20];[.$Z$7])" office:value-type="float" office:value="0" calcext:value-type="float">
            <text:p>0</text:p>
          </table:table-cell>
          <table:table-cell table:style-name="ce468" table:formula="of:=BITAND([.AE20];[.$AA$7])" office:value-type="float" office:value="0" calcext:value-type="float">
            <text:p>0</text:p>
          </table:table-cell>
          <table:table-cell table:style-name="ce469" table:formula="of:=BITAND([.AE20];[.$AB$7])" office:value-type="float" office:value="4" calcext:value-type="float">
            <text:p>4</text:p>
          </table:table-cell>
          <table:table-cell table:style-name="ce470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481" table:formula="of:=BITAND([.AK20];[.$Z$7])" office:value-type="float" office:value="0" calcext:value-type="float">
            <text:p>0</text:p>
          </table:table-cell>
          <table:table-cell table:style-name="ce495" table:formula="of:=BITAND([.AK20];[.$AA$7])" office:value-type="float" office:value="2" calcext:value-type="float">
            <text:p>2</text:p>
          </table:table-cell>
          <table:table-cell table:style-name="ce509" table:formula="of:=BITAND([.AK20];[.$AB$7])" office:value-type="float" office:value="6" calcext:value-type="float">
            <text:p>6</text:p>
          </table:table-cell>
          <table:table-cell table:style-name="ce523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28" office:value-type="string" calcext:value-type="string">
            <text:p>Valu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323" table:formula="of:=BITAND([.Y21];[.$AB$7])" office:value-type="float" office:value="4" calcext:value-type="float">
            <text:p>4</text:p>
          </table:table-cell>
          <table:table-cell table:style-name="ce323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467" table:formula="of:=BITAND([.AE21];[.$Z$7])" office:value-type="float" office:value="1" calcext:value-type="float">
            <text:p>1</text:p>
          </table:table-cell>
          <table:table-cell table:style-name="ce468" table:formula="of:=BITAND([.AE21];[.$AA$7])" office:value-type="float" office:value="1" calcext:value-type="float">
            <text:p>1</text:p>
          </table:table-cell>
          <table:table-cell table:style-name="ce469" table:formula="of:=BITAND([.AE21];[.$AB$7])" office:value-type="float" office:value="5" calcext:value-type="float">
            <text:p>5</text:p>
          </table:table-cell>
          <table:table-cell table:style-name="ce470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82" table:formula="of:=BITAND([.AK21];[.$Z$7])" office:value-type="float" office:value="0" calcext:value-type="float">
            <text:p>0</text:p>
          </table:table-cell>
          <table:table-cell table:style-name="ce496" table:formula="of:=BITAND([.AK21];[.$AA$7])" office:value-type="float" office:value="0" calcext:value-type="float">
            <text:p>0</text:p>
          </table:table-cell>
          <table:table-cell table:style-name="ce510" table:formula="of:=BITAND([.AK21];[.$AB$7])" office:value-type="float" office:value="4" calcext:value-type="float">
            <text:p>4</text:p>
          </table:table-cell>
          <table:table-cell table:style-name="ce524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6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323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323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467" table:formula="of:=BITAND([.AE22];[.$Z$7])" office:value-type="float" office:value="0" calcext:value-type="float">
            <text:p>0</text:p>
          </table:table-cell>
          <table:table-cell table:style-name="ce468" table:formula="of:=BITAND([.AE22];[.$AA$7])" office:value-type="float" office:value="2" calcext:value-type="float">
            <text:p>2</text:p>
          </table:table-cell>
          <table:table-cell table:style-name="ce469" table:formula="of:=BITAND([.AE22];[.$AB$7])" office:value-type="float" office:value="6" calcext:value-type="float">
            <text:p>6</text:p>
          </table:table-cell>
          <table:table-cell table:style-name="ce470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483" table:formula="of:=BITAND([.AK22];[.$Z$7])" office:value-type="float" office:value="0" calcext:value-type="float">
            <text:p>0</text:p>
          </table:table-cell>
          <table:table-cell table:style-name="ce497" table:formula="of:=BITAND([.AK22];[.$AA$7])" office:value-type="float" office:value="0" calcext:value-type="float">
            <text:p>0</text:p>
          </table:table-cell>
          <table:table-cell table:style-name="ce511" table:formula="of:=BITAND([.AK22];[.$AB$7])" office:value-type="float" office:value="4" calcext:value-type="float">
            <text:p>4</text:p>
          </table:table-cell>
          <table:table-cell table:style-name="ce525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323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323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467" table:formula="of:=BITAND([.AE23];[.$Z$7])" office:value-type="float" office:value="1" calcext:value-type="float">
            <text:p>1</text:p>
          </table:table-cell>
          <table:table-cell table:style-name="ce468" table:formula="of:=BITAND([.AE23];[.$AA$7])" office:value-type="float" office:value="3" calcext:value-type="float">
            <text:p>3</text:p>
          </table:table-cell>
          <table:table-cell table:style-name="ce469" table:formula="of:=BITAND([.AE23];[.$AB$7])" office:value-type="float" office:value="7" calcext:value-type="float">
            <text:p>7</text:p>
          </table:table-cell>
          <table:table-cell table:style-name="ce470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84" table:formula="of:=BITAND([.AK23];[.$Z$7])" office:value-type="float" office:value="0" calcext:value-type="float">
            <text:p>0</text:p>
          </table:table-cell>
          <table:table-cell table:style-name="ce498" table:formula="of:=BITAND([.AK23];[.$AA$7])" office:value-type="float" office:value="0" calcext:value-type="float">
            <text:p>0</text:p>
          </table:table-cell>
          <table:table-cell table:style-name="ce512" table:formula="of:=BITAND([.AK23];[.$AB$7])" office:value-type="float" office:value="0" calcext:value-type="float">
            <text:p>0</text:p>
          </table:table-cell>
          <table:table-cell table:style-name="ce526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67" table:formula="of:=BITAND([.Q22];[.Q23])" office:value-type="float" office:value="1" calcext:value-type="float">
            <text:p>1</text:p>
          </table:table-cell>
          <table:table-cell table:style-name="ce66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323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323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20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68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6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68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66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20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29" office:value-type="string" calcext:value-type="string">
            <text:p>AND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68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6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7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21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20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style-name="ce28"/>
          <table:table-cell table:style-name="ce11" table:number-columns-repeated="4"/>
          <table:table-cell table:style-name="ce292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3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1"/>
        </table:table-row>
        <table:table-row table:style-name="ro1">
          <table:table-cell/>
          <table:table-cell table:style-name="ce6" table:number-columns-repeated="2"/>
          <table:table-cell table:number-columns-repeated="5"/>
          <table:table-cell table:style-name="ce293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293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293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.R5:v4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.S5:v4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.T5:v4.U7">
            <calcext:condition calcext:apply-style-name="Untitled1" calcext:value="=&quot;N&quot;" calcext:base-cell-address="v4.T5"/>
            <calcext:condition calcext:apply-style-name="Untitled2" calcext:value="=&quot;C&quot;" calcext:base-cell-address="v4.T5"/>
          </calcext:conditional-format>
          <calcext:conditional-format calcext:target-range-address="v4.R11:v4.R11">
            <calcext:condition calcext:apply-style-name="Untitled1" calcext:value="=&quot;N&quot;" calcext:base-cell-address="v4.R11"/>
            <calcext:condition calcext:apply-style-name="Untitled2" calcext:value="=&quot;C&quot;" calcext:base-cell-address="v4.R11"/>
          </calcext:conditional-format>
          <calcext:conditional-format calcext:target-range-address="v4.S11:v4.S11">
            <calcext:condition calcext:apply-style-name="Untitled1" calcext:value="=&quot;N&quot;" calcext:base-cell-address="v4.S11"/>
            <calcext:condition calcext:apply-style-name="Untitled2" calcext:value="=&quot;C&quot;" calcext:base-cell-address="v4.S11"/>
          </calcext:conditional-format>
          <calcext:conditional-format calcext:target-range-address="v4.T11:v4.U11">
            <calcext:condition calcext:apply-style-name="Untitled1" calcext:value="=&quot;N&quot;" calcext:base-cell-address="v4.T11"/>
            <calcext:condition calcext:apply-style-name="Untitled2" calcext:value="=&quot;C&quot;" calcext:base-cell-address="v4.T11"/>
          </calcext:conditional-format>
          <calcext:conditional-format calcext:target-range-address="v4.S15:v4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.T15:v4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.U15:v4.U15">
            <calcext:condition calcext:apply-style-name="Untitled1" calcext:value="=&quot;N&quot;" calcext:base-cell-address="v4.U15"/>
            <calcext:condition calcext:apply-style-name="Untitled2" calcext:value="=&quot;C&quot;" calcext:base-cell-address="v4.U15"/>
          </calcext:conditional-format>
          <calcext:conditional-format calcext:target-range-address="v4.R17:v4.R17">
            <calcext:condition calcext:apply-style-name="Untitled1" calcext:value="=&quot;N&quot;" calcext:base-cell-address="v4.R17"/>
            <calcext:condition calcext:apply-style-name="Untitled2" calcext:value="=&quot;C&quot;" calcext:base-cell-address="v4.R17"/>
          </calcext:conditional-format>
          <calcext:conditional-format calcext:target-range-address="v4.S17:v4.S17">
            <calcext:condition calcext:apply-style-name="Untitled1" calcext:value="=&quot;N&quot;" calcext:base-cell-address="v4.S17"/>
            <calcext:condition calcext:apply-style-name="Untitled2" calcext:value="=&quot;C&quot;" calcext:base-cell-address="v4.S17"/>
          </calcext:conditional-format>
          <calcext:conditional-format calcext:target-range-address="v4.T17:v4.T17">
            <calcext:condition calcext:apply-style-name="Untitled1" calcext:value="=&quot;N&quot;" calcext:base-cell-address="v4.T17"/>
            <calcext:condition calcext:apply-style-name="Untitled2" calcext:value="=&quot;C&quot;" calcext:base-cell-address="v4.T17"/>
          </calcext:conditional-format>
          <calcext:conditional-format calcext:target-range-address="v4.U17:v4.U17">
            <calcext:condition calcext:apply-style-name="Untitled1" calcext:value="=&quot;N&quot;" calcext:base-cell-address="v4.U17"/>
            <calcext:condition calcext:apply-style-name="Untitled2" calcext:value="=&quot;C&quot;" calcext:base-cell-address="v4.U17"/>
          </calcext:conditional-format>
          <calcext:conditional-format calcext:target-range-address="v4.V17:v4.V17">
            <calcext:condition calcext:apply-style-name="Untitled1" calcext:value="=&quot;N&quot;" calcext:base-cell-address="v4.V17"/>
            <calcext:condition calcext:apply-style-name="Untitled2" calcext:value="=&quot;C&quot;" calcext:base-cell-address="v4.V17"/>
          </calcext:conditional-format>
          <calcext:conditional-format calcext:target-range-address="v4.V15:v4.V15">
            <calcext:condition calcext:apply-style-name="Untitled1" calcext:value="=&quot;N&quot;" calcext:base-cell-address="v4.V15"/>
            <calcext:condition calcext:apply-style-name="Untitled2" calcext:value="=&quot;C&quot;" calcext:base-cell-address="v4.V15"/>
          </calcext:conditional-format>
          <calcext:conditional-format calcext:target-range-address="v4.V12:v4.V12">
            <calcext:condition calcext:apply-style-name="Untitled1" calcext:value="=&quot;N&quot;" calcext:base-cell-address="v4.V12"/>
            <calcext:condition calcext:apply-style-name="Untitled2" calcext:value="=&quot;C&quot;" calcext:base-cell-address="v4.V12"/>
          </calcext:conditional-format>
          <calcext:conditional-format calcext:target-range-address="v4.V7:v4.V7">
            <calcext:condition calcext:apply-style-name="Untitled1" calcext:value="=&quot;N&quot;" calcext:base-cell-address="v4.V7"/>
            <calcext:condition calcext:apply-style-name="Untitled2" calcext:value="=&quot;C&quot;" calcext:base-cell-address="v4.V7"/>
          </calcext:conditional-format>
          <calcext:conditional-format calcext:target-range-address="v4.R12:v4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.S12:v4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.T12:v4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.U12:v4.U12">
            <calcext:condition calcext:apply-style-name="Untitled1" calcext:value="=&quot;N&quot;" calcext:base-cell-address="v4.U12"/>
            <calcext:condition calcext:apply-style-name="Untitled2" calcext:value="=&quot;C&quot;" calcext:base-cell-address="v4.U12"/>
          </calcext:conditional-format>
          <calcext:conditional-format calcext:target-range-address="v4.R15:v4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.L15:v4.L15">
            <calcext:condition calcext:apply-style-name="Untitled1" calcext:value="=&quot;N&quot;" calcext:base-cell-address="v4.L15"/>
            <calcext:condition calcext:apply-style-name="Untitled2" calcext:value="=&quot;C&quot;" calcext:base-cell-address="v4.L15"/>
          </calcext:conditional-format>
          <calcext:conditional-format calcext:target-range-address="v4.R8:v4.U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R8:v4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S8:v4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.T8:v4.U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.V8:v4.V8">
            <calcext:condition calcext:apply-style-name="Untitled1" calcext:value="=&quot;N&quot;" calcext:base-cell-address="v4.V8"/>
            <calcext:condition calcext:apply-style-name="Untitled2" calcext:value="=&quot;C&quot;" calcext:base-cell-address="v4.V8"/>
          </calcext:conditional-format>
          <calcext:conditional-format calcext:target-range-address="v4.R9:v4.U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R9:v4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S9:v4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.T9:v4.U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.V9:v4.V9">
            <calcext:condition calcext:apply-style-name="Untitled1" calcext:value="=&quot;N&quot;" calcext:base-cell-address="v4.V9"/>
            <calcext:condition calcext:apply-style-name="Untitled2" calcext:value="=&quot;C&quot;" calcext:base-cell-address="v4.V9"/>
          </calcext:conditional-format>
          <calcext:conditional-format calcext:target-range-address="v4.L14:v4.L14">
            <calcext:condition calcext:apply-style-name="Untitled1" calcext:value="=&quot;N&quot;" calcext:base-cell-address="v4.L14"/>
            <calcext:condition calcext:apply-style-name="Untitled2" calcext:value="=&quot;C&quot;" calcext:base-cell-address="v4.L14"/>
          </calcext:conditional-format>
          <calcext:conditional-format calcext:target-range-address="v4.V13:v4.V13">
            <calcext:condition calcext:apply-style-name="Untitled1" calcext:value="=&quot;N&quot;" calcext:base-cell-address="v4.V13"/>
            <calcext:condition calcext:apply-style-name="Untitled2" calcext:value="=&quot;C&quot;" calcext:base-cell-address="v4.V13"/>
          </calcext:conditional-format>
          <calcext:conditional-format calcext:target-range-address="v4.R13:v4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.S13:v4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.T13:v4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.U13:v4.U13">
            <calcext:condition calcext:apply-style-name="Untitled1" calcext:value="=&quot;N&quot;" calcext:base-cell-address="v4.U13"/>
            <calcext:condition calcext:apply-style-name="Untitled2" calcext:value="=&quot;C&quot;" calcext:base-cell-address="v4.U13"/>
          </calcext:conditional-format>
          <calcext:conditional-format calcext:target-range-address="v4.R10:v4.U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R10:v4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S10:v4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.T10:v4.U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.V10:v4.V10">
            <calcext:condition calcext:apply-style-name="Untitled1" calcext:value="=&quot;N&quot;" calcext:base-cell-address="v4.V10"/>
            <calcext:condition calcext:apply-style-name="Untitled2" calcext:value="=&quot;C&quot;" calcext:base-cell-address="v4.V10"/>
          </calcext:conditional-format>
          <calcext:conditional-format calcext:target-range-address="v4.AF8:v4.AF23">
            <calcext:condition calcext:apply-style-name="Untitled3" calcext:value="=1" calcext:base-cell-address="v4.AF8"/>
          </calcext:conditional-format>
          <calcext:conditional-format calcext:target-range-address="v4.AG8:v4.AG23">
            <calcext:condition calcext:apply-style-name="Untitled4" calcext:value="=2" calcext:base-cell-address="v4.AG8"/>
          </calcext:conditional-format>
          <calcext:conditional-format calcext:target-range-address="v4.AH8:v4.AH23">
            <calcext:condition calcext:apply-style-name="Untitled5" calcext:value="=4" calcext:base-cell-address="v4.AH8"/>
          </calcext:conditional-format>
          <calcext:conditional-format calcext:target-range-address="v4.AI8:v4.AI23">
            <calcext:condition calcext:apply-style-name="Untitled6" calcext:value="=8" calcext:base-cell-address="v4.AI8"/>
          </calcext:conditional-format>
          <calcext:conditional-format calcext:target-range-address="v4.AL8:v4.AL9">
            <calcext:condition calcext:apply-style-name="Untitled3" calcext:value="=1" calcext:base-cell-address="v4.AL8"/>
          </calcext:conditional-format>
          <calcext:conditional-format calcext:target-range-address="v4.AM8:v4.AM9">
            <calcext:condition calcext:apply-style-name="Untitled4" calcext:value="=2" calcext:base-cell-address="v4.AM8"/>
          </calcext:conditional-format>
          <calcext:conditional-format calcext:target-range-address="v4.AN8:v4.AN9">
            <calcext:condition calcext:apply-style-name="Untitled5" calcext:value="=4" calcext:base-cell-address="v4.AN8"/>
          </calcext:conditional-format>
          <calcext:conditional-format calcext:target-range-address="v4.AO8:v4.AO9">
            <calcext:condition calcext:apply-style-name="Untitled6" calcext:value="=8" calcext:base-cell-address="v4.AO8"/>
          </calcext:conditional-format>
          <calcext:conditional-format calcext:target-range-address="v4.AL10:v4.AL10">
            <calcext:condition calcext:apply-style-name="Untitled3" calcext:value="=1" calcext:base-cell-address="v4.AL10"/>
          </calcext:conditional-format>
          <calcext:conditional-format calcext:target-range-address="v4.AM10:v4.AM10">
            <calcext:condition calcext:apply-style-name="Untitled4" calcext:value="=2" calcext:base-cell-address="v4.AM10"/>
          </calcext:conditional-format>
          <calcext:conditional-format calcext:target-range-address="v4.AN10:v4.AN10">
            <calcext:condition calcext:apply-style-name="Untitled5" calcext:value="=4" calcext:base-cell-address="v4.AN10"/>
          </calcext:conditional-format>
          <calcext:conditional-format calcext:target-range-address="v4.AO10:v4.AO10">
            <calcext:condition calcext:apply-style-name="Untitled6" calcext:value="=8" calcext:base-cell-address="v4.AO10"/>
          </calcext:conditional-format>
          <calcext:conditional-format calcext:target-range-address="v4.AL11:v4.AL11">
            <calcext:condition calcext:apply-style-name="Untitled3" calcext:value="=1" calcext:base-cell-address="v4.AL11"/>
          </calcext:conditional-format>
          <calcext:conditional-format calcext:target-range-address="v4.AM11:v4.AM11">
            <calcext:condition calcext:apply-style-name="Untitled4" calcext:value="=2" calcext:base-cell-address="v4.AM11"/>
          </calcext:conditional-format>
          <calcext:conditional-format calcext:target-range-address="v4.AN11:v4.AN11">
            <calcext:condition calcext:apply-style-name="Untitled5" calcext:value="=4" calcext:base-cell-address="v4.AN11"/>
          </calcext:conditional-format>
          <calcext:conditional-format calcext:target-range-address="v4.AO11:v4.AO11">
            <calcext:condition calcext:apply-style-name="Untitled6" calcext:value="=8" calcext:base-cell-address="v4.AO11"/>
          </calcext:conditional-format>
          <calcext:conditional-format calcext:target-range-address="v4.AL12:v4.AL12">
            <calcext:condition calcext:apply-style-name="Untitled3" calcext:value="=1" calcext:base-cell-address="v4.AL12"/>
          </calcext:conditional-format>
          <calcext:conditional-format calcext:target-range-address="v4.AM12:v4.AM12">
            <calcext:condition calcext:apply-style-name="Untitled4" calcext:value="=2" calcext:base-cell-address="v4.AM12"/>
          </calcext:conditional-format>
          <calcext:conditional-format calcext:target-range-address="v4.AN12:v4.AN12">
            <calcext:condition calcext:apply-style-name="Untitled5" calcext:value="=4" calcext:base-cell-address="v4.AN12"/>
          </calcext:conditional-format>
          <calcext:conditional-format calcext:target-range-address="v4.AO12:v4.AO12">
            <calcext:condition calcext:apply-style-name="Untitled6" calcext:value="=8" calcext:base-cell-address="v4.AO12"/>
          </calcext:conditional-format>
          <calcext:conditional-format calcext:target-range-address="v4.AL13:v4.AL13">
            <calcext:condition calcext:apply-style-name="Untitled3" calcext:value="=1" calcext:base-cell-address="v4.AL13"/>
          </calcext:conditional-format>
          <calcext:conditional-format calcext:target-range-address="v4.AM13:v4.AM13">
            <calcext:condition calcext:apply-style-name="Untitled4" calcext:value="=2" calcext:base-cell-address="v4.AM13"/>
          </calcext:conditional-format>
          <calcext:conditional-format calcext:target-range-address="v4.AN13:v4.AN13">
            <calcext:condition calcext:apply-style-name="Untitled5" calcext:value="=4" calcext:base-cell-address="v4.AN13"/>
          </calcext:conditional-format>
          <calcext:conditional-format calcext:target-range-address="v4.AO13:v4.AO13">
            <calcext:condition calcext:apply-style-name="Untitled6" calcext:value="=8" calcext:base-cell-address="v4.AO13"/>
          </calcext:conditional-format>
          <calcext:conditional-format calcext:target-range-address="v4.AL14:v4.AL14">
            <calcext:condition calcext:apply-style-name="Untitled3" calcext:value="=1" calcext:base-cell-address="v4.AL14"/>
          </calcext:conditional-format>
          <calcext:conditional-format calcext:target-range-address="v4.AM14:v4.AM14">
            <calcext:condition calcext:apply-style-name="Untitled4" calcext:value="=2" calcext:base-cell-address="v4.AM14"/>
          </calcext:conditional-format>
          <calcext:conditional-format calcext:target-range-address="v4.AN14:v4.AN14">
            <calcext:condition calcext:apply-style-name="Untitled5" calcext:value="=4" calcext:base-cell-address="v4.AN14"/>
          </calcext:conditional-format>
          <calcext:conditional-format calcext:target-range-address="v4.AO14:v4.AO14">
            <calcext:condition calcext:apply-style-name="Untitled6" calcext:value="=8" calcext:base-cell-address="v4.AO14"/>
          </calcext:conditional-format>
          <calcext:conditional-format calcext:target-range-address="v4.AL15:v4.AL15">
            <calcext:condition calcext:apply-style-name="Untitled3" calcext:value="=1" calcext:base-cell-address="v4.AL15"/>
          </calcext:conditional-format>
          <calcext:conditional-format calcext:target-range-address="v4.AM15:v4.AM15">
            <calcext:condition calcext:apply-style-name="Untitled4" calcext:value="=2" calcext:base-cell-address="v4.AM15"/>
          </calcext:conditional-format>
          <calcext:conditional-format calcext:target-range-address="v4.AN15:v4.AN15">
            <calcext:condition calcext:apply-style-name="Untitled5" calcext:value="=4" calcext:base-cell-address="v4.AN15"/>
          </calcext:conditional-format>
          <calcext:conditional-format calcext:target-range-address="v4.AO15:v4.AO15">
            <calcext:condition calcext:apply-style-name="Untitled6" calcext:value="=8" calcext:base-cell-address="v4.AO15"/>
          </calcext:conditional-format>
          <calcext:conditional-format calcext:target-range-address="v4.AL16:v4.AL16">
            <calcext:condition calcext:apply-style-name="Untitled3" calcext:value="=1" calcext:base-cell-address="v4.AL16"/>
          </calcext:conditional-format>
          <calcext:conditional-format calcext:target-range-address="v4.AM16:v4.AM16">
            <calcext:condition calcext:apply-style-name="Untitled4" calcext:value="=2" calcext:base-cell-address="v4.AM16"/>
          </calcext:conditional-format>
          <calcext:conditional-format calcext:target-range-address="v4.AN16:v4.AN16">
            <calcext:condition calcext:apply-style-name="Untitled5" calcext:value="=4" calcext:base-cell-address="v4.AN16"/>
          </calcext:conditional-format>
          <calcext:conditional-format calcext:target-range-address="v4.AO16:v4.AO16">
            <calcext:condition calcext:apply-style-name="Untitled6" calcext:value="=8" calcext:base-cell-address="v4.AO16"/>
          </calcext:conditional-format>
          <calcext:conditional-format calcext:target-range-address="v4.AL19:v4.AL19">
            <calcext:condition calcext:apply-style-name="Untitled3" calcext:value="=1" calcext:base-cell-address="v4.AL19"/>
          </calcext:conditional-format>
          <calcext:conditional-format calcext:target-range-address="v4.AM19:v4.AM19">
            <calcext:condition calcext:apply-style-name="Untitled4" calcext:value="=2" calcext:base-cell-address="v4.AM19"/>
          </calcext:conditional-format>
          <calcext:conditional-format calcext:target-range-address="v4.AN19:v4.AN19">
            <calcext:condition calcext:apply-style-name="Untitled5" calcext:value="=4" calcext:base-cell-address="v4.AN19"/>
          </calcext:conditional-format>
          <calcext:conditional-format calcext:target-range-address="v4.AO19:v4.AO19">
            <calcext:condition calcext:apply-style-name="Untitled6" calcext:value="=8" calcext:base-cell-address="v4.AO19"/>
          </calcext:conditional-format>
          <calcext:conditional-format calcext:target-range-address="v4.AL20:v4.AL20">
            <calcext:condition calcext:apply-style-name="Untitled3" calcext:value="=1" calcext:base-cell-address="v4.AL20"/>
          </calcext:conditional-format>
          <calcext:conditional-format calcext:target-range-address="v4.AM20:v4.AM20">
            <calcext:condition calcext:apply-style-name="Untitled4" calcext:value="=2" calcext:base-cell-address="v4.AM20"/>
          </calcext:conditional-format>
          <calcext:conditional-format calcext:target-range-address="v4.AN20:v4.AN20">
            <calcext:condition calcext:apply-style-name="Untitled5" calcext:value="=4" calcext:base-cell-address="v4.AN20"/>
          </calcext:conditional-format>
          <calcext:conditional-format calcext:target-range-address="v4.AO20:v4.AO20">
            <calcext:condition calcext:apply-style-name="Untitled6" calcext:value="=8" calcext:base-cell-address="v4.AO20"/>
          </calcext:conditional-format>
          <calcext:conditional-format calcext:target-range-address="v4.AL21:v4.AL21">
            <calcext:condition calcext:apply-style-name="Untitled3" calcext:value="=1" calcext:base-cell-address="v4.AL21"/>
          </calcext:conditional-format>
          <calcext:conditional-format calcext:target-range-address="v4.AM21:v4.AM21">
            <calcext:condition calcext:apply-style-name="Untitled4" calcext:value="=2" calcext:base-cell-address="v4.AM21"/>
          </calcext:conditional-format>
          <calcext:conditional-format calcext:target-range-address="v4.AN21:v4.AN21">
            <calcext:condition calcext:apply-style-name="Untitled5" calcext:value="=4" calcext:base-cell-address="v4.AN21"/>
          </calcext:conditional-format>
          <calcext:conditional-format calcext:target-range-address="v4.AO21:v4.AO21">
            <calcext:condition calcext:apply-style-name="Untitled6" calcext:value="=8" calcext:base-cell-address="v4.AO21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17:v4.AL17">
            <calcext:condition calcext:apply-style-name="Untitled3" calcext:value="=1" calcext:base-cell-address="v4.AL17"/>
          </calcext:conditional-format>
          <calcext:conditional-format calcext:target-range-address="v4.AM17:v4.AM17">
            <calcext:condition calcext:apply-style-name="Untitled4" calcext:value="=2" calcext:base-cell-address="v4.AM17"/>
          </calcext:conditional-format>
          <calcext:conditional-format calcext:target-range-address="v4.AN17:v4.AN17">
            <calcext:condition calcext:apply-style-name="Untitled5" calcext:value="=4" calcext:base-cell-address="v4.AN17"/>
          </calcext:conditional-format>
          <calcext:conditional-format calcext:target-range-address="v4.AO17:v4.AO17">
            <calcext:condition calcext:apply-style-name="Untitled6" calcext:value="=8" calcext:base-cell-address="v4.AO17"/>
          </calcext:conditional-format>
          <calcext:conditional-format calcext:target-range-address="v4.AL23:v4.AL23">
            <calcext:condition calcext:apply-style-name="Untitled3" calcext:value="=1" calcext:base-cell-address="v4.AL23"/>
          </calcext:conditional-format>
          <calcext:conditional-format calcext:target-range-address="v4.AM23:v4.AM23">
            <calcext:condition calcext:apply-style-name="Untitled4" calcext:value="=2" calcext:base-cell-address="v4.AM23"/>
          </calcext:conditional-format>
          <calcext:conditional-format calcext:target-range-address="v4.AN23:v4.AN23">
            <calcext:condition calcext:apply-style-name="Untitled5" calcext:value="=4" calcext:base-cell-address="v4.AN23"/>
          </calcext:conditional-format>
          <calcext:conditional-format calcext:target-range-address="v4.AO23:v4.AO23">
            <calcext:condition calcext:apply-style-name="Untitled6" calcext:value="=8" calcext:base-cell-address="v4.AO23"/>
          </calcext:conditional-format>
          <calcext:conditional-format calcext:target-range-address="v4.K8:v4.K9">
            <calcext:condition calcext:apply-style-name="Untitled1" calcext:value="=&quot;y&quot;" calcext:base-cell-address="v4.K8"/>
            <calcext:condition calcext:apply-style-name="Untitled2" calcext:value="contains-text(0)" calcext:base-cell-address="v4.K8"/>
          </calcext:conditional-format>
          <calcext:conditional-format calcext:target-range-address="v4.K7:v4.K7">
            <calcext:condition calcext:apply-style-name="Untitled1" calcext:value="=&quot;y&quot;" calcext:base-cell-address="v4.K7"/>
            <calcext:condition calcext:apply-style-name="Untitled2" calcext:value="contains-text(0)" calcext:base-cell-address="v4.K7"/>
          </calcext:conditional-format>
          <calcext:conditional-format calcext:target-range-address="v4.K6:v4.K6">
            <calcext:condition calcext:apply-style-name="Untitled2" calcext:value="contains-text(0)" calcext:base-cell-address="v4.K6"/>
          </calcext:conditional-format>
          <calcext:conditional-format calcext:target-range-address="v4.K12:v4.K13">
            <calcext:condition calcext:apply-style-name="Untitled1" calcext:value="=&quot;N&quot;" calcext:base-cell-address="v4.K12"/>
            <calcext:condition calcext:apply-style-name="Untitled2" calcext:value="=&quot;C&quot;" calcext:base-cell-address="v4.K12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H6:v4.J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H6:v4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I6:v4.I6">
            <calcext:condition calcext:apply-style-name="Untitled1" calcext:value="=&quot;N&quot;" calcext:base-cell-address="v4.I6"/>
            <calcext:condition calcext:apply-style-name="Untitled2" calcext:value="=&quot;C&quot;" calcext:base-cell-address="v4.I6"/>
          </calcext:conditional-format>
          <calcext:conditional-format calcext:target-range-address="v4.J6:v4.J6">
            <calcext:condition calcext:apply-style-name="Untitled1" calcext:value="=&quot;N&quot;" calcext:base-cell-address="v4.J6"/>
            <calcext:condition calcext:apply-style-name="Untitled2" calcext:value="=&quot;C&quot;" calcext:base-cell-address="v4.J6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H7:v4.J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H7:v4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I7:v4.I7">
            <calcext:condition calcext:apply-style-name="Untitled1" calcext:value="=&quot;N&quot;" calcext:base-cell-address="v4.I7"/>
            <calcext:condition calcext:apply-style-name="Untitled2" calcext:value="=&quot;C&quot;" calcext:base-cell-address="v4.I7"/>
          </calcext:conditional-format>
          <calcext:conditional-format calcext:target-range-address="v4.J7:v4.J7">
            <calcext:condition calcext:apply-style-name="Untitled1" calcext:value="=&quot;N&quot;" calcext:base-cell-address="v4.J7"/>
            <calcext:condition calcext:apply-style-name="Untitled2" calcext:value="=&quot;C&quot;" calcext:base-cell-address="v4.J7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H8:v4.J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H8:v4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I8:v4.I8">
            <calcext:condition calcext:apply-style-name="Untitled1" calcext:value="=&quot;N&quot;" calcext:base-cell-address="v4.I8"/>
            <calcext:condition calcext:apply-style-name="Untitled2" calcext:value="=&quot;C&quot;" calcext:base-cell-address="v4.I8"/>
          </calcext:conditional-format>
          <calcext:conditional-format calcext:target-range-address="v4.J8:v4.J8">
            <calcext:condition calcext:apply-style-name="Untitled1" calcext:value="=&quot;N&quot;" calcext:base-cell-address="v4.J8"/>
            <calcext:condition calcext:apply-style-name="Untitled2" calcext:value="=&quot;C&quot;" calcext:base-cell-address="v4.J8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H9:v4.J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H9:v4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I9:v4.I9">
            <calcext:condition calcext:apply-style-name="Untitled1" calcext:value="=&quot;N&quot;" calcext:base-cell-address="v4.I9"/>
            <calcext:condition calcext:apply-style-name="Untitled2" calcext:value="=&quot;C&quot;" calcext:base-cell-address="v4.I9"/>
          </calcext:conditional-format>
          <calcext:conditional-format calcext:target-range-address="v4.J9:v4.J9">
            <calcext:condition calcext:apply-style-name="Untitled1" calcext:value="=&quot;N&quot;" calcext:base-cell-address="v4.J9"/>
            <calcext:condition calcext:apply-style-name="Untitled2" calcext:value="=&quot;C&quot;" calcext:base-cell-address="v4.J9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H12:v4.J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H12:v4.H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I12:v4.I12">
            <calcext:condition calcext:apply-style-name="Untitled1" calcext:value="=&quot;N&quot;" calcext:base-cell-address="v4.I12"/>
            <calcext:condition calcext:apply-style-name="Untitled2" calcext:value="=&quot;C&quot;" calcext:base-cell-address="v4.I12"/>
          </calcext:conditional-format>
          <calcext:conditional-format calcext:target-range-address="v4.J12:v4.J12">
            <calcext:condition calcext:apply-style-name="Untitled1" calcext:value="=&quot;N&quot;" calcext:base-cell-address="v4.J12"/>
            <calcext:condition calcext:apply-style-name="Untitled2" calcext:value="=&quot;C&quot;" calcext:base-cell-address="v4.J12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H13:v4.J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H13:v4.H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I13:v4.I13">
            <calcext:condition calcext:apply-style-name="Untitled1" calcext:value="=&quot;N&quot;" calcext:base-cell-address="v4.I13"/>
            <calcext:condition calcext:apply-style-name="Untitled2" calcext:value="=&quot;C&quot;" calcext:base-cell-address="v4.I13"/>
          </calcext:conditional-format>
          <calcext:conditional-format calcext:target-range-address="v4.J13:v4.J13">
            <calcext:condition calcext:apply-style-name="Untitled1" calcext:value="=&quot;N&quot;" calcext:base-cell-address="v4.J13"/>
            <calcext:condition calcext:apply-style-name="Untitled2" calcext:value="=&quot;C&quot;" calcext:base-cell-address="v4.J13"/>
          </calcext:conditional-format>
        </calcext:conditional-formats>
      </table:table>
      <table:named-expressions/>
      <table:database-ranges>
        <table:database-range table:name="__Anonymous_Sheet_DB__0" table:target-range-address="v5.S5:v5.V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4_3.AA5:v4_3.AD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4_2.Y5:v4_2.AB1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  <style:style style:name="green1" style:family="table-cell" style:parent-style-name="Default">
      <style:table-cell-properties fo:background-color="#33a3a3"/>
    </style:style>
    <style:style style:name="green2" style:family="table-cell" style:parent-style-name="Default">
      <style:table-cell-properties fo:background-color="#198a8a"/>
    </style:style>
    <style:style style:name="green4" style:family="table-cell" style:parent-style-name="Default">
      <style:table-cell-properties fo:background-color="#006b6b"/>
    </style:style>
    <style:style style:name="green8" style:family="table-cell" style:parent-style-name="Default">
      <style:table-cell-properties fo:background-color="#004a4a"/>
    </style:style>
    <style:style style:name="green16" style:family="table-cell" style:parent-style-name="Default">
      <style:table-cell-properties fo:background-color="#314004"/>
    </style:style>
    <style:style style:name="red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00/00/00</text:date>, <text:time style:data-style-name="N2" text:time-value="13:29:35.29341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15T16:01:15.684200094</dc:date>
    <dc:creator>donn </dc:creator>
    <meta:editing-duration>PT20H53M36S</meta:editing-duration>
    <meta:editing-cycles>264</meta:editing-cycles>
    <meta:generator>LibreOffice/5.1.6.2$Linux_X86_64 LibreOffice_project/10m0$Build-2</meta:generator>
    <meta:document-statistic meta:table-count="4" meta:cell-count="1939" meta:object-count="0"/>
  </office:meta>
</office:document-meta>
</file>